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CSVs_3" table:style-name="ta1">
        <table:shapes>
          <draw:frame draw:z-index="0" draw:style-name="gr1" draw:text-style-name="P1" svg:width="453.51pt" svg:height="255.09pt" svg:x="66.42pt" svg:y="4308.89pt">
            <loext:p draw:notify-on-update-of-ranges="allCSVs_3.B1:allCSVs_3.B1 allCSVs_3.B2:allCSVs_3.B327 allCSVs_3.C1:allCSVs_3.C1 allCSVs_3.C2:allCSVs_3.C327 allCSVs_3.D1:allCSVs_3.D1 allCSVs_3.D2:allCSVs_3.D327 allCSVs_3.E1:allCSVs_3.E1 allCSVs_3.E2:allCSVs_3.E327 allCSVs_3.F1:allCSVs_3.F1 allCSVs_3.F2:allCSVs_3.F327 allCSVs_3.G1:allCSVs_3.G1 allCSVs_3.G2:allCSVs_3.G327 allCSVs_3.H1:allCSVs_3.H1 allCSVs_3.H2:allCSVs_3.H327 allCSVs_3.I1:allCSVs_3.I1 allCSVs_3.I2:allCSVs_3.I327 allCSVs_3.J1:allCSVs_3.J1 allCSVs_3.J2:allCSVs_3.J327 allCSVs_3.K1:allCSVs_3.K1 allCSVs_3.K2:allCSVs_3.K327 allCSVs_3.L1:allCSVs_3.L1 allCSVs_3.L2:allCSVs_3.L327 allCSVs_3.M1:allCSVs_3.M1 allCSVs_3.M2:allCSVs_3.M3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34221" calcext:value-type="float">
            <text:p>-0.00034221</text:p>
          </table:table-cell>
          <table:table-cell office:value-type="float" office:value="0" calcext:value-type="float">
            <text:p>0</text:p>
          </table:table-cell>
          <table:table-cell office:value-type="float" office:value="-0.00037562" calcext:value-type="float">
            <text:p>-0.00037562</text:p>
          </table:table-cell>
          <table:table-cell office:value-type="float" office:value="-0.00102307" calcext:value-type="float">
            <text:p>-0.00102307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09109" calcext:value-type="float">
            <text:p>-0.00009109</text:p>
          </table:table-cell>
          <table:table-cell office:value-type="float" office:value="0" calcext:value-type="float">
            <text:p>0</text:p>
          </table:table-cell>
          <table:table-cell office:value-type="float" office:value="0.00021474" calcext:value-type="float">
            <text:p>0.00021474</text:p>
          </table:table-cell>
          <table:table-cell office:value-type="float" office:value="-0.00139614" calcext:value-type="float">
            <text:p>-0.001396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0.00005708" calcext:value-type="float">
            <text:p>-0.00005708</text:p>
          </table:table-cell>
          <table:table-cell office:value-type="float" office:value="-0.00025388" calcext:value-type="float">
            <text:p>-0.00025388</text:p>
          </table:table-cell>
          <table:table-cell office:value-type="float" office:value="0" calcext:value-type="float">
            <text:p>0</text:p>
          </table:table-cell>
          <table:table-cell office:value-type="float" office:value="-0.00037927" calcext:value-type="float">
            <text:p>-0.00037927</text:p>
          </table:table-cell>
          <table:table-cell office:value-type="float" office:value="-0.00094775" calcext:value-type="float">
            <text:p>-0.00094775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21054" calcext:value-type="float">
            <text:p>-0.00021054</text:p>
          </table:table-cell>
          <table:table-cell office:value-type="float" office:value="0" calcext:value-type="float">
            <text:p>0</text:p>
          </table:table-cell>
          <table:table-cell office:value-type="float" office:value="0.00021231" calcext:value-type="float">
            <text:p>0.00021231</text:p>
          </table:table-cell>
          <table:table-cell office:value-type="float" office:value="-0.00122904" calcext:value-type="float">
            <text:p>-0.001229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0.00005708" calcext:value-type="float">
            <text:p>-0.00005708</text:p>
          </table:table-cell>
          <table:table-cell office:value-type="float" office:value="-0.00048235" calcext:value-type="float">
            <text:p>-0.00048235</text:p>
          </table:table-cell>
          <table:table-cell office:value-type="float" office:value="0" calcext:value-type="float">
            <text:p>0</text:p>
          </table:table-cell>
          <table:table-cell office:value-type="float" office:value="-0.00037927" calcext:value-type="float">
            <text:p>-0.00037927</text:p>
          </table:table-cell>
          <table:table-cell office:value-type="float" office:value="-0.00110318" calcext:value-type="float">
            <text:p>-0.00110318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-0.000077" calcext:value-type="float">
            <text:p>-0.000077</text:p>
          </table:table-cell>
          <table:table-cell office:value-type="float" office:value="0" calcext:value-type="float">
            <text:p>0</text:p>
          </table:table-cell>
          <table:table-cell office:value-type="float" office:value="0.00021417" calcext:value-type="float">
            <text:p>0.00021417</text:p>
          </table:table-cell>
          <table:table-cell office:value-type="float" office:value="-0.00139456" calcext:value-type="float">
            <text:p>-0.001394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0.00005672" calcext:value-type="float">
            <text:p>-0.00005672</text:p>
          </table:table-cell>
          <table:table-cell office:value-type="float" office:value="-0.00021452" calcext:value-type="float">
            <text:p>-0.00021452</text:p>
          </table:table-cell>
          <table:table-cell office:value-type="float" office:value="0" calcext:value-type="float">
            <text:p>0</text:p>
          </table:table-cell>
          <table:table-cell office:value-type="float" office:value="-0.00037927" calcext:value-type="float">
            <text:p>-0.00037927</text:p>
          </table:table-cell>
          <table:table-cell office:value-type="float" office:value="-0.00111878" calcext:value-type="float">
            <text:p>-0.00111878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0.00020349" calcext:value-type="float">
            <text:p>0.00020349</text:p>
          </table:table-cell>
          <table:table-cell office:value-type="float" office:value="0" calcext:value-type="float">
            <text:p>0</text:p>
          </table:table-cell>
          <table:table-cell office:value-type="float" office:value="0.00021417" calcext:value-type="float">
            <text:p>0.00021417</text:p>
          </table:table-cell>
          <table:table-cell office:value-type="float" office:value="-0.00144912" calcext:value-type="float">
            <text:p>-0.001449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0.00005672" calcext:value-type="float">
            <text:p>-0.00005672</text:p>
          </table:table-cell>
          <table:table-cell office:value-type="float" office:value="-0.00020774" calcext:value-type="float">
            <text:p>-0.00020774</text:p>
          </table:table-cell>
          <table:table-cell office:value-type="float" office:value="0" calcext:value-type="float">
            <text:p>0</text:p>
          </table:table-cell>
          <table:table-cell office:value-type="float" office:value="-0.00038177" calcext:value-type="float">
            <text:p>-0.00038177</text:p>
          </table:table-cell>
          <table:table-cell office:value-type="float" office:value="-0.00097323" calcext:value-type="float">
            <text:p>-0.00097323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-0.00000205" calcext:value-type="float">
            <text:p>-0.00000205</text:p>
          </table:table-cell>
          <table:table-cell office:value-type="float" office:value="0" calcext:value-type="float">
            <text:p>0</text:p>
          </table:table-cell>
          <table:table-cell office:value-type="float" office:value="0.00021605" calcext:value-type="float">
            <text:p>0.00021605</text:p>
          </table:table-cell>
          <table:table-cell office:value-type="float" office:value="-0.00136471" calcext:value-type="float">
            <text:p>-0.001364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0.00006041" calcext:value-type="float">
            <text:p>-0.00006041</text:p>
          </table:table-cell>
          <table:table-cell office:value-type="float" office:value="-0.00031775" calcext:value-type="float">
            <text:p>-0.00031775</text:p>
          </table:table-cell>
          <table:table-cell office:value-type="float" office:value="0" calcext:value-type="float">
            <text:p>0</text:p>
          </table:table-cell>
          <table:table-cell office:value-type="float" office:value="-0.00038041" calcext:value-type="float">
            <text:p>-0.00038041</text:p>
          </table:table-cell>
          <table:table-cell office:value-type="float" office:value="-0.001145" calcext:value-type="float">
            <text:p>-0.001145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0.00023883" calcext:value-type="float">
            <text:p>0.00023883</text:p>
          </table:table-cell>
          <table:table-cell office:value-type="float" office:value="0" calcext:value-type="float">
            <text:p>0</text:p>
          </table:table-cell>
          <table:table-cell office:value-type="float" office:value="0.00021605" calcext:value-type="float">
            <text:p>0.00021605</text:p>
          </table:table-cell>
          <table:table-cell office:value-type="float" office:value="-0.00140249" calcext:value-type="float">
            <text:p>-0.001402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0.00006041" calcext:value-type="float">
            <text:p>-0.00006041</text:p>
          </table:table-cell>
          <table:table-cell office:value-type="float" office:value="-0.00039285" calcext:value-type="float">
            <text:p>-0.00039285</text:p>
          </table:table-cell>
          <table:table-cell office:value-type="float" office:value="0" calcext:value-type="float">
            <text:p>0</text:p>
          </table:table-cell>
          <table:table-cell office:value-type="float" office:value="-0.00038114" calcext:value-type="float">
            <text:p>-0.00038114</text:p>
          </table:table-cell>
          <table:table-cell office:value-type="float" office:value="-0.00104983" calcext:value-type="float">
            <text:p>-0.00104983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0.0003813" calcext:value-type="float">
            <text:p>0.0003813</text:p>
          </table:table-cell>
          <table:table-cell office:value-type="float" office:value="0" calcext:value-type="float">
            <text:p>0</text:p>
          </table:table-cell>
          <table:table-cell office:value-type="float" office:value="0.00021362" calcext:value-type="float">
            <text:p>0.00021362</text:p>
          </table:table-cell>
          <table:table-cell office:value-type="float" office:value="-0.00155494" calcext:value-type="float">
            <text:p>-0.001554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00764" calcext:value-type="float">
            <text:p>-0.00000764</text:p>
          </table:table-cell>
          <table:table-cell office:value-type="float" office:value="0" calcext:value-type="float">
            <text:p>0</text:p>
          </table:table-cell>
          <table:table-cell office:value-type="float" office:value="-0.00037904" calcext:value-type="float">
            <text:p>-0.00037904</text:p>
          </table:table-cell>
          <table:table-cell office:value-type="float" office:value="-0.00101927" calcext:value-type="float">
            <text:p>-0.00101927</text:p>
          </table:table-cell>
          <table:table-cell office:value-type="float" office:value="0" calcext:value-type="float">
            <text:p>0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0.00029474" calcext:value-type="float">
            <text:p>0.00029474</text:p>
          </table:table-cell>
          <table:table-cell office:value-type="float" office:value="0" calcext:value-type="float">
            <text:p>0</text:p>
          </table:table-cell>
          <table:table-cell office:value-type="float" office:value="0.00021858" calcext:value-type="float">
            <text:p>0.00021858</text:p>
          </table:table-cell>
          <table:table-cell office:value-type="float" office:value="-0.00202462" calcext:value-type="float">
            <text:p>-0.002024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23528" calcext:value-type="float">
            <text:p>-0.00023528</text:p>
          </table:table-cell>
          <table:table-cell office:value-type="float" office:value="0" calcext:value-type="float">
            <text:p>0</text:p>
          </table:table-cell>
          <table:table-cell office:value-type="float" office:value="-0.00037904" calcext:value-type="float">
            <text:p>-0.00037904</text:p>
          </table:table-cell>
          <table:table-cell office:value-type="float" office:value="-0.00092667" calcext:value-type="float">
            <text:p>-0.00092667</text:p>
          </table:table-cell>
          <table:table-cell office:value-type="float" office:value="0" calcext:value-type="float">
            <text:p>0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0.00006677" calcext:value-type="float">
            <text:p>0.00006677</text:p>
          </table:table-cell>
          <table:table-cell office:value-type="float" office:value="0" calcext:value-type="float">
            <text:p>0</text:p>
          </table:table-cell>
          <table:table-cell office:value-type="float" office:value="0.00021858" calcext:value-type="float">
            <text:p>0.00021858</text:p>
          </table:table-cell>
          <table:table-cell office:value-type="float" office:value="-0.00201483" calcext:value-type="float">
            <text:p>-0.002014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38823" calcext:value-type="float">
            <text:p>-0.00038823</text:p>
          </table:table-cell>
          <table:table-cell office:value-type="float" office:value="0" calcext:value-type="float">
            <text:p>0</text:p>
          </table:table-cell>
          <table:table-cell office:value-type="float" office:value="-0.00038153" calcext:value-type="float">
            <text:p>-0.00038153</text:p>
          </table:table-cell>
          <table:table-cell office:value-type="float" office:value="-0.0008647" calcext:value-type="float">
            <text:p>-0.0008647</text:p>
          </table:table-cell>
          <table:table-cell office:value-type="float" office:value="0" calcext:value-type="float">
            <text:p>0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-0.00014649" calcext:value-type="float">
            <text:p>-0.00014649</text:p>
          </table:table-cell>
          <table:table-cell office:value-type="float" office:value="0" calcext:value-type="float">
            <text:p>0</text:p>
          </table:table-cell>
          <table:table-cell office:value-type="float" office:value="0.00021858" calcext:value-type="float">
            <text:p>0.00021858</text:p>
          </table:table-cell>
          <table:table-cell office:value-type="float" office:value="-0.00246872" calcext:value-type="float">
            <text:p>-0.002468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36012" calcext:value-type="float">
            <text:p>-0.00036012</text:p>
          </table:table-cell>
          <table:table-cell office:value-type="float" office:value="0" calcext:value-type="float">
            <text:p>0</text:p>
          </table:table-cell>
          <table:table-cell office:value-type="float" office:value="-0.00038153" calcext:value-type="float">
            <text:p>-0.00038153</text:p>
          </table:table-cell>
          <table:table-cell office:value-type="float" office:value="-0.00080753" calcext:value-type="float">
            <text:p>-0.00080753</text:p>
          </table:table-cell>
          <table:table-cell office:value-type="float" office:value="0" calcext:value-type="float">
            <text:p>0</text:p>
          </table:table-cell>
          <table:table-cell office:value-type="float" office:value="0.00002639" calcext:value-type="float">
            <text:p>0.00002639</text:p>
          </table:table-cell>
          <table:table-cell office:value-type="float" office:value="-0.00026586" calcext:value-type="float">
            <text:p>-0.00026586</text:p>
          </table:table-cell>
          <table:table-cell office:value-type="float" office:value="0" calcext:value-type="float">
            <text:p>0</text:p>
          </table:table-cell>
          <table:table-cell office:value-type="float" office:value="0.00022222" calcext:value-type="float">
            <text:p>0.00022222</text:p>
          </table:table-cell>
          <table:table-cell office:value-type="float" office:value="-0.00224046" calcext:value-type="float">
            <text:p>-0.002240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0.00006108" calcext:value-type="float">
            <text:p>-0.00006108</text:p>
          </table:table-cell>
          <table:table-cell office:value-type="float" office:value="-0.0003911" calcext:value-type="float">
            <text:p>-0.0003911</text:p>
          </table:table-cell>
          <table:table-cell office:value-type="float" office:value="0" calcext:value-type="float">
            <text:p>0</text:p>
          </table:table-cell>
          <table:table-cell office:value-type="float" office:value="-0.00038359" calcext:value-type="float">
            <text:p>-0.00038359</text:p>
          </table:table-cell>
          <table:table-cell office:value-type="float" office:value="-0.00111752" calcext:value-type="float">
            <text:p>-0.00111752</text:p>
          </table:table-cell>
          <table:table-cell office:value-type="float" office:value="0" calcext:value-type="float">
            <text:p>0</text:p>
          </table:table-cell>
          <table:table-cell office:value-type="float" office:value="0.00002639" calcext:value-type="float">
            <text:p>0.00002639</text:p>
          </table:table-cell>
          <table:table-cell office:value-type="float" office:value="-0.00038005" calcext:value-type="float">
            <text:p>-0.00038005</text:p>
          </table:table-cell>
          <table:table-cell office:value-type="float" office:value="0" calcext:value-type="float">
            <text:p>0</text:p>
          </table:table-cell>
          <table:table-cell office:value-type="float" office:value="0.00022282" calcext:value-type="float">
            <text:p>0.00022282</text:p>
          </table:table-cell>
          <table:table-cell office:value-type="float" office:value="-0.00226505" calcext:value-type="float">
            <text:p>-0.002265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0.00005851" calcext:value-type="float">
            <text:p>-0.00005851</text:p>
          </table:table-cell>
          <table:table-cell office:value-type="float" office:value="-0.00067044" calcext:value-type="float">
            <text:p>-0.00067044</text:p>
          </table:table-cell>
          <table:table-cell office:value-type="float" office:value="0" calcext:value-type="float">
            <text:p>0</text:p>
          </table:table-cell>
          <table:table-cell office:value-type="float" office:value="-0.00038104" calcext:value-type="float">
            <text:p>-0.00038104</text:p>
          </table:table-cell>
          <table:table-cell office:value-type="float" office:value="-0.00115807" calcext:value-type="float">
            <text:p>-0.00115807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49777" calcext:value-type="float">
            <text:p>-0.00049777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9867" calcext:value-type="float">
            <text:p>-0.00198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0.00006103" calcext:value-type="float">
            <text:p>-0.00006103</text:p>
          </table:table-cell>
          <table:table-cell office:value-type="float" office:value="-0.00049982" calcext:value-type="float">
            <text:p>-0.00049982</text:p>
          </table:table-cell>
          <table:table-cell office:value-type="float" office:value="0" calcext:value-type="float">
            <text:p>0</text:p>
          </table:table-cell>
          <table:table-cell office:value-type="float" office:value="-0.00038104" calcext:value-type="float">
            <text:p>-0.00038104</text:p>
          </table:table-cell>
          <table:table-cell office:value-type="float" office:value="-0.0009847" calcext:value-type="float">
            <text:p>-0.0009847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60518" calcext:value-type="float">
            <text:p>-0.00060518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9011" calcext:value-type="float">
            <text:p>-0.00190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0.00006103" calcext:value-type="float">
            <text:p>-0.00006103</text:p>
          </table:table-cell>
          <table:table-cell office:value-type="float" office:value="-0.00059455" calcext:value-type="float">
            <text:p>-0.00059455</text:p>
          </table:table-cell>
          <table:table-cell office:value-type="float" office:value="0" calcext:value-type="float">
            <text:p>0</text:p>
          </table:table-cell>
          <table:table-cell office:value-type="float" office:value="-0.00038221" calcext:value-type="float">
            <text:p>-0.00038221</text:p>
          </table:table-cell>
          <table:table-cell office:value-type="float" office:value="-0.00092098" calcext:value-type="float">
            <text:p>-0.00092098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60176" calcext:value-type="float">
            <text:p>-0.00060176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203394" calcext:value-type="float">
            <text:p>-0.002033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0.00005724" calcext:value-type="float">
            <text:p>-0.00005724</text:p>
          </table:table-cell>
          <table:table-cell office:value-type="float" office:value="-0.00060902" calcext:value-type="float">
            <text:p>-0.00060902</text:p>
          </table:table-cell>
          <table:table-cell office:value-type="float" office:value="0" calcext:value-type="float">
            <text:p>0</text:p>
          </table:table-cell>
          <table:table-cell office:value-type="float" office:value="-0.00038265" calcext:value-type="float">
            <text:p>-0.00038265</text:p>
          </table:table-cell>
          <table:table-cell office:value-type="float" office:value="-0.00095495" calcext:value-type="float">
            <text:p>-0.00095495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71314" calcext:value-type="float">
            <text:p>-0.00071314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214498" calcext:value-type="float">
            <text:p>-0.0021449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0.00005724" calcext:value-type="float">
            <text:p>-0.00005724</text:p>
          </table:table-cell>
          <table:table-cell office:value-type="float" office:value="-0.00018732" calcext:value-type="float">
            <text:p>-0.00018732</text:p>
          </table:table-cell>
          <table:table-cell office:value-type="float" office:value="0" calcext:value-type="float">
            <text:p>0</text:p>
          </table:table-cell>
          <table:table-cell office:value-type="float" office:value="-0.00038471" calcext:value-type="float">
            <text:p>-0.00038471</text:p>
          </table:table-cell>
          <table:table-cell office:value-type="float" office:value="-0.0008802" calcext:value-type="float">
            <text:p>-0.0008802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5145" calcext:value-type="float">
            <text:p>-0.0005145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89674" calcext:value-type="float">
            <text:p>-0.001896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0.00005467" calcext:value-type="float">
            <text:p>-0.00005467</text:p>
          </table:table-cell>
          <table:table-cell office:value-type="float" office:value="-0.00019361" calcext:value-type="float">
            <text:p>-0.00019361</text:p>
          </table:table-cell>
          <table:table-cell office:value-type="float" office:value="0" calcext:value-type="float">
            <text:p>0</text:p>
          </table:table-cell>
          <table:table-cell office:value-type="float" office:value="-0.00038471" calcext:value-type="float">
            <text:p>-0.00038471</text:p>
          </table:table-cell>
          <table:table-cell office:value-type="float" office:value="-0.00101431" calcext:value-type="float">
            <text:p>-0.00101431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28336" calcext:value-type="float">
            <text:p>-0.00028336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67489" calcext:value-type="float">
            <text:p>-0.001674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0.00005836" calcext:value-type="float">
            <text:p>-0.00005836</text:p>
          </table:table-cell>
          <table:table-cell office:value-type="float" office:value="-0.00003984" calcext:value-type="float">
            <text:p>-0.00003984</text:p>
          </table:table-cell>
          <table:table-cell office:value-type="float" office:value="0" calcext:value-type="float">
            <text:p>0</text:p>
          </table:table-cell>
          <table:table-cell office:value-type="float" office:value="-0.00038471" calcext:value-type="float">
            <text:p>-0.00038471</text:p>
          </table:table-cell>
          <table:table-cell office:value-type="float" office:value="-0.00125747" calcext:value-type="float">
            <text:p>-0.00125747</text:p>
          </table:table-cell>
          <table:table-cell office:value-type="float" office:value="0" calcext:value-type="float">
            <text:p>0</text:p>
          </table:table-cell>
          <table:table-cell office:value-type="float" office:value="0.00002638" calcext:value-type="float">
            <text:p>0.00002638</text:p>
          </table:table-cell>
          <table:table-cell office:value-type="float" office:value="-0.00028371" calcext:value-type="float">
            <text:p>-0.00028371</text:p>
          </table:table-cell>
          <table:table-cell office:value-type="float" office:value="0" calcext:value-type="float">
            <text:p>0</text:p>
          </table:table-cell>
          <table:table-cell office:value-type="float" office:value="0.00022584" calcext:value-type="float">
            <text:p>0.00022584</text:p>
          </table:table-cell>
          <table:table-cell office:value-type="float" office:value="-0.0017395" calcext:value-type="float">
            <text:p>-0.00173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0.00005836" calcext:value-type="float">
            <text:p>-0.00005836</text:p>
          </table:table-cell>
          <table:table-cell office:value-type="float" office:value="-0.00012184" calcext:value-type="float">
            <text:p>-0.00012184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73598" calcext:value-type="float">
            <text:p>-0.00173598</text:p>
          </table:table-cell>
          <table:table-cell office:value-type="float" office:value="0" calcext:value-type="float">
            <text:p>0</text:p>
          </table:table-cell>
          <table:table-cell office:value-type="float" office:value="0.00002638" calcext:value-type="float">
            <text:p>0.00002638</text:p>
          </table:table-cell>
          <table:table-cell office:value-type="float" office:value="-0.00027731" calcext:value-type="float">
            <text:p>-0.00027731</text:p>
          </table:table-cell>
          <table:table-cell office:value-type="float" office:value="0" calcext:value-type="float">
            <text:p>0</text:p>
          </table:table-cell>
          <table:table-cell office:value-type="float" office:value="0.00022584" calcext:value-type="float">
            <text:p>0.00022584</text:p>
          </table:table-cell>
          <table:table-cell office:value-type="float" office:value="-0.00179179" calcext:value-type="float">
            <text:p>-0.0017917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0.00005715" calcext:value-type="float">
            <text:p>-0.00005715</text:p>
          </table:table-cell>
          <table:table-cell office:value-type="float" office:value="0.00008983" calcext:value-type="float">
            <text:p>0.00008983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58449" calcext:value-type="float">
            <text:p>-0.00158449</text:p>
          </table:table-cell>
          <table:table-cell office:value-type="float" office:value="0" calcext:value-type="float">
            <text:p>0</text:p>
          </table:table-cell>
          <table:table-cell office:value-type="float" office:value="0.00002638" calcext:value-type="float">
            <text:p>0.00002638</text:p>
          </table:table-cell>
          <table:table-cell office:value-type="float" office:value="-0.00034731" calcext:value-type="float">
            <text:p>-0.00034731</text:p>
          </table:table-cell>
          <table:table-cell office:value-type="float" office:value="0" calcext:value-type="float">
            <text:p>0</text:p>
          </table:table-cell>
          <table:table-cell office:value-type="float" office:value="0.00022647" calcext:value-type="float">
            <text:p>0.00022647</text:p>
          </table:table-cell>
          <table:table-cell office:value-type="float" office:value="-0.00188613" calcext:value-type="float">
            <text:p>-0.001886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0.00005715" calcext:value-type="float">
            <text:p>-0.00005715</text:p>
          </table:table-cell>
          <table:table-cell office:value-type="float" office:value="-0.00017909" calcext:value-type="float">
            <text:p>-0.00017909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57976" calcext:value-type="float">
            <text:p>-0.00157976</text:p>
          </table:table-cell>
          <table:table-cell office:value-type="float" office:value="0" calcext:value-type="float">
            <text:p>0</text:p>
          </table:table-cell>
          <table:table-cell office:value-type="float" office:value="0.00002266" calcext:value-type="float">
            <text:p>0.00002266</text:p>
          </table:table-cell>
          <table:table-cell office:value-type="float" office:value="-0.00039613" calcext:value-type="float">
            <text:p>-0.00039613</text:p>
          </table:table-cell>
          <table:table-cell office:value-type="float" office:value="0" calcext:value-type="float">
            <text:p>0</text:p>
          </table:table-cell>
          <table:table-cell office:value-type="float" office:value="0.00022647" calcext:value-type="float">
            <text:p>0.00022647</text:p>
          </table:table-cell>
          <table:table-cell office:value-type="float" office:value="-0.00150699" calcext:value-type="float">
            <text:p>-0.001506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0.00005715" calcext:value-type="float">
            <text:p>-0.00005715</text:p>
          </table:table-cell>
          <table:table-cell office:value-type="float" office:value="-0.00054699" calcext:value-type="float">
            <text:p>-0.00054699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74339" calcext:value-type="float">
            <text:p>-0.00174339</text:p>
          </table:table-cell>
          <table:table-cell office:value-type="float" office:value="0" calcext:value-type="float">
            <text:p>0</text:p>
          </table:table-cell>
          <table:table-cell office:value-type="float" office:value="0.00002525" calcext:value-type="float">
            <text:p>0.00002525</text:p>
          </table:table-cell>
          <table:table-cell office:value-type="float" office:value="-0.00054149" calcext:value-type="float">
            <text:p>-0.00054149</text:p>
          </table:table-cell>
          <table:table-cell office:value-type="float" office:value="0" calcext:value-type="float">
            <text:p>0</text:p>
          </table:table-cell>
          <table:table-cell office:value-type="float" office:value="0.00022889" calcext:value-type="float">
            <text:p>0.00022889</text:p>
          </table:table-cell>
          <table:table-cell office:value-type="float" office:value="-0.00160179" calcext:value-type="float">
            <text:p>-0.0016017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43236" calcext:value-type="float">
            <text:p>-0.00043236</text:p>
          </table:table-cell>
          <table:table-cell office:value-type="float" office:value="0" calcext:value-type="float">
            <text:p>0</text:p>
          </table:table-cell>
          <table:table-cell office:value-type="float" office:value="-0.00038332" calcext:value-type="float">
            <text:p>-0.00038332</text:p>
          </table:table-cell>
          <table:table-cell office:value-type="float" office:value="-0.00198454" calcext:value-type="float">
            <text:p>-0.00198454</text:p>
          </table:table-cell>
          <table:table-cell office:value-type="float" office:value="0" calcext:value-type="float">
            <text:p>0</text:p>
          </table:table-cell>
          <table:table-cell office:value-type="float" office:value="0.00002525" calcext:value-type="float">
            <text:p>0.00002525</text:p>
          </table:table-cell>
          <table:table-cell office:value-type="float" office:value="-0.00060436" calcext:value-type="float">
            <text:p>-0.00060436</text:p>
          </table:table-cell>
          <table:table-cell office:value-type="float" office:value="0" calcext:value-type="float">
            <text:p>0</text:p>
          </table:table-cell>
          <table:table-cell office:value-type="float" office:value="0.00022889" calcext:value-type="float">
            <text:p>0.00022889</text:p>
          </table:table-cell>
          <table:table-cell office:value-type="float" office:value="-0.00195964" calcext:value-type="float">
            <text:p>-0.0019596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28611" calcext:value-type="float">
            <text:p>-0.00028611</text:p>
          </table:table-cell>
          <table:table-cell office:value-type="float" office:value="0" calcext:value-type="float">
            <text:p>0</text:p>
          </table:table-cell>
          <table:table-cell office:value-type="float" office:value="-0.00038538" calcext:value-type="float">
            <text:p>-0.00038538</text:p>
          </table:table-cell>
          <table:table-cell office:value-type="float" office:value="-0.00194811" calcext:value-type="float">
            <text:p>-0.00194811</text:p>
          </table:table-cell>
          <table:table-cell office:value-type="float" office:value="0" calcext:value-type="float">
            <text:p>0</text:p>
          </table:table-cell>
          <table:table-cell office:value-type="float" office:value="0.00002525" calcext:value-type="float">
            <text:p>0.00002525</text:p>
          </table:table-cell>
          <table:table-cell office:value-type="float" office:value="-0.00025254" calcext:value-type="float">
            <text:p>-0.00025254</text:p>
          </table:table-cell>
          <table:table-cell office:value-type="float" office:value="0" calcext:value-type="float">
            <text:p>0</text:p>
          </table:table-cell>
          <table:table-cell office:value-type="float" office:value="0.00022889" calcext:value-type="float">
            <text:p>0.00022889</text:p>
          </table:table-cell>
          <table:table-cell office:value-type="float" office:value="-0.00161153" calcext:value-type="float">
            <text:p>-0.001611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31689" calcext:value-type="float">
            <text:p>-0.00031689</text:p>
          </table:table-cell>
          <table:table-cell office:value-type="float" office:value="0" calcext:value-type="float">
            <text:p>0</text:p>
          </table:table-cell>
          <table:table-cell office:value-type="float" office:value="-0.00038538" calcext:value-type="float">
            <text:p>-0.00038538</text:p>
          </table:table-cell>
          <table:table-cell office:value-type="float" office:value="-0.00198081" calcext:value-type="float">
            <text:p>-0.00198081</text:p>
          </table:table-cell>
          <table:table-cell office:value-type="float" office:value="0" calcext:value-type="float">
            <text:p>0</text:p>
          </table:table-cell>
          <table:table-cell office:value-type="float" office:value="0.00002647" calcext:value-type="float">
            <text:p>0.00002647</text:p>
          </table:table-cell>
          <table:table-cell office:value-type="float" office:value="-0.00030934" calcext:value-type="float">
            <text:p>-0.00030934</text:p>
          </table:table-cell>
          <table:table-cell office:value-type="float" office:value="0" calcext:value-type="float">
            <text:p>0</text:p>
          </table:table-cell>
          <table:table-cell office:value-type="float" office:value="0.00022641" calcext:value-type="float">
            <text:p>0.00022641</text:p>
          </table:table-cell>
          <table:table-cell office:value-type="float" office:value="-0.00152611" calcext:value-type="float">
            <text:p>-0.001526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0.00002102" calcext:value-type="float">
            <text:p>0.00002102</text:p>
          </table:table-cell>
          <table:table-cell office:value-type="float" office:value="0.0016666667" calcext:value-type="float">
            <text:p>0.0016666667</text:p>
          </table:table-cell>
          <table:table-cell office:value-type="float" office:value="-0.00038583" calcext:value-type="float">
            <text:p>-0.00038583</text:p>
          </table:table-cell>
          <table:table-cell office:value-type="float" office:value="-0.00212712" calcext:value-type="float">
            <text:p>-0.00212712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0.00002647" calcext:value-type="float">
            <text:p>0.00002647</text:p>
          </table:table-cell>
          <table:table-cell office:value-type="float" office:value="-0.00039829" calcext:value-type="float">
            <text:p>-0.000398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57594" calcext:value-type="float">
            <text:p>-0.001575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05999" calcext:value-type="float">
            <text:p>-0.00005999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038583" calcext:value-type="float">
            <text:p>-0.00038583</text:p>
          </table:table-cell>
          <table:table-cell office:value-type="float" office:value="-0.0020634" calcext:value-type="float">
            <text:p>-0.0020634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0.00002647" calcext:value-type="float">
            <text:p>0.00002647</text:p>
          </table:table-cell>
          <table:table-cell office:value-type="float" office:value="-0.0003562" calcext:value-type="float">
            <text:p>-0.0003562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371" calcext:value-type="float">
            <text:p>-0.0013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14571" calcext:value-type="float">
            <text:p>-0.00014571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038583" calcext:value-type="float">
            <text:p>-0.00038583</text:p>
          </table:table-cell>
          <table:table-cell office:value-type="float" office:value="-0.00188615" calcext:value-type="float">
            <text:p>-0.00188615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051406" calcext:value-type="float">
            <text:p>-0.0005140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22266" calcext:value-type="float">
            <text:p>-0.0012226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25903" calcext:value-type="float">
            <text:p>-0.00025903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038832" calcext:value-type="float">
            <text:p>-0.00038832</text:p>
          </table:table-cell>
          <table:table-cell office:value-type="float" office:value="-0.00189268" calcext:value-type="float">
            <text:p>-0.00189268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091806" calcext:value-type="float">
            <text:p>-0.00091806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11996" calcext:value-type="float">
            <text:p>-0.001119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54979" calcext:value-type="float">
            <text:p>-0.00054979</text:p>
          </table:table-cell>
          <table:table-cell office:value-type="float" office:value="0.0083333338" calcext:value-type="float">
            <text:p>0.0083333338</text:p>
          </table:table-cell>
          <table:table-cell office:value-type="float" office:value="-0.00038832" calcext:value-type="float">
            <text:p>-0.00038832</text:p>
          </table:table-cell>
          <table:table-cell office:value-type="float" office:value="-0.00228067" calcext:value-type="float">
            <text:p>-0.00228067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118948" calcext:value-type="float">
            <text:p>-0.00118948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30907" calcext:value-type="float">
            <text:p>-0.001309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34217" calcext:value-type="float">
            <text:p>-0.0003421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038832" calcext:value-type="float">
            <text:p>-0.00038832</text:p>
          </table:table-cell>
          <table:table-cell office:value-type="float" office:value="-0.00224156" calcext:value-type="float">
            <text:p>-0.00224156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176897" calcext:value-type="float">
            <text:p>-0.00176897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59165" calcext:value-type="float">
            <text:p>-0.0015916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59555" calcext:value-type="float">
            <text:p>-0.00059555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-0.00039038" calcext:value-type="float">
            <text:p>-0.00039038</text:p>
          </table:table-cell>
          <table:table-cell office:value-type="float" office:value="-0.0024562" calcext:value-type="float">
            <text:p>-0.0024562</text:p>
          </table:table-cell>
          <table:table-cell office:value-type="float" office:value="0.0163333341" calcext:value-type="float">
            <text:p>0.0163333341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218281" calcext:value-type="float">
            <text:p>-0.00218281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72679" calcext:value-type="float">
            <text:p>-0.0017267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005402" calcext:value-type="float">
            <text:p>-0.00005402</text:p>
          </table:table-cell>
          <table:table-cell office:value-type="float" office:value="-0.0007525" calcext:value-type="float">
            <text:p>-0.0007525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0039083" calcext:value-type="float">
            <text:p>-0.00039083</text:p>
          </table:table-cell>
          <table:table-cell office:value-type="float" office:value="-0.00268641" calcext:value-type="float">
            <text:p>-0.00268641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230578" calcext:value-type="float">
            <text:p>-0.00230578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99821" calcext:value-type="float">
            <text:p>-0.001998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-0.00005402" calcext:value-type="float">
            <text:p>-0.00005402</text:p>
          </table:table-cell>
          <table:table-cell office:value-type="float" office:value="-0.0004889" calcext:value-type="float">
            <text:p>-0.0004889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039216" calcext:value-type="float">
            <text:p>-0.00039216</text:p>
          </table:table-cell>
          <table:table-cell office:value-type="float" office:value="-0.00272438" calcext:value-type="float">
            <text:p>-0.00272438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199823" calcext:value-type="float">
            <text:p>-0.00199823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224419" calcext:value-type="float">
            <text:p>-0.002244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005402" calcext:value-type="float">
            <text:p>-0.00005402</text:p>
          </table:table-cell>
          <table:table-cell office:value-type="float" office:value="-0.0006186" calcext:value-type="float">
            <text:p>-0.0006186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-0.00039216" calcext:value-type="float">
            <text:p>-0.00039216</text:p>
          </table:table-cell>
          <table:table-cell office:value-type="float" office:value="-0.00293718" calcext:value-type="float">
            <text:p>-0.00293718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200748" calcext:value-type="float">
            <text:p>-0.002007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245889" calcext:value-type="float">
            <text:p>-0.0024588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109999999" calcext:value-type="float">
            <text:p>0.0109999999</text:p>
          </table:table-cell>
          <table:table-cell office:value-type="float" office:value="-0.00005366" calcext:value-type="float">
            <text:p>-0.00005366</text:p>
          </table:table-cell>
          <table:table-cell office:value-type="float" office:value="-0.00039475" calcext:value-type="float">
            <text:p>-0.00039475</text:p>
          </table:table-cell>
          <table:table-cell office:value-type="float" office:value="0.0183333326" calcext:value-type="float">
            <text:p>0.0183333326</text:p>
          </table:table-cell>
          <table:table-cell office:value-type="float" office:value="-0.00039216" calcext:value-type="float">
            <text:p>-0.00039216</text:p>
          </table:table-cell>
          <table:table-cell office:value-type="float" office:value="-0.00268415" calcext:value-type="float">
            <text:p>-0.00268415</text:p>
          </table:table-cell>
          <table:table-cell office:value-type="float" office:value="0.0256666671" calcext:value-type="float">
            <text:p>0.0256666671</text:p>
          </table:table-cell>
          <table:table-cell office:value-type="float" office:value="0.00002979" calcext:value-type="float">
            <text:p>0.00002979</text:p>
          </table:table-cell>
          <table:table-cell office:value-type="float" office:value="-0.00185244" calcext:value-type="float">
            <text:p>-0.00185244</text:p>
          </table:table-cell>
          <table:table-cell office:value-type="float" office:value="0.0329999998" calcext:value-type="float">
            <text:p>0.0329999998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226441" calcext:value-type="float">
            <text:p>-0.00226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0005366" calcext:value-type="float">
            <text:p>-0.00005366</text:p>
          </table:table-cell>
          <table:table-cell office:value-type="float" office:value="0.00010448" calcext:value-type="float">
            <text:p>0.00010448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0039465" calcext:value-type="float">
            <text:p>-0.00039465</text:p>
          </table:table-cell>
          <table:table-cell office:value-type="float" office:value="-0.00228986" calcext:value-type="float">
            <text:p>-0.0022898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0.00002979" calcext:value-type="float">
            <text:p>0.00002979</text:p>
          </table:table-cell>
          <table:table-cell office:value-type="float" office:value="-0.00114839" calcext:value-type="float">
            <text:p>-0.00114839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0.00022277" calcext:value-type="float">
            <text:p>0.00022277</text:p>
          </table:table-cell>
          <table:table-cell office:value-type="float" office:value="-0.0017224" calcext:value-type="float">
            <text:p>-0.00172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130000003" calcext:value-type="float">
            <text:p>0.0130000003</text:p>
          </table:table-cell>
          <table:table-cell office:value-type="float" office:value="-0.00005624" calcext:value-type="float">
            <text:p>-0.00005624</text:p>
          </table:table-cell>
          <table:table-cell office:value-type="float" office:value="0.0004491" calcext:value-type="float">
            <text:p>0.0004491</text:p>
          </table:table-cell>
          <table:table-cell office:value-type="float" office:value="0.0216666665" calcext:value-type="float">
            <text:p>0.0216666665</text:p>
          </table:table-cell>
          <table:table-cell office:value-type="float" office:value="-0.00039255" calcext:value-type="float">
            <text:p>-0.00039255</text:p>
          </table:table-cell>
          <table:table-cell office:value-type="float" office:value="-0.00202017" calcext:value-type="float">
            <text:p>-0.00202017</text:p>
          </table:table-cell>
          <table:table-cell office:value-type="float" office:value="0.0303333327" calcext:value-type="float">
            <text:p>0.0303333327</text:p>
          </table:table-cell>
          <table:table-cell office:value-type="float" office:value="0.00002853" calcext:value-type="float">
            <text:p>0.00002853</text:p>
          </table:table-cell>
          <table:table-cell office:value-type="float" office:value="-0.00039199" calcext:value-type="float">
            <text:p>-0.00039199</text:p>
          </table:table-cell>
          <table:table-cell office:value-type="float" office:value="0.0390000008" calcext:value-type="float">
            <text:p>0.0390000008</text:p>
          </table:table-cell>
          <table:table-cell office:value-type="float" office:value="0.00022277" calcext:value-type="float">
            <text:p>0.00022277</text:p>
          </table:table-cell>
          <table:table-cell office:value-type="float" office:value="-0.00116398" calcext:value-type="float">
            <text:p>-0.001163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0005876" calcext:value-type="float">
            <text:p>-0.00005876</text:p>
          </table:table-cell>
          <table:table-cell office:value-type="float" office:value="0.00107377" calcext:value-type="float">
            <text:p>0.00107377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0040046" calcext:value-type="float">
            <text:p>-0.00040046</text:p>
          </table:table-cell>
          <table:table-cell office:value-type="float" office:value="-0.00161116" calcext:value-type="float">
            <text:p>-0.00161116</text:p>
          </table:table-cell>
          <table:table-cell office:value-type="float" office:value="0.0326666683" calcext:value-type="float">
            <text:p>0.0326666683</text:p>
          </table:table-cell>
          <table:table-cell office:value-type="float" office:value="0.00002853" calcext:value-type="float">
            <text:p>0.00002853</text:p>
          </table:table-cell>
          <table:table-cell office:value-type="float" office:value="0.00001627" calcext:value-type="float">
            <text:p>0.0000162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0.0002149" calcext:value-type="float">
            <text:p>0.0002149</text:p>
          </table:table-cell>
          <table:table-cell office:value-type="float" office:value="-0.00068397" calcext:value-type="float">
            <text:p>-0.000683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006255" calcext:value-type="float">
            <text:p>-0.00006255</text:p>
          </table:table-cell>
          <table:table-cell office:value-type="float" office:value="0.00183885" calcext:value-type="float">
            <text:p>0.0018388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-0.00040046" calcext:value-type="float">
            <text:p>-0.00040046</text:p>
          </table:table-cell>
          <table:table-cell office:value-type="float" office:value="-0.00094739" calcext:value-type="float">
            <text:p>-0.00094739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0.00002594" calcext:value-type="float">
            <text:p>0.00002594</text:p>
          </table:table-cell>
          <table:table-cell office:value-type="float" office:value="0.00087875" calcext:value-type="float">
            <text:p>0.00087875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0.0002149" calcext:value-type="float">
            <text:p>0.0002149</text:p>
          </table:table-cell>
          <table:table-cell office:value-type="float" office:value="0.00045807" calcext:value-type="float">
            <text:p>0.000458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0006794" calcext:value-type="float">
            <text:p>-0.00006794</text:p>
          </table:table-cell>
          <table:table-cell office:value-type="float" office:value="0.00233461" calcext:value-type="float">
            <text:p>0.00233461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00403" calcext:value-type="float">
            <text:p>-0.000403</text:p>
          </table:table-cell>
          <table:table-cell office:value-type="float" office:value="-0.00034251" calcext:value-type="float">
            <text:p>-0.00034251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0.00001159" calcext:value-type="float">
            <text:p>0.00001159</text:p>
          </table:table-cell>
          <table:table-cell office:value-type="float" office:value="0.00159874" calcext:value-type="float">
            <text:p>0.00159874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0.00021126" calcext:value-type="float">
            <text:p>0.00021126</text:p>
          </table:table-cell>
          <table:table-cell office:value-type="float" office:value="0.00127845" calcext:value-type="float">
            <text:p>0.001278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170000009" calcext:value-type="float">
            <text:p>0.0170000009</text:p>
          </table:table-cell>
          <table:table-cell office:value-type="float" office:value="-0.00006794" calcext:value-type="float">
            <text:p>-0.00006794</text:p>
          </table:table-cell>
          <table:table-cell office:value-type="float" office:value="0.00275732" calcext:value-type="float">
            <text:p>0.00275732</text:p>
          </table:table-cell>
          <table:table-cell office:value-type="float" office:value="0.0283333343" calcext:value-type="float">
            <text:p>0.0283333343</text:p>
          </table:table-cell>
          <table:table-cell office:value-type="float" office:value="-0.00042088" calcext:value-type="float">
            <text:p>-0.00042088</text:p>
          </table:table-cell>
          <table:table-cell office:value-type="float" office:value="0.00032303" calcext:value-type="float">
            <text:p>0.00032303</text:p>
          </table:table-cell>
          <table:table-cell office:value-type="float" office:value="0.0396666676" calcext:value-type="float">
            <text:p>0.0396666676</text:p>
          </table:table-cell>
          <table:table-cell office:value-type="float" office:value="0.00001159" calcext:value-type="float">
            <text:p>0.00001159</text:p>
          </table:table-cell>
          <table:table-cell office:value-type="float" office:value="0.00255307" calcext:value-type="float">
            <text:p>0.00255307</text:p>
          </table:table-cell>
          <table:table-cell office:value-type="float" office:value="0.050999999" calcext:value-type="float">
            <text:p>0.050999999</text:p>
          </table:table-cell>
          <table:table-cell office:value-type="float" office:value="0.00018643" calcext:value-type="float">
            <text:p>0.00018643</text:p>
          </table:table-cell>
          <table:table-cell office:value-type="float" office:value="0.00239506" calcext:value-type="float">
            <text:p>0.002395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0008774" calcext:value-type="float">
            <text:p>-0.00008774</text:p>
          </table:table-cell>
          <table:table-cell office:value-type="float" office:value="0.00267238" calcext:value-type="float">
            <text:p>0.0026723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42088" calcext:value-type="float">
            <text:p>-0.00042088</text:p>
          </table:table-cell>
          <table:table-cell office:value-type="float" office:value="0.00101061" calcext:value-type="float">
            <text:p>0.00101061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0.00000745" calcext:value-type="float">
            <text:p>0.00000745</text:p>
          </table:table-cell>
          <table:table-cell office:value-type="float" office:value="0.00319932" calcext:value-type="float">
            <text:p>0.00319932</text:p>
          </table:table-cell>
          <table:table-cell office:value-type="float" office:value="0.0540000014" calcext:value-type="float">
            <text:p>0.0540000014</text:p>
          </table:table-cell>
          <table:table-cell office:value-type="float" office:value="0.00018643" calcext:value-type="float">
            <text:p>0.00018643</text:p>
          </table:table-cell>
          <table:table-cell office:value-type="float" office:value="0.00319255" calcext:value-type="float">
            <text:p>0.003192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189999994" calcext:value-type="float">
            <text:p>0.0189999994</text:p>
          </table:table-cell>
          <table:table-cell office:value-type="float" office:value="-0.00008774" calcext:value-type="float">
            <text:p>-0.00008774</text:p>
          </table:table-cell>
          <table:table-cell office:value-type="float" office:value="0.00263424" calcext:value-type="float">
            <text:p>0.00263424</text:p>
          </table:table-cell>
          <table:table-cell office:value-type="float" office:value="0.0316666663" calcext:value-type="float">
            <text:p>0.0316666663</text:p>
          </table:table-cell>
          <table:table-cell office:value-type="float" office:value="-0.0004621" calcext:value-type="float">
            <text:p>-0.0004621</text:p>
          </table:table-cell>
          <table:table-cell office:value-type="float" office:value="0.00145797" calcext:value-type="float">
            <text:p>0.00145797</text:p>
          </table:table-cell>
          <table:table-cell office:value-type="float" office:value="0.044333335" calcext:value-type="float">
            <text:p>0.044333335</text:p>
          </table:table-cell>
          <table:table-cell office:value-type="float" office:value="-0.00003151" calcext:value-type="float">
            <text:p>-0.00003151</text:p>
          </table:table-cell>
          <table:table-cell office:value-type="float" office:value="0.00433473" calcext:value-type="float">
            <text:p>0.004334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12651" calcext:value-type="float">
            <text:p>0.00012651</text:p>
          </table:table-cell>
          <table:table-cell office:value-type="float" office:value="0.0041779" calcext:value-type="float">
            <text:p>0.00417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0008774" calcext:value-type="float">
            <text:p>-0.00008774</text:p>
          </table:table-cell>
          <table:table-cell office:value-type="float" office:value="0.00312121" calcext:value-type="float">
            <text:p>0.00312121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-0.0004621" calcext:value-type="float">
            <text:p>-0.0004621</text:p>
          </table:table-cell>
          <table:table-cell office:value-type="float" office:value="0.00196275" calcext:value-type="float">
            <text:p>0.00196275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-0.00003151" calcext:value-type="float">
            <text:p>-0.00003151</text:p>
          </table:table-cell>
          <table:table-cell office:value-type="float" office:value="0.0048468" calcext:value-type="float">
            <text:p>0.0048468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0012651" calcext:value-type="float">
            <text:p>0.00012651</text:p>
          </table:table-cell>
          <table:table-cell office:value-type="float" office:value="0.00530236" calcext:value-type="float">
            <text:p>0.005302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-0.00012819" calcext:value-type="float">
            <text:p>-0.00012819</text:p>
          </table:table-cell>
          <table:table-cell office:value-type="float" office:value="0.00267551" calcext:value-type="float">
            <text:p>0.00267551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-0.0004672" calcext:value-type="float">
            <text:p>-0.0004672</text:p>
          </table:table-cell>
          <table:table-cell office:value-type="float" office:value="0.0025625" calcext:value-type="float">
            <text:p>0.0025625</text:p>
          </table:table-cell>
          <table:table-cell office:value-type="float" office:value="0.0489999987" calcext:value-type="float">
            <text:p>0.0489999987</text:p>
          </table:table-cell>
          <table:table-cell office:value-type="float" office:value="-0.00011424" calcext:value-type="float">
            <text:p>-0.00011424</text:p>
          </table:table-cell>
          <table:table-cell office:value-type="float" office:value="0.00485899" calcext:value-type="float">
            <text:p>0.00485899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0.00012899" calcext:value-type="float">
            <text:p>0.00012899</text:p>
          </table:table-cell>
          <table:table-cell office:value-type="float" office:value="0.00597503" calcext:value-type="float">
            <text:p>0.005975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19999999" calcext:value-type="float">
            <text:p>0.0219999999</text:p>
          </table:table-cell>
          <table:table-cell office:value-type="float" office:value="-0.00012819" calcext:value-type="float">
            <text:p>-0.00012819</text:p>
          </table:table-cell>
          <table:table-cell office:value-type="float" office:value="0.00286356" calcext:value-type="float">
            <text:p>0.00286356</text:p>
          </table:table-cell>
          <table:table-cell office:value-type="float" office:value="0.0366666652" calcext:value-type="float">
            <text:p>0.0366666652</text:p>
          </table:table-cell>
          <table:table-cell office:value-type="float" office:value="-0.00053438" calcext:value-type="float">
            <text:p>-0.00053438</text:p>
          </table:table-cell>
          <table:table-cell office:value-type="float" office:value="0.00298878" calcext:value-type="float">
            <text:p>0.00298878</text:p>
          </table:table-cell>
          <table:table-cell office:value-type="float" office:value="0.0513333343" calcext:value-type="float">
            <text:p>0.0513333343</text:p>
          </table:table-cell>
          <table:table-cell office:value-type="float" office:value="-0.00011424" calcext:value-type="float">
            <text:p>-0.00011424</text:p>
          </table:table-cell>
          <table:table-cell office:value-type="float" office:value="0.00572888" calcext:value-type="float">
            <text:p>0.00572888</text:p>
          </table:table-cell>
          <table:table-cell office:value-type="float" office:value="0.0659999996" calcext:value-type="float">
            <text:p>0.0659999996</text:p>
          </table:table-cell>
          <table:table-cell office:value-type="float" office:value="0.00001225" calcext:value-type="float">
            <text:p>0.00001225</text:p>
          </table:table-cell>
          <table:table-cell office:value-type="float" office:value="0.00646948" calcext:value-type="float">
            <text:p>0.006469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0018953" calcext:value-type="float">
            <text:p>-0.00018953</text:p>
          </table:table-cell>
          <table:table-cell office:value-type="float" office:value="0.00312563" calcext:value-type="float">
            <text:p>0.00312563</text:p>
          </table:table-cell>
          <table:table-cell office:value-type="float" office:value="0.038333334" calcext:value-type="float">
            <text:p>0.038333334</text:p>
          </table:table-cell>
          <table:table-cell office:value-type="float" office:value="-0.00053438" calcext:value-type="float">
            <text:p>-0.00053438</text:p>
          </table:table-cell>
          <table:table-cell office:value-type="float" office:value="0.00308455" calcext:value-type="float">
            <text:p>0.00308455</text:p>
          </table:table-cell>
          <table:table-cell office:value-type="float" office:value="0.0536666662" calcext:value-type="float">
            <text:p>0.0536666662</text:p>
          </table:table-cell>
          <table:table-cell office:value-type="float" office:value="-0.0001106" calcext:value-type="float">
            <text:p>-0.0001106</text:p>
          </table:table-cell>
          <table:table-cell office:value-type="float" office:value="0.00617958" calcext:value-type="float">
            <text:p>0.00617958</text:p>
          </table:table-cell>
          <table:table-cell office:value-type="float" office:value="0.0689999983" calcext:value-type="float">
            <text:p>0.0689999983</text:p>
          </table:table-cell>
          <table:table-cell office:value-type="float" office:value="0.00001225" calcext:value-type="float">
            <text:p>0.00001225</text:p>
          </table:table-cell>
          <table:table-cell office:value-type="float" office:value="0.00761007" calcext:value-type="float">
            <text:p>0.007610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0018953" calcext:value-type="float">
            <text:p>-0.00018953</text:p>
          </table:table-cell>
          <table:table-cell office:value-type="float" office:value="0.00334363" calcext:value-type="float">
            <text:p>0.00334363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-0.00065041" calcext:value-type="float">
            <text:p>-0.00065041</text:p>
          </table:table-cell>
          <table:table-cell office:value-type="float" office:value="0.00317702" calcext:value-type="float">
            <text:p>0.0031770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-0.00024819" calcext:value-type="float">
            <text:p>-0.00024819</text:p>
          </table:table-cell>
          <table:table-cell office:value-type="float" office:value="0.00665188" calcext:value-type="float">
            <text:p>0.00665188</text:p>
          </table:table-cell>
          <table:table-cell office:value-type="float" office:value="0.0719999969" calcext:value-type="float">
            <text:p>0.0719999969</text:p>
          </table:table-cell>
          <table:table-cell office:value-type="float" office:value="0.00003205" calcext:value-type="float">
            <text:p>0.00003205</text:p>
          </table:table-cell>
          <table:table-cell office:value-type="float" office:value="0.00804376" calcext:value-type="float">
            <text:p>0.008043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-0.00018953" calcext:value-type="float">
            <text:p>-0.00018953</text:p>
          </table:table-cell>
          <table:table-cell office:value-type="float" office:value="0.00376044" calcext:value-type="float">
            <text:p>0.00376044</text:p>
          </table:table-cell>
          <table:table-cell office:value-type="float" office:value="0.0416666679" calcext:value-type="float">
            <text:p>0.0416666679</text:p>
          </table:table-cell>
          <table:table-cell office:value-type="float" office:value="-0.00065041" calcext:value-type="float">
            <text:p>-0.00065041</text:p>
          </table:table-cell>
          <table:table-cell office:value-type="float" office:value="0.00320203" calcext:value-type="float">
            <text:p>0.00320203</text:p>
          </table:table-cell>
          <table:table-cell office:value-type="float" office:value="0.0583333336" calcext:value-type="float">
            <text:p>0.0583333336</text:p>
          </table:table-cell>
          <table:table-cell office:value-type="float" office:value="-0.00024819" calcext:value-type="float">
            <text:p>-0.00024819</text:p>
          </table:table-cell>
          <table:table-cell office:value-type="float" office:value="0.0074487" calcext:value-type="float">
            <text:p>0.007448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-0.00017436" calcext:value-type="float">
            <text:p>-0.00017436</text:p>
          </table:table-cell>
          <table:table-cell office:value-type="float" office:value="0.00886624" calcext:value-type="float">
            <text:p>0.008866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260000005" calcext:value-type="float">
            <text:p>0.0260000005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00373035" calcext:value-type="float">
            <text:p>0.00373035</text:p>
          </table:table-cell>
          <table:table-cell office:value-type="float" office:value="0.043333333" calcext:value-type="float">
            <text:p>0.043333333</text:p>
          </table:table-cell>
          <table:table-cell office:value-type="float" office:value="-0.00065041" calcext:value-type="float">
            <text:p>-0.00065041</text:p>
          </table:table-cell>
          <table:table-cell office:value-type="float" office:value="0.00340519" calcext:value-type="float">
            <text:p>0.00340519</text:p>
          </table:table-cell>
          <table:table-cell office:value-type="float" office:value="0.0606666654" calcext:value-type="float">
            <text:p>0.0606666654</text:p>
          </table:table-cell>
          <table:table-cell office:value-type="float" office:value="-0.00042691" calcext:value-type="float">
            <text:p>-0.00042691</text:p>
          </table:table-cell>
          <table:table-cell office:value-type="float" office:value="0.00868133" calcext:value-type="float">
            <text:p>0.00868133</text:p>
          </table:table-cell>
          <table:table-cell office:value-type="float" office:value="0.0780000016" calcext:value-type="float">
            <text:p>0.0780000016</text:p>
          </table:table-cell>
          <table:table-cell office:value-type="float" office:value="-0.00010756" calcext:value-type="float">
            <text:p>-0.00010756</text:p>
          </table:table-cell>
          <table:table-cell office:value-type="float" office:value="0.00976169" calcext:value-type="float">
            <text:p>0.0097616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0043508" calcext:value-type="float">
            <text:p>0.0043508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-0.00079984" calcext:value-type="float">
            <text:p>-0.00079984</text:p>
          </table:table-cell>
          <table:table-cell office:value-type="float" office:value="0.00413252" calcext:value-type="float">
            <text:p>0.00413252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-0.00042691" calcext:value-type="float">
            <text:p>-0.00042691</text:p>
          </table:table-cell>
          <table:table-cell office:value-type="float" office:value="0.00946681" calcext:value-type="float">
            <text:p>0.00946681</text:p>
          </table:table-cell>
          <table:table-cell office:value-type="float" office:value="0.0810000002" calcext:value-type="float">
            <text:p>0.0810000002</text:p>
          </table:table-cell>
          <table:table-cell office:value-type="float" office:value="-0.00042577" calcext:value-type="float">
            <text:p>-0.00042577</text:p>
          </table:table-cell>
          <table:table-cell office:value-type="float" office:value="0.01118406" calcext:value-type="float">
            <text:p>0.011184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00498694" calcext:value-type="float">
            <text:p>0.00498694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-0.00079984" calcext:value-type="float">
            <text:p>-0.00079984</text:p>
          </table:table-cell>
          <table:table-cell office:value-type="float" office:value="0.00477906" calcext:value-type="float">
            <text:p>0.00477906</text:p>
          </table:table-cell>
          <table:table-cell office:value-type="float" office:value="0.0653333366" calcext:value-type="float">
            <text:p>0.0653333366</text:p>
          </table:table-cell>
          <table:table-cell office:value-type="float" office:value="-0.00042691" calcext:value-type="float">
            <text:p>-0.00042691</text:p>
          </table:table-cell>
          <table:table-cell office:value-type="float" office:value="0.01071083" calcext:value-type="float">
            <text:p>0.01071083</text:p>
          </table:table-cell>
          <table:table-cell office:value-type="float" office:value="0.0839999989" calcext:value-type="float">
            <text:p>0.0839999989</text:p>
          </table:table-cell>
          <table:table-cell office:value-type="float" office:value="-0.00042577" calcext:value-type="float">
            <text:p>-0.00042577</text:p>
          </table:table-cell>
          <table:table-cell office:value-type="float" office:value="0.01257278" calcext:value-type="float">
            <text:p>0.012572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289999992" calcext:value-type="float">
            <text:p>0.0289999992</text:p>
          </table:table-cell>
          <table:table-cell office:value-type="float" office:value="-0.00033753" calcext:value-type="float">
            <text:p>-0.00033753</text:p>
          </table:table-cell>
          <table:table-cell office:value-type="float" office:value="0.00569512" calcext:value-type="float">
            <text:p>0.00569512</text:p>
          </table:table-cell>
          <table:table-cell office:value-type="float" office:value="0.0483333319" calcext:value-type="float">
            <text:p>0.0483333319</text:p>
          </table:table-cell>
          <table:table-cell office:value-type="float" office:value="-0.00095684" calcext:value-type="float">
            <text:p>-0.00095684</text:p>
          </table:table-cell>
          <table:table-cell office:value-type="float" office:value="0.0054759" calcext:value-type="float">
            <text:p>0.0054759</text:p>
          </table:table-cell>
          <table:table-cell office:value-type="float" office:value="0.0676666647" calcext:value-type="float">
            <text:p>0.0676666647</text:p>
          </table:table-cell>
          <table:table-cell office:value-type="float" office:value="-0.00062134" calcext:value-type="float">
            <text:p>-0.00062134</text:p>
          </table:table-cell>
          <table:table-cell office:value-type="float" office:value="0.01202899" calcext:value-type="float">
            <text:p>0.01202899</text:p>
          </table:table-cell>
          <table:table-cell office:value-type="float" office:value="0.0869999975" calcext:value-type="float">
            <text:p>0.0869999975</text:p>
          </table:table-cell>
          <table:table-cell office:value-type="float" office:value="-0.00070908" calcext:value-type="float">
            <text:p>-0.00070908</text:p>
          </table:table-cell>
          <table:table-cell office:value-type="float" office:value="0.01399583" calcext:value-type="float">
            <text:p>0.013995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3753" calcext:value-type="float">
            <text:p>-0.00033753</text:p>
          </table:table-cell>
          <table:table-cell office:value-type="float" office:value="0.00647616" calcext:value-type="float">
            <text:p>0.006476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95684" calcext:value-type="float">
            <text:p>-0.00095684</text:p>
          </table:table-cell>
          <table:table-cell office:value-type="float" office:value="0.00633067" calcext:value-type="float">
            <text:p>0.006330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62134" calcext:value-type="float">
            <text:p>-0.00062134</text:p>
          </table:table-cell>
          <table:table-cell office:value-type="float" office:value="0.0133004" calcext:value-type="float">
            <text:p>0.01330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70908" calcext:value-type="float">
            <text:p>-0.00070908</text:p>
          </table:table-cell>
          <table:table-cell office:value-type="float" office:value="0.0153652" calcext:value-type="float">
            <text:p>0.01536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7101" calcext:value-type="float">
            <text:p>-0.00037101</text:p>
          </table:table-cell>
          <table:table-cell office:value-type="float" office:value="0.00723513" calcext:value-type="float">
            <text:p>0.007235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95684" calcext:value-type="float">
            <text:p>-0.00095684</text:p>
          </table:table-cell>
          <table:table-cell office:value-type="float" office:value="0.00725718" calcext:value-type="float">
            <text:p>0.0072571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207" calcext:value-type="float">
            <text:p>-0.00077207</text:p>
          </table:table-cell>
          <table:table-cell office:value-type="float" office:value="0.0148892" calcext:value-type="float">
            <text:p>0.01488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39089" calcext:value-type="float">
            <text:p>-0.00039089</text:p>
          </table:table-cell>
          <table:table-cell office:value-type="float" office:value="0.01736165" calcext:value-type="float">
            <text:p>0.0173616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7101" calcext:value-type="float">
            <text:p>-0.00037101</text:p>
          </table:table-cell>
          <table:table-cell office:value-type="float" office:value="0.00768568" calcext:value-type="float">
            <text:p>0.007685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696" calcext:value-type="float">
            <text:p>-0.00106696</text:p>
          </table:table-cell>
          <table:table-cell office:value-type="float" office:value="0.00852839" calcext:value-type="float">
            <text:p>0.008528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207" calcext:value-type="float">
            <text:p>-0.00077207</text:p>
          </table:table-cell>
          <table:table-cell office:value-type="float" office:value="0.01639603" calcext:value-type="float">
            <text:p>0.016396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95865" calcext:value-type="float">
            <text:p>-0.00095865</text:p>
          </table:table-cell>
          <table:table-cell office:value-type="float" office:value="0.01947669" calcext:value-type="float">
            <text:p>0.019476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7101" calcext:value-type="float">
            <text:p>-0.00037101</text:p>
          </table:table-cell>
          <table:table-cell office:value-type="float" office:value="0.00833169" calcext:value-type="float">
            <text:p>0.0083316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696" calcext:value-type="float">
            <text:p>-0.00106696</text:p>
          </table:table-cell>
          <table:table-cell office:value-type="float" office:value="0.00976671" calcext:value-type="float">
            <text:p>0.0097667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207" calcext:value-type="float">
            <text:p>-0.00077207</text:p>
          </table:table-cell>
          <table:table-cell office:value-type="float" office:value="0.0178797" calcext:value-type="float">
            <text:p>0.01787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95865" calcext:value-type="float">
            <text:p>-0.00095865</text:p>
          </table:table-cell>
          <table:table-cell office:value-type="float" office:value="0.02105934" calcext:value-type="float">
            <text:p>0.021059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1168" calcext:value-type="float">
            <text:p>-0.00031168</text:p>
          </table:table-cell>
          <table:table-cell office:value-type="float" office:value="0.00897617" calcext:value-type="float">
            <text:p>0.008976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83456" calcext:value-type="float">
            <text:p>-0.00083456</text:p>
          </table:table-cell>
          <table:table-cell office:value-type="float" office:value="0.01110483" calcext:value-type="float">
            <text:p>0.0111048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439" calcext:value-type="float">
            <text:p>-0.00077439</text:p>
          </table:table-cell>
          <table:table-cell office:value-type="float" office:value="0.01958103" calcext:value-type="float">
            <text:p>0.019581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39613" calcext:value-type="float">
            <text:p>-0.00039613</text:p>
          </table:table-cell>
          <table:table-cell office:value-type="float" office:value="0.02298408" calcext:value-type="float">
            <text:p>0.022984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1168" calcext:value-type="float">
            <text:p>-0.00031168</text:p>
          </table:table-cell>
          <table:table-cell office:value-type="float" office:value="0.00945275" calcext:value-type="float">
            <text:p>0.009452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039" calcext:value-type="float">
            <text:p>-0.00106039</text:p>
          </table:table-cell>
          <table:table-cell office:value-type="float" office:value="0.01245655" calcext:value-type="float">
            <text:p>0.0124565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439" calcext:value-type="float">
            <text:p>-0.00077439</text:p>
          </table:table-cell>
          <table:table-cell office:value-type="float" office:value="0.02096464" calcext:value-type="float">
            <text:p>0.0209646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105266" calcext:value-type="float">
            <text:p>-0.00105266</text:p>
          </table:table-cell>
          <table:table-cell office:value-type="float" office:value="0.02483983" calcext:value-type="float">
            <text:p>0.024839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09634" calcext:value-type="float">
            <text:p>-0.00009634</text:p>
          </table:table-cell>
          <table:table-cell office:value-type="float" office:value="0.00997312" calcext:value-type="float">
            <text:p>0.009973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039" calcext:value-type="float">
            <text:p>-0.00106039</text:p>
          </table:table-cell>
          <table:table-cell office:value-type="float" office:value="0.01412988" calcext:value-type="float">
            <text:p>0.014129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4974" calcext:value-type="float">
            <text:p>-0.0004974</text:p>
          </table:table-cell>
          <table:table-cell office:value-type="float" office:value="0.02240889" calcext:value-type="float">
            <text:p>0.0224088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105266" calcext:value-type="float">
            <text:p>-0.00105266</text:p>
          </table:table-cell>
          <table:table-cell office:value-type="float" office:value="0.02662204" calcext:value-type="float">
            <text:p>0.026622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09634" calcext:value-type="float">
            <text:p>-0.00009634</text:p>
          </table:table-cell>
          <table:table-cell office:value-type="float" office:value="0.01114034" calcext:value-type="float">
            <text:p>0.011140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82912" calcext:value-type="float">
            <text:p>-0.00082912</text:p>
          </table:table-cell>
          <table:table-cell office:value-type="float" office:value="0.01539565" calcext:value-type="float">
            <text:p>0.0153956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4974" calcext:value-type="float">
            <text:p>-0.0004974</text:p>
          </table:table-cell>
          <table:table-cell office:value-type="float" office:value="0.02410897" calcext:value-type="float">
            <text:p>0.024108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82471" calcext:value-type="float">
            <text:p>-0.00082471</text:p>
          </table:table-cell>
          <table:table-cell office:value-type="float" office:value="0.02857979" calcext:value-type="float">
            <text:p>0.028579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09634" calcext:value-type="float">
            <text:p>-0.00009634</text:p>
          </table:table-cell>
          <table:table-cell office:value-type="float" office:value="0.01164284" calcext:value-type="float">
            <text:p>0.011642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82912" calcext:value-type="float">
            <text:p>-0.00082912</text:p>
          </table:table-cell>
          <table:table-cell office:value-type="float" office:value="0.01648312" calcext:value-type="float">
            <text:p>0.0164831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4974" calcext:value-type="float">
            <text:p>-0.0004974</text:p>
          </table:table-cell>
          <table:table-cell office:value-type="float" office:value="0.02574897" calcext:value-type="float">
            <text:p>0.025748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82471" calcext:value-type="float">
            <text:p>-0.00082471</text:p>
          </table:table-cell>
          <table:table-cell office:value-type="float" office:value="0.03030728" calcext:value-type="float">
            <text:p>0.030307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035778" calcext:value-type="float">
            <text:p>0.00035778</text:p>
          </table:table-cell>
          <table:table-cell office:value-type="float" office:value="0.01192032" calcext:value-type="float">
            <text:p>0.011920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2517" calcext:value-type="float">
            <text:p>-0.0002517</text:p>
          </table:table-cell>
          <table:table-cell office:value-type="float" office:value="0.0176037" calcext:value-type="float">
            <text:p>0.01760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021736" calcext:value-type="float">
            <text:p>0.00021736</text:p>
          </table:table-cell>
          <table:table-cell office:value-type="float" office:value="0.02725553" calcext:value-type="float">
            <text:p>0.0272555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052266" calcext:value-type="float">
            <text:p>0.00052266</text:p>
          </table:table-cell>
          <table:table-cell office:value-type="float" office:value="0.03226943" calcext:value-type="float">
            <text:p>0.032269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035778" calcext:value-type="float">
            <text:p>0.00035778</text:p>
          </table:table-cell>
          <table:table-cell office:value-type="float" office:value="0.01226541" calcext:value-type="float">
            <text:p>0.012265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2517" calcext:value-type="float">
            <text:p>-0.0002517</text:p>
          </table:table-cell>
          <table:table-cell office:value-type="float" office:value="0.01875526" calcext:value-type="float">
            <text:p>0.0187552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021736" calcext:value-type="float">
            <text:p>0.00021736</text:p>
          </table:table-cell>
          <table:table-cell office:value-type="float" office:value="0.02851367" calcext:value-type="float">
            <text:p>0.028513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08042" calcext:value-type="float">
            <text:p>-0.00008042</text:p>
          </table:table-cell>
          <table:table-cell office:value-type="float" office:value="0.03404804" calcext:value-type="float">
            <text:p>0.034048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112856" calcext:value-type="float">
            <text:p>0.00112856</text:p>
          </table:table-cell>
          <table:table-cell office:value-type="float" office:value="0.01263812" calcext:value-type="float">
            <text:p>0.012638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2517" calcext:value-type="float">
            <text:p>-0.0002517</text:p>
          </table:table-cell>
          <table:table-cell office:value-type="float" office:value="0.01939188" calcext:value-type="float">
            <text:p>0.019391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154568" calcext:value-type="float">
            <text:p>0.00154568</text:p>
          </table:table-cell>
          <table:table-cell office:value-type="float" office:value="0.02999809" calcext:value-type="float">
            <text:p>0.0299980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08042" calcext:value-type="float">
            <text:p>-0.00008042</text:p>
          </table:table-cell>
          <table:table-cell office:value-type="float" office:value="0.0359521" calcext:value-type="float">
            <text:p>0.03595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112856" calcext:value-type="float">
            <text:p>0.00112856</text:p>
          </table:table-cell>
          <table:table-cell office:value-type="float" office:value="0.01278983" calcext:value-type="float">
            <text:p>0.012789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079723" calcext:value-type="float">
            <text:p>0.00079723</text:p>
          </table:table-cell>
          <table:table-cell office:value-type="float" office:value="0.01982488" calcext:value-type="float">
            <text:p>0.019824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154568" calcext:value-type="float">
            <text:p>0.00154568</text:p>
          </table:table-cell>
          <table:table-cell office:value-type="float" office:value="0.03101553" calcext:value-type="float">
            <text:p>0.0310155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139587" calcext:value-type="float">
            <text:p>0.00139587</text:p>
          </table:table-cell>
          <table:table-cell office:value-type="float" office:value="0.03787509" calcext:value-type="float">
            <text:p>0.0378750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112856" calcext:value-type="float">
            <text:p>0.00112856</text:p>
          </table:table-cell>
          <table:table-cell office:value-type="float" office:value="0.01304004" calcext:value-type="float">
            <text:p>0.01304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079723" calcext:value-type="float">
            <text:p>0.00079723</text:p>
          </table:table-cell>
          <table:table-cell office:value-type="float" office:value="0.02060025" calcext:value-type="float">
            <text:p>0.020600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154568" calcext:value-type="float">
            <text:p>0.00154568</text:p>
          </table:table-cell>
          <table:table-cell office:value-type="float" office:value="0.03210073" calcext:value-type="float">
            <text:p>0.0321007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139587" calcext:value-type="float">
            <text:p>0.00139587</text:p>
          </table:table-cell>
          <table:table-cell office:value-type="float" office:value="0.03906779" calcext:value-type="float">
            <text:p>0.0390677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22828" calcext:value-type="float">
            <text:p>0.0022828</text:p>
          </table:table-cell>
          <table:table-cell office:value-type="float" office:value="0.01340219" calcext:value-type="float">
            <text:p>0.013402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079723" calcext:value-type="float">
            <text:p>0.00079723</text:p>
          </table:table-cell>
          <table:table-cell office:value-type="float" office:value="0.02166736" calcext:value-type="float">
            <text:p>0.0216673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365874" calcext:value-type="float">
            <text:p>0.00365874</text:p>
          </table:table-cell>
          <table:table-cell office:value-type="float" office:value="0.03289797" calcext:value-type="float">
            <text:p>0.032897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139587" calcext:value-type="float">
            <text:p>0.00139587</text:p>
          </table:table-cell>
          <table:table-cell office:value-type="float" office:value="0.04074795" calcext:value-type="float">
            <text:p>0.040747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22828" calcext:value-type="float">
            <text:p>0.0022828</text:p>
          </table:table-cell>
          <table:table-cell office:value-type="float" office:value="0.01366369" calcext:value-type="float">
            <text:p>0.0136636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244617" calcext:value-type="float">
            <text:p>0.00244617</text:p>
          </table:table-cell>
          <table:table-cell office:value-type="float" office:value="0.02206301" calcext:value-type="float">
            <text:p>0.0220630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365874" calcext:value-type="float">
            <text:p>0.00365874</text:p>
          </table:table-cell>
          <table:table-cell office:value-type="float" office:value="0.03383079" calcext:value-type="float">
            <text:p>0.033830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382335" calcext:value-type="float">
            <text:p>0.00382335</text:p>
          </table:table-cell>
          <table:table-cell office:value-type="float" office:value="0.04192231" calcext:value-type="float">
            <text:p>0.0419223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30107" calcext:value-type="float">
            <text:p>0.0030107</text:p>
          </table:table-cell>
          <table:table-cell office:value-type="float" office:value="0.01427773" calcext:value-type="float">
            <text:p>0.014277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244617" calcext:value-type="float">
            <text:p>0.00244617</text:p>
          </table:table-cell>
          <table:table-cell office:value-type="float" office:value="0.02251028" calcext:value-type="float">
            <text:p>0.0225102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365874" calcext:value-type="float">
            <text:p>0.00365874</text:p>
          </table:table-cell>
          <table:table-cell office:value-type="float" office:value="0.03502212" calcext:value-type="float">
            <text:p>0.0350221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382335" calcext:value-type="float">
            <text:p>0.00382335</text:p>
          </table:table-cell>
          <table:table-cell office:value-type="float" office:value="0.0430446" calcext:value-type="float">
            <text:p>0.04304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387736" calcext:value-type="float">
            <text:p>0.00387736</text:p>
          </table:table-cell>
          <table:table-cell office:value-type="float" office:value="0.01517017" calcext:value-type="float">
            <text:p>0.015170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479663" calcext:value-type="float">
            <text:p>0.00479663</text:p>
          </table:table-cell>
          <table:table-cell office:value-type="float" office:value="0.02335677" calcext:value-type="float">
            <text:p>0.0233567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668646" calcext:value-type="float">
            <text:p>0.00668646</text:p>
          </table:table-cell>
          <table:table-cell office:value-type="float" office:value="0.03624292" calcext:value-type="float">
            <text:p>0.036242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73881" calcext:value-type="float">
            <text:p>0.0073881</text:p>
          </table:table-cell>
          <table:table-cell office:value-type="float" office:value="0.04412135" calcext:value-type="float">
            <text:p>0.044121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387736" calcext:value-type="float">
            <text:p>0.00387736</text:p>
          </table:table-cell>
          <table:table-cell office:value-type="float" office:value="0.0158361" calcext:value-type="float">
            <text:p>0.01583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479663" calcext:value-type="float">
            <text:p>0.00479663</text:p>
          </table:table-cell>
          <table:table-cell office:value-type="float" office:value="0.02451644" calcext:value-type="float">
            <text:p>0.024516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668646" calcext:value-type="float">
            <text:p>0.00668646</text:p>
          </table:table-cell>
          <table:table-cell office:value-type="float" office:value="0.03741765" calcext:value-type="float">
            <text:p>0.037417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73881" calcext:value-type="float">
            <text:p>0.0073881</text:p>
          </table:table-cell>
          <table:table-cell office:value-type="float" office:value="0.04549843" calcext:value-type="float">
            <text:p>0.045498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593766" calcext:value-type="float">
            <text:p>0.00593766</text:p>
          </table:table-cell>
          <table:table-cell office:value-type="float" office:value="0.01636918" calcext:value-type="float">
            <text:p>0.016369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479663" calcext:value-type="float">
            <text:p>0.00479663</text:p>
          </table:table-cell>
          <table:table-cell office:value-type="float" office:value="0.02594487" calcext:value-type="float">
            <text:p>0.0259448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073311" calcext:value-type="float">
            <text:p>0.01073311</text:p>
          </table:table-cell>
          <table:table-cell office:value-type="float" office:value="0.03838073" calcext:value-type="float">
            <text:p>0.0383807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73881" calcext:value-type="float">
            <text:p>0.0073881</text:p>
          </table:table-cell>
          <table:table-cell office:value-type="float" office:value="0.04668782" calcext:value-type="float">
            <text:p>0.0466878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593766" calcext:value-type="float">
            <text:p>0.00593766</text:p>
          </table:table-cell>
          <table:table-cell office:value-type="float" office:value="0.01707668" calcext:value-type="float">
            <text:p>0.017076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792413" calcext:value-type="float">
            <text:p>0.00792413</text:p>
          </table:table-cell>
          <table:table-cell office:value-type="float" office:value="0.02697443" calcext:value-type="float">
            <text:p>0.026974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073311" calcext:value-type="float">
            <text:p>0.01073311</text:p>
          </table:table-cell>
          <table:table-cell office:value-type="float" office:value="0.03962716" calcext:value-type="float">
            <text:p>0.039627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222394" calcext:value-type="float">
            <text:p>0.01222394</text:p>
          </table:table-cell>
          <table:table-cell office:value-type="float" office:value="0.04792898" calcext:value-type="float">
            <text:p>0.047928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715236" calcext:value-type="float">
            <text:p>0.00715236</text:p>
          </table:table-cell>
          <table:table-cell office:value-type="float" office:value="0.01743685" calcext:value-type="float">
            <text:p>0.017436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792413" calcext:value-type="float">
            <text:p>0.00792413</text:p>
          </table:table-cell>
          <table:table-cell office:value-type="float" office:value="0.0281282" calcext:value-type="float">
            <text:p>0.028128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073311" calcext:value-type="float">
            <text:p>0.01073311</text:p>
          </table:table-cell>
          <table:table-cell office:value-type="float" office:value="0.04104746" calcext:value-type="float">
            <text:p>0.0410474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222394" calcext:value-type="float">
            <text:p>0.01222394</text:p>
          </table:table-cell>
          <table:table-cell office:value-type="float" office:value="0.04967916" calcext:value-type="float">
            <text:p>0.049679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845152" calcext:value-type="float">
            <text:p>0.00845152</text:p>
          </table:table-cell>
          <table:table-cell office:value-type="float" office:value="0.01801623" calcext:value-type="float">
            <text:p>0.018016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958516" calcext:value-type="float">
            <text:p>0.00958516</text:p>
          </table:table-cell>
          <table:table-cell office:value-type="float" office:value="0.02935666" calcext:value-type="float">
            <text:p>0.0293566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58426" calcext:value-type="float">
            <text:p>0.0158426</text:p>
          </table:table-cell>
          <table:table-cell office:value-type="float" office:value="0.04238679" calcext:value-type="float">
            <text:p>0.042386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83955" calcext:value-type="float">
            <text:p>0.0183955</text:p>
          </table:table-cell>
          <table:table-cell office:value-type="float" office:value="0.05130922" calcext:value-type="float">
            <text:p>0.051309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845152" calcext:value-type="float">
            <text:p>0.00845152</text:p>
          </table:table-cell>
          <table:table-cell office:value-type="float" office:value="0.01864867" calcext:value-type="float">
            <text:p>0.018648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184534" calcext:value-type="float">
            <text:p>0.01184534</text:p>
          </table:table-cell>
          <table:table-cell office:value-type="float" office:value="0.03030441" calcext:value-type="float">
            <text:p>0.0303044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58426" calcext:value-type="float">
            <text:p>0.0158426</text:p>
          </table:table-cell>
          <table:table-cell office:value-type="float" office:value="0.04395769" calcext:value-type="float">
            <text:p>0.043957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83955" calcext:value-type="float">
            <text:p>0.0183955</text:p>
          </table:table-cell>
          <table:table-cell office:value-type="float" office:value="0.05254998" calcext:value-type="float">
            <text:p>0.052549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988819" calcext:value-type="float">
            <text:p>0.00988819</text:p>
          </table:table-cell>
          <table:table-cell office:value-type="float" office:value="0.01923326" calcext:value-type="float">
            <text:p>0.019233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184534" calcext:value-type="float">
            <text:p>0.01184534</text:p>
          </table:table-cell>
          <table:table-cell office:value-type="float" office:value="0.03157722" calcext:value-type="float">
            <text:p>0.031577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831413" calcext:value-type="float">
            <text:p>0.01831413</text:p>
          </table:table-cell>
          <table:table-cell office:value-type="float" office:value="0.04570425" calcext:value-type="float">
            <text:p>0.045704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83955" calcext:value-type="float">
            <text:p>0.0183955</text:p>
          </table:table-cell>
          <table:table-cell office:value-type="float" office:value="0.05462902" calcext:value-type="float">
            <text:p>0.054629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136445" calcext:value-type="float">
            <text:p>0.01136445</text:p>
          </table:table-cell>
          <table:table-cell office:value-type="float" office:value="0.0196827" calcext:value-type="float">
            <text:p>0.01968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651055" calcext:value-type="float">
            <text:p>0.01651055</text:p>
          </table:table-cell>
          <table:table-cell office:value-type="float" office:value="0.03322262" calcext:value-type="float">
            <text:p>0.033222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195851" calcext:value-type="float">
            <text:p>0.02195851</text:p>
          </table:table-cell>
          <table:table-cell office:value-type="float" office:value="0.04766818" calcext:value-type="float">
            <text:p>0.0476681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2587166" calcext:value-type="float">
            <text:p>0.02587166</text:p>
          </table:table-cell>
          <table:table-cell office:value-type="float" office:value="0.05607959" calcext:value-type="float">
            <text:p>0.056079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136445" calcext:value-type="float">
            <text:p>0.01136445</text:p>
          </table:table-cell>
          <table:table-cell office:value-type="float" office:value="0.01984876" calcext:value-type="float">
            <text:p>0.019848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651055" calcext:value-type="float">
            <text:p>0.01651055</text:p>
          </table:table-cell>
          <table:table-cell office:value-type="float" office:value="0.03409588" calcext:value-type="float">
            <text:p>0.034095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195851" calcext:value-type="float">
            <text:p>0.02195851</text:p>
          </table:table-cell>
          <table:table-cell office:value-type="float" office:value="0.0496436" calcext:value-type="float">
            <text:p>0.04964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2587166" calcext:value-type="float">
            <text:p>0.02587166</text:p>
          </table:table-cell>
          <table:table-cell office:value-type="float" office:value="0.05860319" calcext:value-type="float">
            <text:p>0.058603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459637" calcext:value-type="float">
            <text:p>0.01459637</text:p>
          </table:table-cell>
          <table:table-cell office:value-type="float" office:value="0.02065177" calcext:value-type="float">
            <text:p>0.020651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651055" calcext:value-type="float">
            <text:p>0.01651055</text:p>
          </table:table-cell>
          <table:table-cell office:value-type="float" office:value="0.03509303" calcext:value-type="float">
            <text:p>0.035093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895127" calcext:value-type="float">
            <text:p>0.02895127</text:p>
          </table:table-cell>
          <table:table-cell office:value-type="float" office:value="0.05127064" calcext:value-type="float">
            <text:p>0.0512706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3449493" calcext:value-type="float">
            <text:p>0.03449493</text:p>
          </table:table-cell>
          <table:table-cell office:value-type="float" office:value="0.06051383" calcext:value-type="float">
            <text:p>0.0605138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459637" calcext:value-type="float">
            <text:p>0.01459637</text:p>
          </table:table-cell>
          <table:table-cell office:value-type="float" office:value="0.02154524" calcext:value-type="float">
            <text:p>0.021545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180506" calcext:value-type="float">
            <text:p>0.02180506</text:p>
          </table:table-cell>
          <table:table-cell office:value-type="float" office:value="0.03613821" calcext:value-type="float">
            <text:p>0.036138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895127" calcext:value-type="float">
            <text:p>0.02895127</text:p>
          </table:table-cell>
          <table:table-cell office:value-type="float" office:value="0.05237971" calcext:value-type="float">
            <text:p>0.052379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3449493" calcext:value-type="float">
            <text:p>0.03449493</text:p>
          </table:table-cell>
          <table:table-cell office:value-type="float" office:value="0.06266839" calcext:value-type="float">
            <text:p>0.0626683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633739" calcext:value-type="float">
            <text:p>0.01633739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180506" calcext:value-type="float">
            <text:p>0.02180506</text:p>
          </table:table-cell>
          <table:table-cell office:value-type="float" office:value="0.03690667" calcext:value-type="float">
            <text:p>0.036906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3251759" calcext:value-type="float">
            <text:p>0.03251759</text:p>
          </table:table-cell>
          <table:table-cell office:value-type="float" office:value="0.05336641" calcext:value-type="float">
            <text:p>0.0533664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3449493" calcext:value-type="float">
            <text:p>0.03449493</text:p>
          </table:table-cell>
          <table:table-cell office:value-type="float" office:value="0.06463762" calcext:value-type="float">
            <text:p>0.064637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801221" calcext:value-type="float">
            <text:p>0.01801221</text:p>
          </table:table-cell>
          <table:table-cell office:value-type="float" office:value="0.02260655" calcext:value-type="float">
            <text:p>0.022606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463282" calcext:value-type="float">
            <text:p>0.02463282</text:p>
          </table:table-cell>
          <table:table-cell office:value-type="float" office:value="0.03803744" calcext:value-type="float">
            <text:p>0.038037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3658826" calcext:value-type="float">
            <text:p>0.03658826</text:p>
          </table:table-cell>
          <table:table-cell office:value-type="float" office:value="0.05445026" calcext:value-type="float">
            <text:p>0.054450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4399308" calcext:value-type="float">
            <text:p>0.04399308</text:p>
          </table:table-cell>
          <table:table-cell office:value-type="float" office:value="0.06640687" calcext:value-type="float">
            <text:p>0.066406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80517" calcext:value-type="float">
            <text:p>0.01980517</text:p>
          </table:table-cell>
          <table:table-cell office:value-type="float" office:value="0.02264237" calcext:value-type="float">
            <text:p>0.022642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752245" calcext:value-type="float">
            <text:p>0.02752245</text:p>
          </table:table-cell>
          <table:table-cell office:value-type="float" office:value="0.03854191" calcext:value-type="float">
            <text:p>0.0385419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3658826" calcext:value-type="float">
            <text:p>0.03658826</text:p>
          </table:table-cell>
          <table:table-cell office:value-type="float" office:value="0.05540272" calcext:value-type="float">
            <text:p>0.055402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4399308" calcext:value-type="float">
            <text:p>0.04399308</text:p>
          </table:table-cell>
          <table:table-cell office:value-type="float" office:value="0.06749448" calcext:value-type="float">
            <text:p>0.067494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146695" calcext:value-type="float">
            <text:p>0.02146695</text:p>
          </table:table-cell>
          <table:table-cell office:value-type="float" office:value="0.02281006" calcext:value-type="float">
            <text:p>0.022810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752245" calcext:value-type="float">
            <text:p>0.02752245</text:p>
          </table:table-cell>
          <table:table-cell office:value-type="float" office:value="0.03900502" calcext:value-type="float">
            <text:p>0.039005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4052566" calcext:value-type="float">
            <text:p>0.04052566</text:p>
          </table:table-cell>
          <table:table-cell office:value-type="float" office:value="0.05619831" calcext:value-type="float">
            <text:p>0.056198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4399308" calcext:value-type="float">
            <text:p>0.04399308</text:p>
          </table:table-cell>
          <table:table-cell office:value-type="float" office:value="0.06818587" calcext:value-type="float">
            <text:p>0.0681858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146695" calcext:value-type="float">
            <text:p>0.02146695</text:p>
          </table:table-cell>
          <table:table-cell office:value-type="float" office:value="0.02288051" calcext:value-type="float">
            <text:p>0.022880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339003" calcext:value-type="float">
            <text:p>0.03339003</text:p>
          </table:table-cell>
          <table:table-cell office:value-type="float" office:value="0.03958424" calcext:value-type="float">
            <text:p>0.0395842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4455904" calcext:value-type="float">
            <text:p>0.04455904</text:p>
          </table:table-cell>
          <table:table-cell office:value-type="float" office:value="0.05642184" calcext:value-type="float">
            <text:p>0.056421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5395399" calcext:value-type="float">
            <text:p>0.05395399</text:p>
          </table:table-cell>
          <table:table-cell office:value-type="float" office:value="0.06860792" calcext:value-type="float">
            <text:p>0.0686079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322181" calcext:value-type="float">
            <text:p>0.02322181</text:p>
          </table:table-cell>
          <table:table-cell office:value-type="float" office:value="0.02296024" calcext:value-type="float">
            <text:p>0.022960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339003" calcext:value-type="float">
            <text:p>0.03339003</text:p>
          </table:table-cell>
          <table:table-cell office:value-type="float" office:value="0.04036434" calcext:value-type="float">
            <text:p>0.0403643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4867261" calcext:value-type="float">
            <text:p>0.04867261</text:p>
          </table:table-cell>
          <table:table-cell office:value-type="float" office:value="0.05712199" calcext:value-type="float">
            <text:p>0.057121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5395399" calcext:value-type="float">
            <text:p>0.05395399</text:p>
          </table:table-cell>
          <table:table-cell office:value-type="float" office:value="0.06911765" calcext:value-type="float">
            <text:p>0.069117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7886" calcext:value-type="float">
            <text:p>0.0247886</text:p>
          </table:table-cell>
          <table:table-cell office:value-type="float" office:value="0.02298862" calcext:value-type="float">
            <text:p>0.022988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638685" calcext:value-type="float">
            <text:p>0.03638685</text:p>
          </table:table-cell>
          <table:table-cell office:value-type="float" office:value="0.0410995" calcext:value-type="float">
            <text:p>0.041099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246783" calcext:value-type="float">
            <text:p>0.05246783</text:p>
          </table:table-cell>
          <table:table-cell office:value-type="float" office:value="0.05720955" calcext:value-type="float">
            <text:p>0.057209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6386163" calcext:value-type="float">
            <text:p>0.06386163</text:p>
          </table:table-cell>
          <table:table-cell office:value-type="float" office:value="0.06941315" calcext:value-type="float">
            <text:p>0.069413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7886" calcext:value-type="float">
            <text:p>0.0247886</text:p>
          </table:table-cell>
          <table:table-cell office:value-type="float" office:value="0.02317299" calcext:value-type="float">
            <text:p>0.023172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09167" calcext:value-type="float">
            <text:p>0.03909167</text:p>
          </table:table-cell>
          <table:table-cell office:value-type="float" office:value="0.04161727" calcext:value-type="float">
            <text:p>0.041617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246783" calcext:value-type="float">
            <text:p>0.05246783</text:p>
          </table:table-cell>
          <table:table-cell office:value-type="float" office:value="0.05804348" calcext:value-type="float">
            <text:p>0.058043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6386163" calcext:value-type="float">
            <text:p>0.06386163</text:p>
          </table:table-cell>
          <table:table-cell office:value-type="float" office:value="0.06986749" calcext:value-type="float">
            <text:p>0.069867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0062" calcext:value-type="float">
            <text:p>0.02780062</text:p>
          </table:table-cell>
          <table:table-cell office:value-type="float" office:value="0.0233493" calcext:value-type="float">
            <text:p>0.02334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09167" calcext:value-type="float">
            <text:p>0.03909167</text:p>
          </table:table-cell>
          <table:table-cell office:value-type="float" office:value="0.04200925" calcext:value-type="float">
            <text:p>0.042009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651388" calcext:value-type="float">
            <text:p>0.05651388</text:p>
          </table:table-cell>
          <table:table-cell office:value-type="float" office:value="0.05834476" calcext:value-type="float">
            <text:p>0.0583447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6908682" calcext:value-type="float">
            <text:p>0.06908682</text:p>
          </table:table-cell>
          <table:table-cell office:value-type="float" office:value="0.07033078" calcext:value-type="float">
            <text:p>0.070330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0062" calcext:value-type="float">
            <text:p>0.02780062</text:p>
          </table:table-cell>
          <table:table-cell office:value-type="float" office:value="0.02398026" calcext:value-type="float">
            <text:p>0.023980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8376" calcext:value-type="float">
            <text:p>0.04428376</text:p>
          </table:table-cell>
          <table:table-cell office:value-type="float" office:value="0.0422022" calcext:value-type="float">
            <text:p>0.04220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986248" calcext:value-type="float">
            <text:p>0.05986248</text:p>
          </table:table-cell>
          <table:table-cell office:value-type="float" office:value="0.0589973" calcext:value-type="float">
            <text:p>0.058997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12794" calcext:value-type="float">
            <text:p>0.07312794</text:p>
          </table:table-cell>
          <table:table-cell office:value-type="float" office:value="0.07110104" calcext:value-type="float">
            <text:p>0.071101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226" calcext:value-type="float">
            <text:p>0.029226</text:p>
          </table:table-cell>
          <table:table-cell office:value-type="float" office:value="0.02446428" calcext:value-type="float">
            <text:p>0.024464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8376" calcext:value-type="float">
            <text:p>0.04428376</text:p>
          </table:table-cell>
          <table:table-cell office:value-type="float" office:value="0.04301247" calcext:value-type="float">
            <text:p>0.043012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57758" calcext:value-type="float">
            <text:p>0.06357758</text:p>
          </table:table-cell>
          <table:table-cell office:value-type="float" office:value="0.05926308" calcext:value-type="float">
            <text:p>0.059263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12794" calcext:value-type="float">
            <text:p>0.07312794</text:p>
          </table:table-cell>
          <table:table-cell office:value-type="float" office:value="0.07180849" calcext:value-type="float">
            <text:p>0.071808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299" calcext:value-type="float">
            <text:p>0.03035299</text:p>
          </table:table-cell>
          <table:table-cell office:value-type="float" office:value="0.02462319" calcext:value-type="float">
            <text:p>0.024623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68986" calcext:value-type="float">
            <text:p>0.04668986</text:p>
          </table:table-cell>
          <table:table-cell office:value-type="float" office:value="0.04337935" calcext:value-type="float">
            <text:p>0.0433793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2865" calcext:value-type="float">
            <text:p>0.0662865</text:p>
          </table:table-cell>
          <table:table-cell office:value-type="float" office:value="0.05996124" calcext:value-type="float">
            <text:p>0.059961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96339" calcext:value-type="float">
            <text:p>0.07796339</text:p>
          </table:table-cell>
          <table:table-cell office:value-type="float" office:value="0.07252088" calcext:value-type="float">
            <text:p>0.072520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299" calcext:value-type="float">
            <text:p>0.03035299</text:p>
          </table:table-cell>
          <table:table-cell office:value-type="float" office:value="0.02562743" calcext:value-type="float">
            <text:p>0.0256274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4223" calcext:value-type="float">
            <text:p>0.04864223</text:p>
          </table:table-cell>
          <table:table-cell office:value-type="float" office:value="0.04341496" calcext:value-type="float">
            <text:p>0.0434149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2865" calcext:value-type="float">
            <text:p>0.0662865</text:p>
          </table:table-cell>
          <table:table-cell office:value-type="float" office:value="0.06107112" calcext:value-type="float">
            <text:p>0.0610711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6549" calcext:value-type="float">
            <text:p>0.08116549</text:p>
          </table:table-cell>
          <table:table-cell office:value-type="float" office:value="0.07354142" calcext:value-type="float">
            <text:p>0.0735414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0338" calcext:value-type="float">
            <text:p>0.03150338</text:p>
          </table:table-cell>
          <table:table-cell office:value-type="float" office:value="0.02621647" calcext:value-type="float">
            <text:p>0.026216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4223" calcext:value-type="float">
            <text:p>0.04864223</text:p>
          </table:table-cell>
          <table:table-cell office:value-type="float" office:value="0.04379103" calcext:value-type="float">
            <text:p>0.043791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44193" calcext:value-type="float">
            <text:p>0.06944193</text:p>
          </table:table-cell>
          <table:table-cell office:value-type="float" office:value="0.06149866" calcext:value-type="float">
            <text:p>0.061498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6549" calcext:value-type="float">
            <text:p>0.08116549</text:p>
          </table:table-cell>
          <table:table-cell office:value-type="float" office:value="0.07467002" calcext:value-type="float">
            <text:p>0.0746700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185" calcext:value-type="float">
            <text:p>0.03231185</text:p>
          </table:table-cell>
          <table:table-cell office:value-type="float" office:value="0.02650997" calcext:value-type="float">
            <text:p>0.026509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53142" calcext:value-type="float">
            <text:p>0.05053142</text:p>
          </table:table-cell>
          <table:table-cell office:value-type="float" office:value="0.04381463" calcext:value-type="float">
            <text:p>0.043814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146" calcext:value-type="float">
            <text:p>0.07138146</text:p>
          </table:table-cell>
          <table:table-cell office:value-type="float" office:value="0.06222582" calcext:value-type="float">
            <text:p>0.062225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3308" calcext:value-type="float">
            <text:p>0.08743308</text:p>
          </table:table-cell>
          <table:table-cell office:value-type="float" office:value="0.07554285" calcext:value-type="float">
            <text:p>0.0755428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3308" calcext:value-type="float">
            <text:p>0.03313308</text:p>
          </table:table-cell>
          <table:table-cell office:value-type="float" office:value="0.0269719" calcext:value-type="float">
            <text:p>0.02697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3346" calcext:value-type="float">
            <text:p>0.05193346</text:p>
          </table:table-cell>
          <table:table-cell office:value-type="float" office:value="0.0442852" calcext:value-type="float">
            <text:p>0.044285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146" calcext:value-type="float">
            <text:p>0.07138146</text:p>
          </table:table-cell>
          <table:table-cell office:value-type="float" office:value="0.06292765" calcext:value-type="float">
            <text:p>0.062927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3308" calcext:value-type="float">
            <text:p>0.08743308</text:p>
          </table:table-cell>
          <table:table-cell office:value-type="float" office:value="0.07691724" calcext:value-type="float">
            <text:p>0.076917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9426" calcext:value-type="float">
            <text:p>0.03359426</text:p>
          </table:table-cell>
          <table:table-cell office:value-type="float" office:value="0.0271007" calcext:value-type="float">
            <text:p>0.02710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9754" calcext:value-type="float">
            <text:p>0.05319754</text:p>
          </table:table-cell>
          <table:table-cell office:value-type="float" office:value="0.04512866" calcext:value-type="float">
            <text:p>0.0451286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8492" calcext:value-type="float">
            <text:p>0.0748492</text:p>
          </table:table-cell>
          <table:table-cell office:value-type="float" office:value="0.06361777" calcext:value-type="float">
            <text:p>0.063617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2273" calcext:value-type="float">
            <text:p>0.09052273</text:p>
          </table:table-cell>
          <table:table-cell office:value-type="float" office:value="0.07808987" calcext:value-type="float">
            <text:p>0.0780898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9426" calcext:value-type="float">
            <text:p>0.03359426</text:p>
          </table:table-cell>
          <table:table-cell office:value-type="float" office:value="0.02761938" calcext:value-type="float">
            <text:p>0.027619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1228" calcext:value-type="float">
            <text:p>0.05401228</text:p>
          </table:table-cell>
          <table:table-cell office:value-type="float" office:value="0.04556187" calcext:value-type="float">
            <text:p>0.0455618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8492" calcext:value-type="float">
            <text:p>0.0748492</text:p>
          </table:table-cell>
          <table:table-cell office:value-type="float" office:value="0.06394593" calcext:value-type="float">
            <text:p>0.063945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1416" calcext:value-type="float">
            <text:p>0.09161416</text:p>
          </table:table-cell>
          <table:table-cell office:value-type="float" office:value="0.07857864" calcext:value-type="float">
            <text:p>0.078578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06945" calcext:value-type="float">
            <text:p>0.03406945</text:p>
          </table:table-cell>
          <table:table-cell office:value-type="float" office:value="0.02789669" calcext:value-type="float">
            <text:p>0.0278966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1228" calcext:value-type="float">
            <text:p>0.05401228</text:p>
          </table:table-cell>
          <table:table-cell office:value-type="float" office:value="0.04609781" calcext:value-type="float">
            <text:p>0.0460978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38357" calcext:value-type="float">
            <text:p>0.07638357</text:p>
          </table:table-cell>
          <table:table-cell office:value-type="float" office:value="0.0642643" calcext:value-type="float">
            <text:p>0.064264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1416" calcext:value-type="float">
            <text:p>0.09161416</text:p>
          </table:table-cell>
          <table:table-cell office:value-type="float" office:value="0.07903339" calcext:value-type="float">
            <text:p>0.079033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8752" calcext:value-type="float">
            <text:p>0.03418752</text:p>
          </table:table-cell>
          <table:table-cell office:value-type="float" office:value="0.02779245" calcext:value-type="float">
            <text:p>0.027792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6429" calcext:value-type="float">
            <text:p>0.0546429</text:p>
          </table:table-cell>
          <table:table-cell office:value-type="float" office:value="0.04655215" calcext:value-type="float">
            <text:p>0.0465521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60067" calcext:value-type="float">
            <text:p>0.07660067</text:p>
          </table:table-cell>
          <table:table-cell office:value-type="float" office:value="0.06411095" calcext:value-type="float">
            <text:p>0.064110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4544" calcext:value-type="float">
            <text:p>0.09354544</text:p>
          </table:table-cell>
          <table:table-cell office:value-type="float" office:value="0.07959405" calcext:value-type="float">
            <text:p>0.0795940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3308" calcext:value-type="float">
            <text:p>0.03433308</text:p>
          </table:table-cell>
          <table:table-cell office:value-type="float" office:value="0.02768604" calcext:value-type="float">
            <text:p>0.027686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85588" calcext:value-type="float">
            <text:p>0.05485588</text:p>
          </table:table-cell>
          <table:table-cell office:value-type="float" office:value="0.04650926" calcext:value-type="float">
            <text:p>0.0465092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5891" calcext:value-type="float">
            <text:p>0.07725891</text:p>
          </table:table-cell>
          <table:table-cell office:value-type="float" office:value="0.06422584" calcext:value-type="float">
            <text:p>0.064225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9331" calcext:value-type="float">
            <text:p>0.09359331</text:p>
          </table:table-cell>
          <table:table-cell office:value-type="float" office:value="0.07969232" calcext:value-type="float">
            <text:p>0.07969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3308" calcext:value-type="float">
            <text:p>0.03433308</text:p>
          </table:table-cell>
          <table:table-cell office:value-type="float" office:value="0.02753441" calcext:value-type="float">
            <text:p>0.027534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89625" calcext:value-type="float">
            <text:p>0.05489625</text:p>
          </table:table-cell>
          <table:table-cell office:value-type="float" office:value="0.04721987" calcext:value-type="float">
            <text:p>0.0472198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5891" calcext:value-type="float">
            <text:p>0.07725891</text:p>
          </table:table-cell>
          <table:table-cell office:value-type="float" office:value="0.06418008" calcext:value-type="float">
            <text:p>0.064180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6582" calcext:value-type="float">
            <text:p>0.09436582</text:p>
          </table:table-cell>
          <table:table-cell office:value-type="float" office:value="0.0801398" calcext:value-type="float">
            <text:p>0.080139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3901" calcext:value-type="float">
            <text:p>0.03413901</text:p>
          </table:table-cell>
          <table:table-cell office:value-type="float" office:value="0.0275384" calcext:value-type="float">
            <text:p>0.02753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89625" calcext:value-type="float">
            <text:p>0.05489625</text:p>
          </table:table-cell>
          <table:table-cell office:value-type="float" office:value="0.04731053" calcext:value-type="float">
            <text:p>0.0473105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68584" calcext:value-type="float">
            <text:p>0.07668584</text:p>
          </table:table-cell>
          <table:table-cell office:value-type="float" office:value="0.06401921" calcext:value-type="float">
            <text:p>0.064019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7853" calcext:value-type="float">
            <text:p>0.09347853</text:p>
          </table:table-cell>
          <table:table-cell office:value-type="float" office:value="0.07998928" calcext:value-type="float">
            <text:p>0.079989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9481" calcext:value-type="float">
            <text:p>0.03399481</text:p>
          </table:table-cell>
          <table:table-cell office:value-type="float" office:value="0.02739419" calcext:value-type="float">
            <text:p>0.027394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58656" calcext:value-type="float">
            <text:p>0.05458656</text:p>
          </table:table-cell>
          <table:table-cell office:value-type="float" office:value="0.04710894" calcext:value-type="float">
            <text:p>0.0471089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54971" calcext:value-type="float">
            <text:p>0.07654971</text:p>
          </table:table-cell>
          <table:table-cell office:value-type="float" office:value="0.06383352" calcext:value-type="float">
            <text:p>0.0638335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7853" calcext:value-type="float">
            <text:p>0.09347853</text:p>
          </table:table-cell>
          <table:table-cell office:value-type="float" office:value="0.07946802" calcext:value-type="float">
            <text:p>0.0794680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4945" calcext:value-type="float">
            <text:p>0.03354945</text:p>
          </table:table-cell>
          <table:table-cell office:value-type="float" office:value="0.02721149" calcext:value-type="float">
            <text:p>0.027211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4644" calcext:value-type="float">
            <text:p>0.05414644</text:p>
          </table:table-cell>
          <table:table-cell office:value-type="float" office:value="0.04675825" calcext:value-type="float">
            <text:p>0.046758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37494" calcext:value-type="float">
            <text:p>0.07537494</text:p>
          </table:table-cell>
          <table:table-cell office:value-type="float" office:value="0.06395772" calcext:value-type="float">
            <text:p>0.063957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21926" calcext:value-type="float">
            <text:p>0.09321926</text:p>
          </table:table-cell>
          <table:table-cell office:value-type="float" office:value="0.0793427" calcext:value-type="float">
            <text:p>0.07934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4945" calcext:value-type="float">
            <text:p>0.03354945</text:p>
          </table:table-cell>
          <table:table-cell office:value-type="float" office:value="0.02711824" calcext:value-type="float">
            <text:p>0.027118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384" calcext:value-type="float">
            <text:p>0.05341384</text:p>
          </table:table-cell>
          <table:table-cell office:value-type="float" office:value="0.04651691" calcext:value-type="float">
            <text:p>0.0465169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37494" calcext:value-type="float">
            <text:p>0.07537494</text:p>
          </table:table-cell>
          <table:table-cell office:value-type="float" office:value="0.0641627" calcext:value-type="float">
            <text:p>0.06416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5218" calcext:value-type="float">
            <text:p>0.09165218</text:p>
          </table:table-cell>
          <table:table-cell office:value-type="float" office:value="0.07895923" calcext:value-type="float">
            <text:p>0.078959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8068" calcext:value-type="float">
            <text:p>0.03318068</text:p>
          </table:table-cell>
          <table:table-cell office:value-type="float" office:value="0.02715692" calcext:value-type="float">
            <text:p>0.027156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384" calcext:value-type="float">
            <text:p>0.05341384</text:p>
          </table:table-cell>
          <table:table-cell office:value-type="float" office:value="0.04603403" calcext:value-type="float">
            <text:p>0.046034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60279" calcext:value-type="float">
            <text:p>0.07460279</text:p>
          </table:table-cell>
          <table:table-cell office:value-type="float" office:value="0.06420979" calcext:value-type="float">
            <text:p>0.064209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892" calcext:value-type="float">
            <text:p>0.0905892</text:p>
          </table:table-cell>
          <table:table-cell office:value-type="float" office:value="0.07839949" calcext:value-type="float">
            <text:p>0.078399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6784" calcext:value-type="float">
            <text:p>0.03256784</text:p>
          </table:table-cell>
          <table:table-cell office:value-type="float" office:value="0.02732906" calcext:value-type="float">
            <text:p>0.027329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3492" calcext:value-type="float">
            <text:p>0.05263492</text:p>
          </table:table-cell>
          <table:table-cell office:value-type="float" office:value="0.04560959" calcext:value-type="float">
            <text:p>0.045609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103" calcext:value-type="float">
            <text:p>0.07303103</text:p>
          </table:table-cell>
          <table:table-cell office:value-type="float" office:value="0.06419082" calcext:value-type="float">
            <text:p>0.064190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0059" calcext:value-type="float">
            <text:p>0.08860059</text:p>
          </table:table-cell>
          <table:table-cell office:value-type="float" office:value="0.07822263" calcext:value-type="float">
            <text:p>0.078222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5937" calcext:value-type="float">
            <text:p>0.03205937</text:p>
          </table:table-cell>
          <table:table-cell office:value-type="float" office:value="0.02706227" calcext:value-type="float">
            <text:p>0.027062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2444" calcext:value-type="float">
            <text:p>0.05162444</text:p>
          </table:table-cell>
          <table:table-cell office:value-type="float" office:value="0.04499747" calcext:value-type="float">
            <text:p>0.044997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483" calcext:value-type="float">
            <text:p>0.07183483</text:p>
          </table:table-cell>
          <table:table-cell office:value-type="float" office:value="0.06410177" calcext:value-type="float">
            <text:p>0.064101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0059" calcext:value-type="float">
            <text:p>0.08860059</text:p>
          </table:table-cell>
          <table:table-cell office:value-type="float" office:value="0.07806711" calcext:value-type="float">
            <text:p>0.078067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5937" calcext:value-type="float">
            <text:p>0.03205937</text:p>
          </table:table-cell>
          <table:table-cell office:value-type="float" office:value="0.02704876" calcext:value-type="float">
            <text:p>0.027048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6376" calcext:value-type="float">
            <text:p>0.05066376</text:p>
          </table:table-cell>
          <table:table-cell office:value-type="float" office:value="0.04455908" calcext:value-type="float">
            <text:p>0.0445590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483" calcext:value-type="float">
            <text:p>0.07183483</text:p>
          </table:table-cell>
          <table:table-cell office:value-type="float" office:value="0.06384528" calcext:value-type="float">
            <text:p>0.063845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1645" calcext:value-type="float">
            <text:p>0.08701645</text:p>
          </table:table-cell>
          <table:table-cell office:value-type="float" office:value="0.07776966" calcext:value-type="float">
            <text:p>0.077769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0799" calcext:value-type="float">
            <text:p>0.03080799</text:p>
          </table:table-cell>
          <table:table-cell office:value-type="float" office:value="0.02709442" calcext:value-type="float">
            <text:p>0.027094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3551" calcext:value-type="float">
            <text:p>0.04953551</text:p>
          </table:table-cell>
          <table:table-cell office:value-type="float" office:value="0.04414048" calcext:value-type="float">
            <text:p>0.0441404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0609" calcext:value-type="float">
            <text:p>0.07010609</text:p>
          </table:table-cell>
          <table:table-cell office:value-type="float" office:value="0.06348354" calcext:value-type="float">
            <text:p>0.06348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91965" calcext:value-type="float">
            <text:p>0.08491965</text:p>
          </table:table-cell>
          <table:table-cell office:value-type="float" office:value="0.07798022" calcext:value-type="float">
            <text:p>0.077980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0799" calcext:value-type="float">
            <text:p>0.03080799</text:p>
          </table:table-cell>
          <table:table-cell office:value-type="float" office:value="0.02729886" calcext:value-type="float">
            <text:p>0.0272988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4035" calcext:value-type="float">
            <text:p>0.04854035</text:p>
          </table:table-cell>
          <table:table-cell office:value-type="float" office:value="0.04385511" calcext:value-type="float">
            <text:p>0.043855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6967" calcext:value-type="float">
            <text:p>0.0686967</text:p>
          </table:table-cell>
          <table:table-cell office:value-type="float" office:value="0.06371699" calcext:value-type="float">
            <text:p>0.063716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91965" calcext:value-type="float">
            <text:p>0.08491965</text:p>
          </table:table-cell>
          <table:table-cell office:value-type="float" office:value="0.07796735" calcext:value-type="float">
            <text:p>0.077967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38" calcext:value-type="float">
            <text:p>0.030138</text:p>
          </table:table-cell>
          <table:table-cell office:value-type="float" office:value="0.02737776" calcext:value-type="float">
            <text:p>0.027377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4035" calcext:value-type="float">
            <text:p>0.04854035</text:p>
          </table:table-cell>
          <table:table-cell office:value-type="float" office:value="0.04375779" calcext:value-type="float">
            <text:p>0.043757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04805" calcext:value-type="float">
            <text:p>0.06704805</text:p>
          </table:table-cell>
          <table:table-cell office:value-type="float" office:value="0.06331972" calcext:value-type="float">
            <text:p>0.063319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5642" calcext:value-type="float">
            <text:p>0.08115642</text:p>
          </table:table-cell>
          <table:table-cell office:value-type="float" office:value="0.07775184" calcext:value-type="float">
            <text:p>0.0777518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61133" calcext:value-type="float">
            <text:p>0.02961133</text:p>
          </table:table-cell>
          <table:table-cell office:value-type="float" office:value="0.02775828" calcext:value-type="float">
            <text:p>0.027758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44742" calcext:value-type="float">
            <text:p>0.04744742</text:p>
          </table:table-cell>
          <table:table-cell office:value-type="float" office:value="0.04434718" calcext:value-type="float">
            <text:p>0.0443471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63917" calcext:value-type="float">
            <text:p>0.06563917</text:p>
          </table:table-cell>
          <table:table-cell office:value-type="float" office:value="0.06332186" calcext:value-type="float">
            <text:p>0.063321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5642" calcext:value-type="float">
            <text:p>0.08115642</text:p>
          </table:table-cell>
          <table:table-cell office:value-type="float" office:value="0.07766878" calcext:value-type="float">
            <text:p>0.077668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61133" calcext:value-type="float">
            <text:p>0.02961133</text:p>
          </table:table-cell>
          <table:table-cell office:value-type="float" office:value="0.02795163" calcext:value-type="float">
            <text:p>0.027951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559" calcext:value-type="float">
            <text:p>0.046559</text:p>
          </table:table-cell>
          <table:table-cell office:value-type="float" office:value="0.04488336" calcext:value-type="float">
            <text:p>0.0448833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63917" calcext:value-type="float">
            <text:p>0.06563917</text:p>
          </table:table-cell>
          <table:table-cell office:value-type="float" office:value="0.0634238" calcext:value-type="float">
            <text:p>0.06342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935911" calcext:value-type="float">
            <text:p>0.07935911</text:p>
          </table:table-cell>
          <table:table-cell office:value-type="float" office:value="0.07802657" calcext:value-type="float">
            <text:p>0.0780265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03714" calcext:value-type="float">
            <text:p>0.02903714</text:p>
          </table:table-cell>
          <table:table-cell office:value-type="float" office:value="0.02837338" calcext:value-type="float">
            <text:p>0.028373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62566" calcext:value-type="float">
            <text:p>0.04562566</text:p>
          </table:table-cell>
          <table:table-cell office:value-type="float" office:value="0.04511511" calcext:value-type="float">
            <text:p>0.045115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425654" calcext:value-type="float">
            <text:p>0.06425654</text:p>
          </table:table-cell>
          <table:table-cell office:value-type="float" office:value="0.06372926" calcext:value-type="float">
            <text:p>0.063729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81999" calcext:value-type="float">
            <text:p>0.07781999</text:p>
          </table:table-cell>
          <table:table-cell office:value-type="float" office:value="0.0776808" calcext:value-type="float">
            <text:p>0.07768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60972" calcext:value-type="float">
            <text:p>0.02860972</text:p>
          </table:table-cell>
          <table:table-cell office:value-type="float" office:value="0.0285523" calcext:value-type="float">
            <text:p>0.02855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62566" calcext:value-type="float">
            <text:p>0.04562566</text:p>
          </table:table-cell>
          <table:table-cell office:value-type="float" office:value="0.04530059" calcext:value-type="float">
            <text:p>0.045300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039" calcext:value-type="float">
            <text:p>0.063039</text:p>
          </table:table-cell>
          <table:table-cell office:value-type="float" office:value="0.06413021" calcext:value-type="float">
            <text:p>0.064130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628974" calcext:value-type="float">
            <text:p>0.07628974</text:p>
          </table:table-cell>
          <table:table-cell office:value-type="float" office:value="0.07781344" calcext:value-type="float">
            <text:p>0.0778134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19826" calcext:value-type="float">
            <text:p>0.02819826</text:p>
          </table:table-cell>
          <table:table-cell office:value-type="float" office:value="0.0282648" calcext:value-type="float">
            <text:p>0.02826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95499" calcext:value-type="float">
            <text:p>0.04495499</text:p>
          </table:table-cell>
          <table:table-cell office:value-type="float" office:value="0.04591255" calcext:value-type="float">
            <text:p>0.0459125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07294" calcext:value-type="float">
            <text:p>0.06207294</text:p>
          </table:table-cell>
          <table:table-cell office:value-type="float" office:value="0.06411824" calcext:value-type="float">
            <text:p>0.064118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628974" calcext:value-type="float">
            <text:p>0.07628974</text:p>
          </table:table-cell>
          <table:table-cell office:value-type="float" office:value="0.07807909" calcext:value-type="float">
            <text:p>0.0780790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92507" calcext:value-type="float">
            <text:p>0.02792507</text:p>
          </table:table-cell>
          <table:table-cell office:value-type="float" office:value="0.02809153" calcext:value-type="float">
            <text:p>0.028091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9414" calcext:value-type="float">
            <text:p>0.04429414</text:p>
          </table:table-cell>
          <table:table-cell office:value-type="float" office:value="0.04599749" calcext:value-type="float">
            <text:p>0.0459974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17786" calcext:value-type="float">
            <text:p>0.06117786</text:p>
          </table:table-cell>
          <table:table-cell office:value-type="float" office:value="0.06443938" calcext:value-type="float">
            <text:p>0.064439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531017" calcext:value-type="float">
            <text:p>0.07531017</text:p>
          </table:table-cell>
          <table:table-cell office:value-type="float" office:value="0.07879788" calcext:value-type="float">
            <text:p>0.078797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92507" calcext:value-type="float">
            <text:p>0.02792507</text:p>
          </table:table-cell>
          <table:table-cell office:value-type="float" office:value="0.02775579" calcext:value-type="float">
            <text:p>0.027755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1568" calcext:value-type="float">
            <text:p>0.04391568</text:p>
          </table:table-cell>
          <table:table-cell office:value-type="float" office:value="0.04632988" calcext:value-type="float">
            <text:p>0.046329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17786" calcext:value-type="float">
            <text:p>0.06117786</text:p>
          </table:table-cell>
          <table:table-cell office:value-type="float" office:value="0.06464791" calcext:value-type="float">
            <text:p>0.0646479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422325" calcext:value-type="float">
            <text:p>0.07422325</text:p>
          </table:table-cell>
          <table:table-cell office:value-type="float" office:value="0.07915043" calcext:value-type="float">
            <text:p>0.079150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71486" calcext:value-type="float">
            <text:p>0.02771486</text:p>
          </table:table-cell>
          <table:table-cell office:value-type="float" office:value="0.02787419" calcext:value-type="float">
            <text:p>0.027874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1568" calcext:value-type="float">
            <text:p>0.04391568</text:p>
          </table:table-cell>
          <table:table-cell office:value-type="float" office:value="0.04600504" calcext:value-type="float">
            <text:p>0.046005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1785" calcext:value-type="float">
            <text:p>0.06071785</text:p>
          </table:table-cell>
          <table:table-cell office:value-type="float" office:value="0.06474271" calcext:value-type="float">
            <text:p>0.064742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87816" calcext:value-type="float">
            <text:p>0.07387816</text:p>
          </table:table-cell>
          <table:table-cell office:value-type="float" office:value="0.07946107" calcext:value-type="float">
            <text:p>0.079461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1809" calcext:value-type="float">
            <text:p>0.02761809</text:p>
          </table:table-cell>
          <table:table-cell office:value-type="float" office:value="0.02769815" calcext:value-type="float">
            <text:p>0.027698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5863" calcext:value-type="float">
            <text:p>0.0435863</text:p>
          </table:table-cell>
          <table:table-cell office:value-type="float" office:value="0.04614086" calcext:value-type="float">
            <text:p>0.0461408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24569" calcext:value-type="float">
            <text:p>0.06024569</text:p>
          </table:table-cell>
          <table:table-cell office:value-type="float" office:value="0.06503537" calcext:value-type="float">
            <text:p>0.065035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87816" calcext:value-type="float">
            <text:p>0.07387816</text:p>
          </table:table-cell>
          <table:table-cell office:value-type="float" office:value="0.07935955" calcext:value-type="float">
            <text:p>0.079359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1753" calcext:value-type="float">
            <text:p>0.02761753</text:p>
          </table:table-cell>
          <table:table-cell office:value-type="float" office:value="0.02780701" calcext:value-type="float">
            <text:p>0.027807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53377" calcext:value-type="float">
            <text:p>0.04353377</text:p>
          </table:table-cell>
          <table:table-cell office:value-type="float" office:value="0.04581814" calcext:value-type="float">
            <text:p>0.045818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312" calcext:value-type="float">
            <text:p>0.060312</text:p>
          </table:table-cell>
          <table:table-cell office:value-type="float" office:value="0.06542406" calcext:value-type="float">
            <text:p>0.065424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3429" calcext:value-type="float">
            <text:p>0.0733429</text:p>
          </table:table-cell>
          <table:table-cell office:value-type="float" office:value="0.07924497" calcext:value-type="float">
            <text:p>0.0792449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9774" calcext:value-type="float">
            <text:p>0.02769774</text:p>
          </table:table-cell>
          <table:table-cell office:value-type="float" office:value="0.02766935" calcext:value-type="float">
            <text:p>0.027669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56601" calcext:value-type="float">
            <text:p>0.04356601</text:p>
          </table:table-cell>
          <table:table-cell office:value-type="float" office:value="0.04563979" calcext:value-type="float">
            <text:p>0.045639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312" calcext:value-type="float">
            <text:p>0.060312</text:p>
          </table:table-cell>
          <table:table-cell office:value-type="float" office:value="0.06534687" calcext:value-type="float">
            <text:p>0.065346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64874" calcext:value-type="float">
            <text:p>0.07364874</text:p>
          </table:table-cell>
          <table:table-cell office:value-type="float" office:value="0.07918069" calcext:value-type="float">
            <text:p>0.0791806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9774" calcext:value-type="float">
            <text:p>0.02769774</text:p>
          </table:table-cell>
          <table:table-cell office:value-type="float" office:value="0.02780373" calcext:value-type="float">
            <text:p>0.027803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84629" calcext:value-type="float">
            <text:p>0.04384629</text:p>
          </table:table-cell>
          <table:table-cell office:value-type="float" office:value="0.04548994" calcext:value-type="float">
            <text:p>0.0454899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29728" calcext:value-type="float">
            <text:p>0.06029728</text:p>
          </table:table-cell>
          <table:table-cell office:value-type="float" office:value="0.06526047" calcext:value-type="float">
            <text:p>0.065260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70771" calcext:value-type="float">
            <text:p>0.07370771</text:p>
          </table:table-cell>
          <table:table-cell office:value-type="float" office:value="0.07952136" calcext:value-type="float">
            <text:p>0.0795213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9729" calcext:value-type="float">
            <text:p>0.02789729</text:p>
          </table:table-cell>
          <table:table-cell office:value-type="float" office:value="0.02817205" calcext:value-type="float">
            <text:p>0.028172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84629" calcext:value-type="float">
            <text:p>0.04384629</text:p>
          </table:table-cell>
          <table:table-cell office:value-type="float" office:value="0.04518493" calcext:value-type="float">
            <text:p>0.045184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84292" calcext:value-type="float">
            <text:p>0.06084292</text:p>
          </table:table-cell>
          <table:table-cell office:value-type="float" office:value="0.06531912" calcext:value-type="float">
            <text:p>0.0653191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70771" calcext:value-type="float">
            <text:p>0.07370771</text:p>
          </table:table-cell>
          <table:table-cell office:value-type="float" office:value="0.07900934" calcext:value-type="float">
            <text:p>0.079009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13618" calcext:value-type="float">
            <text:p>0.02813618</text:p>
          </table:table-cell>
          <table:table-cell office:value-type="float" office:value="0.02869533" calcext:value-type="float">
            <text:p>0.028695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1831" calcext:value-type="float">
            <text:p>0.04421831</text:p>
          </table:table-cell>
          <table:table-cell office:value-type="float" office:value="0.04491725" calcext:value-type="float">
            <text:p>0.044917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26877" calcext:value-type="float">
            <text:p>0.06126877</text:p>
          </table:table-cell>
          <table:table-cell office:value-type="float" office:value="0.06499302" calcext:value-type="float">
            <text:p>0.064993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459543" calcext:value-type="float">
            <text:p>0.07459543</text:p>
          </table:table-cell>
          <table:table-cell office:value-type="float" office:value="0.07936126" calcext:value-type="float">
            <text:p>0.079361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13618" calcext:value-type="float">
            <text:p>0.02813618</text:p>
          </table:table-cell>
          <table:table-cell office:value-type="float" office:value="0.02883544" calcext:value-type="float">
            <text:p>0.028835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78467" calcext:value-type="float">
            <text:p>0.04478467</text:p>
          </table:table-cell>
          <table:table-cell office:value-type="float" office:value="0.04496721" calcext:value-type="float">
            <text:p>0.044967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26877" calcext:value-type="float">
            <text:p>0.06126877</text:p>
          </table:table-cell>
          <table:table-cell office:value-type="float" office:value="0.06475293" calcext:value-type="float">
            <text:p>0.064752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522634" calcext:value-type="float">
            <text:p>0.07522634</text:p>
          </table:table-cell>
          <table:table-cell office:value-type="float" office:value="0.0787391" calcext:value-type="float">
            <text:p>0.07873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85745" calcext:value-type="float">
            <text:p>0.02885745</text:p>
          </table:table-cell>
          <table:table-cell office:value-type="float" office:value="0.02889637" calcext:value-type="float">
            <text:p>0.028896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78467" calcext:value-type="float">
            <text:p>0.04478467</text:p>
          </table:table-cell>
          <table:table-cell office:value-type="float" office:value="0.04522968" calcext:value-type="float">
            <text:p>0.045229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03163" calcext:value-type="float">
            <text:p>0.06303163</text:p>
          </table:table-cell>
          <table:table-cell office:value-type="float" office:value="0.06473959" calcext:value-type="float">
            <text:p>0.064739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657075" calcext:value-type="float">
            <text:p>0.07657075</text:p>
          </table:table-cell>
          <table:table-cell office:value-type="float" office:value="0.07899636" calcext:value-type="float">
            <text:p>0.0789963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85745" calcext:value-type="float">
            <text:p>0.02885745</text:p>
          </table:table-cell>
          <table:table-cell office:value-type="float" office:value="0.02878555" calcext:value-type="float">
            <text:p>0.028785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21481" calcext:value-type="float">
            <text:p>0.04621481</text:p>
          </table:table-cell>
          <table:table-cell office:value-type="float" office:value="0.04553673" calcext:value-type="float">
            <text:p>0.0455367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03163" calcext:value-type="float">
            <text:p>0.06303163</text:p>
          </table:table-cell>
          <table:table-cell office:value-type="float" office:value="0.06533483" calcext:value-type="float">
            <text:p>0.0653348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66491" calcext:value-type="float">
            <text:p>0.07766491</text:p>
          </table:table-cell>
          <table:table-cell office:value-type="float" office:value="0.07892574" calcext:value-type="float">
            <text:p>0.0789257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32483" calcext:value-type="float">
            <text:p>0.02932483</text:p>
          </table:table-cell>
          <table:table-cell office:value-type="float" office:value="0.02880512" calcext:value-type="float">
            <text:p>0.028805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21481" calcext:value-type="float">
            <text:p>0.04621481</text:p>
          </table:table-cell>
          <table:table-cell office:value-type="float" office:value="0.04581698" calcext:value-type="float">
            <text:p>0.045816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425224" calcext:value-type="float">
            <text:p>0.06425224</text:p>
          </table:table-cell>
          <table:table-cell office:value-type="float" office:value="0.06539807" calcext:value-type="float">
            <text:p>0.065398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66491" calcext:value-type="float">
            <text:p>0.07766491</text:p>
          </table:table-cell>
          <table:table-cell office:value-type="float" office:value="0.07862504" calcext:value-type="float">
            <text:p>0.078625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75267" calcext:value-type="float">
            <text:p>0.02975267</text:p>
          </table:table-cell>
          <table:table-cell office:value-type="float" office:value="0.028754" calcext:value-type="float">
            <text:p>0.02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565" calcext:value-type="float">
            <text:p>0.0470565</text:p>
          </table:table-cell>
          <table:table-cell office:value-type="float" office:value="0.04606261" calcext:value-type="float">
            <text:p>0.046062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33692" calcext:value-type="float">
            <text:p>0.06533692</text:p>
          </table:table-cell>
          <table:table-cell office:value-type="float" office:value="0.06542651" calcext:value-type="float">
            <text:p>0.065426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931618" calcext:value-type="float">
            <text:p>0.07931618</text:p>
          </table:table-cell>
          <table:table-cell office:value-type="float" office:value="0.07856604" calcext:value-type="float">
            <text:p>0.078566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75267" calcext:value-type="float">
            <text:p>0.02975267</text:p>
          </table:table-cell>
          <table:table-cell office:value-type="float" office:value="0.02887913" calcext:value-type="float">
            <text:p>0.028879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5213" calcext:value-type="float">
            <text:p>0.04795213</text:p>
          </table:table-cell>
          <table:table-cell office:value-type="float" office:value="0.04616461" calcext:value-type="float">
            <text:p>0.046164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33692" calcext:value-type="float">
            <text:p>0.06533692</text:p>
          </table:table-cell>
          <table:table-cell office:value-type="float" office:value="0.06559313" calcext:value-type="float">
            <text:p>0.065593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7161" calcext:value-type="float">
            <text:p>0.0807161</text:p>
          </table:table-cell>
          <table:table-cell office:value-type="float" office:value="0.07878155" calcext:value-type="float">
            <text:p>0.078781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26676" calcext:value-type="float">
            <text:p>0.03026676</text:p>
          </table:table-cell>
          <table:table-cell office:value-type="float" office:value="0.02898699" calcext:value-type="float">
            <text:p>0.028986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5213" calcext:value-type="float">
            <text:p>0.04795213</text:p>
          </table:table-cell>
          <table:table-cell office:value-type="float" office:value="0.04637326" calcext:value-type="float">
            <text:p>0.0463732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67235" calcext:value-type="float">
            <text:p>0.06667235</text:p>
          </table:table-cell>
          <table:table-cell office:value-type="float" office:value="0.06578387" calcext:value-type="float">
            <text:p>0.065783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47193" calcext:value-type="float">
            <text:p>0.08247193</text:p>
          </table:table-cell>
          <table:table-cell office:value-type="float" office:value="0.0790523" calcext:value-type="float">
            <text:p>0.07905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1555" calcext:value-type="float">
            <text:p>0.03071555</text:p>
          </table:table-cell>
          <table:table-cell office:value-type="float" office:value="0.02929337" calcext:value-type="float">
            <text:p>0.029293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8889" calcext:value-type="float">
            <text:p>0.0488889</text:p>
          </table:table-cell>
          <table:table-cell office:value-type="float" office:value="0.04656403" calcext:value-type="float">
            <text:p>0.046564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8572" calcext:value-type="float">
            <text:p>0.06788572</text:p>
          </table:table-cell>
          <table:table-cell office:value-type="float" office:value="0.06642725" calcext:value-type="float">
            <text:p>0.066427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9131" calcext:value-type="float">
            <text:p>0.08399131</text:p>
          </table:table-cell>
          <table:table-cell office:value-type="float" office:value="0.07997264" calcext:value-type="float">
            <text:p>0.0799726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1555" calcext:value-type="float">
            <text:p>0.03071555</text:p>
          </table:table-cell>
          <table:table-cell office:value-type="float" office:value="0.02908741" calcext:value-type="float">
            <text:p>0.029087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45" calcext:value-type="float">
            <text:p>0.04978845</text:p>
          </table:table-cell>
          <table:table-cell office:value-type="float" office:value="0.04646611" calcext:value-type="float">
            <text:p>0.046466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8572" calcext:value-type="float">
            <text:p>0.06788572</text:p>
          </table:table-cell>
          <table:table-cell office:value-type="float" office:value="0.06675241" calcext:value-type="float">
            <text:p>0.0667524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9131" calcext:value-type="float">
            <text:p>0.08399131</text:p>
          </table:table-cell>
          <table:table-cell office:value-type="float" office:value="0.0804834" calcext:value-type="float">
            <text:p>0.08048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1906" calcext:value-type="float">
            <text:p>0.03161906</text:p>
          </table:table-cell>
          <table:table-cell office:value-type="float" office:value="0.02901428" calcext:value-type="float">
            <text:p>0.029014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0362" calcext:value-type="float">
            <text:p>0.05070362</text:p>
          </table:table-cell>
          <table:table-cell office:value-type="float" office:value="0.04603713" calcext:value-type="float">
            <text:p>0.046037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8655" calcext:value-type="float">
            <text:p>0.07038655</text:p>
          </table:table-cell>
          <table:table-cell office:value-type="float" office:value="0.06706301" calcext:value-type="float">
            <text:p>0.067063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6625" calcext:value-type="float">
            <text:p>0.08566625</text:p>
          </table:table-cell>
          <table:table-cell office:value-type="float" office:value="0.08039249" calcext:value-type="float">
            <text:p>0.080392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1906" calcext:value-type="float">
            <text:p>0.03161906</text:p>
          </table:table-cell>
          <table:table-cell office:value-type="float" office:value="0.02871107" calcext:value-type="float">
            <text:p>0.028711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0324" calcext:value-type="float">
            <text:p>0.05150324</text:p>
          </table:table-cell>
          <table:table-cell office:value-type="float" office:value="0.04580679" calcext:value-type="float">
            <text:p>0.045806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8655" calcext:value-type="float">
            <text:p>0.07038655</text:p>
          </table:table-cell>
          <table:table-cell office:value-type="float" office:value="0.06662877" calcext:value-type="float">
            <text:p>0.066628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9741" calcext:value-type="float">
            <text:p>0.08709741</text:p>
          </table:table-cell>
          <table:table-cell office:value-type="float" office:value="0.08062045" calcext:value-type="float">
            <text:p>0.0806204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2863879" calcext:value-type="float">
            <text:p>0.028638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0324" calcext:value-type="float">
            <text:p>0.05150324</text:p>
          </table:table-cell>
          <table:table-cell office:value-type="float" office:value="0.04569664" calcext:value-type="float">
            <text:p>0.0456966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1247" calcext:value-type="float">
            <text:p>0.07151247</text:p>
          </table:table-cell>
          <table:table-cell office:value-type="float" office:value="0.06666274" calcext:value-type="float">
            <text:p>0.066662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988" calcext:value-type="float">
            <text:p>0.0884988</text:p>
          </table:table-cell>
          <table:table-cell office:value-type="float" office:value="0.08047304" calcext:value-type="float">
            <text:p>0.0804730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2864928" calcext:value-type="float">
            <text:p>0.028649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04572551" calcext:value-type="float">
            <text:p>0.0457255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4872" calcext:value-type="float">
            <text:p>0.07254872</text:p>
          </table:table-cell>
          <table:table-cell office:value-type="float" office:value="0.06636454" calcext:value-type="float">
            <text:p>0.066364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988" calcext:value-type="float">
            <text:p>0.0884988</text:p>
          </table:table-cell>
          <table:table-cell office:value-type="float" office:value="0.08050974" calcext:value-type="float">
            <text:p>0.080509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287951" calcext:value-type="float">
            <text:p>0.02879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04520542" calcext:value-type="float">
            <text:p>0.045205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4872" calcext:value-type="float">
            <text:p>0.07254872</text:p>
          </table:table-cell>
          <table:table-cell office:value-type="float" office:value="0.0664055" calcext:value-type="float">
            <text:p>0.06640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66493" calcext:value-type="float">
            <text:p>0.08966493</text:p>
          </table:table-cell>
          <table:table-cell office:value-type="float" office:value="0.08084219" calcext:value-type="float">
            <text:p>0.080842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8252" calcext:value-type="float">
            <text:p>0.03288252</text:p>
          </table:table-cell>
          <table:table-cell office:value-type="float" office:value="0.02847226" calcext:value-type="float">
            <text:p>0.028472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8101" calcext:value-type="float">
            <text:p>0.05348101</text:p>
          </table:table-cell>
          <table:table-cell office:value-type="float" office:value="0.04513404" calcext:value-type="float">
            <text:p>0.045134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12995" calcext:value-type="float">
            <text:p>0.07412995</text:p>
          </table:table-cell>
          <table:table-cell office:value-type="float" office:value="0.0662634" calcext:value-type="float">
            <text:p>0.06626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7895" calcext:value-type="float">
            <text:p>0.09067895</text:p>
          </table:table-cell>
          <table:table-cell office:value-type="float" office:value="0.08088352" calcext:value-type="float">
            <text:p>0.0808835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8252" calcext:value-type="float">
            <text:p>0.03288252</text:p>
          </table:table-cell>
          <table:table-cell office:value-type="float" office:value="0.02828128" calcext:value-type="float">
            <text:p>0.028281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4366" calcext:value-type="float">
            <text:p>0.05384366</text:p>
          </table:table-cell>
          <table:table-cell office:value-type="float" office:value="0.0453947" calcext:value-type="float">
            <text:p>0.04539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12995" calcext:value-type="float">
            <text:p>0.07412995</text:p>
          </table:table-cell>
          <table:table-cell office:value-type="float" office:value="0.06616047" calcext:value-type="float">
            <text:p>0.066160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3625" calcext:value-type="float">
            <text:p>0.09143625</text:p>
          </table:table-cell>
          <table:table-cell office:value-type="float" office:value="0.08123951" calcext:value-type="float">
            <text:p>0.081239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4167" calcext:value-type="float">
            <text:p>0.03304167</text:p>
          </table:table-cell>
          <table:table-cell office:value-type="float" office:value="0.02848984" calcext:value-type="float">
            <text:p>0.028489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4366" calcext:value-type="float">
            <text:p>0.05384366</text:p>
          </table:table-cell>
          <table:table-cell office:value-type="float" office:value="0.04572244" calcext:value-type="float">
            <text:p>0.045722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9787" calcext:value-type="float">
            <text:p>0.07459787</text:p>
          </table:table-cell>
          <table:table-cell office:value-type="float" office:value="0.06609895" calcext:value-type="float">
            <text:p>0.066098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3625" calcext:value-type="float">
            <text:p>0.09143625</text:p>
          </table:table-cell>
          <table:table-cell office:value-type="float" office:value="0.08086212" calcext:value-type="float">
            <text:p>0.080862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269" calcext:value-type="float">
            <text:p>0.03312269</text:p>
          </table:table-cell>
          <table:table-cell office:value-type="float" office:value="0.02843998" calcext:value-type="float">
            <text:p>0.028439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8129" calcext:value-type="float">
            <text:p>0.05418129</text:p>
          </table:table-cell>
          <table:table-cell office:value-type="float" office:value="0.04651698" calcext:value-type="float">
            <text:p>0.046516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00965" calcext:value-type="float">
            <text:p>0.07500965</text:p>
          </table:table-cell>
          <table:table-cell office:value-type="float" office:value="0.06618299" calcext:value-type="float">
            <text:p>0.066182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5602" calcext:value-type="float">
            <text:p>0.09225602</text:p>
          </table:table-cell>
          <table:table-cell office:value-type="float" office:value="0.08062498" calcext:value-type="float">
            <text:p>0.0806249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269" calcext:value-type="float">
            <text:p>0.03312269</text:p>
          </table:table-cell>
          <table:table-cell office:value-type="float" office:value="0.02835677" calcext:value-type="float">
            <text:p>0.028356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8305" calcext:value-type="float">
            <text:p>0.05428305</text:p>
          </table:table-cell>
          <table:table-cell office:value-type="float" office:value="0.04689904" calcext:value-type="float">
            <text:p>0.046899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00965" calcext:value-type="float">
            <text:p>0.07500965</text:p>
          </table:table-cell>
          <table:table-cell office:value-type="float" office:value="0.06653929" calcext:value-type="float">
            <text:p>0.066539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5602" calcext:value-type="float">
            <text:p>0.09225602</text:p>
          </table:table-cell>
          <table:table-cell office:value-type="float" office:value="0.08057986" calcext:value-type="float">
            <text:p>0.0805798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9273" calcext:value-type="float">
            <text:p>0.03309273</text:p>
          </table:table-cell>
          <table:table-cell office:value-type="float" office:value="0.02824981" calcext:value-type="float">
            <text:p>0.028249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8305" calcext:value-type="float">
            <text:p>0.05428305</text:p>
          </table:table-cell>
          <table:table-cell office:value-type="float" office:value="0.04707127" calcext:value-type="float">
            <text:p>0.047071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3039" calcext:value-type="float">
            <text:p>0.07513039</text:p>
          </table:table-cell>
          <table:table-cell office:value-type="float" office:value="0.06663934" calcext:value-type="float">
            <text:p>0.066639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8397" calcext:value-type="float">
            <text:p>0.09228397</text:p>
          </table:table-cell>
          <table:table-cell office:value-type="float" office:value="0.08048156" calcext:value-type="float">
            <text:p>0.0804815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9273" calcext:value-type="float">
            <text:p>0.03309273</text:p>
          </table:table-cell>
          <table:table-cell office:value-type="float" office:value="0.02817043" calcext:value-type="float">
            <text:p>0.0281704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0421" calcext:value-type="float">
            <text:p>0.05420421</text:p>
          </table:table-cell>
          <table:table-cell office:value-type="float" office:value="0.0474401" calcext:value-type="float">
            <text:p>0.047440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3039" calcext:value-type="float">
            <text:p>0.07513039</text:p>
          </table:table-cell>
          <table:table-cell office:value-type="float" office:value="0.06620139" calcext:value-type="float">
            <text:p>0.066201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0927" calcext:value-type="float">
            <text:p>0.09210927</text:p>
          </table:table-cell>
          <table:table-cell office:value-type="float" office:value="0.08082262" calcext:value-type="float">
            <text:p>0.0808226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346" calcext:value-type="float">
            <text:p>0.03297346</text:p>
          </table:table-cell>
          <table:table-cell office:value-type="float" office:value="0.0279165" calcext:value-type="float">
            <text:p>0.027916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0421" calcext:value-type="float">
            <text:p>0.05420421</text:p>
          </table:table-cell>
          <table:table-cell office:value-type="float" office:value="0.04735416" calcext:value-type="float">
            <text:p>0.047354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86325" calcext:value-type="float">
            <text:p>0.07486325</text:p>
          </table:table-cell>
          <table:table-cell office:value-type="float" office:value="0.06620616" calcext:value-type="float">
            <text:p>0.066206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0927" calcext:value-type="float">
            <text:p>0.09210927</text:p>
          </table:table-cell>
          <table:table-cell office:value-type="float" office:value="0.0809467" calcext:value-type="float">
            <text:p>0.080946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615" calcext:value-type="float">
            <text:p>0.03282615</text:p>
          </table:table-cell>
          <table:table-cell office:value-type="float" office:value="0.02779196" calcext:value-type="float">
            <text:p>0.0277919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2475" calcext:value-type="float">
            <text:p>0.05402475</text:p>
          </table:table-cell>
          <table:table-cell office:value-type="float" office:value="0.04728726" calcext:value-type="float">
            <text:p>0.0472872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8541" calcext:value-type="float">
            <text:p>0.07458541</text:p>
          </table:table-cell>
          <table:table-cell office:value-type="float" office:value="0.0661881" calcext:value-type="float">
            <text:p>0.066188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70883" calcext:value-type="float">
            <text:p>0.09170883</text:p>
          </table:table-cell>
          <table:table-cell office:value-type="float" office:value="0.0809758" calcext:value-type="float">
            <text:p>0.080975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615" calcext:value-type="float">
            <text:p>0.03282615</text:p>
          </table:table-cell>
          <table:table-cell office:value-type="float" office:value="0.02794939" calcext:value-type="float">
            <text:p>0.027949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8131" calcext:value-type="float">
            <text:p>0.05368131</text:p>
          </table:table-cell>
          <table:table-cell office:value-type="float" office:value="0.04761408" calcext:value-type="float">
            <text:p>0.0476140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8541" calcext:value-type="float">
            <text:p>0.07458541</text:p>
          </table:table-cell>
          <table:table-cell office:value-type="float" office:value="0.06627306" calcext:value-type="float">
            <text:p>0.066273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4843" calcext:value-type="float">
            <text:p>0.09114843</text:p>
          </table:table-cell>
          <table:table-cell office:value-type="float" office:value="0.08113563" calcext:value-type="float">
            <text:p>0.081135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821" calcext:value-type="float">
            <text:p>0.03237821</text:p>
          </table:table-cell>
          <table:table-cell office:value-type="float" office:value="0.0279837" calcext:value-type="float">
            <text:p>0.02798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8131" calcext:value-type="float">
            <text:p>0.05368131</text:p>
          </table:table-cell>
          <table:table-cell office:value-type="float" office:value="0.04711422" calcext:value-type="float">
            <text:p>0.047114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49447" calcext:value-type="float">
            <text:p>0.07349447</text:p>
          </table:table-cell>
          <table:table-cell office:value-type="float" office:value="0.0663217" calcext:value-type="float">
            <text:p>0.06632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4843" calcext:value-type="float">
            <text:p>0.09114843</text:p>
          </table:table-cell>
          <table:table-cell office:value-type="float" office:value="0.08103519" calcext:value-type="float">
            <text:p>0.0810351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821" calcext:value-type="float">
            <text:p>0.03237821</text:p>
          </table:table-cell>
          <table:table-cell office:value-type="float" office:value="0.02815891" calcext:value-type="float">
            <text:p>0.028158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253" calcext:value-type="float">
            <text:p>0.05284253</text:p>
          </table:table-cell>
          <table:table-cell office:value-type="float" office:value="0.04686711" calcext:value-type="float">
            <text:p>0.046867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49447" calcext:value-type="float">
            <text:p>0.07349447</text:p>
          </table:table-cell>
          <table:table-cell office:value-type="float" office:value="0.06625042" calcext:value-type="float">
            <text:p>0.066250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55664" calcext:value-type="float">
            <text:p>0.08955664</text:p>
          </table:table-cell>
          <table:table-cell office:value-type="float" office:value="0.08094577" calcext:value-type="float">
            <text:p>0.0809457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821" calcext:value-type="float">
            <text:p>0.03237821</text:p>
          </table:table-cell>
          <table:table-cell office:value-type="float" office:value="0.02811627" calcext:value-type="float">
            <text:p>0.028116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253" calcext:value-type="float">
            <text:p>0.05284253</text:p>
          </table:table-cell>
          <table:table-cell office:value-type="float" office:value="0.04702285" calcext:value-type="float">
            <text:p>0.0470228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49447" calcext:value-type="float">
            <text:p>0.07349447</text:p>
          </table:table-cell>
          <table:table-cell office:value-type="float" office:value="0.06644707" calcext:value-type="float">
            <text:p>0.066447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55664" calcext:value-type="float">
            <text:p>0.08955664</text:p>
          </table:table-cell>
          <table:table-cell office:value-type="float" office:value="0.08101611" calcext:value-type="float">
            <text:p>0.081016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84" calcext:value-type="float">
            <text:p>0.0318284</text:p>
          </table:table-cell>
          <table:table-cell office:value-type="float" office:value="0.02866626" calcext:value-type="float">
            <text:p>0.028666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253" calcext:value-type="float">
            <text:p>0.05284253</text:p>
          </table:table-cell>
          <table:table-cell office:value-type="float" office:value="0.04688195" calcext:value-type="float">
            <text:p>0.0468819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6716" calcext:value-type="float">
            <text:p>0.07206716</text:p>
          </table:table-cell>
          <table:table-cell office:value-type="float" office:value="0.06632339" calcext:value-type="float">
            <text:p>0.066323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8301" calcext:value-type="float">
            <text:p>0.08858301</text:p>
          </table:table-cell>
          <table:table-cell office:value-type="float" office:value="0.08119404" calcext:value-type="float">
            <text:p>0.081194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84" calcext:value-type="float">
            <text:p>0.0318284</text:p>
          </table:table-cell>
          <table:table-cell office:value-type="float" office:value="0.02870082" calcext:value-type="float">
            <text:p>0.028700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80529" calcext:value-type="float">
            <text:p>0.05180529</text:p>
          </table:table-cell>
          <table:table-cell office:value-type="float" office:value="0.04704206" calcext:value-type="float">
            <text:p>0.0470420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6716" calcext:value-type="float">
            <text:p>0.07206716</text:p>
          </table:table-cell>
          <table:table-cell office:value-type="float" office:value="0.06586379" calcext:value-type="float">
            <text:p>0.065863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59633" calcext:value-type="float">
            <text:p>0.08759633</text:p>
          </table:table-cell>
          <table:table-cell office:value-type="float" office:value="0.08163395" calcext:value-type="float">
            <text:p>0.0816339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84" calcext:value-type="float">
            <text:p>0.0318284</text:p>
          </table:table-cell>
          <table:table-cell office:value-type="float" office:value="0.02871052" calcext:value-type="float">
            <text:p>0.028710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80529" calcext:value-type="float">
            <text:p>0.05180529</text:p>
          </table:table-cell>
          <table:table-cell office:value-type="float" office:value="0.04696105" calcext:value-type="float">
            <text:p>0.0469610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3382" calcext:value-type="float">
            <text:p>0.07053382</text:p>
          </table:table-cell>
          <table:table-cell office:value-type="float" office:value="0.06573492" calcext:value-type="float">
            <text:p>0.065734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59633" calcext:value-type="float">
            <text:p>0.08759633</text:p>
          </table:table-cell>
          <table:table-cell office:value-type="float" office:value="0.08189946" calcext:value-type="float">
            <text:p>0.0818994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173" calcext:value-type="float">
            <text:p>0.03126173</text:p>
          </table:table-cell>
          <table:table-cell office:value-type="float" office:value="0.02861607" calcext:value-type="float">
            <text:p>0.028616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404" calcext:value-type="float">
            <text:p>0.05074404</text:p>
          </table:table-cell>
          <table:table-cell office:value-type="float" office:value="0.04679193" calcext:value-type="float">
            <text:p>0.046791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3382" calcext:value-type="float">
            <text:p>0.07053382</text:p>
          </table:table-cell>
          <table:table-cell office:value-type="float" office:value="0.06567172" calcext:value-type="float">
            <text:p>0.065671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6848" calcext:value-type="float">
            <text:p>0.08556848</text:p>
          </table:table-cell>
          <table:table-cell office:value-type="float" office:value="0.0820386" calcext:value-type="float">
            <text:p>0.082038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173" calcext:value-type="float">
            <text:p>0.03126173</text:p>
          </table:table-cell>
          <table:table-cell office:value-type="float" office:value="0.02827102" calcext:value-type="float">
            <text:p>0.028271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404" calcext:value-type="float">
            <text:p>0.05074404</text:p>
          </table:table-cell>
          <table:table-cell office:value-type="float" office:value="0.047161" calcext:value-type="float">
            <text:p>0.0471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3382" calcext:value-type="float">
            <text:p>0.07053382</text:p>
          </table:table-cell>
          <table:table-cell office:value-type="float" office:value="0.06526699" calcext:value-type="float">
            <text:p>0.065266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6848" calcext:value-type="float">
            <text:p>0.08556848</text:p>
          </table:table-cell>
          <table:table-cell office:value-type="float" office:value="0.08194642" calcext:value-type="float">
            <text:p>0.081946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5092" calcext:value-type="float">
            <text:p>0.03075092</text:p>
          </table:table-cell>
          <table:table-cell office:value-type="float" office:value="0.02851504" calcext:value-type="float">
            <text:p>0.028515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404" calcext:value-type="float">
            <text:p>0.05074404</text:p>
          </table:table-cell>
          <table:table-cell office:value-type="float" office:value="0.04721534" calcext:value-type="float">
            <text:p>0.0472153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8681" calcext:value-type="float">
            <text:p>0.06908681</text:p>
          </table:table-cell>
          <table:table-cell office:value-type="float" office:value="0.06518605" calcext:value-type="float">
            <text:p>0.065186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61316" calcext:value-type="float">
            <text:p>0.08461316</text:p>
          </table:table-cell>
          <table:table-cell office:value-type="float" office:value="0.08185148" calcext:value-type="float">
            <text:p>0.081851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5092" calcext:value-type="float">
            <text:p>0.03075092</text:p>
          </table:table-cell>
          <table:table-cell office:value-type="float" office:value="0.02903954" calcext:value-type="float">
            <text:p>0.029039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06" calcext:value-type="float">
            <text:p>0.04978806</text:p>
          </table:table-cell>
          <table:table-cell office:value-type="float" office:value="0.04753362" calcext:value-type="float">
            <text:p>0.047533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8681" calcext:value-type="float">
            <text:p>0.06908681</text:p>
          </table:table-cell>
          <table:table-cell office:value-type="float" office:value="0.065319" calcext:value-type="float">
            <text:p>0.0653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4439" calcext:value-type="float">
            <text:p>0.08374439</text:p>
          </table:table-cell>
          <table:table-cell office:value-type="float" office:value="0.08157236" calcext:value-type="float">
            <text:p>0.081572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58549" calcext:value-type="float">
            <text:p>0.03058549</text:p>
          </table:table-cell>
          <table:table-cell office:value-type="float" office:value="0.02907038" calcext:value-type="float">
            <text:p>0.029070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06" calcext:value-type="float">
            <text:p>0.04978806</text:p>
          </table:table-cell>
          <table:table-cell office:value-type="float" office:value="0.04788627" calcext:value-type="float">
            <text:p>0.047886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8681" calcext:value-type="float">
            <text:p>0.06908681</text:p>
          </table:table-cell>
          <table:table-cell office:value-type="float" office:value="0.06514985" calcext:value-type="float">
            <text:p>0.065149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4439" calcext:value-type="float">
            <text:p>0.08374439</text:p>
          </table:table-cell>
          <table:table-cell office:value-type="float" office:value="0.08142605" calcext:value-type="float">
            <text:p>0.081426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916" calcext:value-type="float">
            <text:p>0.03035916</text:p>
          </table:table-cell>
          <table:table-cell office:value-type="float" office:value="0.0288595" calcext:value-type="float">
            <text:p>0.02885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06" calcext:value-type="float">
            <text:p>0.04978806</text:p>
          </table:table-cell>
          <table:table-cell office:value-type="float" office:value="0.04819422" calcext:value-type="float">
            <text:p>0.048194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91926" calcext:value-type="float">
            <text:p>0.06791926</text:p>
          </table:table-cell>
          <table:table-cell office:value-type="float" office:value="0.06505251" calcext:value-type="float">
            <text:p>0.065052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1463" calcext:value-type="float">
            <text:p>0.08231463</text:p>
          </table:table-cell>
          <table:table-cell office:value-type="float" office:value="0.08124037" calcext:value-type="float">
            <text:p>0.0812403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916" calcext:value-type="float">
            <text:p>0.03035916</text:p>
          </table:table-cell>
          <table:table-cell office:value-type="float" office:value="0.02882923" calcext:value-type="float">
            <text:p>0.028829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45" calcext:value-type="float">
            <text:p>0.049045</text:p>
          </table:table-cell>
          <table:table-cell office:value-type="float" office:value="0.04809148" calcext:value-type="float">
            <text:p>0.0480914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91926" calcext:value-type="float">
            <text:p>0.06791926</text:p>
          </table:table-cell>
          <table:table-cell office:value-type="float" office:value="0.0649984" calcext:value-type="float">
            <text:p>0.06499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1463" calcext:value-type="float">
            <text:p>0.08231463</text:p>
          </table:table-cell>
          <table:table-cell office:value-type="float" office:value="0.08106405" calcext:value-type="float">
            <text:p>0.081064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2732" calcext:value-type="float">
            <text:p>0.03012732</text:p>
          </table:table-cell>
          <table:table-cell office:value-type="float" office:value="0.02897648" calcext:value-type="float">
            <text:p>0.028976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45" calcext:value-type="float">
            <text:p>0.049045</text:p>
          </table:table-cell>
          <table:table-cell office:value-type="float" office:value="0.04767945" calcext:value-type="float">
            <text:p>0.0476794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13577" calcext:value-type="float">
            <text:p>0.06713577</text:p>
          </table:table-cell>
          <table:table-cell office:value-type="float" office:value="0.06525337" calcext:value-type="float">
            <text:p>0.065253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78634" calcext:value-type="float">
            <text:p>0.08178634</text:p>
          </table:table-cell>
          <table:table-cell office:value-type="float" office:value="0.0814999" calcext:value-type="float">
            <text:p>0.08149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2732" calcext:value-type="float">
            <text:p>0.03012732</text:p>
          </table:table-cell>
          <table:table-cell office:value-type="float" office:value="0.02907908" calcext:value-type="float">
            <text:p>0.029079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8408" calcext:value-type="float">
            <text:p>0.04858408</text:p>
          </table:table-cell>
          <table:table-cell office:value-type="float" office:value="0.04762916" calcext:value-type="float">
            <text:p>0.047629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13577" calcext:value-type="float">
            <text:p>0.06713577</text:p>
          </table:table-cell>
          <table:table-cell office:value-type="float" office:value="0.06524942" calcext:value-type="float">
            <text:p>0.065249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246" calcext:value-type="float">
            <text:p>0.08141246</text:p>
          </table:table-cell>
          <table:table-cell office:value-type="float" office:value="0.08196009" calcext:value-type="float">
            <text:p>0.0819600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2363" calcext:value-type="float">
            <text:p>0.03012363</text:p>
          </table:table-cell>
          <table:table-cell office:value-type="float" office:value="0.02896046" calcext:value-type="float">
            <text:p>0.028960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8408" calcext:value-type="float">
            <text:p>0.04858408</text:p>
          </table:table-cell>
          <table:table-cell office:value-type="float" office:value="0.04795711" calcext:value-type="float">
            <text:p>0.047957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13577" calcext:value-type="float">
            <text:p>0.06713577</text:p>
          </table:table-cell>
          <table:table-cell office:value-type="float" office:value="0.06501924" calcext:value-type="float">
            <text:p>0.065019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246" calcext:value-type="float">
            <text:p>0.08141246</text:p>
          </table:table-cell>
          <table:table-cell office:value-type="float" office:value="0.08201402" calcext:value-type="float">
            <text:p>0.082014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0674" calcext:value-type="float">
            <text:p>0.0300674</text:p>
          </table:table-cell>
          <table:table-cell office:value-type="float" office:value="0.02915003" calcext:value-type="float">
            <text:p>0.02915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0479" calcext:value-type="float">
            <text:p>0.04860479</text:p>
          </table:table-cell>
          <table:table-cell office:value-type="float" office:value="0.04781663" calcext:value-type="float">
            <text:p>0.047816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80459" calcext:value-type="float">
            <text:p>0.06680459</text:p>
          </table:table-cell>
          <table:table-cell office:value-type="float" office:value="0.06511039" calcext:value-type="float">
            <text:p>0.065110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136" calcext:value-type="float">
            <text:p>0.0811136</text:p>
          </table:table-cell>
          <table:table-cell office:value-type="float" office:value="0.0819702" calcext:value-type="float">
            <text:p>0.081970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0674" calcext:value-type="float">
            <text:p>0.0300674</text:p>
          </table:table-cell>
          <table:table-cell office:value-type="float" office:value="0.02924203" calcext:value-type="float">
            <text:p>0.029242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45491" calcext:value-type="float">
            <text:p>0.04845491</text:p>
          </table:table-cell>
          <table:table-cell office:value-type="float" office:value="0.04783861" calcext:value-type="float">
            <text:p>0.047838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80459" calcext:value-type="float">
            <text:p>0.06680459</text:p>
          </table:table-cell>
          <table:table-cell office:value-type="float" office:value="0.06506257" calcext:value-type="float">
            <text:p>0.0650625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136" calcext:value-type="float">
            <text:p>0.0811136</text:p>
          </table:table-cell>
          <table:table-cell office:value-type="float" office:value="0.08194863" calcext:value-type="float">
            <text:p>0.081948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6885" calcext:value-type="float">
            <text:p>0.03016885</text:p>
          </table:table-cell>
          <table:table-cell office:value-type="float" office:value="0.02963616" calcext:value-type="float">
            <text:p>0.029636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45491" calcext:value-type="float">
            <text:p>0.04845491</text:p>
          </table:table-cell>
          <table:table-cell office:value-type="float" office:value="0.04777458" calcext:value-type="float">
            <text:p>0.0477745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0787" calcext:value-type="float">
            <text:p>0.06690787</text:p>
          </table:table-cell>
          <table:table-cell office:value-type="float" office:value="0.0651146" calcext:value-type="float">
            <text:p>0.065114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136" calcext:value-type="float">
            <text:p>0.0811136</text:p>
          </table:table-cell>
          <table:table-cell office:value-type="float" office:value="0.08194519" calcext:value-type="float">
            <text:p>0.081945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6885" calcext:value-type="float">
            <text:p>0.03016885</text:p>
          </table:table-cell>
          <table:table-cell office:value-type="float" office:value="0.02942655" calcext:value-type="float">
            <text:p>0.029426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3559" calcext:value-type="float">
            <text:p>0.04863559</text:p>
          </table:table-cell>
          <table:table-cell office:value-type="float" office:value="0.04791084" calcext:value-type="float">
            <text:p>0.0479108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0787" calcext:value-type="float">
            <text:p>0.06690787</text:p>
          </table:table-cell>
          <table:table-cell office:value-type="float" office:value="0.06497832" calcext:value-type="float">
            <text:p>0.0649783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157" calcext:value-type="float">
            <text:p>0.08141157</text:p>
          </table:table-cell>
          <table:table-cell office:value-type="float" office:value="0.08190526" calcext:value-type="float">
            <text:p>0.081905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6885" calcext:value-type="float">
            <text:p>0.03016885</text:p>
          </table:table-cell>
          <table:table-cell office:value-type="float" office:value="0.02956077" calcext:value-type="float">
            <text:p>0.029560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3559" calcext:value-type="float">
            <text:p>0.04863559</text:p>
          </table:table-cell>
          <table:table-cell office:value-type="float" office:value="0.0477343" calcext:value-type="float">
            <text:p>0.04773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0787" calcext:value-type="float">
            <text:p>0.06690787</text:p>
          </table:table-cell>
          <table:table-cell office:value-type="float" office:value="0.0646488" calcext:value-type="float">
            <text:p>0.064648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157" calcext:value-type="float">
            <text:p>0.08141157</text:p>
          </table:table-cell>
          <table:table-cell office:value-type="float" office:value="0.08233557" calcext:value-type="float">
            <text:p>0.082335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9859" calcext:value-type="float">
            <text:p>0.03039859</text:p>
          </table:table-cell>
          <table:table-cell office:value-type="float" office:value="0.02928128" calcext:value-type="float">
            <text:p>0.029281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3559" calcext:value-type="float">
            <text:p>0.04863559</text:p>
          </table:table-cell>
          <table:table-cell office:value-type="float" office:value="0.04817428" calcext:value-type="float">
            <text:p>0.0481742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41922" calcext:value-type="float">
            <text:p>0.06741922</text:p>
          </table:table-cell>
          <table:table-cell office:value-type="float" office:value="0.06421916" calcext:value-type="float">
            <text:p>0.064219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0652" calcext:value-type="float">
            <text:p>0.08220652</text:p>
          </table:table-cell>
          <table:table-cell office:value-type="float" office:value="0.08270656" calcext:value-type="float">
            <text:p>0.0827065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9859" calcext:value-type="float">
            <text:p>0.03039859</text:p>
          </table:table-cell>
          <table:table-cell office:value-type="float" office:value="0.02920102" calcext:value-type="float">
            <text:p>0.029201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7656" calcext:value-type="float">
            <text:p>0.04907656</text:p>
          </table:table-cell>
          <table:table-cell office:value-type="float" office:value="0.04821524" calcext:value-type="float">
            <text:p>0.0482152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41922" calcext:value-type="float">
            <text:p>0.06741922</text:p>
          </table:table-cell>
          <table:table-cell office:value-type="float" office:value="0.06417896" calcext:value-type="float">
            <text:p>0.064178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0652" calcext:value-type="float">
            <text:p>0.08220652</text:p>
          </table:table-cell>
          <table:table-cell office:value-type="float" office:value="0.08306952" calcext:value-type="float">
            <text:p>0.083069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56365" calcext:value-type="float">
            <text:p>0.03056365</text:p>
          </table:table-cell>
          <table:table-cell office:value-type="float" office:value="0.02916182" calcext:value-type="float">
            <text:p>0.029161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7656" calcext:value-type="float">
            <text:p>0.04907656</text:p>
          </table:table-cell>
          <table:table-cell office:value-type="float" office:value="0.04826728" calcext:value-type="float">
            <text:p>0.0482672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2674" calcext:value-type="float">
            <text:p>0.06782674</text:p>
          </table:table-cell>
          <table:table-cell office:value-type="float" office:value="0.06415854" calcext:value-type="float">
            <text:p>0.064158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0652" calcext:value-type="float">
            <text:p>0.08220652</text:p>
          </table:table-cell>
          <table:table-cell office:value-type="float" office:value="0.08291695" calcext:value-type="float">
            <text:p>0.08291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2661" calcext:value-type="float">
            <text:p>0.03072661</text:p>
          </table:table-cell>
          <table:table-cell office:value-type="float" office:value="0.02924002" calcext:value-type="float">
            <text:p>0.029240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0451" calcext:value-type="float">
            <text:p>0.04970451</text:p>
          </table:table-cell>
          <table:table-cell office:value-type="float" office:value="0.04851041" calcext:value-type="float">
            <text:p>0.0485104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22608" calcext:value-type="float">
            <text:p>0.06822608</text:p>
          </table:table-cell>
          <table:table-cell office:value-type="float" office:value="0.06393639" calcext:value-type="float">
            <text:p>0.063936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36996" calcext:value-type="float">
            <text:p>0.08336996</text:p>
          </table:table-cell>
          <table:table-cell office:value-type="float" office:value="0.08332878" calcext:value-type="float">
            <text:p>0.0833287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2661" calcext:value-type="float">
            <text:p>0.03072661</text:p>
          </table:table-cell>
          <table:table-cell office:value-type="float" office:value="0.029139" calcext:value-type="float">
            <text:p>0.0291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0451" calcext:value-type="float">
            <text:p>0.04970451</text:p>
          </table:table-cell>
          <table:table-cell office:value-type="float" office:value="0.04859316" calcext:value-type="float">
            <text:p>0.048593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22608" calcext:value-type="float">
            <text:p>0.06822608</text:p>
          </table:table-cell>
          <table:table-cell office:value-type="float" office:value="0.06423937" calcext:value-type="float">
            <text:p>0.064239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36996" calcext:value-type="float">
            <text:p>0.08336996</text:p>
          </table:table-cell>
          <table:table-cell office:value-type="float" office:value="0.08294604" calcext:value-type="float">
            <text:p>0.0829460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707" calcext:value-type="float">
            <text:p>0.03108707</text:p>
          </table:table-cell>
          <table:table-cell office:value-type="float" office:value="0.02919552" calcext:value-type="float">
            <text:p>0.029195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0451" calcext:value-type="float">
            <text:p>0.04970451</text:p>
          </table:table-cell>
          <table:table-cell office:value-type="float" office:value="0.04851235" calcext:value-type="float">
            <text:p>0.0485123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0162" calcext:value-type="float">
            <text:p>0.06920162</text:p>
          </table:table-cell>
          <table:table-cell office:value-type="float" office:value="0.0644042" calcext:value-type="float">
            <text:p>0.06440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36996" calcext:value-type="float">
            <text:p>0.08336996</text:p>
          </table:table-cell>
          <table:table-cell office:value-type="float" office:value="0.08262612" calcext:value-type="float">
            <text:p>0.082626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707" calcext:value-type="float">
            <text:p>0.03108707</text:p>
          </table:table-cell>
          <table:table-cell office:value-type="float" office:value="0.0293936" calcext:value-type="float">
            <text:p>0.02939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2905" calcext:value-type="float">
            <text:p>0.05042905</text:p>
          </table:table-cell>
          <table:table-cell office:value-type="float" office:value="0.04858809" calcext:value-type="float">
            <text:p>0.048588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0162" calcext:value-type="float">
            <text:p>0.06920162</text:p>
          </table:table-cell>
          <table:table-cell office:value-type="float" office:value="0.06480903" calcext:value-type="float">
            <text:p>0.064809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71868" calcext:value-type="float">
            <text:p>0.08471868</text:p>
          </table:table-cell>
          <table:table-cell office:value-type="float" office:value="0.08229545" calcext:value-type="float">
            <text:p>0.082295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5303" calcext:value-type="float">
            <text:p>0.03125303</text:p>
          </table:table-cell>
          <table:table-cell office:value-type="float" office:value="0.02961188" calcext:value-type="float">
            <text:p>0.029611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2905" calcext:value-type="float">
            <text:p>0.05042905</text:p>
          </table:table-cell>
          <table:table-cell office:value-type="float" office:value="0.04860879" calcext:value-type="float">
            <text:p>0.048608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69805" calcext:value-type="float">
            <text:p>0.06969805</text:p>
          </table:table-cell>
          <table:table-cell office:value-type="float" office:value="0.06458385" calcext:value-type="float">
            <text:p>0.064583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71868" calcext:value-type="float">
            <text:p>0.08471868</text:p>
          </table:table-cell>
          <table:table-cell office:value-type="float" office:value="0.08200517" calcext:value-type="float">
            <text:p>0.082005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977" calcext:value-type="float">
            <text:p>0.03143977</text:p>
          </table:table-cell>
          <table:table-cell office:value-type="float" office:value="0.02987868" calcext:value-type="float">
            <text:p>0.029878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654" calcext:value-type="float">
            <text:p>0.05115654</text:p>
          </table:table-cell>
          <table:table-cell office:value-type="float" office:value="0.04862602" calcext:value-type="float">
            <text:p>0.048626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1696" calcext:value-type="float">
            <text:p>0.07021696</text:p>
          </table:table-cell>
          <table:table-cell office:value-type="float" office:value="0.06464522" calcext:value-type="float">
            <text:p>0.064645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264" calcext:value-type="float">
            <text:p>0.08608264</text:p>
          </table:table-cell>
          <table:table-cell office:value-type="float" office:value="0.08229177" calcext:value-type="float">
            <text:p>0.0822917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977" calcext:value-type="float">
            <text:p>0.03143977</text:p>
          </table:table-cell>
          <table:table-cell office:value-type="float" office:value="0.02972892" calcext:value-type="float">
            <text:p>0.029728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654" calcext:value-type="float">
            <text:p>0.05115654</text:p>
          </table:table-cell>
          <table:table-cell office:value-type="float" office:value="0.0485795" calcext:value-type="float">
            <text:p>0.048579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1696" calcext:value-type="float">
            <text:p>0.07021696</text:p>
          </table:table-cell>
          <table:table-cell office:value-type="float" office:value="0.06493111" calcext:value-type="float">
            <text:p>0.064931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264" calcext:value-type="float">
            <text:p>0.08608264</text:p>
          </table:table-cell>
          <table:table-cell office:value-type="float" office:value="0.08242005" calcext:value-type="float">
            <text:p>0.0824200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3194" calcext:value-type="float">
            <text:p>0.03173194</text:p>
          </table:table-cell>
          <table:table-cell office:value-type="float" office:value="0.02983883" calcext:value-type="float">
            <text:p>0.029838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2205" calcext:value-type="float">
            <text:p>0.05142205</text:p>
          </table:table-cell>
          <table:table-cell office:value-type="float" office:value="0.04869367" calcext:value-type="float">
            <text:p>0.048693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092" calcext:value-type="float">
            <text:p>0.07113092</text:p>
          </table:table-cell>
          <table:table-cell office:value-type="float" office:value="0.06491567" calcext:value-type="float">
            <text:p>0.064915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3245" calcext:value-type="float">
            <text:p>0.08663245</text:p>
          </table:table-cell>
          <table:table-cell office:value-type="float" office:value="0.0828733" calcext:value-type="float">
            <text:p>0.082873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3194" calcext:value-type="float">
            <text:p>0.03173194</text:p>
          </table:table-cell>
          <table:table-cell office:value-type="float" office:value="0.02963545" calcext:value-type="float">
            <text:p>0.029635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7373" calcext:value-type="float">
            <text:p>0.05177373</text:p>
          </table:table-cell>
          <table:table-cell office:value-type="float" office:value="0.04865976" calcext:value-type="float">
            <text:p>0.048659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092" calcext:value-type="float">
            <text:p>0.07113092</text:p>
          </table:table-cell>
          <table:table-cell office:value-type="float" office:value="0.0647419" calcext:value-type="float">
            <text:p>0.06474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7074" calcext:value-type="float">
            <text:p>0.08727074</text:p>
          </table:table-cell>
          <table:table-cell office:value-type="float" office:value="0.0831275" calcext:value-type="float">
            <text:p>0.083127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27" calcext:value-type="float">
            <text:p>0.0318227</text:p>
          </table:table-cell>
          <table:table-cell office:value-type="float" office:value="0.02959197" calcext:value-type="float">
            <text:p>0.029591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7373" calcext:value-type="float">
            <text:p>0.05177373</text:p>
          </table:table-cell>
          <table:table-cell office:value-type="float" office:value="0.04863971" calcext:value-type="float">
            <text:p>0.0486397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955" calcext:value-type="float">
            <text:p>0.07146955</text:p>
          </table:table-cell>
          <table:table-cell office:value-type="float" office:value="0.0649307" calcext:value-type="float">
            <text:p>0.06493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7074" calcext:value-type="float">
            <text:p>0.08727074</text:p>
          </table:table-cell>
          <table:table-cell office:value-type="float" office:value="0.08300079" calcext:value-type="float">
            <text:p>0.0830007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356" calcext:value-type="float">
            <text:p>0.0319356</text:p>
          </table:table-cell>
          <table:table-cell office:value-type="float" office:value="0.02990664" calcext:value-type="float">
            <text:p>0.029906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3994" calcext:value-type="float">
            <text:p>0.05193994</text:p>
          </table:table-cell>
          <table:table-cell office:value-type="float" office:value="0.0485539" calcext:value-type="float">
            <text:p>0.04855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01" calcext:value-type="float">
            <text:p>0.0718401</text:p>
          </table:table-cell>
          <table:table-cell office:value-type="float" office:value="0.06510894" calcext:value-type="float">
            <text:p>0.065108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6673" calcext:value-type="float">
            <text:p>0.08816673</text:p>
          </table:table-cell>
          <table:table-cell office:value-type="float" office:value="0.08305553" calcext:value-type="float">
            <text:p>0.0830555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356" calcext:value-type="float">
            <text:p>0.0319356</text:p>
          </table:table-cell>
          <table:table-cell office:value-type="float" office:value="0.0299294" calcext:value-type="float">
            <text:p>0.02992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2675" calcext:value-type="float">
            <text:p>0.05222675</text:p>
          </table:table-cell>
          <table:table-cell office:value-type="float" office:value="0.04855814" calcext:value-type="float">
            <text:p>0.048558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01" calcext:value-type="float">
            <text:p>0.0718401</text:p>
          </table:table-cell>
          <table:table-cell office:value-type="float" office:value="0.06518987" calcext:value-type="float">
            <text:p>0.065189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6673" calcext:value-type="float">
            <text:p>0.08816673</text:p>
          </table:table-cell>
          <table:table-cell office:value-type="float" office:value="0.08375903" calcext:value-type="float">
            <text:p>0.0837590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7591" calcext:value-type="float">
            <text:p>0.03197591</text:p>
          </table:table-cell>
          <table:table-cell office:value-type="float" office:value="0.03002695" calcext:value-type="float">
            <text:p>0.030026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2675" calcext:value-type="float">
            <text:p>0.05222675</text:p>
          </table:table-cell>
          <table:table-cell office:value-type="float" office:value="0.04852142" calcext:value-type="float">
            <text:p>0.048521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4092" calcext:value-type="float">
            <text:p>0.07204092</text:p>
          </table:table-cell>
          <table:table-cell office:value-type="float" office:value="0.06549558" calcext:value-type="float">
            <text:p>0.0654955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6673" calcext:value-type="float">
            <text:p>0.08816673</text:p>
          </table:table-cell>
          <table:table-cell office:value-type="float" office:value="0.08401717" calcext:value-type="float">
            <text:p>0.084017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2669" calcext:value-type="float">
            <text:p>0.03202669</text:p>
          </table:table-cell>
          <table:table-cell office:value-type="float" office:value="0.03024273" calcext:value-type="float">
            <text:p>0.030242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096" calcext:value-type="float">
            <text:p>0.05247096</text:p>
          </table:table-cell>
          <table:table-cell office:value-type="float" office:value="0.04866166" calcext:value-type="float">
            <text:p>0.0486616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7572" calcext:value-type="float">
            <text:p>0.07227572</text:p>
          </table:table-cell>
          <table:table-cell office:value-type="float" office:value="0.06545042" calcext:value-type="float">
            <text:p>0.065450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629" calcext:value-type="float">
            <text:p>0.0886629</text:p>
          </table:table-cell>
          <table:table-cell office:value-type="float" office:value="0.08450301" calcext:value-type="float">
            <text:p>0.084503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1516" calcext:value-type="float">
            <text:p>0.03201516</text:p>
          </table:table-cell>
          <table:table-cell office:value-type="float" office:value="0.03016385" calcext:value-type="float">
            <text:p>0.030163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096" calcext:value-type="float">
            <text:p>0.05247096</text:p>
          </table:table-cell>
          <table:table-cell office:value-type="float" office:value="0.04869522" calcext:value-type="float">
            <text:p>0.048695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7572" calcext:value-type="float">
            <text:p>0.07227572</text:p>
          </table:table-cell>
          <table:table-cell office:value-type="float" office:value="0.06564011" calcext:value-type="float">
            <text:p>0.065640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629" calcext:value-type="float">
            <text:p>0.0886629</text:p>
          </table:table-cell>
          <table:table-cell office:value-type="float" office:value="0.08486877" calcext:value-type="float">
            <text:p>0.084868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0971" calcext:value-type="float">
            <text:p>0.03200971</text:p>
          </table:table-cell>
          <table:table-cell office:value-type="float" office:value="0.03008217" calcext:value-type="float">
            <text:p>0.030082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2187" calcext:value-type="float">
            <text:p>0.05242187</text:p>
          </table:table-cell>
          <table:table-cell office:value-type="float" office:value="0.04905062" calcext:value-type="float">
            <text:p>0.049050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0091" calcext:value-type="float">
            <text:p>0.07240091</text:p>
          </table:table-cell>
          <table:table-cell office:value-type="float" office:value="0.06544121" calcext:value-type="float">
            <text:p>0.065441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1934" calcext:value-type="float">
            <text:p>0.08861934</text:p>
          </table:table-cell>
          <table:table-cell office:value-type="float" office:value="0.08432101" calcext:value-type="float">
            <text:p>0.084321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0971" calcext:value-type="float">
            <text:p>0.03200971</text:p>
          </table:table-cell>
          <table:table-cell office:value-type="float" office:value="0.03031458" calcext:value-type="float">
            <text:p>0.030314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912" calcext:value-type="float">
            <text:p>0.0524912</text:p>
          </table:table-cell>
          <table:table-cell office:value-type="float" office:value="0.04923459" calcext:value-type="float">
            <text:p>0.049234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0091" calcext:value-type="float">
            <text:p>0.07240091</text:p>
          </table:table-cell>
          <table:table-cell office:value-type="float" office:value="0.06565708" calcext:value-type="float">
            <text:p>0.065657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4075" calcext:value-type="float">
            <text:p>0.08874075</text:p>
          </table:table-cell>
          <table:table-cell office:value-type="float" office:value="0.08422008" calcext:value-type="float">
            <text:p>0.084220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5312" calcext:value-type="float">
            <text:p>0.03195312</text:p>
          </table:table-cell>
          <table:table-cell office:value-type="float" office:value="0.03045082" calcext:value-type="float">
            <text:p>0.030450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912" calcext:value-type="float">
            <text:p>0.0524912</text:p>
          </table:table-cell>
          <table:table-cell office:value-type="float" office:value="0.04948174" calcext:value-type="float">
            <text:p>0.0494817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30651" calcext:value-type="float">
            <text:p>0.07230651</text:p>
          </table:table-cell>
          <table:table-cell office:value-type="float" office:value="0.06564602" calcext:value-type="float">
            <text:p>0.065646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4075" calcext:value-type="float">
            <text:p>0.08874075</text:p>
          </table:table-cell>
          <table:table-cell office:value-type="float" office:value="0.08437547" calcext:value-type="float">
            <text:p>0.0843754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9785" calcext:value-type="float">
            <text:p>0.03189785</text:p>
          </table:table-cell>
          <table:table-cell office:value-type="float" office:value="0.03024143" calcext:value-type="float">
            <text:p>0.0302414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5286" calcext:value-type="float">
            <text:p>0.05235286</text:p>
          </table:table-cell>
          <table:table-cell office:value-type="float" office:value="0.04952014" calcext:value-type="float">
            <text:p>0.049520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3971" calcext:value-type="float">
            <text:p>0.07223971</text:p>
          </table:table-cell>
          <table:table-cell office:value-type="float" office:value="0.06570585" calcext:value-type="float">
            <text:p>0.065705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1149" calcext:value-type="float">
            <text:p>0.08841149</text:p>
          </table:table-cell>
          <table:table-cell office:value-type="float" office:value="0.08416003" calcext:value-type="float">
            <text:p>0.084160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1336" calcext:value-type="float">
            <text:p>0.03181336</text:p>
          </table:table-cell>
          <table:table-cell office:value-type="float" office:value="0.03041532" calcext:value-type="float">
            <text:p>0.030415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1339" calcext:value-type="float">
            <text:p>0.05231339</text:p>
          </table:table-cell>
          <table:table-cell office:value-type="float" office:value="0.04935538" calcext:value-type="float">
            <text:p>0.0493553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2164" calcext:value-type="float">
            <text:p>0.07202164</text:p>
          </table:table-cell>
          <table:table-cell office:value-type="float" office:value="0.06600078" calcext:value-type="float">
            <text:p>0.066000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1149" calcext:value-type="float">
            <text:p>0.08841149</text:p>
          </table:table-cell>
          <table:table-cell office:value-type="float" office:value="0.0843049" calcext:value-type="float">
            <text:p>0.084304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1336" calcext:value-type="float">
            <text:p>0.03181336</text:p>
          </table:table-cell>
          <table:table-cell office:value-type="float" office:value="0.03041328" calcext:value-type="float">
            <text:p>0.030413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0755" calcext:value-type="float">
            <text:p>0.05210755</text:p>
          </table:table-cell>
          <table:table-cell office:value-type="float" office:value="0.04931195" calcext:value-type="float">
            <text:p>0.0493119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2164" calcext:value-type="float">
            <text:p>0.07202164</text:p>
          </table:table-cell>
          <table:table-cell office:value-type="float" office:value="0.06579666" calcext:value-type="float">
            <text:p>0.065796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04391" calcext:value-type="float">
            <text:p>0.08804391</text:p>
          </table:table-cell>
          <table:table-cell office:value-type="float" office:value="0.08425095" calcext:value-type="float">
            <text:p>0.0842509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1154" calcext:value-type="float">
            <text:p>0.03171154</text:p>
          </table:table-cell>
          <table:table-cell office:value-type="float" office:value="0.03061774" calcext:value-type="float">
            <text:p>0.030617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107" calcext:value-type="float">
            <text:p>0.05197107</text:p>
          </table:table-cell>
          <table:table-cell office:value-type="float" office:value="0.04912012" calcext:value-type="float">
            <text:p>0.0491201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556" calcext:value-type="float">
            <text:p>0.07182556</text:p>
          </table:table-cell>
          <table:table-cell office:value-type="float" office:value="0.06576923" calcext:value-type="float">
            <text:p>0.065769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79508" calcext:value-type="float">
            <text:p>0.08779508</text:p>
          </table:table-cell>
          <table:table-cell office:value-type="float" office:value="0.0842065" calcext:value-type="float">
            <text:p>0.084206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1104" calcext:value-type="float">
            <text:p>0.03161104</text:p>
          </table:table-cell>
          <table:table-cell office:value-type="float" office:value="0.03060727" calcext:value-type="float">
            <text:p>0.030607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107" calcext:value-type="float">
            <text:p>0.05197107</text:p>
          </table:table-cell>
          <table:table-cell office:value-type="float" office:value="0.04922363" calcext:value-type="float">
            <text:p>0.049223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937" calcext:value-type="float">
            <text:p>0.07152937</text:p>
          </table:table-cell>
          <table:table-cell office:value-type="float" office:value="0.06631927" calcext:value-type="float">
            <text:p>0.066319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79508" calcext:value-type="float">
            <text:p>0.08779508</text:p>
          </table:table-cell>
          <table:table-cell office:value-type="float" office:value="0.08354993" calcext:value-type="float">
            <text:p>0.0835499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576" calcext:value-type="float">
            <text:p>0.03149576</text:p>
          </table:table-cell>
          <table:table-cell office:value-type="float" office:value="0.03077209" calcext:value-type="float">
            <text:p>0.030772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404" calcext:value-type="float">
            <text:p>0.0517404</text:p>
          </table:table-cell>
          <table:table-cell office:value-type="float" office:value="0.04922065" calcext:value-type="float">
            <text:p>0.0492206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663" calcext:value-type="float">
            <text:p>0.07124663</text:p>
          </table:table-cell>
          <table:table-cell office:value-type="float" office:value="0.06604525" calcext:value-type="float">
            <text:p>0.066045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7104" calcext:value-type="float">
            <text:p>0.08697104</text:p>
          </table:table-cell>
          <table:table-cell office:value-type="float" office:value="0.0833306" calcext:value-type="float">
            <text:p>0.08333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576" calcext:value-type="float">
            <text:p>0.03149576</text:p>
          </table:table-cell>
          <table:table-cell office:value-type="float" office:value="0.03072509" calcext:value-type="float">
            <text:p>0.030725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3775" calcext:value-type="float">
            <text:p>0.05153775</text:p>
          </table:table-cell>
          <table:table-cell office:value-type="float" office:value="0.0488413" calcext:value-type="float">
            <text:p>0.04884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663" calcext:value-type="float">
            <text:p>0.07124663</text:p>
          </table:table-cell>
          <table:table-cell office:value-type="float" office:value="0.06612647" calcext:value-type="float">
            <text:p>0.066126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7104" calcext:value-type="float">
            <text:p>0.08697104</text:p>
          </table:table-cell>
          <table:table-cell office:value-type="float" office:value="0.08302882" calcext:value-type="float">
            <text:p>0.0830288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501" calcext:value-type="float">
            <text:p>0.03139501</text:p>
          </table:table-cell>
          <table:table-cell office:value-type="float" office:value="0.03051362" calcext:value-type="float">
            <text:p>0.030513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058" calcext:value-type="float">
            <text:p>0.0513058</text:p>
          </table:table-cell>
          <table:table-cell office:value-type="float" office:value="0.04863244" calcext:value-type="float">
            <text:p>0.048632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161" calcext:value-type="float">
            <text:p>0.07092161</text:p>
          </table:table-cell>
          <table:table-cell office:value-type="float" office:value="0.06620051" calcext:value-type="float">
            <text:p>0.066200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0004" calcext:value-type="float">
            <text:p>0.08650004</text:p>
          </table:table-cell>
          <table:table-cell office:value-type="float" office:value="0.08289579" calcext:value-type="float">
            <text:p>0.082895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724" calcext:value-type="float">
            <text:p>0.0312724</text:p>
          </table:table-cell>
          <table:table-cell office:value-type="float" office:value="0.03017529" calcext:value-type="float">
            <text:p>0.030175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6461" calcext:value-type="float">
            <text:p>0.05106461</text:p>
          </table:table-cell>
          <table:table-cell office:value-type="float" office:value="0.04875849" calcext:value-type="float">
            <text:p>0.0487584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0935" calcext:value-type="float">
            <text:p>0.07060935</text:p>
          </table:table-cell>
          <table:table-cell office:value-type="float" office:value="0.06630043" calcext:value-type="float">
            <text:p>0.0663004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5811" calcext:value-type="float">
            <text:p>0.08605811</text:p>
          </table:table-cell>
          <table:table-cell office:value-type="float" office:value="0.08297629" calcext:value-type="float">
            <text:p>0.082976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872" calcext:value-type="float">
            <text:p>0.0311872</text:p>
          </table:table-cell>
          <table:table-cell office:value-type="float" office:value="0.02991708" calcext:value-type="float">
            <text:p>0.029917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6461" calcext:value-type="float">
            <text:p>0.05106461</text:p>
          </table:table-cell>
          <table:table-cell office:value-type="float" office:value="0.04898866" calcext:value-type="float">
            <text:p>0.0489886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0269" calcext:value-type="float">
            <text:p>0.07030269</text:p>
          </table:table-cell>
          <table:table-cell office:value-type="float" office:value="0.06665094" calcext:value-type="float">
            <text:p>0.066650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5811" calcext:value-type="float">
            <text:p>0.08605811</text:p>
          </table:table-cell>
          <table:table-cell office:value-type="float" office:value="0.08332552" calcext:value-type="float">
            <text:p>0.0833255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7424" calcext:value-type="float">
            <text:p>0.03107424</text:p>
          </table:table-cell>
          <table:table-cell office:value-type="float" office:value="0.03001721" calcext:value-type="float">
            <text:p>0.030017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6588" calcext:value-type="float">
            <text:p>0.05086588</text:p>
          </table:table-cell>
          <table:table-cell office:value-type="float" office:value="0.04882537" calcext:value-type="float">
            <text:p>0.048825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9744" calcext:value-type="float">
            <text:p>0.06999744</text:p>
          </table:table-cell>
          <table:table-cell office:value-type="float" office:value="0.06669395" calcext:value-type="float">
            <text:p>0.066693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4203" calcext:value-type="float">
            <text:p>0.08564203</text:p>
          </table:table-cell>
          <table:table-cell office:value-type="float" office:value="0.08334574" calcext:value-type="float">
            <text:p>0.0833457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136" calcext:value-type="float">
            <text:p>0.0310136</text:p>
          </table:table-cell>
          <table:table-cell office:value-type="float" office:value="0.02965202" calcext:value-type="float">
            <text:p>0.029652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475" calcext:value-type="float">
            <text:p>0.05062475</text:p>
          </table:table-cell>
          <table:table-cell office:value-type="float" office:value="0.04901554" calcext:value-type="float">
            <text:p>0.0490155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9744" calcext:value-type="float">
            <text:p>0.06999744</text:p>
          </table:table-cell>
          <table:table-cell office:value-type="float" office:value="0.06695898" calcext:value-type="float">
            <text:p>0.066958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20737" calcext:value-type="float">
            <text:p>0.08520737</text:p>
          </table:table-cell>
          <table:table-cell office:value-type="float" office:value="0.08308518" calcext:value-type="float">
            <text:p>0.083085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136" calcext:value-type="float">
            <text:p>0.0310136</text:p>
          </table:table-cell>
          <table:table-cell office:value-type="float" office:value="0.02973983" calcext:value-type="float">
            <text:p>0.029739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475" calcext:value-type="float">
            <text:p>0.05062475</text:p>
          </table:table-cell>
          <table:table-cell office:value-type="float" office:value="0.04861407" calcext:value-type="float">
            <text:p>0.0486140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4279" calcext:value-type="float">
            <text:p>0.06974279</text:p>
          </table:table-cell>
          <table:table-cell office:value-type="float" office:value="0.06670937" calcext:value-type="float">
            <text:p>0.066709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20737" calcext:value-type="float">
            <text:p>0.08520737</text:p>
          </table:table-cell>
          <table:table-cell office:value-type="float" office:value="0.08313434" calcext:value-type="float">
            <text:p>0.083134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3164" calcext:value-type="float">
            <text:p>0.03093164</text:p>
          </table:table-cell>
          <table:table-cell office:value-type="float" office:value="0.02962875" calcext:value-type="float">
            <text:p>0.029628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27132" calcext:value-type="float">
            <text:p>0.05027132</text:p>
          </table:table-cell>
          <table:table-cell office:value-type="float" office:value="0.04856847" calcext:value-type="float">
            <text:p>0.048568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48807" calcext:value-type="float">
            <text:p>0.06948807</text:p>
          </table:table-cell>
          <table:table-cell office:value-type="float" office:value="0.06648097" calcext:value-type="float">
            <text:p>0.066480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51373" calcext:value-type="float">
            <text:p>0.08451373</text:p>
          </table:table-cell>
          <table:table-cell office:value-type="float" office:value="0.0833223" calcext:value-type="float">
            <text:p>0.08332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0144" calcext:value-type="float">
            <text:p>0.03090144</text:p>
          </table:table-cell>
          <table:table-cell office:value-type="float" office:value="0.02974101" calcext:value-type="float">
            <text:p>0.029741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27132" calcext:value-type="float">
            <text:p>0.05027132</text:p>
          </table:table-cell>
          <table:table-cell office:value-type="float" office:value="0.0485821" calcext:value-type="float">
            <text:p>0.04858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31176" calcext:value-type="float">
            <text:p>0.06931176</text:p>
          </table:table-cell>
          <table:table-cell office:value-type="float" office:value="0.06661897" calcext:value-type="float">
            <text:p>0.066618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51373" calcext:value-type="float">
            <text:p>0.08451373</text:p>
          </table:table-cell>
          <table:table-cell office:value-type="float" office:value="0.08324924" calcext:value-type="float">
            <text:p>0.083249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612" calcext:value-type="float">
            <text:p>0.03085612</text:p>
          </table:table-cell>
          <table:table-cell office:value-type="float" office:value="0.03004553" calcext:value-type="float">
            <text:p>0.030045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9678" calcext:value-type="float">
            <text:p>0.05019678</text:p>
          </table:table-cell>
          <table:table-cell office:value-type="float" office:value="0.04848503" calcext:value-type="float">
            <text:p>0.048485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3122" calcext:value-type="float">
            <text:p>0.06913122</text:p>
          </table:table-cell>
          <table:table-cell office:value-type="float" office:value="0.06678044" calcext:value-type="float">
            <text:p>0.0667804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2455" calcext:value-type="float">
            <text:p>0.08432455</text:p>
          </table:table-cell>
          <table:table-cell office:value-type="float" office:value="0.08315084" calcext:value-type="float">
            <text:p>0.0831508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612" calcext:value-type="float">
            <text:p>0.03085612</text:p>
          </table:table-cell>
          <table:table-cell office:value-type="float" office:value="0.02988844" calcext:value-type="float">
            <text:p>0.029888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4585" calcext:value-type="float">
            <text:p>0.05004585</text:p>
          </table:table-cell>
          <table:table-cell office:value-type="float" office:value="0.04868187" calcext:value-type="float">
            <text:p>0.0486818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3122" calcext:value-type="float">
            <text:p>0.06913122</text:p>
          </table:table-cell>
          <table:table-cell office:value-type="float" office:value="0.06661478" calcext:value-type="float">
            <text:p>0.066614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04193" calcext:value-type="float">
            <text:p>0.08404193</text:p>
          </table:table-cell>
          <table:table-cell office:value-type="float" office:value="0.08341515" calcext:value-type="float">
            <text:p>0.083415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764" calcext:value-type="float">
            <text:p>0.03085764</text:p>
          </table:table-cell>
          <table:table-cell office:value-type="float" office:value="0.02971424" calcext:value-type="float">
            <text:p>0.029714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425" calcext:value-type="float">
            <text:p>0.0500425</text:p>
          </table:table-cell>
          <table:table-cell office:value-type="float" office:value="0.04835743" calcext:value-type="float">
            <text:p>0.048357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4543" calcext:value-type="float">
            <text:p>0.06904543</text:p>
          </table:table-cell>
          <table:table-cell office:value-type="float" office:value="0.06660442" calcext:value-type="float">
            <text:p>0.066604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8691" calcext:value-type="float">
            <text:p>0.08398691</text:p>
          </table:table-cell>
          <table:table-cell office:value-type="float" office:value="0.08333902" calcext:value-type="float">
            <text:p>0.0833390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241" calcext:value-type="float">
            <text:p>0.03085241</text:p>
          </table:table-cell>
          <table:table-cell office:value-type="float" office:value="0.02967893" calcext:value-type="float">
            <text:p>0.029678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425" calcext:value-type="float">
            <text:p>0.0500425</text:p>
          </table:table-cell>
          <table:table-cell office:value-type="float" office:value="0.04821871" calcext:value-type="float">
            <text:p>0.0482187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6167" calcext:value-type="float">
            <text:p>0.06896167</text:p>
          </table:table-cell>
          <table:table-cell office:value-type="float" office:value="0.06663157" calcext:value-type="float">
            <text:p>0.0666315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8691" calcext:value-type="float">
            <text:p>0.08398691</text:p>
          </table:table-cell>
          <table:table-cell office:value-type="float" office:value="0.08339633" calcext:value-type="float">
            <text:p>0.083396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8389" calcext:value-type="float">
            <text:p>0.03088389</text:p>
          </table:table-cell>
          <table:table-cell office:value-type="float" office:value="0.02984609" calcext:value-type="float">
            <text:p>0.029846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5795" calcext:value-type="float">
            <text:p>0.04995795</text:p>
          </table:table-cell>
          <table:table-cell office:value-type="float" office:value="0.04850002" calcext:value-type="float">
            <text:p>0.048500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7967" calcext:value-type="float">
            <text:p>0.06897967</text:p>
          </table:table-cell>
          <table:table-cell office:value-type="float" office:value="0.0668787" calcext:value-type="float">
            <text:p>0.06687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83302" calcext:value-type="float">
            <text:p>0.08383302</text:p>
          </table:table-cell>
          <table:table-cell office:value-type="float" office:value="0.08323824" calcext:value-type="float">
            <text:p>0.083238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8389" calcext:value-type="float">
            <text:p>0.03088389</text:p>
          </table:table-cell>
          <table:table-cell office:value-type="float" office:value="0.02976962" calcext:value-type="float">
            <text:p>0.029769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1365" calcext:value-type="float">
            <text:p>0.05001365</text:p>
          </table:table-cell>
          <table:table-cell office:value-type="float" office:value="0.04865359" calcext:value-type="float">
            <text:p>0.048653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7967" calcext:value-type="float">
            <text:p>0.06897967</text:p>
          </table:table-cell>
          <table:table-cell office:value-type="float" office:value="0.06700875" calcext:value-type="float">
            <text:p>0.0670087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2686" calcext:value-type="float">
            <text:p>0.08392686</text:p>
          </table:table-cell>
          <table:table-cell office:value-type="float" office:value="0.08339392" calcext:value-type="float">
            <text:p>0.083393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1384" calcext:value-type="float">
            <text:p>0.03091384</text:p>
          </table:table-cell>
          <table:table-cell office:value-type="float" office:value="0.02987661" calcext:value-type="float">
            <text:p>0.029876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08" calcext:value-type="float">
            <text:p>0.050008</text:p>
          </table:table-cell>
          <table:table-cell office:value-type="float" office:value="0.0489498" calcext:value-type="float">
            <text:p>0.04894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9374" calcext:value-type="float">
            <text:p>0.06899374</text:p>
          </table:table-cell>
          <table:table-cell office:value-type="float" office:value="0.06695392" calcext:value-type="float">
            <text:p>0.066953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036" calcext:value-type="float">
            <text:p>0.0839036</text:p>
          </table:table-cell>
          <table:table-cell office:value-type="float" office:value="0.08334388" calcext:value-type="float">
            <text:p>0.083343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6626" calcext:value-type="float">
            <text:p>0.03096626</text:p>
          </table:table-cell>
          <table:table-cell office:value-type="float" office:value="0.0296911" calcext:value-type="float">
            <text:p>0.02969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08" calcext:value-type="float">
            <text:p>0.050008</text:p>
          </table:table-cell>
          <table:table-cell office:value-type="float" office:value="0.04907452" calcext:value-type="float">
            <text:p>0.0490745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9033" calcext:value-type="float">
            <text:p>0.06909033</text:p>
          </table:table-cell>
          <table:table-cell office:value-type="float" office:value="0.06723133" calcext:value-type="float">
            <text:p>0.067231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036" calcext:value-type="float">
            <text:p>0.0839036</text:p>
          </table:table-cell>
          <table:table-cell office:value-type="float" office:value="0.08285652" calcext:value-type="float">
            <text:p>0.0828565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2493" calcext:value-type="float">
            <text:p>0.03102493</text:p>
          </table:table-cell>
          <table:table-cell office:value-type="float" office:value="0.0298174" calcext:value-type="float">
            <text:p>0.02981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2455" calcext:value-type="float">
            <text:p>0.05012455</text:p>
          </table:table-cell>
          <table:table-cell office:value-type="float" office:value="0.04887668" calcext:value-type="float">
            <text:p>0.048876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9896" calcext:value-type="float">
            <text:p>0.06919896</text:p>
          </table:table-cell>
          <table:table-cell office:value-type="float" office:value="0.06752085" calcext:value-type="float">
            <text:p>0.067520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09379" calcext:value-type="float">
            <text:p>0.08409379</text:p>
          </table:table-cell>
          <table:table-cell office:value-type="float" office:value="0.08326451" calcext:value-type="float">
            <text:p>0.0832645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9203" calcext:value-type="float">
            <text:p>0.03109203</text:p>
          </table:table-cell>
          <table:table-cell office:value-type="float" office:value="0.02976801" calcext:value-type="float">
            <text:p>0.029768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8865" calcext:value-type="float">
            <text:p>0.05018865</text:p>
          </table:table-cell>
          <table:table-cell office:value-type="float" office:value="0.0488103" calcext:value-type="float">
            <text:p>0.04881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9896" calcext:value-type="float">
            <text:p>0.06919896</text:p>
          </table:table-cell>
          <table:table-cell office:value-type="float" office:value="0.06749945" calcext:value-type="float">
            <text:p>0.067499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20252" calcext:value-type="float">
            <text:p>0.08420252</text:p>
          </table:table-cell>
          <table:table-cell office:value-type="float" office:value="0.08365258" calcext:value-type="float">
            <text:p>0.083652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9203" calcext:value-type="float">
            <text:p>0.03109203</text:p>
          </table:table-cell>
          <table:table-cell office:value-type="float" office:value="0.02972908" calcext:value-type="float">
            <text:p>0.029729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2899" calcext:value-type="float">
            <text:p>0.05032899</text:p>
          </table:table-cell>
          <table:table-cell office:value-type="float" office:value="0.04879311" calcext:value-type="float">
            <text:p>0.048793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35744" calcext:value-type="float">
            <text:p>0.06935744</text:p>
          </table:table-cell>
          <table:table-cell office:value-type="float" office:value="0.06749442" calcext:value-type="float">
            <text:p>0.067494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47815" calcext:value-type="float">
            <text:p>0.08447815</text:p>
          </table:table-cell>
          <table:table-cell office:value-type="float" office:value="0.08358763" calcext:value-type="float">
            <text:p>0.0835876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687" calcext:value-type="float">
            <text:p>0.0311687</text:p>
          </table:table-cell>
          <table:table-cell office:value-type="float" office:value="0.02943022" calcext:value-type="float">
            <text:p>0.029430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2899" calcext:value-type="float">
            <text:p>0.05032899</text:p>
          </table:table-cell>
          <table:table-cell office:value-type="float" office:value="0.04878753" calcext:value-type="float">
            <text:p>0.0487875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52995" calcext:value-type="float">
            <text:p>0.06952995</text:p>
          </table:table-cell>
          <table:table-cell office:value-type="float" office:value="0.06742342" calcext:value-type="float">
            <text:p>0.067423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67296" calcext:value-type="float">
            <text:p>0.08467296</text:p>
          </table:table-cell>
          <table:table-cell office:value-type="float" office:value="0.08367582" calcext:value-type="float">
            <text:p>0.0836758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3555" calcext:value-type="float">
            <text:p>0.03123555</text:p>
          </table:table-cell>
          <table:table-cell office:value-type="float" office:value="0.02951946" calcext:value-type="float">
            <text:p>0.029519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4796" calcext:value-type="float">
            <text:p>0.05044796</text:p>
          </table:table-cell>
          <table:table-cell office:value-type="float" office:value="0.0488234" calcext:value-type="float">
            <text:p>0.048823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2358" calcext:value-type="float">
            <text:p>0.06972358</text:p>
          </table:table-cell>
          <table:table-cell office:value-type="float" office:value="0.06774778" calcext:value-type="float">
            <text:p>0.067747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67296" calcext:value-type="float">
            <text:p>0.08467296</text:p>
          </table:table-cell>
          <table:table-cell office:value-type="float" office:value="0.08392499" calcext:value-type="float">
            <text:p>0.08392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3555" calcext:value-type="float">
            <text:p>0.03123555</text:p>
          </table:table-cell>
          <table:table-cell office:value-type="float" office:value="0.02964581" calcext:value-type="float">
            <text:p>0.029645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0718" calcext:value-type="float">
            <text:p>0.05060718</text:p>
          </table:table-cell>
          <table:table-cell office:value-type="float" office:value="0.04880359" calcext:value-type="float">
            <text:p>0.048803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2358" calcext:value-type="float">
            <text:p>0.06972358</text:p>
          </table:table-cell>
          <table:table-cell office:value-type="float" office:value="0.06783445" calcext:value-type="float">
            <text:p>0.067834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98137" calcext:value-type="float">
            <text:p>0.08498137</text:p>
          </table:table-cell>
          <table:table-cell office:value-type="float" office:value="0.08389879" calcext:value-type="float">
            <text:p>0.0838987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811" calcext:value-type="float">
            <text:p>0.0313811</text:p>
          </table:table-cell>
          <table:table-cell office:value-type="float" office:value="0.02998183" calcext:value-type="float">
            <text:p>0.029981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5826" calcext:value-type="float">
            <text:p>0.05075826</text:p>
          </table:table-cell>
          <table:table-cell office:value-type="float" office:value="0.04883341" calcext:value-type="float">
            <text:p>0.0488334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4681" calcext:value-type="float">
            <text:p>0.07014681</text:p>
          </table:table-cell>
          <table:table-cell office:value-type="float" office:value="0.0677659" calcext:value-type="float">
            <text:p>0.06776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25241" calcext:value-type="float">
            <text:p>0.08525241</text:p>
          </table:table-cell>
          <table:table-cell office:value-type="float" office:value="0.08364737" calcext:value-type="float">
            <text:p>0.0836473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811" calcext:value-type="float">
            <text:p>0.0313811</text:p>
          </table:table-cell>
          <table:table-cell office:value-type="float" office:value="0.03014854" calcext:value-type="float">
            <text:p>0.030148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708" calcext:value-type="float">
            <text:p>0.05090708</text:p>
          </table:table-cell>
          <table:table-cell office:value-type="float" office:value="0.04870814" calcext:value-type="float">
            <text:p>0.048708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4681" calcext:value-type="float">
            <text:p>0.07014681</text:p>
          </table:table-cell>
          <table:table-cell office:value-type="float" office:value="0.06801719" calcext:value-type="float">
            <text:p>0.068017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621" calcext:value-type="float">
            <text:p>0.0855621</text:p>
          </table:table-cell>
          <table:table-cell office:value-type="float" office:value="0.08337748" calcext:value-type="float">
            <text:p>0.083377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5787" calcext:value-type="float">
            <text:p>0.03145787</text:p>
          </table:table-cell>
          <table:table-cell office:value-type="float" office:value="0.0301539" calcext:value-type="float">
            <text:p>0.03015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708" calcext:value-type="float">
            <text:p>0.05090708</text:p>
          </table:table-cell>
          <table:table-cell office:value-type="float" office:value="0.04883709" calcext:value-type="float">
            <text:p>0.048837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6638" calcext:value-type="float">
            <text:p>0.07036638</text:p>
          </table:table-cell>
          <table:table-cell office:value-type="float" office:value="0.06766679" calcext:value-type="float">
            <text:p>0.067666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668" calcext:value-type="float">
            <text:p>0.08585668</text:p>
          </table:table-cell>
          <table:table-cell office:value-type="float" office:value="0.08370649" calcext:value-type="float">
            <text:p>0.0837064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0507" calcext:value-type="float">
            <text:p>0.03150507</text:p>
          </table:table-cell>
          <table:table-cell office:value-type="float" office:value="0.02982464" calcext:value-type="float">
            <text:p>0.029824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7072" calcext:value-type="float">
            <text:p>0.05107072</text:p>
          </table:table-cell>
          <table:table-cell office:value-type="float" office:value="0.04877444" calcext:value-type="float">
            <text:p>0.048774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058" calcext:value-type="float">
            <text:p>0.07055058</text:p>
          </table:table-cell>
          <table:table-cell office:value-type="float" office:value="0.06795248" calcext:value-type="float">
            <text:p>0.067952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668" calcext:value-type="float">
            <text:p>0.08585668</text:p>
          </table:table-cell>
          <table:table-cell office:value-type="float" office:value="0.08332914" calcext:value-type="float">
            <text:p>0.083329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0507" calcext:value-type="float">
            <text:p>0.03150507</text:p>
          </table:table-cell>
          <table:table-cell office:value-type="float" office:value="0.02968088" calcext:value-type="float">
            <text:p>0.029680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481" calcext:value-type="float">
            <text:p>0.05119481</text:p>
          </table:table-cell>
          <table:table-cell office:value-type="float" office:value="0.0489369" calcext:value-type="float">
            <text:p>0.048936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058" calcext:value-type="float">
            <text:p>0.07055058</text:p>
          </table:table-cell>
          <table:table-cell office:value-type="float" office:value="0.0674894" calcext:value-type="float">
            <text:p>0.06748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1257" calcext:value-type="float">
            <text:p>0.08611257</text:p>
          </table:table-cell>
          <table:table-cell office:value-type="float" office:value="0.08332292" calcext:value-type="float">
            <text:p>0.0833229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6358" calcext:value-type="float">
            <text:p>0.03156358</text:p>
          </table:table-cell>
          <table:table-cell office:value-type="float" office:value="0.02974117" calcext:value-type="float">
            <text:p>0.029741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481" calcext:value-type="float">
            <text:p>0.05119481</text:p>
          </table:table-cell>
          <table:table-cell office:value-type="float" office:value="0.04902469" calcext:value-type="float">
            <text:p>0.0490246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5705" calcext:value-type="float">
            <text:p>0.07075705</text:p>
          </table:table-cell>
          <table:table-cell office:value-type="float" office:value="0.06734738" calcext:value-type="float">
            <text:p>0.067347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9796" calcext:value-type="float">
            <text:p>0.08639796</text:p>
          </table:table-cell>
          <table:table-cell office:value-type="float" office:value="0.08343836" calcext:value-type="float">
            <text:p>0.0834383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9415" calcext:value-type="float">
            <text:p>0.03159415</text:p>
          </table:table-cell>
          <table:table-cell office:value-type="float" office:value="0.02961248" calcext:value-type="float">
            <text:p>0.029612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3118" calcext:value-type="float">
            <text:p>0.05143118</text:p>
          </table:table-cell>
          <table:table-cell office:value-type="float" office:value="0.0489067" calcext:value-type="float">
            <text:p>0.04890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9512" calcext:value-type="float">
            <text:p>0.07089512</text:p>
          </table:table-cell>
          <table:table-cell office:value-type="float" office:value="0.0669744" calcext:value-type="float">
            <text:p>0.066974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8174" calcext:value-type="float">
            <text:p>0.08658174</text:p>
          </table:table-cell>
          <table:table-cell office:value-type="float" office:value="0.08336449" calcext:value-type="float">
            <text:p>0.0833644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3177" calcext:value-type="float">
            <text:p>0.03163177</text:p>
          </table:table-cell>
          <table:table-cell office:value-type="float" office:value="0.02960303" calcext:value-type="float">
            <text:p>0.029603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3118" calcext:value-type="float">
            <text:p>0.05143118</text:p>
          </table:table-cell>
          <table:table-cell office:value-type="float" office:value="0.04874198" calcext:value-type="float">
            <text:p>0.048741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06055" calcext:value-type="float">
            <text:p>0.07106055</text:p>
          </table:table-cell>
          <table:table-cell office:value-type="float" office:value="0.06724389" calcext:value-type="float">
            <text:p>0.0672438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8174" calcext:value-type="float">
            <text:p>0.08658174</text:p>
          </table:table-cell>
          <table:table-cell office:value-type="float" office:value="0.08345574" calcext:value-type="float">
            <text:p>0.0834557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4216" calcext:value-type="float">
            <text:p>0.03164216</text:p>
          </table:table-cell>
          <table:table-cell office:value-type="float" office:value="0.02939997" calcext:value-type="float">
            <text:p>0.029399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5666" calcext:value-type="float">
            <text:p>0.05155666</text:p>
          </table:table-cell>
          <table:table-cell office:value-type="float" office:value="0.04858456" calcext:value-type="float">
            <text:p>0.0485845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4013" calcext:value-type="float">
            <text:p>0.07114013</text:p>
          </table:table-cell>
          <table:table-cell office:value-type="float" office:value="0.06724804" calcext:value-type="float">
            <text:p>0.067248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81432" calcext:value-type="float">
            <text:p>0.08681432</text:p>
          </table:table-cell>
          <table:table-cell office:value-type="float" office:value="0.08354283" calcext:value-type="float">
            <text:p>0.0835428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4216" calcext:value-type="float">
            <text:p>0.03164216</text:p>
          </table:table-cell>
          <table:table-cell office:value-type="float" office:value="0.02957576" calcext:value-type="float">
            <text:p>0.029575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9046" calcext:value-type="float">
            <text:p>0.05159046</text:p>
          </table:table-cell>
          <table:table-cell office:value-type="float" office:value="0.04872416" calcext:value-type="float">
            <text:p>0.048724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4013" calcext:value-type="float">
            <text:p>0.07114013</text:p>
          </table:table-cell>
          <table:table-cell office:value-type="float" office:value="0.06721565" calcext:value-type="float">
            <text:p>0.067215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1391" calcext:value-type="float">
            <text:p>0.08691391</text:p>
          </table:table-cell>
          <table:table-cell office:value-type="float" office:value="0.08342189" calcext:value-type="float">
            <text:p>0.0834218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3763" calcext:value-type="float">
            <text:p>0.03163763</text:p>
          </table:table-cell>
          <table:table-cell office:value-type="float" office:value="0.02958706" calcext:value-type="float">
            <text:p>0.029587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9046" calcext:value-type="float">
            <text:p>0.05159046</text:p>
          </table:table-cell>
          <table:table-cell office:value-type="float" office:value="0.0487122" calcext:value-type="float">
            <text:p>0.04871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157" calcext:value-type="float">
            <text:p>0.07124157</text:p>
          </table:table-cell>
          <table:table-cell office:value-type="float" office:value="0.06725119" calcext:value-type="float">
            <text:p>0.067251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8021" calcext:value-type="float">
            <text:p>0.08708021</text:p>
          </table:table-cell>
          <table:table-cell office:value-type="float" office:value="0.08322803" calcext:value-type="float">
            <text:p>0.083228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3763" calcext:value-type="float">
            <text:p>0.03163763</text:p>
          </table:table-cell>
          <table:table-cell office:value-type="float" office:value="0.029421" calcext:value-type="float">
            <text:p>0.0294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5866" calcext:value-type="float">
            <text:p>0.05165866</text:p>
          </table:table-cell>
          <table:table-cell office:value-type="float" office:value="0.04859476" calcext:value-type="float">
            <text:p>0.048594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6354" calcext:value-type="float">
            <text:p>0.07126354</text:p>
          </table:table-cell>
          <table:table-cell office:value-type="float" office:value="0.06692277" calcext:value-type="float">
            <text:p>0.066922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8021" calcext:value-type="float">
            <text:p>0.08708021</text:p>
          </table:table-cell>
          <table:table-cell office:value-type="float" office:value="0.08334317" calcext:value-type="float">
            <text:p>0.083343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2191" calcext:value-type="float">
            <text:p>0.03162191</text:p>
          </table:table-cell>
          <table:table-cell office:value-type="float" office:value="0.02924664" calcext:value-type="float">
            <text:p>0.029246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5866" calcext:value-type="float">
            <text:p>0.05165866</text:p>
          </table:table-cell>
          <table:table-cell office:value-type="float" office:value="0.04870106" calcext:value-type="float">
            <text:p>0.0487010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9266" calcext:value-type="float">
            <text:p>0.07129266</text:p>
          </table:table-cell>
          <table:table-cell office:value-type="float" office:value="0.06653063" calcext:value-type="float">
            <text:p>0.066530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8089" calcext:value-type="float">
            <text:p>0.08708089</text:p>
          </table:table-cell>
          <table:table-cell office:value-type="float" office:value="0.08354547" calcext:value-type="float">
            <text:p>0.083545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9468" calcext:value-type="float">
            <text:p>0.03159468</text:p>
          </table:table-cell>
          <table:table-cell office:value-type="float" office:value="0.02922095" calcext:value-type="float">
            <text:p>0.029220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9567" calcext:value-type="float">
            <text:p>0.05169567</text:p>
          </table:table-cell>
          <table:table-cell office:value-type="float" office:value="0.04860719" calcext:value-type="float">
            <text:p>0.0486071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5046" calcext:value-type="float">
            <text:p>0.07125046</text:p>
          </table:table-cell>
          <table:table-cell office:value-type="float" office:value="0.06625936" calcext:value-type="float">
            <text:p>0.066259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15053" calcext:value-type="float">
            <text:p>0.08715053</text:p>
          </table:table-cell>
          <table:table-cell office:value-type="float" office:value="0.08312446" calcext:value-type="float">
            <text:p>0.083124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9468" calcext:value-type="float">
            <text:p>0.03159468</text:p>
          </table:table-cell>
          <table:table-cell office:value-type="float" office:value="0.02931056" calcext:value-type="float">
            <text:p>0.029310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4269" calcext:value-type="float">
            <text:p>0.05164269</text:p>
          </table:table-cell>
          <table:table-cell office:value-type="float" office:value="0.04885004" calcext:value-type="float">
            <text:p>0.048850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5046" calcext:value-type="float">
            <text:p>0.07125046</text:p>
          </table:table-cell>
          <table:table-cell office:value-type="float" office:value="0.06619156" calcext:value-type="float">
            <text:p>0.066191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6877" calcext:value-type="float">
            <text:p>0.08706877</text:p>
          </table:table-cell>
          <table:table-cell office:value-type="float" office:value="0.08286702" calcext:value-type="float">
            <text:p>0.0828670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5939" calcext:value-type="float">
            <text:p>0.03155939</text:p>
          </table:table-cell>
          <table:table-cell office:value-type="float" office:value="0.0295032" calcext:value-type="float">
            <text:p>0.02950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4269" calcext:value-type="float">
            <text:p>0.05164269</text:p>
          </table:table-cell>
          <table:table-cell office:value-type="float" office:value="0.0486744" calcext:value-type="float">
            <text:p>0.04867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1912" calcext:value-type="float">
            <text:p>0.07121912</text:p>
          </table:table-cell>
          <table:table-cell office:value-type="float" office:value="0.06625631" calcext:value-type="float">
            <text:p>0.066256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6877" calcext:value-type="float">
            <text:p>0.08706877</text:p>
          </table:table-cell>
          <table:table-cell office:value-type="float" office:value="0.08259552" calcext:value-type="float">
            <text:p>0.0825955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1961" calcext:value-type="float">
            <text:p>0.03151961</text:p>
          </table:table-cell>
          <table:table-cell office:value-type="float" office:value="0.02941315" calcext:value-type="float">
            <text:p>0.029413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4173" calcext:value-type="float">
            <text:p>0.05154173</text:p>
          </table:table-cell>
          <table:table-cell office:value-type="float" office:value="0.0488131" calcext:value-type="float">
            <text:p>0.048813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115" calcext:value-type="float">
            <text:p>0.07113115</text:p>
          </table:table-cell>
          <table:table-cell office:value-type="float" office:value="0.066411" calcext:value-type="float">
            <text:p>0.0664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0937" calcext:value-type="float">
            <text:p>0.08690937</text:p>
          </table:table-cell>
          <table:table-cell office:value-type="float" office:value="0.08207486" calcext:value-type="float">
            <text:p>0.0820748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1961" calcext:value-type="float">
            <text:p>0.03151961</text:p>
          </table:table-cell>
          <table:table-cell office:value-type="float" office:value="0.0293679" calcext:value-type="float">
            <text:p>0.02936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4173" calcext:value-type="float">
            <text:p>0.05154173</text:p>
          </table:table-cell>
          <table:table-cell office:value-type="float" office:value="0.04900768" calcext:value-type="float">
            <text:p>0.049007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115" calcext:value-type="float">
            <text:p>0.07113115</text:p>
          </table:table-cell>
          <table:table-cell office:value-type="float" office:value="0.06648101" calcext:value-type="float">
            <text:p>0.066481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0937" calcext:value-type="float">
            <text:p>0.08690937</text:p>
          </table:table-cell>
          <table:table-cell office:value-type="float" office:value="0.08165734" calcext:value-type="float">
            <text:p>0.0816573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175" calcext:value-type="float">
            <text:p>0.03143175</text:p>
          </table:table-cell>
          <table:table-cell office:value-type="float" office:value="0.02923795" calcext:value-type="float">
            <text:p>0.029237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857" calcext:value-type="float">
            <text:p>0.0514857</text:p>
          </table:table-cell>
          <table:table-cell office:value-type="float" office:value="0.04901388" calcext:value-type="float">
            <text:p>0.049013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967" calcext:value-type="float">
            <text:p>0.07092967</text:p>
          </table:table-cell>
          <table:table-cell office:value-type="float" office:value="0.06675793" calcext:value-type="float">
            <text:p>0.066757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81374" calcext:value-type="float">
            <text:p>0.08681374</text:p>
          </table:table-cell>
          <table:table-cell office:value-type="float" office:value="0.08195276" calcext:value-type="float">
            <text:p>0.081952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175" calcext:value-type="float">
            <text:p>0.03143175</text:p>
          </table:table-cell>
          <table:table-cell office:value-type="float" office:value="0.02932691" calcext:value-type="float">
            <text:p>0.029326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8861" calcext:value-type="float">
            <text:p>0.05138861</text:p>
          </table:table-cell>
          <table:table-cell office:value-type="float" office:value="0.04896127" calcext:value-type="float">
            <text:p>0.048961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967" calcext:value-type="float">
            <text:p>0.07092967</text:p>
          </table:table-cell>
          <table:table-cell office:value-type="float" office:value="0.06665069" calcext:value-type="float">
            <text:p>0.066650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226" calcext:value-type="float">
            <text:p>0.0866226</text:p>
          </table:table-cell>
          <table:table-cell office:value-type="float" office:value="0.08186929" calcext:value-type="float">
            <text:p>0.0818692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318" calcext:value-type="float">
            <text:p>0.03137318</text:p>
          </table:table-cell>
          <table:table-cell office:value-type="float" office:value="0.02949257" calcext:value-type="float">
            <text:p>0.029492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8861" calcext:value-type="float">
            <text:p>0.05138861</text:p>
          </table:table-cell>
          <table:table-cell office:value-type="float" office:value="0.04893976" calcext:value-type="float">
            <text:p>0.048939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0232" calcext:value-type="float">
            <text:p>0.07080232</text:p>
          </table:table-cell>
          <table:table-cell office:value-type="float" office:value="0.06676904" calcext:value-type="float">
            <text:p>0.066769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226" calcext:value-type="float">
            <text:p>0.0866226</text:p>
          </table:table-cell>
          <table:table-cell office:value-type="float" office:value="0.0810355" calcext:value-type="float">
            <text:p>0.081035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399" calcext:value-type="float">
            <text:p>0.03133399</text:p>
          </table:table-cell>
          <table:table-cell office:value-type="float" office:value="0.02942777" calcext:value-type="float">
            <text:p>0.029427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9304" calcext:value-type="float">
            <text:p>0.05129304</text:p>
          </table:table-cell>
          <table:table-cell office:value-type="float" office:value="0.04888168" calcext:value-type="float">
            <text:p>0.048881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037" calcext:value-type="float">
            <text:p>0.07067037</text:p>
          </table:table-cell>
          <table:table-cell office:value-type="float" office:value="0.06679034" calcext:value-type="float">
            <text:p>0.066790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6998" calcext:value-type="float">
            <text:p>0.08646998</text:p>
          </table:table-cell>
          <table:table-cell office:value-type="float" office:value="0.08152652" calcext:value-type="float">
            <text:p>0.0815265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399" calcext:value-type="float">
            <text:p>0.03133399</text:p>
          </table:table-cell>
          <table:table-cell office:value-type="float" office:value="0.02937691" calcext:value-type="float">
            <text:p>0.029376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608" calcext:value-type="float">
            <text:p>0.05119608</text:p>
          </table:table-cell>
          <table:table-cell office:value-type="float" office:value="0.04907033" calcext:value-type="float">
            <text:p>0.0490703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037" calcext:value-type="float">
            <text:p>0.07067037</text:p>
          </table:table-cell>
          <table:table-cell office:value-type="float" office:value="0.066565" calcext:value-type="float">
            <text:p>0.0665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6601" calcext:value-type="float">
            <text:p>0.08626601</text:p>
          </table:table-cell>
          <table:table-cell office:value-type="float" office:value="0.08118546" calcext:value-type="float">
            <text:p>0.0811854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433" calcext:value-type="float">
            <text:p>0.0312433</text:p>
          </table:table-cell>
          <table:table-cell office:value-type="float" office:value="0.02945348" calcext:value-type="float">
            <text:p>0.029453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608" calcext:value-type="float">
            <text:p>0.05119608</text:p>
          </table:table-cell>
          <table:table-cell office:value-type="float" office:value="0.0489285" calcext:value-type="float">
            <text:p>0.048928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0257" calcext:value-type="float">
            <text:p>0.07040257</text:p>
          </table:table-cell>
          <table:table-cell office:value-type="float" office:value="0.06638397" calcext:value-type="float">
            <text:p>0.066383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913" calcext:value-type="float">
            <text:p>0.0860913</text:p>
          </table:table-cell>
          <table:table-cell office:value-type="float" office:value="0.0808471" calcext:value-type="float">
            <text:p>0.080847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433" calcext:value-type="float">
            <text:p>0.0312433</text:p>
          </table:table-cell>
          <table:table-cell office:value-type="float" office:value="0.02929643" calcext:value-type="float">
            <text:p>0.0292964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17" calcext:value-type="float">
            <text:p>0.05100917</text:p>
          </table:table-cell>
          <table:table-cell office:value-type="float" office:value="0.0488843" calcext:value-type="float">
            <text:p>0.04888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0257" calcext:value-type="float">
            <text:p>0.07040257</text:p>
          </table:table-cell>
          <table:table-cell office:value-type="float" office:value="0.06643282" calcext:value-type="float">
            <text:p>0.066432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0035" calcext:value-type="float">
            <text:p>0.08590035</text:p>
          </table:table-cell>
          <table:table-cell office:value-type="float" office:value="0.08064024" calcext:value-type="float">
            <text:p>0.0806402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433" calcext:value-type="float">
            <text:p>0.0312433</text:p>
          </table:table-cell>
          <table:table-cell office:value-type="float" office:value="0.02925185" calcext:value-type="float">
            <text:p>0.029251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17" calcext:value-type="float">
            <text:p>0.05100917</text:p>
          </table:table-cell>
          <table:table-cell office:value-type="float" office:value="0.04881373" calcext:value-type="float">
            <text:p>0.0488137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0257" calcext:value-type="float">
            <text:p>0.07040257</text:p>
          </table:table-cell>
          <table:table-cell office:value-type="float" office:value="0.06623498" calcext:value-type="float">
            <text:p>0.066234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0035" calcext:value-type="float">
            <text:p>0.08590035</text:p>
          </table:table-cell>
          <table:table-cell office:value-type="float" office:value="0.08094267" calcext:value-type="float">
            <text:p>0.0809426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7712" calcext:value-type="float">
            <text:p>0.03117712</text:p>
          </table:table-cell>
          <table:table-cell office:value-type="float" office:value="0.02916023" calcext:value-type="float">
            <text:p>0.029160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579" calcext:value-type="float">
            <text:p>0.05090579</text:p>
          </table:table-cell>
          <table:table-cell office:value-type="float" office:value="0.04886537" calcext:value-type="float">
            <text:p>0.048865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208" calcext:value-type="float">
            <text:p>0.07017208</text:p>
          </table:table-cell>
          <table:table-cell office:value-type="float" office:value="0.06642428" calcext:value-type="float">
            <text:p>0.066424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1646" calcext:value-type="float">
            <text:p>0.08571646</text:p>
          </table:table-cell>
          <table:table-cell office:value-type="float" office:value="0.08105935" calcext:value-type="float">
            <text:p>0.081059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7712" calcext:value-type="float">
            <text:p>0.03117712</text:p>
          </table:table-cell>
          <table:table-cell office:value-type="float" office:value="0.02911562" calcext:value-type="float">
            <text:p>0.029115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4194" calcext:value-type="float">
            <text:p>0.05084194</text:p>
          </table:table-cell>
          <table:table-cell office:value-type="float" office:value="0.04908239" calcext:value-type="float">
            <text:p>0.049082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208" calcext:value-type="float">
            <text:p>0.07017208</text:p>
          </table:table-cell>
          <table:table-cell office:value-type="float" office:value="0.06616166" calcext:value-type="float">
            <text:p>0.066161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7568" calcext:value-type="float">
            <text:p>0.08557568</text:p>
          </table:table-cell>
          <table:table-cell office:value-type="float" office:value="0.08103261" calcext:value-type="float">
            <text:p>0.0810326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4301" calcext:value-type="float">
            <text:p>0.03114301</text:p>
          </table:table-cell>
          <table:table-cell office:value-type="float" office:value="0.02920685" calcext:value-type="float">
            <text:p>0.029206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4194" calcext:value-type="float">
            <text:p>0.05084194</text:p>
          </table:table-cell>
          <table:table-cell office:value-type="float" office:value="0.0492461" calcext:value-type="float">
            <text:p>0.04924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8355" calcext:value-type="float">
            <text:p>0.06998355</text:p>
          </table:table-cell>
          <table:table-cell office:value-type="float" office:value="0.06595528" calcext:value-type="float">
            <text:p>0.065955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7568" calcext:value-type="float">
            <text:p>0.08557568</text:p>
          </table:table-cell>
          <table:table-cell office:value-type="float" office:value="0.08139014" calcext:value-type="float">
            <text:p>0.081390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4301" calcext:value-type="float">
            <text:p>0.03114301</text:p>
          </table:table-cell>
          <table:table-cell office:value-type="float" office:value="0.02936849" calcext:value-type="float">
            <text:p>0.029368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1315" calcext:value-type="float">
            <text:p>0.05071315</text:p>
          </table:table-cell>
          <table:table-cell office:value-type="float" office:value="0.04916304" calcext:value-type="float">
            <text:p>0.049163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8355" calcext:value-type="float">
            <text:p>0.06998355</text:p>
          </table:table-cell>
          <table:table-cell office:value-type="float" office:value="0.06573647" calcext:value-type="float">
            <text:p>0.065736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1437" calcext:value-type="float">
            <text:p>0.08531437</text:p>
          </table:table-cell>
          <table:table-cell office:value-type="float" office:value="0.08150298" calcext:value-type="float">
            <text:p>0.0815029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4301" calcext:value-type="float">
            <text:p>0.03114301</text:p>
          </table:table-cell>
          <table:table-cell office:value-type="float" office:value="0.02939736" calcext:value-type="float">
            <text:p>0.029397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1315" calcext:value-type="float">
            <text:p>0.05071315</text:p>
          </table:table-cell>
          <table:table-cell office:value-type="float" office:value="0.04935243" calcext:value-type="float">
            <text:p>0.049352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8355" calcext:value-type="float">
            <text:p>0.06998355</text:p>
          </table:table-cell>
          <table:table-cell office:value-type="float" office:value="0.06547697" calcext:value-type="float">
            <text:p>0.065476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1437" calcext:value-type="float">
            <text:p>0.08531437</text:p>
          </table:table-cell>
          <table:table-cell office:value-type="float" office:value="0.0811182" calcext:value-type="float">
            <text:p>0.08111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3355" calcext:value-type="float">
            <text:p>0.03113355</text:p>
          </table:table-cell>
          <table:table-cell office:value-type="float" office:value="0.02937513" calcext:value-type="float">
            <text:p>0.029375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1315" calcext:value-type="float">
            <text:p>0.05071315</text:p>
          </table:table-cell>
          <table:table-cell office:value-type="float" office:value="0.04923276" calcext:value-type="float">
            <text:p>0.049232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7777" calcext:value-type="float">
            <text:p>0.06987777</text:p>
          </table:table-cell>
          <table:table-cell office:value-type="float" office:value="0.06533094" calcext:value-type="float">
            <text:p>0.065330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8203" calcext:value-type="float">
            <text:p>0.08518203</text:p>
          </table:table-cell>
          <table:table-cell office:value-type="float" office:value="0.08122412" calcext:value-type="float">
            <text:p>0.081224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3355" calcext:value-type="float">
            <text:p>0.03113355</text:p>
          </table:table-cell>
          <table:table-cell office:value-type="float" office:value="0.02940826" calcext:value-type="float">
            <text:p>0.029408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397" calcext:value-type="float">
            <text:p>0.0506397</text:p>
          </table:table-cell>
          <table:table-cell office:value-type="float" office:value="0.0492296" calcext:value-type="float">
            <text:p>0.049229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7777" calcext:value-type="float">
            <text:p>0.06987777</text:p>
          </table:table-cell>
          <table:table-cell office:value-type="float" office:value="0.06474204" calcext:value-type="float">
            <text:p>0.064742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4838" calcext:value-type="float">
            <text:p>0.08514838</text:p>
          </table:table-cell>
          <table:table-cell office:value-type="float" office:value="0.08142383" calcext:value-type="float">
            <text:p>0.081423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312" calcext:value-type="float">
            <text:p>0.03115312</text:p>
          </table:table-cell>
          <table:table-cell office:value-type="float" office:value="0.02928167" calcext:value-type="float">
            <text:p>0.029281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397" calcext:value-type="float">
            <text:p>0.0506397</text:p>
          </table:table-cell>
          <table:table-cell office:value-type="float" office:value="0.04930328" calcext:value-type="float">
            <text:p>0.0493032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4387" calcext:value-type="float">
            <text:p>0.06984387</text:p>
          </table:table-cell>
          <table:table-cell office:value-type="float" office:value="0.06499816" calcext:value-type="float">
            <text:p>0.064998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4838" calcext:value-type="float">
            <text:p>0.08514838</text:p>
          </table:table-cell>
          <table:table-cell office:value-type="float" office:value="0.08140184" calcext:value-type="float">
            <text:p>0.0814018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835" calcext:value-type="float">
            <text:p>0.03115835</text:p>
          </table:table-cell>
          <table:table-cell office:value-type="float" office:value="0.02936757" calcext:value-type="float">
            <text:p>0.029367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0611" calcext:value-type="float">
            <text:p>0.05060611</text:p>
          </table:table-cell>
          <table:table-cell office:value-type="float" office:value="0.04944811" calcext:value-type="float">
            <text:p>0.049448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5995" calcext:value-type="float">
            <text:p>0.06985995</text:p>
          </table:table-cell>
          <table:table-cell office:value-type="float" office:value="0.06501702" calcext:value-type="float">
            <text:p>0.065017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08541" calcext:value-type="float">
            <text:p>0.08508541</text:p>
          </table:table-cell>
          <table:table-cell office:value-type="float" office:value="0.08136716" calcext:value-type="float">
            <text:p>0.081367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835" calcext:value-type="float">
            <text:p>0.03115835</text:p>
          </table:table-cell>
          <table:table-cell office:value-type="float" office:value="0.02925119" calcext:value-type="float">
            <text:p>0.029251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814" calcext:value-type="float">
            <text:p>0.05062814</text:p>
          </table:table-cell>
          <table:table-cell office:value-type="float" office:value="0.04961165" calcext:value-type="float">
            <text:p>0.0496116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5995" calcext:value-type="float">
            <text:p>0.06985995</text:p>
          </table:table-cell>
          <table:table-cell office:value-type="float" office:value="0.06458527" calcext:value-type="float">
            <text:p>0.064585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0523" calcext:value-type="float">
            <text:p>0.08510523</text:p>
          </table:table-cell>
          <table:table-cell office:value-type="float" office:value="0.08104356" calcext:value-type="float">
            <text:p>0.0810435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0741" calcext:value-type="float">
            <text:p>0.03120741</text:p>
          </table:table-cell>
          <table:table-cell office:value-type="float" office:value="0.02933252" calcext:value-type="float">
            <text:p>0.029332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814" calcext:value-type="float">
            <text:p>0.05062814</text:p>
          </table:table-cell>
          <table:table-cell office:value-type="float" office:value="0.04968957" calcext:value-type="float">
            <text:p>0.0496895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143" calcext:value-type="float">
            <text:p>0.0699143</text:p>
          </table:table-cell>
          <table:table-cell office:value-type="float" office:value="0.06459602" calcext:value-type="float">
            <text:p>0.064596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0523" calcext:value-type="float">
            <text:p>0.08510523</text:p>
          </table:table-cell>
          <table:table-cell office:value-type="float" office:value="0.080673" calcext:value-type="float">
            <text:p>0.0806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0741" calcext:value-type="float">
            <text:p>0.03120741</text:p>
          </table:table-cell>
          <table:table-cell office:value-type="float" office:value="0.02927836" calcext:value-type="float">
            <text:p>0.029278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7836" calcext:value-type="float">
            <text:p>0.05067836</text:p>
          </table:table-cell>
          <table:table-cell office:value-type="float" office:value="0.04946305" calcext:value-type="float">
            <text:p>0.0494630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143" calcext:value-type="float">
            <text:p>0.0699143</text:p>
          </table:table-cell>
          <table:table-cell office:value-type="float" office:value="0.06491386" calcext:value-type="float">
            <text:p>0.064913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6516" calcext:value-type="float">
            <text:p>0.08516516</text:p>
          </table:table-cell>
          <table:table-cell office:value-type="float" office:value="0.08051316" calcext:value-type="float">
            <text:p>0.080513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366" calcext:value-type="float">
            <text:p>0.0312366</text:p>
          </table:table-cell>
          <table:table-cell office:value-type="float" office:value="0.0291211" calcext:value-type="float">
            <text:p>0.02912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7836" calcext:value-type="float">
            <text:p>0.05067836</text:p>
          </table:table-cell>
          <table:table-cell office:value-type="float" office:value="0.04966278" calcext:value-type="float">
            <text:p>0.0496627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6235" calcext:value-type="float">
            <text:p>0.06996235</text:p>
          </table:table-cell>
          <table:table-cell office:value-type="float" office:value="0.0649526" calcext:value-type="float">
            <text:p>0.06495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6516" calcext:value-type="float">
            <text:p>0.08516516</text:p>
          </table:table-cell>
          <table:table-cell office:value-type="float" office:value="0.08065728" calcext:value-type="float">
            <text:p>0.080657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892" calcext:value-type="float">
            <text:p>0.03126892</text:p>
          </table:table-cell>
          <table:table-cell office:value-type="float" office:value="0.0290921" calcext:value-type="float">
            <text:p>0.02909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6823" calcext:value-type="float">
            <text:p>0.05076823</text:p>
          </table:table-cell>
          <table:table-cell office:value-type="float" office:value="0.04953982" calcext:value-type="float">
            <text:p>0.0495398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03533" calcext:value-type="float">
            <text:p>0.07003533</text:p>
          </table:table-cell>
          <table:table-cell office:value-type="float" office:value="0.06498273" calcext:value-type="float">
            <text:p>0.0649827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2216" calcext:value-type="float">
            <text:p>0.08532216</text:p>
          </table:table-cell>
          <table:table-cell office:value-type="float" office:value="0.0807677" calcext:value-type="float">
            <text:p>0.08076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892" calcext:value-type="float">
            <text:p>0.03126892</text:p>
          </table:table-cell>
          <table:table-cell office:value-type="float" office:value="0.02913462" calcext:value-type="float">
            <text:p>0.029134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6823" calcext:value-type="float">
            <text:p>0.05076823</text:p>
          </table:table-cell>
          <table:table-cell office:value-type="float" office:value="0.04908814" calcext:value-type="float">
            <text:p>0.049088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03533" calcext:value-type="float">
            <text:p>0.07003533</text:p>
          </table:table-cell>
          <table:table-cell office:value-type="float" office:value="0.06496022" calcext:value-type="float">
            <text:p>0.064960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2216" calcext:value-type="float">
            <text:p>0.08532216</text:p>
          </table:table-cell>
          <table:table-cell office:value-type="float" office:value="0.08094824" calcext:value-type="float">
            <text:p>0.080948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819" calcext:value-type="float">
            <text:p>0.03133819</text:p>
          </table:table-cell>
          <table:table-cell office:value-type="float" office:value="0.02921378" calcext:value-type="float">
            <text:p>0.0292137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6823" calcext:value-type="float">
            <text:p>0.05076823</text:p>
          </table:table-cell>
          <table:table-cell office:value-type="float" office:value="0.04905414" calcext:value-type="float">
            <text:p>0.049054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9836" calcext:value-type="float">
            <text:p>0.07019836</text:p>
          </table:table-cell>
          <table:table-cell office:value-type="float" office:value="0.06483636" calcext:value-type="float">
            <text:p>0.064836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2216" calcext:value-type="float">
            <text:p>0.08532216</text:p>
          </table:table-cell>
          <table:table-cell office:value-type="float" office:value="0.08071687" calcext:value-type="float">
            <text:p>0.0807168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819" calcext:value-type="float">
            <text:p>0.03133819</text:p>
          </table:table-cell>
          <table:table-cell office:value-type="float" office:value="0.02904742" calcext:value-type="float">
            <text:p>0.029047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092" calcext:value-type="float">
            <text:p>0.05089092</text:p>
          </table:table-cell>
          <table:table-cell office:value-type="float" office:value="0.04894896" calcext:value-type="float">
            <text:p>0.0489489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9836" calcext:value-type="float">
            <text:p>0.07019836</text:p>
          </table:table-cell>
          <table:table-cell office:value-type="float" office:value="0.06478579" calcext:value-type="float">
            <text:p>0.064785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3293" calcext:value-type="float">
            <text:p>0.08553293</text:p>
          </table:table-cell>
          <table:table-cell office:value-type="float" office:value="0.08037584" calcext:value-type="float">
            <text:p>0.0803758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819" calcext:value-type="float">
            <text:p>0.03133819</text:p>
          </table:table-cell>
          <table:table-cell office:value-type="float" office:value="0.02915886" calcext:value-type="float">
            <text:p>0.0291588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092" calcext:value-type="float">
            <text:p>0.05089092</text:p>
          </table:table-cell>
          <table:table-cell office:value-type="float" office:value="0.04913003" calcext:value-type="float">
            <text:p>0.049130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9836" calcext:value-type="float">
            <text:p>0.07019836</text:p>
          </table:table-cell>
          <table:table-cell office:value-type="float" office:value="0.06477097" calcext:value-type="float">
            <text:p>0.064770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3293" calcext:value-type="float">
            <text:p>0.08553293</text:p>
          </table:table-cell>
          <table:table-cell office:value-type="float" office:value="0.08069593" calcext:value-type="float">
            <text:p>0.0806959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696" calcext:value-type="float">
            <text:p>0.03139696</text:p>
          </table:table-cell>
          <table:table-cell office:value-type="float" office:value="0.02931166" calcext:value-type="float">
            <text:p>0.029311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092" calcext:value-type="float">
            <text:p>0.05089092</text:p>
          </table:table-cell>
          <table:table-cell office:value-type="float" office:value="0.04936794" calcext:value-type="float">
            <text:p>0.0493679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7587" calcext:value-type="float">
            <text:p>0.07037587</text:p>
          </table:table-cell>
          <table:table-cell office:value-type="float" office:value="0.06468078" calcext:value-type="float">
            <text:p>0.064680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5326" calcext:value-type="float">
            <text:p>0.08565326</text:p>
          </table:table-cell>
          <table:table-cell office:value-type="float" office:value="0.0805616" calcext:value-type="float">
            <text:p>0.08056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696" calcext:value-type="float">
            <text:p>0.03139696</text:p>
          </table:table-cell>
          <table:table-cell office:value-type="float" office:value="0.02943341" calcext:value-type="float">
            <text:p>0.029433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76" calcext:value-type="float">
            <text:p>0.0510276</text:p>
          </table:table-cell>
          <table:table-cell office:value-type="float" office:value="0.0493971" calcext:value-type="float">
            <text:p>0.049397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7587" calcext:value-type="float">
            <text:p>0.07037587</text:p>
          </table:table-cell>
          <table:table-cell office:value-type="float" office:value="0.06469599" calcext:value-type="float">
            <text:p>0.064695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7447" calcext:value-type="float">
            <text:p>0.08577447</text:p>
          </table:table-cell>
          <table:table-cell office:value-type="float" office:value="0.08021575" calcext:value-type="float">
            <text:p>0.0802157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4779" calcext:value-type="float">
            <text:p>0.03144779</text:p>
          </table:table-cell>
          <table:table-cell office:value-type="float" office:value="0.02951721" calcext:value-type="float">
            <text:p>0.029517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76" calcext:value-type="float">
            <text:p>0.0510276</text:p>
          </table:table-cell>
          <table:table-cell office:value-type="float" office:value="0.04979419" calcext:value-type="float">
            <text:p>0.0497941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7587" calcext:value-type="float">
            <text:p>0.07037587</text:p>
          </table:table-cell>
          <table:table-cell office:value-type="float" office:value="0.06467925" calcext:value-type="float">
            <text:p>0.064679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7447" calcext:value-type="float">
            <text:p>0.08577447</text:p>
          </table:table-cell>
          <table:table-cell office:value-type="float" office:value="0.08028161" calcext:value-type="float">
            <text:p>0.0802816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4779" calcext:value-type="float">
            <text:p>0.03144779</text:p>
          </table:table-cell>
          <table:table-cell office:value-type="float" office:value="0.02958933" calcext:value-type="float">
            <text:p>0.029589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403" calcext:value-type="float">
            <text:p>0.05115403</text:p>
          </table:table-cell>
          <table:table-cell office:value-type="float" office:value="0.04958629" calcext:value-type="float">
            <text:p>0.0495862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4678" calcext:value-type="float">
            <text:p>0.07054678</text:p>
          </table:table-cell>
          <table:table-cell office:value-type="float" office:value="0.06473536" calcext:value-type="float">
            <text:p>0.064735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1704" calcext:value-type="float">
            <text:p>0.08601704</text:p>
          </table:table-cell>
          <table:table-cell office:value-type="float" office:value="0.08005288" calcext:value-type="float">
            <text:p>0.0800528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4779" calcext:value-type="float">
            <text:p>0.03144779</text:p>
          </table:table-cell>
          <table:table-cell office:value-type="float" office:value="0.0294788" calcext:value-type="float">
            <text:p>0.02947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403" calcext:value-type="float">
            <text:p>0.05115403</text:p>
          </table:table-cell>
          <table:table-cell office:value-type="float" office:value="0.04959532" calcext:value-type="float">
            <text:p>0.0495953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4678" calcext:value-type="float">
            <text:p>0.07054678</text:p>
          </table:table-cell>
          <table:table-cell office:value-type="float" office:value="0.06472731" calcext:value-type="float">
            <text:p>0.064727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1704" calcext:value-type="float">
            <text:p>0.08601704</text:p>
          </table:table-cell>
          <table:table-cell office:value-type="float" office:value="0.08015608" calcext:value-type="float">
            <text:p>0.080156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425" calcext:value-type="float">
            <text:p>0.03148425</text:p>
          </table:table-cell>
          <table:table-cell office:value-type="float" office:value="0.02941383" calcext:value-type="float">
            <text:p>0.029413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403" calcext:value-type="float">
            <text:p>0.05115403</text:p>
          </table:table-cell>
          <table:table-cell office:value-type="float" office:value="0.04947762" calcext:value-type="float">
            <text:p>0.049477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9524" calcext:value-type="float">
            <text:p>0.07069524</text:p>
          </table:table-cell>
          <table:table-cell office:value-type="float" office:value="0.06454488" calcext:value-type="float">
            <text:p>0.0645448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3669" calcext:value-type="float">
            <text:p>0.08613669</text:p>
          </table:table-cell>
          <table:table-cell office:value-type="float" office:value="0.08015852" calcext:value-type="float">
            <text:p>0.080158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425" calcext:value-type="float">
            <text:p>0.03148425</text:p>
          </table:table-cell>
          <table:table-cell office:value-type="float" office:value="0.02923371" calcext:value-type="float">
            <text:p>0.029233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5516" calcext:value-type="float">
            <text:p>0.05125516</text:p>
          </table:table-cell>
          <table:table-cell office:value-type="float" office:value="0.04917117" calcext:value-type="float">
            <text:p>0.0491711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9524" calcext:value-type="float">
            <text:p>0.07069524</text:p>
          </table:table-cell>
          <table:table-cell office:value-type="float" office:value="0.06472274" calcext:value-type="float">
            <text:p>0.064722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1143" calcext:value-type="float">
            <text:p>0.08621143</text:p>
          </table:table-cell>
          <table:table-cell office:value-type="float" office:value="0.08028267" calcext:value-type="float">
            <text:p>0.0802826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37" calcext:value-type="float">
            <text:p>0.0314837</text:p>
          </table:table-cell>
          <table:table-cell office:value-type="float" office:value="0.02916631" calcext:value-type="float">
            <text:p>0.029166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5516" calcext:value-type="float">
            <text:p>0.05125516</text:p>
          </table:table-cell>
          <table:table-cell office:value-type="float" office:value="0.04940031" calcext:value-type="float">
            <text:p>0.0494003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3002" calcext:value-type="float">
            <text:p>0.07073002</text:p>
          </table:table-cell>
          <table:table-cell office:value-type="float" office:value="0.06454065" calcext:value-type="float">
            <text:p>0.064540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1143" calcext:value-type="float">
            <text:p>0.08621143</text:p>
          </table:table-cell>
          <table:table-cell office:value-type="float" office:value="0.07996115" calcext:value-type="float">
            <text:p>0.079961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156" calcext:value-type="float">
            <text:p>0.03149156</text:p>
          </table:table-cell>
          <table:table-cell office:value-type="float" office:value="0.02923307" calcext:value-type="float">
            <text:p>0.029233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7445" calcext:value-type="float">
            <text:p>0.05127445</text:p>
          </table:table-cell>
          <table:table-cell office:value-type="float" office:value="0.04948297" calcext:value-type="float">
            <text:p>0.049482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372" calcext:value-type="float">
            <text:p>0.07079372</text:p>
          </table:table-cell>
          <table:table-cell office:value-type="float" office:value="0.06485012" calcext:value-type="float">
            <text:p>0.0648501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6011" calcext:value-type="float">
            <text:p>0.08636011</text:p>
          </table:table-cell>
          <table:table-cell office:value-type="float" office:value="0.07963444" calcext:value-type="float">
            <text:p>0.0796344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156" calcext:value-type="float">
            <text:p>0.03149156</text:p>
          </table:table-cell>
          <table:table-cell office:value-type="float" office:value="0.02922218" calcext:value-type="float">
            <text:p>0.029222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2294" calcext:value-type="float">
            <text:p>0.05132294</text:p>
          </table:table-cell>
          <table:table-cell office:value-type="float" office:value="0.04932189" calcext:value-type="float">
            <text:p>0.0493218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372" calcext:value-type="float">
            <text:p>0.07079372</text:p>
          </table:table-cell>
          <table:table-cell office:value-type="float" office:value="0.06497048" calcext:value-type="float">
            <text:p>0.064970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6011" calcext:value-type="float">
            <text:p>0.08636011</text:p>
          </table:table-cell>
          <table:table-cell office:value-type="float" office:value="0.0798713" calcext:value-type="float">
            <text:p>0.07987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194" calcext:value-type="float">
            <text:p>0.03148194</text:p>
          </table:table-cell>
          <table:table-cell office:value-type="float" office:value="0.02922835" calcext:value-type="float">
            <text:p>0.029228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2294" calcext:value-type="float">
            <text:p>0.05132294</text:p>
          </table:table-cell>
          <table:table-cell office:value-type="float" office:value="0.04936338" calcext:value-type="float">
            <text:p>0.0493633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986" calcext:value-type="float">
            <text:p>0.07079986</text:p>
          </table:table-cell>
          <table:table-cell office:value-type="float" office:value="0.06502087" calcext:value-type="float">
            <text:p>0.065020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6011" calcext:value-type="float">
            <text:p>0.08636011</text:p>
          </table:table-cell>
          <table:table-cell office:value-type="float" office:value="0.08025785" calcext:value-type="float">
            <text:p>0.080257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194" calcext:value-type="float">
            <text:p>0.03148194</text:p>
          </table:table-cell>
          <table:table-cell office:value-type="float" office:value="0.02919158" calcext:value-type="float">
            <text:p>0.029191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821" calcext:value-type="float">
            <text:p>0.05134821</text:p>
          </table:table-cell>
          <table:table-cell office:value-type="float" office:value="0.04943347" calcext:value-type="float">
            <text:p>0.049433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369" calcext:value-type="float">
            <text:p>0.0708369</text:p>
          </table:table-cell>
          <table:table-cell office:value-type="float" office:value="0.06511006" calcext:value-type="float">
            <text:p>0.065110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106" calcext:value-type="float">
            <text:p>0.08643106</text:p>
          </table:table-cell>
          <table:table-cell office:value-type="float" office:value="0.08038966" calcext:value-type="float">
            <text:p>0.0803896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6749" calcext:value-type="float">
            <text:p>0.03146749</text:p>
          </table:table-cell>
          <table:table-cell office:value-type="float" office:value="0.02927467" calcext:value-type="float">
            <text:p>0.029274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821" calcext:value-type="float">
            <text:p>0.05134821</text:p>
          </table:table-cell>
          <table:table-cell office:value-type="float" office:value="0.04921413" calcext:value-type="float">
            <text:p>0.049214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369" calcext:value-type="float">
            <text:p>0.0708369</text:p>
          </table:table-cell>
          <table:table-cell office:value-type="float" office:value="0.06516767" calcext:value-type="float">
            <text:p>0.065167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106" calcext:value-type="float">
            <text:p>0.08643106</text:p>
          </table:table-cell>
          <table:table-cell office:value-type="float" office:value="0.08014108" calcext:value-type="float">
            <text:p>0.0801410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5578" calcext:value-type="float">
            <text:p>0.03145578</text:p>
          </table:table-cell>
          <table:table-cell office:value-type="float" office:value="0.02921025" calcext:value-type="float">
            <text:p>0.029210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3318" calcext:value-type="float">
            <text:p>0.05133318</text:p>
          </table:table-cell>
          <table:table-cell office:value-type="float" office:value="0.04949159" calcext:value-type="float">
            <text:p>0.049491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271" calcext:value-type="float">
            <text:p>0.0708271</text:p>
          </table:table-cell>
          <table:table-cell office:value-type="float" office:value="0.06485594" calcext:value-type="float">
            <text:p>0.064855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065" calcext:value-type="float">
            <text:p>0.08643065</text:p>
          </table:table-cell>
          <table:table-cell office:value-type="float" office:value="0.08025146" calcext:value-type="float">
            <text:p>0.0802514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5578" calcext:value-type="float">
            <text:p>0.03145578</text:p>
          </table:table-cell>
          <table:table-cell office:value-type="float" office:value="0.02939606" calcext:value-type="float">
            <text:p>0.029396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434" calcext:value-type="float">
            <text:p>0.05134434</text:p>
          </table:table-cell>
          <table:table-cell office:value-type="float" office:value="0.04957721" calcext:value-type="float">
            <text:p>0.049577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271" calcext:value-type="float">
            <text:p>0.0708271</text:p>
          </table:table-cell>
          <table:table-cell office:value-type="float" office:value="0.06509343" calcext:value-type="float">
            <text:p>0.0650934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065" calcext:value-type="float">
            <text:p>0.08643065</text:p>
          </table:table-cell>
          <table:table-cell office:value-type="float" office:value="0.08029256" calcext:value-type="float">
            <text:p>0.0802925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786" calcext:value-type="float">
            <text:p>0.03143786</text:p>
          </table:table-cell>
          <table:table-cell office:value-type="float" office:value="0.02943077" calcext:value-type="float">
            <text:p>0.029430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434" calcext:value-type="float">
            <text:p>0.05134434</text:p>
          </table:table-cell>
          <table:table-cell office:value-type="float" office:value="0.04942749" calcext:value-type="float">
            <text:p>0.0494274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149" calcext:value-type="float">
            <text:p>0.07079149</text:p>
          </table:table-cell>
          <table:table-cell office:value-type="float" office:value="0.06518195" calcext:value-type="float">
            <text:p>0.065181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065" calcext:value-type="float">
            <text:p>0.08643065</text:p>
          </table:table-cell>
          <table:table-cell office:value-type="float" office:value="0.08050258" calcext:value-type="float">
            <text:p>0.080502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69" calcext:value-type="float">
            <text:p>0.0314169</text:p>
          </table:table-cell>
          <table:table-cell office:value-type="float" office:value="0.02956094" calcext:value-type="float">
            <text:p>0.029560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9526" calcext:value-type="float">
            <text:p>0.05129526</text:p>
          </table:table-cell>
          <table:table-cell office:value-type="float" office:value="0.04940079" calcext:value-type="float">
            <text:p>0.049400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6588" calcext:value-type="float">
            <text:p>0.07076588</text:p>
          </table:table-cell>
          <table:table-cell office:value-type="float" office:value="0.06535113" calcext:value-type="float">
            <text:p>0.065351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5171" calcext:value-type="float">
            <text:p>0.08635171</text:p>
          </table:table-cell>
          <table:table-cell office:value-type="float" office:value="0.08069851" calcext:value-type="float">
            <text:p>0.0806985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67" calcext:value-type="float">
            <text:p>0.0313967</text:p>
          </table:table-cell>
          <table:table-cell office:value-type="float" office:value="0.02972403" calcext:value-type="float">
            <text:p>0.029724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9526" calcext:value-type="float">
            <text:p>0.05129526</text:p>
          </table:table-cell>
          <table:table-cell office:value-type="float" office:value="0.04929943" calcext:value-type="float">
            <text:p>0.049299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6588" calcext:value-type="float">
            <text:p>0.07076588</text:p>
          </table:table-cell>
          <table:table-cell office:value-type="float" office:value="0.06558283" calcext:value-type="float">
            <text:p>0.0655828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5171" calcext:value-type="float">
            <text:p>0.08635171</text:p>
          </table:table-cell>
          <table:table-cell office:value-type="float" office:value="0.08043927" calcext:value-type="float">
            <text:p>0.0804392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189" calcext:value-type="float">
            <text:p>0.03137189</text:p>
          </table:table-cell>
          <table:table-cell office:value-type="float" office:value="0.02985898" calcext:value-type="float">
            <text:p>0.029858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5006" calcext:value-type="float">
            <text:p>0.05125006</text:p>
          </table:table-cell>
          <table:table-cell office:value-type="float" office:value="0.04925831" calcext:value-type="float">
            <text:p>0.0492583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187" calcext:value-type="float">
            <text:p>0.07067187</text:p>
          </table:table-cell>
          <table:table-cell office:value-type="float" office:value="0.06577177" calcext:value-type="float">
            <text:p>0.065771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5171" calcext:value-type="float">
            <text:p>0.08635171</text:p>
          </table:table-cell>
          <table:table-cell office:value-type="float" office:value="0.0799831" calcext:value-type="float">
            <text:p>0.079983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189" calcext:value-type="float">
            <text:p>0.03137189</text:p>
          </table:table-cell>
          <table:table-cell office:value-type="float" office:value="0.02981828" calcext:value-type="float">
            <text:p>0.029818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072" calcext:value-type="float">
            <text:p>0.05122072</text:p>
          </table:table-cell>
          <table:table-cell office:value-type="float" office:value="0.04901202" calcext:value-type="float">
            <text:p>0.049012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187" calcext:value-type="float">
            <text:p>0.07067187</text:p>
          </table:table-cell>
          <table:table-cell office:value-type="float" office:value="0.06583802" calcext:value-type="float">
            <text:p>0.065838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3601" calcext:value-type="float">
            <text:p>0.08623601</text:p>
          </table:table-cell>
          <table:table-cell office:value-type="float" office:value="0.08016396" calcext:value-type="float">
            <text:p>0.0801639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5682" calcext:value-type="float">
            <text:p>0.03135682</text:p>
          </table:table-cell>
          <table:table-cell office:value-type="float" office:value="0.0296438" calcext:value-type="float">
            <text:p>0.02964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072" calcext:value-type="float">
            <text:p>0.05122072</text:p>
          </table:table-cell>
          <table:table-cell office:value-type="float" office:value="0.04893511" calcext:value-type="float">
            <text:p>0.048935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157" calcext:value-type="float">
            <text:p>0.0706157</text:p>
          </table:table-cell>
          <table:table-cell office:value-type="float" office:value="0.06577927" calcext:value-type="float">
            <text:p>0.065779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3601" calcext:value-type="float">
            <text:p>0.08623601</text:p>
          </table:table-cell>
          <table:table-cell office:value-type="float" office:value="0.08017896" calcext:value-type="float">
            <text:p>0.0801789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062" calcext:value-type="float">
            <text:p>0.03133062</text:p>
          </table:table-cell>
          <table:table-cell office:value-type="float" office:value="0.02959689" calcext:value-type="float">
            <text:p>0.029596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8239" calcext:value-type="float">
            <text:p>0.05118239</text:p>
          </table:table-cell>
          <table:table-cell office:value-type="float" office:value="0.04911511" calcext:value-type="float">
            <text:p>0.049115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962" calcext:value-type="float">
            <text:p>0.07055962</text:p>
          </table:table-cell>
          <table:table-cell office:value-type="float" office:value="0.06562575" calcext:value-type="float">
            <text:p>0.0656257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07" calcext:value-type="float">
            <text:p>0.0860807</text:p>
          </table:table-cell>
          <table:table-cell office:value-type="float" office:value="0.08048963" calcext:value-type="float">
            <text:p>0.0804896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1811" calcext:value-type="float">
            <text:p>0.03131811</text:p>
          </table:table-cell>
          <table:table-cell office:value-type="float" office:value="0.02955848" calcext:value-type="float">
            <text:p>0.029558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3658" calcext:value-type="float">
            <text:p>0.05113658</text:p>
          </table:table-cell>
          <table:table-cell office:value-type="float" office:value="0.04885363" calcext:value-type="float">
            <text:p>0.048853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962" calcext:value-type="float">
            <text:p>0.07055962</text:p>
          </table:table-cell>
          <table:table-cell office:value-type="float" office:value="0.06524426" calcext:value-type="float">
            <text:p>0.065244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07" calcext:value-type="float">
            <text:p>0.0860807</text:p>
          </table:table-cell>
          <table:table-cell office:value-type="float" office:value="0.08080875" calcext:value-type="float">
            <text:p>0.0808087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9716" calcext:value-type="float">
            <text:p>0.03129716</text:p>
          </table:table-cell>
          <table:table-cell office:value-type="float" office:value="0.02965353" calcext:value-type="float">
            <text:p>0.029653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9785" calcext:value-type="float">
            <text:p>0.05109785</text:p>
          </table:table-cell>
          <table:table-cell office:value-type="float" office:value="0.04872542" calcext:value-type="float">
            <text:p>0.048725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4487" calcext:value-type="float">
            <text:p>0.07044487</text:p>
          </table:table-cell>
          <table:table-cell office:value-type="float" office:value="0.06525595" calcext:value-type="float">
            <text:p>0.065255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9471" calcext:value-type="float">
            <text:p>0.08599471</text:p>
          </table:table-cell>
          <table:table-cell office:value-type="float" office:value="0.08091272" calcext:value-type="float">
            <text:p>0.08091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9716" calcext:value-type="float">
            <text:p>0.03129716</text:p>
          </table:table-cell>
          <table:table-cell office:value-type="float" office:value="0.0298338" calcext:value-type="float">
            <text:p>0.02983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394" calcext:value-type="float">
            <text:p>0.05105394</text:p>
          </table:table-cell>
          <table:table-cell office:value-type="float" office:value="0.04879059" calcext:value-type="float">
            <text:p>0.048790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4487" calcext:value-type="float">
            <text:p>0.07044487</text:p>
          </table:table-cell>
          <table:table-cell office:value-type="float" office:value="0.06521724" calcext:value-type="float">
            <text:p>0.065217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1323" calcext:value-type="float">
            <text:p>0.08591323</text:p>
          </table:table-cell>
          <table:table-cell office:value-type="float" office:value="0.08115841" calcext:value-type="float">
            <text:p>0.0811584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8888" calcext:value-type="float">
            <text:p>0.03128888</text:p>
          </table:table-cell>
          <table:table-cell office:value-type="float" office:value="0.02952754" calcext:value-type="float">
            <text:p>0.02952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394" calcext:value-type="float">
            <text:p>0.05105394</text:p>
          </table:table-cell>
          <table:table-cell office:value-type="float" office:value="0.04875838" calcext:value-type="float">
            <text:p>0.0487583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9697" calcext:value-type="float">
            <text:p>0.07039697</text:p>
          </table:table-cell>
          <table:table-cell office:value-type="float" office:value="0.06517696" calcext:value-type="float">
            <text:p>0.065176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1323" calcext:value-type="float">
            <text:p>0.08591323</text:p>
          </table:table-cell>
          <table:table-cell office:value-type="float" office:value="0.08102734" calcext:value-type="float">
            <text:p>0.0810273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961" calcext:value-type="float">
            <text:p>0.03126961</text:p>
          </table:table-cell>
          <table:table-cell office:value-type="float" office:value="0.02951268" calcext:value-type="float">
            <text:p>0.029512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566" calcext:value-type="float">
            <text:p>0.05102566</text:p>
          </table:table-cell>
          <table:table-cell office:value-type="float" office:value="0.04855767" calcext:value-type="float">
            <text:p>0.048557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4765" calcext:value-type="float">
            <text:p>0.07034765</text:p>
          </table:table-cell>
          <table:table-cell office:value-type="float" office:value="0.06515722" calcext:value-type="float">
            <text:p>0.065157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54" calcext:value-type="float">
            <text:p>0.0858554</text:p>
          </table:table-cell>
          <table:table-cell office:value-type="float" office:value="0.08142275" calcext:value-type="float">
            <text:p>0.0814227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961" calcext:value-type="float">
            <text:p>0.03126961</text:p>
          </table:table-cell>
          <table:table-cell office:value-type="float" office:value="0.02952637" calcext:value-type="float">
            <text:p>0.029526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7989" calcext:value-type="float">
            <text:p>0.05097989</text:p>
          </table:table-cell>
          <table:table-cell office:value-type="float" office:value="0.04840276" calcext:value-type="float">
            <text:p>0.048402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4765" calcext:value-type="float">
            <text:p>0.07034765</text:p>
          </table:table-cell>
          <table:table-cell office:value-type="float" office:value="0.06534192" calcext:value-type="float">
            <text:p>0.065341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6469" calcext:value-type="float">
            <text:p>0.08576469</text:p>
          </table:table-cell>
          <table:table-cell office:value-type="float" office:value="0.08124205" calcext:value-type="float">
            <text:p>0.081242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086" calcext:value-type="float">
            <text:p>0.03126086</text:p>
          </table:table-cell>
          <table:table-cell office:value-type="float" office:value="0.02958175" calcext:value-type="float">
            <text:p>0.029581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7989" calcext:value-type="float">
            <text:p>0.05097989</text:p>
          </table:table-cell>
          <table:table-cell office:value-type="float" office:value="0.04836618" calcext:value-type="float">
            <text:p>0.0483661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2191" calcext:value-type="float">
            <text:p>0.07032191</text:p>
          </table:table-cell>
          <table:table-cell office:value-type="float" office:value="0.06536845" calcext:value-type="float">
            <text:p>0.065368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6469" calcext:value-type="float">
            <text:p>0.08576469</text:p>
          </table:table-cell>
          <table:table-cell office:value-type="float" office:value="0.08166589" calcext:value-type="float">
            <text:p>0.0816658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086" calcext:value-type="float">
            <text:p>0.03126086</text:p>
          </table:table-cell>
          <table:table-cell office:value-type="float" office:value="0.02941522" calcext:value-type="float">
            <text:p>0.029415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291" calcext:value-type="float">
            <text:p>0.05092291</text:p>
          </table:table-cell>
          <table:table-cell office:value-type="float" office:value="0.04847421" calcext:value-type="float">
            <text:p>0.048474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7571" calcext:value-type="float">
            <text:p>0.07027571</text:p>
          </table:table-cell>
          <table:table-cell office:value-type="float" office:value="0.06566272" calcext:value-type="float">
            <text:p>0.065662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3419" calcext:value-type="float">
            <text:p>0.08563419</text:p>
          </table:table-cell>
          <table:table-cell office:value-type="float" office:value="0.08206637" calcext:value-type="float">
            <text:p>0.0820663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508" calcext:value-type="float">
            <text:p>0.03126508</text:p>
          </table:table-cell>
          <table:table-cell office:value-type="float" office:value="0.02957251" calcext:value-type="float">
            <text:p>0.029572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291" calcext:value-type="float">
            <text:p>0.05092291</text:p>
          </table:table-cell>
          <table:table-cell office:value-type="float" office:value="0.0485444" calcext:value-type="float">
            <text:p>0.04854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7571" calcext:value-type="float">
            <text:p>0.07027571</text:p>
          </table:table-cell>
          <table:table-cell office:value-type="float" office:value="0.06553126" calcext:value-type="float">
            <text:p>0.065531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3419" calcext:value-type="float">
            <text:p>0.08563419</text:p>
          </table:table-cell>
          <table:table-cell office:value-type="float" office:value="0.08225714" calcext:value-type="float">
            <text:p>0.082257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508" calcext:value-type="float">
            <text:p>0.03126508</text:p>
          </table:table-cell>
          <table:table-cell office:value-type="float" office:value="0.02949273" calcext:value-type="float">
            <text:p>0.029492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112" calcext:value-type="float">
            <text:p>0.05092112</text:p>
          </table:table-cell>
          <table:table-cell office:value-type="float" office:value="0.04823758" calcext:value-type="float">
            <text:p>0.0482375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3825" calcext:value-type="float">
            <text:p>0.07023825</text:p>
          </table:table-cell>
          <table:table-cell office:value-type="float" office:value="0.06545695" calcext:value-type="float">
            <text:p>0.065456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0682" calcext:value-type="float">
            <text:p>0.08560682</text:p>
          </table:table-cell>
          <table:table-cell office:value-type="float" office:value="0.08205043" calcext:value-type="float">
            <text:p>0.082050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7531" calcext:value-type="float">
            <text:p>0.03127531</text:p>
          </table:table-cell>
          <table:table-cell office:value-type="float" office:value="0.02930611" calcext:value-type="float">
            <text:p>0.029306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981" calcext:value-type="float">
            <text:p>0.05089981</text:p>
          </table:table-cell>
          <table:table-cell office:value-type="float" office:value="0.04819667" calcext:value-type="float">
            <text:p>0.048196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3825" calcext:value-type="float">
            <text:p>0.07023825</text:p>
          </table:table-cell>
          <table:table-cell office:value-type="float" office:value="0.065584" calcext:value-type="float">
            <text:p>0.0655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283" calcext:value-type="float">
            <text:p>0.08555283</text:p>
          </table:table-cell>
          <table:table-cell office:value-type="float" office:value="0.08214336" calcext:value-type="float">
            <text:p>0.0821433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7531" calcext:value-type="float">
            <text:p>0.03127531</text:p>
          </table:table-cell>
          <table:table-cell office:value-type="float" office:value="0.02955852" calcext:value-type="float">
            <text:p>0.029558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981" calcext:value-type="float">
            <text:p>0.05089981</text:p>
          </table:table-cell>
          <table:table-cell office:value-type="float" office:value="0.04806841" calcext:value-type="float">
            <text:p>0.0480684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4518" calcext:value-type="float">
            <text:p>0.07024518</text:p>
          </table:table-cell>
          <table:table-cell office:value-type="float" office:value="0.06605262" calcext:value-type="float">
            <text:p>0.0660526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283" calcext:value-type="float">
            <text:p>0.08555283</text:p>
          </table:table-cell>
          <table:table-cell office:value-type="float" office:value="0.08194883" calcext:value-type="float">
            <text:p>0.0819488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8083" calcext:value-type="float">
            <text:p>0.03128083</text:p>
          </table:table-cell>
          <table:table-cell office:value-type="float" office:value="0.02965653" calcext:value-type="float">
            <text:p>0.029656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1405" calcext:value-type="float">
            <text:p>0.05091405</text:p>
          </table:table-cell>
          <table:table-cell office:value-type="float" office:value="0.04799107" calcext:value-type="float">
            <text:p>0.0479910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3245" calcext:value-type="float">
            <text:p>0.07023245</text:p>
          </table:table-cell>
          <table:table-cell office:value-type="float" office:value="0.0660268" calcext:value-type="float">
            <text:p>0.066026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012" calcext:value-type="float">
            <text:p>0.08551012</text:p>
          </table:table-cell>
          <table:table-cell office:value-type="float" office:value="0.08179501" calcext:value-type="float">
            <text:p>0.081795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9499" calcext:value-type="float">
            <text:p>0.03129499</text:p>
          </table:table-cell>
          <table:table-cell office:value-type="float" office:value="0.02967807" calcext:value-type="float">
            <text:p>0.029678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028" calcext:value-type="float">
            <text:p>0.05090028</text:p>
          </table:table-cell>
          <table:table-cell office:value-type="float" office:value="0.04786893" calcext:value-type="float">
            <text:p>0.047868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5355" calcext:value-type="float">
            <text:p>0.07025355</text:p>
          </table:table-cell>
          <table:table-cell office:value-type="float" office:value="0.06607474" calcext:value-type="float">
            <text:p>0.066074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012" calcext:value-type="float">
            <text:p>0.08551012</text:p>
          </table:table-cell>
          <table:table-cell office:value-type="float" office:value="0.08145202" calcext:value-type="float">
            <text:p>0.0814520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0546" calcext:value-type="float">
            <text:p>0.03130546</text:p>
          </table:table-cell>
          <table:table-cell office:value-type="float" office:value="0.02968897" calcext:value-type="float">
            <text:p>0.029688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1972" calcext:value-type="float">
            <text:p>0.05091972</text:p>
          </table:table-cell>
          <table:table-cell office:value-type="float" office:value="0.04760765" calcext:value-type="float">
            <text:p>0.0476076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5355" calcext:value-type="float">
            <text:p>0.07025355</text:p>
          </table:table-cell>
          <table:table-cell office:value-type="float" office:value="0.06599614" calcext:value-type="float">
            <text:p>0.0659961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3264" calcext:value-type="float">
            <text:p>0.08553264</text:p>
          </table:table-cell>
          <table:table-cell office:value-type="float" office:value="0.08128534" calcext:value-type="float">
            <text:p>0.0812853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0546" calcext:value-type="float">
            <text:p>0.03130546</text:p>
          </table:table-cell>
          <table:table-cell office:value-type="float" office:value="0.02965401" calcext:value-type="float">
            <text:p>0.029654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38" calcext:value-type="float">
            <text:p>0.0509238</text:p>
          </table:table-cell>
          <table:table-cell office:value-type="float" office:value="0.04745737" calcext:value-type="float">
            <text:p>0.047457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606" calcext:value-type="float">
            <text:p>0.0702606</text:p>
          </table:table-cell>
          <table:table-cell office:value-type="float" office:value="0.06588005" calcext:value-type="float">
            <text:p>0.065880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534" calcext:value-type="float">
            <text:p>0.08551534</text:p>
          </table:table-cell>
          <table:table-cell office:value-type="float" office:value="0.08157866" calcext:value-type="float">
            <text:p>0.0815786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2052" calcext:value-type="float">
            <text:p>0.03132052</text:p>
          </table:table-cell>
          <table:table-cell office:value-type="float" office:value="0.02957259" calcext:value-type="float">
            <text:p>0.029572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38" calcext:value-type="float">
            <text:p>0.0509238</text:p>
          </table:table-cell>
          <table:table-cell office:value-type="float" office:value="0.04762409" calcext:value-type="float">
            <text:p>0.047624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9709" calcext:value-type="float">
            <text:p>0.07029709</text:p>
          </table:table-cell>
          <table:table-cell office:value-type="float" office:value="0.06618566" calcext:value-type="float">
            <text:p>0.066185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534" calcext:value-type="float">
            <text:p>0.08551534</text:p>
          </table:table-cell>
          <table:table-cell office:value-type="float" office:value="0.0816001" calcext:value-type="float">
            <text:p>0.08160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623" calcext:value-type="float">
            <text:p>0.03133623</text:p>
          </table:table-cell>
          <table:table-cell office:value-type="float" office:value="0.02966757" calcext:value-type="float">
            <text:p>0.029667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5286" calcext:value-type="float">
            <text:p>0.05095286</text:p>
          </table:table-cell>
          <table:table-cell office:value-type="float" office:value="0.04789313" calcext:value-type="float">
            <text:p>0.047893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2137" calcext:value-type="float">
            <text:p>0.07032137</text:p>
          </table:table-cell>
          <table:table-cell office:value-type="float" office:value="0.06631826" calcext:value-type="float">
            <text:p>0.066318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433" calcext:value-type="float">
            <text:p>0.08555433</text:p>
          </table:table-cell>
          <table:table-cell office:value-type="float" office:value="0.08142503" calcext:value-type="float">
            <text:p>0.0814250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4874" calcext:value-type="float">
            <text:p>0.03134874</text:p>
          </table:table-cell>
          <table:table-cell office:value-type="float" office:value="0.02941816" calcext:value-type="float">
            <text:p>0.029418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7588" calcext:value-type="float">
            <text:p>0.05097588</text:p>
          </table:table-cell>
          <table:table-cell office:value-type="float" office:value="0.04773205" calcext:value-type="float">
            <text:p>0.0477320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2137" calcext:value-type="float">
            <text:p>0.07032137</text:p>
          </table:table-cell>
          <table:table-cell office:value-type="float" office:value="0.06652832" calcext:value-type="float">
            <text:p>0.0665283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433" calcext:value-type="float">
            <text:p>0.08555433</text:p>
          </table:table-cell>
          <table:table-cell office:value-type="float" office:value="0.08106153" calcext:value-type="float">
            <text:p>0.0810615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4874" calcext:value-type="float">
            <text:p>0.03134874</text:p>
          </table:table-cell>
          <table:table-cell office:value-type="float" office:value="0.02943889" calcext:value-type="float">
            <text:p>0.029438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35" calcext:value-type="float">
            <text:p>0.05100935</text:p>
          </table:table-cell>
          <table:table-cell office:value-type="float" office:value="0.0477899" calcext:value-type="float">
            <text:p>0.047789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5805" calcext:value-type="float">
            <text:p>0.07035805</text:p>
          </table:table-cell>
          <table:table-cell office:value-type="float" office:value="0.06694269" calcext:value-type="float">
            <text:p>0.066942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9615" calcext:value-type="float">
            <text:p>0.08559615</text:p>
          </table:table-cell>
          <table:table-cell office:value-type="float" office:value="0.08139656" calcext:value-type="float">
            <text:p>0.081396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6567" calcext:value-type="float">
            <text:p>0.03136567</text:p>
          </table:table-cell>
          <table:table-cell office:value-type="float" office:value="0.02925074" calcext:value-type="float">
            <text:p>0.029250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35" calcext:value-type="float">
            <text:p>0.05100935</text:p>
          </table:table-cell>
          <table:table-cell office:value-type="float" office:value="0.04778176" calcext:value-type="float">
            <text:p>0.047781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9276" calcext:value-type="float">
            <text:p>0.07039276</text:p>
          </table:table-cell>
          <table:table-cell office:value-type="float" office:value="0.06685728" calcext:value-type="float">
            <text:p>0.066857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1953" calcext:value-type="float">
            <text:p>0.08561953</text:p>
          </table:table-cell>
          <table:table-cell office:value-type="float" office:value="0.08172095" calcext:value-type="float">
            <text:p>0.0817209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818" calcext:value-type="float">
            <text:p>0.03137818</text:p>
          </table:table-cell>
          <table:table-cell office:value-type="float" office:value="0.02919703" calcext:value-type="float">
            <text:p>0.029197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3333" calcext:value-type="float">
            <text:p>0.05103333</text:p>
          </table:table-cell>
          <table:table-cell office:value-type="float" office:value="0.047997" calcext:value-type="float">
            <text:p>0.0479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3168" calcext:value-type="float">
            <text:p>0.07043168</text:p>
          </table:table-cell>
          <table:table-cell office:value-type="float" office:value="0.06671479" calcext:value-type="float">
            <text:p>0.066714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1953" calcext:value-type="float">
            <text:p>0.08561953</text:p>
          </table:table-cell>
          <table:table-cell office:value-type="float" office:value="0.08182383" calcext:value-type="float">
            <text:p>0.081823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746" calcext:value-type="float">
            <text:p>0.03139746</text:p>
          </table:table-cell>
          <table:table-cell office:value-type="float" office:value="0.02922289" calcext:value-type="float">
            <text:p>0.029222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859" calcext:value-type="float">
            <text:p>0.05105859</text:p>
          </table:table-cell>
          <table:table-cell office:value-type="float" office:value="0.04796755" calcext:value-type="float">
            <text:p>0.0479675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7684" calcext:value-type="float">
            <text:p>0.07047684</text:p>
          </table:table-cell>
          <table:table-cell office:value-type="float" office:value="0.06667893" calcext:value-type="float">
            <text:p>0.066678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629" calcext:value-type="float">
            <text:p>0.0856629</text:p>
          </table:table-cell>
          <table:table-cell office:value-type="float" office:value="0.08160846" calcext:value-type="float">
            <text:p>0.0816084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0833" calcext:value-type="float">
            <text:p>0.03140833</text:p>
          </table:table-cell>
          <table:table-cell office:value-type="float" office:value="0.02929625" calcext:value-type="float">
            <text:p>0.029296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8524" calcext:value-type="float">
            <text:p>0.05108524</text:p>
          </table:table-cell>
          <table:table-cell office:value-type="float" office:value="0.04807817" calcext:value-type="float">
            <text:p>0.0480781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7684" calcext:value-type="float">
            <text:p>0.07047684</text:p>
          </table:table-cell>
          <table:table-cell office:value-type="float" office:value="0.06678867" calcext:value-type="float">
            <text:p>0.066788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0076" calcext:value-type="float">
            <text:p>0.08570076</text:p>
          </table:table-cell>
          <table:table-cell office:value-type="float" office:value="0.08168693" calcext:value-type="float">
            <text:p>0.081686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0833" calcext:value-type="float">
            <text:p>0.03140833</text:p>
          </table:table-cell>
          <table:table-cell office:value-type="float" office:value="0.02937921" calcext:value-type="float">
            <text:p>0.029379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1231" calcext:value-type="float">
            <text:p>0.05111231</text:p>
          </table:table-cell>
          <table:table-cell office:value-type="float" office:value="0.04823493" calcext:value-type="float">
            <text:p>0.048234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1316" calcext:value-type="float">
            <text:p>0.07051316</text:p>
          </table:table-cell>
          <table:table-cell office:value-type="float" office:value="0.06673747" calcext:value-type="float">
            <text:p>0.066737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3652" calcext:value-type="float">
            <text:p>0.08573652</text:p>
          </table:table-cell>
          <table:table-cell office:value-type="float" office:value="0.08175539" calcext:value-type="float">
            <text:p>0.081755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88" calcext:value-type="float">
            <text:p>0.0314188</text:p>
          </table:table-cell>
          <table:table-cell office:value-type="float" office:value="0.02931432" calcext:value-type="float">
            <text:p>0.029314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1231" calcext:value-type="float">
            <text:p>0.05111231</text:p>
          </table:table-cell>
          <table:table-cell office:value-type="float" office:value="0.0481403" calcext:value-type="float">
            <text:p>0.04814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169" calcext:value-type="float">
            <text:p>0.07055169</text:p>
          </table:table-cell>
          <table:table-cell office:value-type="float" office:value="0.06689798" calcext:value-type="float">
            <text:p>0.066897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8245" calcext:value-type="float">
            <text:p>0.08578245</text:p>
          </table:table-cell>
          <table:table-cell office:value-type="float" office:value="0.08218129" calcext:value-type="float">
            <text:p>0.0821812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989" calcext:value-type="float">
            <text:p>0.03141989</text:p>
          </table:table-cell>
          <table:table-cell office:value-type="float" office:value="0.0293568" calcext:value-type="float">
            <text:p>0.02935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744" calcext:value-type="float">
            <text:p>0.05114744</text:p>
          </table:table-cell>
          <table:table-cell office:value-type="float" office:value="0.0482642" calcext:value-type="float">
            <text:p>0.04826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7624" calcext:value-type="float">
            <text:p>0.07057624</text:p>
          </table:table-cell>
          <table:table-cell office:value-type="float" office:value="0.06711947" calcext:value-type="float">
            <text:p>0.067119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8245" calcext:value-type="float">
            <text:p>0.08578245</text:p>
          </table:table-cell>
          <table:table-cell office:value-type="float" office:value="0.08215988" calcext:value-type="float">
            <text:p>0.0821598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989" calcext:value-type="float">
            <text:p>0.03141989</text:p>
          </table:table-cell>
          <table:table-cell office:value-type="float" office:value="0.02913607" calcext:value-type="float">
            <text:p>0.029136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6671" calcext:value-type="float">
            <text:p>0.05116671</text:p>
          </table:table-cell>
          <table:table-cell office:value-type="float" office:value="0.04781498" calcext:value-type="float">
            <text:p>0.047814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0939" calcext:value-type="float">
            <text:p>0.07060939</text:p>
          </table:table-cell>
          <table:table-cell office:value-type="float" office:value="0.06699911" calcext:value-type="float">
            <text:p>0.066999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1591" calcext:value-type="float">
            <text:p>0.08581591</text:p>
          </table:table-cell>
          <table:table-cell office:value-type="float" office:value="0.08217692" calcext:value-type="float">
            <text:p>0.0821769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604" calcext:value-type="float">
            <text:p>0.03142604</text:p>
          </table:table-cell>
          <table:table-cell office:value-type="float" office:value="0.02897462" calcext:value-type="float">
            <text:p>0.028974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386" calcext:value-type="float">
            <text:p>0.05119386</text:p>
          </table:table-cell>
          <table:table-cell office:value-type="float" office:value="0.04767986" calcext:value-type="float">
            <text:p>0.0476798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0939" calcext:value-type="float">
            <text:p>0.07060939</text:p>
          </table:table-cell>
          <table:table-cell office:value-type="float" office:value="0.06709233" calcext:value-type="float">
            <text:p>0.067092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928" calcext:value-type="float">
            <text:p>0.08585928</text:p>
          </table:table-cell>
          <table:table-cell office:value-type="float" office:value="0.08240898" calcext:value-type="float">
            <text:p>0.0824089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604" calcext:value-type="float">
            <text:p>0.03142604</text:p>
          </table:table-cell>
          <table:table-cell office:value-type="float" office:value="0.0289487" calcext:value-type="float">
            <text:p>0.02894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968" calcext:value-type="float">
            <text:p>0.05119968</text:p>
          </table:table-cell>
          <table:table-cell office:value-type="float" office:value="0.04765557" calcext:value-type="float">
            <text:p>0.0476555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171" calcext:value-type="float">
            <text:p>0.0706171</text:p>
          </table:table-cell>
          <table:table-cell office:value-type="float" office:value="0.06698356" calcext:value-type="float">
            <text:p>0.066983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6984" calcext:value-type="float">
            <text:p>0.08586984</text:p>
          </table:table-cell>
          <table:table-cell office:value-type="float" office:value="0.08235256" calcext:value-type="float">
            <text:p>0.0823525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101" calcext:value-type="float">
            <text:p>0.03143101</text:p>
          </table:table-cell>
          <table:table-cell office:value-type="float" office:value="0.02892919" calcext:value-type="float">
            <text:p>0.028929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968" calcext:value-type="float">
            <text:p>0.05119968</text:p>
          </table:table-cell>
          <table:table-cell office:value-type="float" office:value="0.04736438" calcext:value-type="float">
            <text:p>0.0473643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4073" calcext:value-type="float">
            <text:p>0.07064073</text:p>
          </table:table-cell>
          <table:table-cell office:value-type="float" office:value="0.0670774" calcext:value-type="float">
            <text:p>0.06707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6984" calcext:value-type="float">
            <text:p>0.08586984</text:p>
          </table:table-cell>
          <table:table-cell office:value-type="float" office:value="0.08224775" calcext:value-type="float">
            <text:p>0.0822477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561" calcext:value-type="float">
            <text:p>0.03142561</text:p>
          </table:table-cell>
          <table:table-cell office:value-type="float" office:value="0.02916035" calcext:value-type="float">
            <text:p>0.029160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1568" calcext:value-type="float">
            <text:p>0.05121568</text:p>
          </table:table-cell>
          <table:table-cell office:value-type="float" office:value="0.04734751" calcext:value-type="float">
            <text:p>0.0473475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4806" calcext:value-type="float">
            <text:p>0.07064806</text:p>
          </table:table-cell>
          <table:table-cell office:value-type="float" office:value="0.06697093" calcext:value-type="float">
            <text:p>0.066970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1474" calcext:value-type="float">
            <text:p>0.08591474</text:p>
          </table:table-cell>
          <table:table-cell office:value-type="float" office:value="0.08243438" calcext:value-type="float">
            <text:p>0.0824343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561" calcext:value-type="float">
            <text:p>0.03142561</text:p>
          </table:table-cell>
          <table:table-cell office:value-type="float" office:value="0.02929864" calcext:value-type="float">
            <text:p>0.029298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054" calcext:value-type="float">
            <text:p>0.05122054</text:p>
          </table:table-cell>
          <table:table-cell office:value-type="float" office:value="0.04710992" calcext:value-type="float">
            <text:p>0.047109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502" calcext:value-type="float">
            <text:p>0.07066502</text:p>
          </table:table-cell>
          <table:table-cell office:value-type="float" office:value="0.06687305" calcext:value-type="float">
            <text:p>0.066873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2162" calcext:value-type="float">
            <text:p>0.08592162</text:p>
          </table:table-cell>
          <table:table-cell office:value-type="float" office:value="0.08217719" calcext:value-type="float">
            <text:p>0.082177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036" calcext:value-type="float">
            <text:p>0.03142036</text:p>
          </table:table-cell>
          <table:table-cell office:value-type="float" office:value="0.02909481" calcext:value-type="float">
            <text:p>0.029094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855" calcext:value-type="float">
            <text:p>0.05122855</text:p>
          </table:table-cell>
          <table:table-cell office:value-type="float" office:value="0.04718372" calcext:value-type="float">
            <text:p>0.0471837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502" calcext:value-type="float">
            <text:p>0.07066502</text:p>
          </table:table-cell>
          <table:table-cell office:value-type="float" office:value="0.06697838" calcext:value-type="float">
            <text:p>0.066978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4684" calcext:value-type="float">
            <text:p>0.08594684</text:p>
          </table:table-cell>
          <table:table-cell office:value-type="float" office:value="0.08227169" calcext:value-type="float">
            <text:p>0.08227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9:57:27.461722446</dc:date>
    <meta:editing-duration>PT6M15S</meta:editing-duration>
    <meta:editing-cycles>3</meta:editing-cycles>
    <meta:generator>LibreOffice/5.1.6.2$Linux_X86_64 LibreOffice_project/10m0$Build-2</meta:generator>
    <meta:document-statistic meta:table-count="1" meta:cell-count="4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1.462cm" style:legend-expansion="high" chart:style-name="ch2"/>
        <chart:plot-area chart:style-name="ch3" table:cell-range-address="allCSVs_3.B1:allCSVs_3.M327" chart:data-source-has-labels="row" svg:x="0.32cm" svg:y="0.18cm" svg:width="12.376cm" svg:height="8.64cm">
          <chartooo:coordinate-region svg:x="1.338cm" svg:y="0.379cm" svg:width="11.28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lCSVs_3.B2:allCSVs_3.B327" chart:label-cell-address="allCSVs_3.B1:allCSVs_3.B1" chart:class="chart:line">
            <chart:data-point chart:repeated="326"/>
          </chart:series>
          <chart:series chart:style-name="ch7" chart:values-cell-range-address="allCSVs_3.C2:allCSVs_3.C327" chart:label-cell-address="allCSVs_3.C1:allCSVs_3.C1" chart:class="chart:line">
            <chart:data-point chart:repeated="326"/>
          </chart:series>
          <chart:series chart:style-name="ch8" chart:values-cell-range-address="allCSVs_3.D2:allCSVs_3.D327" chart:label-cell-address="allCSVs_3.D1:allCSVs_3.D1" chart:class="chart:line">
            <chart:data-point chart:repeated="326"/>
          </chart:series>
          <chart:series chart:style-name="ch9" chart:values-cell-range-address="allCSVs_3.E2:allCSVs_3.E327" chart:label-cell-address="allCSVs_3.E1:allCSVs_3.E1" chart:class="chart:line">
            <chart:data-point chart:repeated="326"/>
          </chart:series>
          <chart:series chart:style-name="ch10" chart:values-cell-range-address="allCSVs_3.F2:allCSVs_3.F327" chart:label-cell-address="allCSVs_3.F1:allCSVs_3.F1" chart:class="chart:line">
            <chart:data-point chart:repeated="326"/>
          </chart:series>
          <chart:series chart:style-name="ch11" chart:values-cell-range-address="allCSVs_3.G2:allCSVs_3.G327" chart:label-cell-address="allCSVs_3.G1:allCSVs_3.G1" chart:class="chart:line">
            <chart:data-point chart:repeated="326"/>
          </chart:series>
          <chart:series chart:style-name="ch12" chart:values-cell-range-address="allCSVs_3.H2:allCSVs_3.H327" chart:label-cell-address="allCSVs_3.H1:allCSVs_3.H1" chart:class="chart:line">
            <chart:data-point chart:repeated="326"/>
          </chart:series>
          <chart:series chart:style-name="ch13" chart:values-cell-range-address="allCSVs_3.I2:allCSVs_3.I327" chart:label-cell-address="allCSVs_3.I1:allCSVs_3.I1" chart:class="chart:line">
            <chart:data-point chart:repeated="326"/>
          </chart:series>
          <chart:series chart:style-name="ch14" chart:values-cell-range-address="allCSVs_3.J2:allCSVs_3.J327" chart:label-cell-address="allCSVs_3.J1:allCSVs_3.J1" chart:class="chart:line">
            <chart:data-point chart:repeated="326"/>
          </chart:series>
          <chart:series chart:style-name="ch15" chart:values-cell-range-address="allCSVs_3.K2:allCSVs_3.K327" chart:label-cell-address="allCSVs_3.K1:allCSVs_3.K1" chart:class="chart:line">
            <chart:data-point chart:repeated="326"/>
          </chart:series>
          <chart:series chart:style-name="ch16" chart:values-cell-range-address="allCSVs_3.L2:allCSVs_3.L327" chart:label-cell-address="allCSVs_3.L1:allCSVs_3.L1" chart:class="chart:line">
            <chart:data-point chart:repeated="326"/>
          </chart:series>
          <chart:series chart:style-name="ch17" chart:values-cell-range-address="allCSVs_3.M2:allCSVs_3.M327" chart:label-cell-address="allCSVs_3.M1:allCSVs_3.M1" chart:class="chart:line">
            <chart:data-point chart:repeated="32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mp_ref</text:p>
                <draw:g>
                  <svg:desc>allCSVs_3.B1:allCSVs_3.B1</svg:desc>
                </draw:g>
              </table:table-cell>
              <table:table-cell office:value-type="string">
                <text:p>zmp_ft</text:p>
                <draw:g>
                  <svg:desc>allCSVs_3.C1:allCSVs_3.C1</svg:desc>
                </draw:g>
              </table:table-cell>
              <table:table-cell office:value-type="string">
                <text:p>Xzmp_imu</text:p>
                <draw:g>
                  <svg:desc>allCSVs_3.D1:allCSVs_3.D1</svg:desc>
                </draw:g>
              </table:table-cell>
              <table:table-cell office:value-type="string">
                <text:p>zmp_ref</text:p>
                <draw:g>
                  <svg:desc>allCSVs_3.E1:allCSVs_3.E1</svg:desc>
                </draw:g>
              </table:table-cell>
              <table:table-cell office:value-type="string">
                <text:p>zmp_ft</text:p>
                <draw:g>
                  <svg:desc>allCSVs_3.F1:allCSVs_3.F1</svg:desc>
                </draw:g>
              </table:table-cell>
              <table:table-cell office:value-type="string">
                <text:p>Xzmp_imu</text:p>
                <draw:g>
                  <svg:desc>allCSVs_3.G1:allCSVs_3.G1</svg:desc>
                </draw:g>
              </table:table-cell>
              <table:table-cell office:value-type="string">
                <text:p>zmp_ref</text:p>
                <draw:g>
                  <svg:desc>allCSVs_3.H1:allCSVs_3.H1</svg:desc>
                </draw:g>
              </table:table-cell>
              <table:table-cell office:value-type="string">
                <text:p>zmp_ft</text:p>
                <draw:g>
                  <svg:desc>allCSVs_3.I1:allCSVs_3.I1</svg:desc>
                </draw:g>
              </table:table-cell>
              <table:table-cell office:value-type="string">
                <text:p>Xzmp_imu</text:p>
                <draw:g>
                  <svg:desc>allCSVs_3.J1:allCSVs_3.J1</svg:desc>
                </draw:g>
              </table:table-cell>
              <table:table-cell office:value-type="string">
                <text:p>zmp_ref</text:p>
                <draw:g>
                  <svg:desc>allCSVs_3.K1:allCSVs_3.K1</svg:desc>
                </draw:g>
              </table:table-cell>
              <table:table-cell office:value-type="string">
                <text:p>zmp_ft</text:p>
                <draw:g>
                  <svg:desc>allCSVs_3.L1:allCSVs_3.L1</svg:desc>
                </draw:g>
              </table:table-cell>
              <table:table-cell office:value-type="string">
                <text:p>Xzmp_imu</text:p>
                <draw:g>
                  <svg:desc>allCSVs_3.M1:allCSVs_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lCSVs_3.B2:allCSVs_3.B327</svg:desc>
                </draw:g>
              </table:table-cell>
              <table:table-cell office:value-type="float" office:value="-0.00005413">
                <text:p>-0.00005413</text:p>
                <draw:g>
                  <svg:desc>allCSVs_3.C2:allCSVs_3.C327</svg:desc>
                </draw:g>
              </table:table-cell>
              <table:table-cell office:value-type="float" office:value="-0.00034221">
                <text:p>-0.00034221</text:p>
                <draw:g>
                  <svg:desc>allCSVs_3.D2:allCSVs_3.D327</svg:desc>
                </draw:g>
              </table:table-cell>
              <table:table-cell office:value-type="float" office:value="0">
                <text:p>0</text:p>
                <draw:g>
                  <svg:desc>allCSVs_3.E2:allCSVs_3.E327</svg:desc>
                </draw:g>
              </table:table-cell>
              <table:table-cell office:value-type="float" office:value="-0.00037562">
                <text:p>-0.00037562</text:p>
                <draw:g>
                  <svg:desc>allCSVs_3.F2:allCSVs_3.F327</svg:desc>
                </draw:g>
              </table:table-cell>
              <table:table-cell office:value-type="float" office:value="-0.00102307">
                <text:p>-0.00102307</text:p>
                <draw:g>
                  <svg:desc>allCSVs_3.G2:allCSVs_3.G327</svg:desc>
                </draw:g>
              </table:table-cell>
              <table:table-cell office:value-type="float" office:value="0">
                <text:p>0</text:p>
                <draw:g>
                  <svg:desc>allCSVs_3.H2:allCSVs_3.H327</svg:desc>
                </draw:g>
              </table:table-cell>
              <table:table-cell office:value-type="float" office:value="0.00003084">
                <text:p>0.00003084</text:p>
                <draw:g>
                  <svg:desc>allCSVs_3.I2:allCSVs_3.I327</svg:desc>
                </draw:g>
              </table:table-cell>
              <table:table-cell office:value-type="float" office:value="-0.00009109">
                <text:p>-0.00009109</text:p>
                <draw:g>
                  <svg:desc>allCSVs_3.J2:allCSVs_3.J327</svg:desc>
                </draw:g>
              </table:table-cell>
              <table:table-cell office:value-type="float" office:value="0">
                <text:p>0</text:p>
                <draw:g>
                  <svg:desc>allCSVs_3.K2:allCSVs_3.K327</svg:desc>
                </draw:g>
              </table:table-cell>
              <table:table-cell office:value-type="float" office:value="0.00021474">
                <text:p>0.00021474</text:p>
                <draw:g>
                  <svg:desc>allCSVs_3.L2:allCSVs_3.L327</svg:desc>
                </draw:g>
              </table:table-cell>
              <table:table-cell office:value-type="float" office:value="-0.00139614">
                <text:p>-0.00139614</text:p>
                <draw:g>
                  <svg:desc>allCSVs_3.M2:allCSVs_3.M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005708">
                <text:p>-0.00005708</text:p>
              </table:table-cell>
              <table:table-cell office:value-type="float" office:value="-0.00025388">
                <text:p>-0.00025388</text:p>
              </table:table-cell>
              <table:table-cell office:value-type="float" office:value="0">
                <text:p>0</text:p>
              </table:table-cell>
              <table:table-cell office:value-type="float" office:value="-0.00037927">
                <text:p>-0.00037927</text:p>
              </table:table-cell>
              <table:table-cell office:value-type="float" office:value="-0.00094775">
                <text:p>-0.00094775</text:p>
              </table:table-cell>
              <table:table-cell office:value-type="float" office:value="0">
                <text:p>0</text:p>
              </table:table-cell>
              <table:table-cell office:value-type="float" office:value="0.00003084">
                <text:p>0.00003084</text:p>
              </table:table-cell>
              <table:table-cell office:value-type="float" office:value="-0.00021054">
                <text:p>-0.00021054</text:p>
              </table:table-cell>
              <table:table-cell office:value-type="float" office:value="0">
                <text:p>0</text:p>
              </table:table-cell>
              <table:table-cell office:value-type="float" office:value="0.00021231">
                <text:p>0.00021231</text:p>
              </table:table-cell>
              <table:table-cell office:value-type="float" office:value="-0.00122904">
                <text:p>-0.00122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0005708">
                <text:p>-0.00005708</text:p>
              </table:table-cell>
              <table:table-cell office:value-type="float" office:value="-0.00048235">
                <text:p>-0.00048235</text:p>
              </table:table-cell>
              <table:table-cell office:value-type="float" office:value="0">
                <text:p>0</text:p>
              </table:table-cell>
              <table:table-cell office:value-type="float" office:value="-0.00037927">
                <text:p>-0.00037927</text:p>
              </table:table-cell>
              <table:table-cell office:value-type="float" office:value="-0.00110318">
                <text:p>-0.00110318</text:p>
              </table:table-cell>
              <table:table-cell office:value-type="float" office:value="0">
                <text:p>0</text:p>
              </table:table-cell>
              <table:table-cell office:value-type="float" office:value="0.0000305">
                <text:p>0.0000305</text:p>
              </table:table-cell>
              <table:table-cell office:value-type="float" office:value="-0.000077">
                <text:p>-0.000077</text:p>
              </table:table-cell>
              <table:table-cell office:value-type="float" office:value="0">
                <text:p>0</text:p>
              </table:table-cell>
              <table:table-cell office:value-type="float" office:value="0.00021417">
                <text:p>0.00021417</text:p>
              </table:table-cell>
              <table:table-cell office:value-type="float" office:value="-0.00139456">
                <text:p>-0.00139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005672">
                <text:p>-0.00005672</text:p>
              </table:table-cell>
              <table:table-cell office:value-type="float" office:value="-0.00021452">
                <text:p>-0.00021452</text:p>
              </table:table-cell>
              <table:table-cell office:value-type="float" office:value="0">
                <text:p>0</text:p>
              </table:table-cell>
              <table:table-cell office:value-type="float" office:value="-0.00037927">
                <text:p>-0.00037927</text:p>
              </table:table-cell>
              <table:table-cell office:value-type="float" office:value="-0.00111878">
                <text:p>-0.00111878</text:p>
              </table:table-cell>
              <table:table-cell office:value-type="float" office:value="0">
                <text:p>0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20349">
                <text:p>0.00020349</text:p>
              </table:table-cell>
              <table:table-cell office:value-type="float" office:value="0">
                <text:p>0</text:p>
              </table:table-cell>
              <table:table-cell office:value-type="float" office:value="0.00021417">
                <text:p>0.00021417</text:p>
              </table:table-cell>
              <table:table-cell office:value-type="float" office:value="-0.00144912">
                <text:p>-0.0014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0005672">
                <text:p>-0.00005672</text:p>
              </table:table-cell>
              <table:table-cell office:value-type="float" office:value="-0.00020774">
                <text:p>-0.00020774</text:p>
              </table:table-cell>
              <table:table-cell office:value-type="float" office:value="0">
                <text:p>0</text:p>
              </table:table-cell>
              <table:table-cell office:value-type="float" office:value="-0.00038177">
                <text:p>-0.00038177</text:p>
              </table:table-cell>
              <table:table-cell office:value-type="float" office:value="-0.00097323">
                <text:p>-0.00097323</text:p>
              </table:table-cell>
              <table:table-cell office:value-type="float" office:value="0">
                <text:p>0</text:p>
              </table:table-cell>
              <table:table-cell office:value-type="float" office:value="0.0000305">
                <text:p>0.0000305</text:p>
              </table:table-cell>
              <table:table-cell office:value-type="float" office:value="-0.00000205">
                <text:p>-0.00000205</text:p>
              </table:table-cell>
              <table:table-cell office:value-type="float" office:value="0">
                <text:p>0</text:p>
              </table:table-cell>
              <table:table-cell office:value-type="float" office:value="0.00021605">
                <text:p>0.00021605</text:p>
              </table:table-cell>
              <table:table-cell office:value-type="float" office:value="-0.00136471">
                <text:p>-0.00136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0006041">
                <text:p>-0.00006041</text:p>
              </table:table-cell>
              <table:table-cell office:value-type="float" office:value="-0.00031775">
                <text:p>-0.00031775</text:p>
              </table:table-cell>
              <table:table-cell office:value-type="float" office:value="0">
                <text:p>0</text:p>
              </table:table-cell>
              <table:table-cell office:value-type="float" office:value="-0.00038041">
                <text:p>-0.00038041</text:p>
              </table:table-cell>
              <table:table-cell office:value-type="float" office:value="-0.001145">
                <text:p>-0.001145</text:p>
              </table:table-cell>
              <table:table-cell office:value-type="float" office:value="0">
                <text:p>0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23883">
                <text:p>0.00023883</text:p>
              </table:table-cell>
              <table:table-cell office:value-type="float" office:value="0">
                <text:p>0</text:p>
              </table:table-cell>
              <table:table-cell office:value-type="float" office:value="0.00021605">
                <text:p>0.00021605</text:p>
              </table:table-cell>
              <table:table-cell office:value-type="float" office:value="-0.00140249">
                <text:p>-0.00140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0006041">
                <text:p>-0.00006041</text:p>
              </table:table-cell>
              <table:table-cell office:value-type="float" office:value="-0.00039285">
                <text:p>-0.00039285</text:p>
              </table:table-cell>
              <table:table-cell office:value-type="float" office:value="0">
                <text:p>0</text:p>
              </table:table-cell>
              <table:table-cell office:value-type="float" office:value="-0.00038114">
                <text:p>-0.00038114</text:p>
              </table:table-cell>
              <table:table-cell office:value-type="float" office:value="-0.00104983">
                <text:p>-0.00104983</text:p>
              </table:table-cell>
              <table:table-cell office:value-type="float" office:value="0">
                <text:p>0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3813">
                <text:p>0.0003813</text:p>
              </table:table-cell>
              <table:table-cell office:value-type="float" office:value="0">
                <text:p>0</text:p>
              </table:table-cell>
              <table:table-cell office:value-type="float" office:value="0.00021362">
                <text:p>0.00021362</text:p>
              </table:table-cell>
              <table:table-cell office:value-type="float" office:value="-0.00155494">
                <text:p>-0.00155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0005821">
                <text:p>-0.00005821</text:p>
              </table:table-cell>
              <table:table-cell office:value-type="float" office:value="-0.00000764">
                <text:p>-0.00000764</text:p>
              </table:table-cell>
              <table:table-cell office:value-type="float" office:value="0">
                <text:p>0</text:p>
              </table:table-cell>
              <table:table-cell office:value-type="float" office:value="-0.00037904">
                <text:p>-0.00037904</text:p>
              </table:table-cell>
              <table:table-cell office:value-type="float" office:value="-0.00101927">
                <text:p>-0.00101927</text:p>
              </table:table-cell>
              <table:table-cell office:value-type="float" office:value="0">
                <text:p>0</text:p>
              </table:table-cell>
              <table:table-cell office:value-type="float" office:value="0.00002757">
                <text:p>0.00002757</text:p>
              </table:table-cell>
              <table:table-cell office:value-type="float" office:value="0.00029474">
                <text:p>0.00029474</text:p>
              </table:table-cell>
              <table:table-cell office:value-type="float" office:value="0">
                <text:p>0</text:p>
              </table:table-cell>
              <table:table-cell office:value-type="float" office:value="0.00021858">
                <text:p>0.00021858</text:p>
              </table:table-cell>
              <table:table-cell office:value-type="float" office:value="-0.00202462">
                <text:p>-0.00202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00005821">
                <text:p>-0.00005821</text:p>
              </table:table-cell>
              <table:table-cell office:value-type="float" office:value="-0.00023528">
                <text:p>-0.00023528</text:p>
              </table:table-cell>
              <table:table-cell office:value-type="float" office:value="0">
                <text:p>0</text:p>
              </table:table-cell>
              <table:table-cell office:value-type="float" office:value="-0.00037904">
                <text:p>-0.00037904</text:p>
              </table:table-cell>
              <table:table-cell office:value-type="float" office:value="-0.00092667">
                <text:p>-0.00092667</text:p>
              </table:table-cell>
              <table:table-cell office:value-type="float" office:value="0">
                <text:p>0</text:p>
              </table:table-cell>
              <table:table-cell office:value-type="float" office:value="0.00002757">
                <text:p>0.00002757</text:p>
              </table:table-cell>
              <table:table-cell office:value-type="float" office:value="0.00006677">
                <text:p>0.00006677</text:p>
              </table:table-cell>
              <table:table-cell office:value-type="float" office:value="0">
                <text:p>0</text:p>
              </table:table-cell>
              <table:table-cell office:value-type="float" office:value="0.00021858">
                <text:p>0.00021858</text:p>
              </table:table-cell>
              <table:table-cell office:value-type="float" office:value="-0.00201483">
                <text:p>-0.00201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00005821">
                <text:p>-0.00005821</text:p>
              </table:table-cell>
              <table:table-cell office:value-type="float" office:value="-0.00038823">
                <text:p>-0.00038823</text:p>
              </table:table-cell>
              <table:table-cell office:value-type="float" office:value="0">
                <text:p>0</text:p>
              </table:table-cell>
              <table:table-cell office:value-type="float" office:value="-0.00038153">
                <text:p>-0.00038153</text:p>
              </table:table-cell>
              <table:table-cell office:value-type="float" office:value="-0.0008647">
                <text:p>-0.0008647</text:p>
              </table:table-cell>
              <table:table-cell office:value-type="float" office:value="0">
                <text:p>0</text:p>
              </table:table-cell>
              <table:table-cell office:value-type="float" office:value="0.00002757">
                <text:p>0.00002757</text:p>
              </table:table-cell>
              <table:table-cell office:value-type="float" office:value="-0.00014649">
                <text:p>-0.00014649</text:p>
              </table:table-cell>
              <table:table-cell office:value-type="float" office:value="0">
                <text:p>0</text:p>
              </table:table-cell>
              <table:table-cell office:value-type="float" office:value="0.00021858">
                <text:p>0.00021858</text:p>
              </table:table-cell>
              <table:table-cell office:value-type="float" office:value="-0.00246872">
                <text:p>-0.00246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00005821">
                <text:p>-0.00005821</text:p>
              </table:table-cell>
              <table:table-cell office:value-type="float" office:value="-0.00036012">
                <text:p>-0.00036012</text:p>
              </table:table-cell>
              <table:table-cell office:value-type="float" office:value="0">
                <text:p>0</text:p>
              </table:table-cell>
              <table:table-cell office:value-type="float" office:value="-0.00038153">
                <text:p>-0.00038153</text:p>
              </table:table-cell>
              <table:table-cell office:value-type="float" office:value="-0.00080753">
                <text:p>-0.00080753</text:p>
              </table:table-cell>
              <table:table-cell office:value-type="float" office:value="0">
                <text:p>0</text:p>
              </table:table-cell>
              <table:table-cell office:value-type="float" office:value="0.00002639">
                <text:p>0.00002639</text:p>
              </table:table-cell>
              <table:table-cell office:value-type="float" office:value="-0.00026586">
                <text:p>-0.00026586</text:p>
              </table:table-cell>
              <table:table-cell office:value-type="float" office:value="0">
                <text:p>0</text:p>
              </table:table-cell>
              <table:table-cell office:value-type="float" office:value="0.00022222">
                <text:p>0.00022222</text:p>
              </table:table-cell>
              <table:table-cell office:value-type="float" office:value="-0.00224046">
                <text:p>-0.00224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00006108">
                <text:p>-0.00006108</text:p>
              </table:table-cell>
              <table:table-cell office:value-type="float" office:value="-0.0003911">
                <text:p>-0.0003911</text:p>
              </table:table-cell>
              <table:table-cell office:value-type="float" office:value="0">
                <text:p>0</text:p>
              </table:table-cell>
              <table:table-cell office:value-type="float" office:value="-0.00038359">
                <text:p>-0.00038359</text:p>
              </table:table-cell>
              <table:table-cell office:value-type="float" office:value="-0.00111752">
                <text:p>-0.00111752</text:p>
              </table:table-cell>
              <table:table-cell office:value-type="float" office:value="0">
                <text:p>0</text:p>
              </table:table-cell>
              <table:table-cell office:value-type="float" office:value="0.00002639">
                <text:p>0.00002639</text:p>
              </table:table-cell>
              <table:table-cell office:value-type="float" office:value="-0.00038005">
                <text:p>-0.00038005</text:p>
              </table:table-cell>
              <table:table-cell office:value-type="float" office:value="0">
                <text:p>0</text:p>
              </table:table-cell>
              <table:table-cell office:value-type="float" office:value="0.00022282">
                <text:p>0.00022282</text:p>
              </table:table-cell>
              <table:table-cell office:value-type="float" office:value="-0.00226505">
                <text:p>-0.00226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00005851">
                <text:p>-0.00005851</text:p>
              </table:table-cell>
              <table:table-cell office:value-type="float" office:value="-0.00067044">
                <text:p>-0.00067044</text:p>
              </table:table-cell>
              <table:table-cell office:value-type="float" office:value="0">
                <text:p>0</text:p>
              </table:table-cell>
              <table:table-cell office:value-type="float" office:value="-0.00038104">
                <text:p>-0.00038104</text:p>
              </table:table-cell>
              <table:table-cell office:value-type="float" office:value="-0.00115807">
                <text:p>-0.00115807</text:p>
              </table:table-cell>
              <table:table-cell office:value-type="float" office:value="0">
                <text:p>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00049777">
                <text:p>-0.00049777</text:p>
              </table:table-cell>
              <table:table-cell office:value-type="float" office:value="0">
                <text:p>0</text:p>
              </table:table-cell>
              <table:table-cell office:value-type="float" office:value="0.00022468">
                <text:p>0.00022468</text:p>
              </table:table-cell>
              <table:table-cell office:value-type="float" office:value="-0.0019867">
                <text:p>-0.0019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.00006103">
                <text:p>-0.00006103</text:p>
              </table:table-cell>
              <table:table-cell office:value-type="float" office:value="-0.00049982">
                <text:p>-0.00049982</text:p>
              </table:table-cell>
              <table:table-cell office:value-type="float" office:value="0">
                <text:p>0</text:p>
              </table:table-cell>
              <table:table-cell office:value-type="float" office:value="-0.00038104">
                <text:p>-0.00038104</text:p>
              </table:table-cell>
              <table:table-cell office:value-type="float" office:value="-0.0009847">
                <text:p>-0.0009847</text:p>
              </table:table-cell>
              <table:table-cell office:value-type="float" office:value="0">
                <text:p>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00060518">
                <text:p>-0.00060518</text:p>
              </table:table-cell>
              <table:table-cell office:value-type="float" office:value="0">
                <text:p>0</text:p>
              </table:table-cell>
              <table:table-cell office:value-type="float" office:value="0.00022468">
                <text:p>0.00022468</text:p>
              </table:table-cell>
              <table:table-cell office:value-type="float" office:value="-0.0019011">
                <text:p>-0.0019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00006103">
                <text:p>-0.00006103</text:p>
              </table:table-cell>
              <table:table-cell office:value-type="float" office:value="-0.00059455">
                <text:p>-0.00059455</text:p>
              </table:table-cell>
              <table:table-cell office:value-type="float" office:value="0">
                <text:p>0</text:p>
              </table:table-cell>
              <table:table-cell office:value-type="float" office:value="-0.00038221">
                <text:p>-0.00038221</text:p>
              </table:table-cell>
              <table:table-cell office:value-type="float" office:value="-0.00092098">
                <text:p>-0.00092098</text:p>
              </table:table-cell>
              <table:table-cell office:value-type="float" office:value="0">
                <text:p>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00060176">
                <text:p>-0.00060176</text:p>
              </table:table-cell>
              <table:table-cell office:value-type="float" office:value="0">
                <text:p>0</text:p>
              </table:table-cell>
              <table:table-cell office:value-type="float" office:value="0.00022468">
                <text:p>0.00022468</text:p>
              </table:table-cell>
              <table:table-cell office:value-type="float" office:value="-0.00203394">
                <text:p>-0.00203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00005724">
                <text:p>-0.00005724</text:p>
              </table:table-cell>
              <table:table-cell office:value-type="float" office:value="-0.00060902">
                <text:p>-0.00060902</text:p>
              </table:table-cell>
              <table:table-cell office:value-type="float" office:value="0">
                <text:p>0</text:p>
              </table:table-cell>
              <table:table-cell office:value-type="float" office:value="-0.00038265">
                <text:p>-0.00038265</text:p>
              </table:table-cell>
              <table:table-cell office:value-type="float" office:value="-0.00095495">
                <text:p>-0.00095495</text:p>
              </table:table-cell>
              <table:table-cell office:value-type="float" office:value="0">
                <text:p>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00071314">
                <text:p>-0.00071314</text:p>
              </table:table-cell>
              <table:table-cell office:value-type="float" office:value="0">
                <text:p>0</text:p>
              </table:table-cell>
              <table:table-cell office:value-type="float" office:value="0.00022468">
                <text:p>0.00022468</text:p>
              </table:table-cell>
              <table:table-cell office:value-type="float" office:value="-0.00214498">
                <text:p>-0.00214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00005724">
                <text:p>-0.00005724</text:p>
              </table:table-cell>
              <table:table-cell office:value-type="float" office:value="-0.00018732">
                <text:p>-0.00018732</text:p>
              </table:table-cell>
              <table:table-cell office:value-type="float" office:value="0">
                <text:p>0</text:p>
              </table:table-cell>
              <table:table-cell office:value-type="float" office:value="-0.00038471">
                <text:p>-0.00038471</text:p>
              </table:table-cell>
              <table:table-cell office:value-type="float" office:value="-0.0008802">
                <text:p>-0.0008802</text:p>
              </table:table-cell>
              <table:table-cell office:value-type="float" office:value="0">
                <text:p>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0005145">
                <text:p>-0.0005145</text:p>
              </table:table-cell>
              <table:table-cell office:value-type="float" office:value="0">
                <text:p>0</text:p>
              </table:table-cell>
              <table:table-cell office:value-type="float" office:value="0.00022468">
                <text:p>0.00022468</text:p>
              </table:table-cell>
              <table:table-cell office:value-type="float" office:value="-0.00189674">
                <text:p>-0.00189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.00005467">
                <text:p>-0.00005467</text:p>
              </table:table-cell>
              <table:table-cell office:value-type="float" office:value="-0.00019361">
                <text:p>-0.00019361</text:p>
              </table:table-cell>
              <table:table-cell office:value-type="float" office:value="0">
                <text:p>0</text:p>
              </table:table-cell>
              <table:table-cell office:value-type="float" office:value="-0.00038471">
                <text:p>-0.00038471</text:p>
              </table:table-cell>
              <table:table-cell office:value-type="float" office:value="-0.00101431">
                <text:p>-0.00101431</text:p>
              </table:table-cell>
              <table:table-cell office:value-type="float" office:value="0">
                <text:p>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00028336">
                <text:p>-0.00028336</text:p>
              </table:table-cell>
              <table:table-cell office:value-type="float" office:value="0">
                <text:p>0</text:p>
              </table:table-cell>
              <table:table-cell office:value-type="float" office:value="0.00022468">
                <text:p>0.00022468</text:p>
              </table:table-cell>
              <table:table-cell office:value-type="float" office:value="-0.00167489">
                <text:p>-0.00167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00005836">
                <text:p>-0.00005836</text:p>
              </table:table-cell>
              <table:table-cell office:value-type="float" office:value="-0.00003984">
                <text:p>-0.00003984</text:p>
              </table:table-cell>
              <table:table-cell office:value-type="float" office:value="0">
                <text:p>0</text:p>
              </table:table-cell>
              <table:table-cell office:value-type="float" office:value="-0.00038471">
                <text:p>-0.00038471</text:p>
              </table:table-cell>
              <table:table-cell office:value-type="float" office:value="-0.00125747">
                <text:p>-0.00125747</text:p>
              </table:table-cell>
              <table:table-cell office:value-type="float" office:value="0">
                <text:p>0</text:p>
              </table:table-cell>
              <table:table-cell office:value-type="float" office:value="0.00002638">
                <text:p>0.00002638</text:p>
              </table:table-cell>
              <table:table-cell office:value-type="float" office:value="-0.00028371">
                <text:p>-0.00028371</text:p>
              </table:table-cell>
              <table:table-cell office:value-type="float" office:value="0">
                <text:p>0</text:p>
              </table:table-cell>
              <table:table-cell office:value-type="float" office:value="0.00022584">
                <text:p>0.00022584</text:p>
              </table:table-cell>
              <table:table-cell office:value-type="float" office:value="-0.0017395">
                <text:p>-0.0017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00005836">
                <text:p>-0.00005836</text:p>
              </table:table-cell>
              <table:table-cell office:value-type="float" office:value="-0.00012184">
                <text:p>-0.00012184</text:p>
              </table:table-cell>
              <table:table-cell office:value-type="float" office:value="0">
                <text:p>0</text:p>
              </table:table-cell>
              <table:table-cell office:value-type="float" office:value="-0.00038587">
                <text:p>-0.00038587</text:p>
              </table:table-cell>
              <table:table-cell office:value-type="float" office:value="-0.00173598">
                <text:p>-0.00173598</text:p>
              </table:table-cell>
              <table:table-cell office:value-type="float" office:value="0">
                <text:p>0</text:p>
              </table:table-cell>
              <table:table-cell office:value-type="float" office:value="0.00002638">
                <text:p>0.00002638</text:p>
              </table:table-cell>
              <table:table-cell office:value-type="float" office:value="-0.00027731">
                <text:p>-0.00027731</text:p>
              </table:table-cell>
              <table:table-cell office:value-type="float" office:value="0">
                <text:p>0</text:p>
              </table:table-cell>
              <table:table-cell office:value-type="float" office:value="0.00022584">
                <text:p>0.00022584</text:p>
              </table:table-cell>
              <table:table-cell office:value-type="float" office:value="-0.00179179">
                <text:p>-0.00179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00005715">
                <text:p>-0.00005715</text:p>
              </table:table-cell>
              <table:table-cell office:value-type="float" office:value="0.00008983">
                <text:p>0.00008983</text:p>
              </table:table-cell>
              <table:table-cell office:value-type="float" office:value="0">
                <text:p>0</text:p>
              </table:table-cell>
              <table:table-cell office:value-type="float" office:value="-0.00038587">
                <text:p>-0.00038587</text:p>
              </table:table-cell>
              <table:table-cell office:value-type="float" office:value="-0.00158449">
                <text:p>-0.00158449</text:p>
              </table:table-cell>
              <table:table-cell office:value-type="float" office:value="0">
                <text:p>0</text:p>
              </table:table-cell>
              <table:table-cell office:value-type="float" office:value="0.00002638">
                <text:p>0.00002638</text:p>
              </table:table-cell>
              <table:table-cell office:value-type="float" office:value="-0.00034731">
                <text:p>-0.00034731</text:p>
              </table:table-cell>
              <table:table-cell office:value-type="float" office:value="0">
                <text:p>0</text:p>
              </table:table-cell>
              <table:table-cell office:value-type="float" office:value="0.00022647">
                <text:p>0.00022647</text:p>
              </table:table-cell>
              <table:table-cell office:value-type="float" office:value="-0.00188613">
                <text:p>-0.0018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00005715">
                <text:p>-0.00005715</text:p>
              </table:table-cell>
              <table:table-cell office:value-type="float" office:value="-0.00017909">
                <text:p>-0.00017909</text:p>
              </table:table-cell>
              <table:table-cell office:value-type="float" office:value="0">
                <text:p>0</text:p>
              </table:table-cell>
              <table:table-cell office:value-type="float" office:value="-0.00038587">
                <text:p>-0.00038587</text:p>
              </table:table-cell>
              <table:table-cell office:value-type="float" office:value="-0.00157976">
                <text:p>-0.00157976</text:p>
              </table:table-cell>
              <table:table-cell office:value-type="float" office:value="0">
                <text:p>0</text:p>
              </table:table-cell>
              <table:table-cell office:value-type="float" office:value="0.00002266">
                <text:p>0.00002266</text:p>
              </table:table-cell>
              <table:table-cell office:value-type="float" office:value="-0.00039613">
                <text:p>-0.00039613</text:p>
              </table:table-cell>
              <table:table-cell office:value-type="float" office:value="0">
                <text:p>0</text:p>
              </table:table-cell>
              <table:table-cell office:value-type="float" office:value="0.00022647">
                <text:p>0.00022647</text:p>
              </table:table-cell>
              <table:table-cell office:value-type="float" office:value="-0.00150699">
                <text:p>-0.00150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0.00005715">
                <text:p>-0.00005715</text:p>
              </table:table-cell>
              <table:table-cell office:value-type="float" office:value="-0.00054699">
                <text:p>-0.00054699</text:p>
              </table:table-cell>
              <table:table-cell office:value-type="float" office:value="0">
                <text:p>0</text:p>
              </table:table-cell>
              <table:table-cell office:value-type="float" office:value="-0.00038587">
                <text:p>-0.00038587</text:p>
              </table:table-cell>
              <table:table-cell office:value-type="float" office:value="-0.00174339">
                <text:p>-0.00174339</text:p>
              </table:table-cell>
              <table:table-cell office:value-type="float" office:value="0">
                <text:p>0</text:p>
              </table:table-cell>
              <table:table-cell office:value-type="float" office:value="0.00002525">
                <text:p>0.00002525</text:p>
              </table:table-cell>
              <table:table-cell office:value-type="float" office:value="-0.00054149">
                <text:p>-0.00054149</text:p>
              </table:table-cell>
              <table:table-cell office:value-type="float" office:value="0">
                <text:p>0</text:p>
              </table:table-cell>
              <table:table-cell office:value-type="float" office:value="0.00022889">
                <text:p>0.00022889</text:p>
              </table:table-cell>
              <table:table-cell office:value-type="float" office:value="-0.00160179">
                <text:p>-0.00160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.00005709">
                <text:p>-0.00005709</text:p>
              </table:table-cell>
              <table:table-cell office:value-type="float" office:value="-0.00043236">
                <text:p>-0.00043236</text:p>
              </table:table-cell>
              <table:table-cell office:value-type="float" office:value="0">
                <text:p>0</text:p>
              </table:table-cell>
              <table:table-cell office:value-type="float" office:value="-0.00038332">
                <text:p>-0.00038332</text:p>
              </table:table-cell>
              <table:table-cell office:value-type="float" office:value="-0.00198454">
                <text:p>-0.00198454</text:p>
              </table:table-cell>
              <table:table-cell office:value-type="float" office:value="0">
                <text:p>0</text:p>
              </table:table-cell>
              <table:table-cell office:value-type="float" office:value="0.00002525">
                <text:p>0.00002525</text:p>
              </table:table-cell>
              <table:table-cell office:value-type="float" office:value="-0.00060436">
                <text:p>-0.00060436</text:p>
              </table:table-cell>
              <table:table-cell office:value-type="float" office:value="0">
                <text:p>0</text:p>
              </table:table-cell>
              <table:table-cell office:value-type="float" office:value="0.00022889">
                <text:p>0.00022889</text:p>
              </table:table-cell>
              <table:table-cell office:value-type="float" office:value="-0.00195964">
                <text:p>-0.00195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0.00005709">
                <text:p>-0.00005709</text:p>
              </table:table-cell>
              <table:table-cell office:value-type="float" office:value="-0.00028611">
                <text:p>-0.00028611</text:p>
              </table:table-cell>
              <table:table-cell office:value-type="float" office:value="0">
                <text:p>0</text:p>
              </table:table-cell>
              <table:table-cell office:value-type="float" office:value="-0.00038538">
                <text:p>-0.00038538</text:p>
              </table:table-cell>
              <table:table-cell office:value-type="float" office:value="-0.00194811">
                <text:p>-0.00194811</text:p>
              </table:table-cell>
              <table:table-cell office:value-type="float" office:value="0">
                <text:p>0</text:p>
              </table:table-cell>
              <table:table-cell office:value-type="float" office:value="0.00002525">
                <text:p>0.00002525</text:p>
              </table:table-cell>
              <table:table-cell office:value-type="float" office:value="-0.00025254">
                <text:p>-0.00025254</text:p>
              </table:table-cell>
              <table:table-cell office:value-type="float" office:value="0">
                <text:p>0</text:p>
              </table:table-cell>
              <table:table-cell office:value-type="float" office:value="0.00022889">
                <text:p>0.00022889</text:p>
              </table:table-cell>
              <table:table-cell office:value-type="float" office:value="-0.00161153">
                <text:p>-0.00161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00005709">
                <text:p>-0.00005709</text:p>
              </table:table-cell>
              <table:table-cell office:value-type="float" office:value="-0.00031689">
                <text:p>-0.00031689</text:p>
              </table:table-cell>
              <table:table-cell office:value-type="float" office:value="0">
                <text:p>0</text:p>
              </table:table-cell>
              <table:table-cell office:value-type="float" office:value="-0.00038538">
                <text:p>-0.00038538</text:p>
              </table:table-cell>
              <table:table-cell office:value-type="float" office:value="-0.00198081">
                <text:p>-0.00198081</text:p>
              </table:table-cell>
              <table:table-cell office:value-type="float" office:value="0">
                <text:p>0</text:p>
              </table:table-cell>
              <table:table-cell office:value-type="float" office:value="0.00002647">
                <text:p>0.00002647</text:p>
              </table:table-cell>
              <table:table-cell office:value-type="float" office:value="-0.00030934">
                <text:p>-0.00030934</text:p>
              </table:table-cell>
              <table:table-cell office:value-type="float" office:value="0">
                <text:p>0</text:p>
              </table:table-cell>
              <table:table-cell office:value-type="float" office:value="0.00022641">
                <text:p>0.00022641</text:p>
              </table:table-cell>
              <table:table-cell office:value-type="float" office:value="-0.00152611">
                <text:p>-0.00152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-0.00005709">
                <text:p>-0.00005709</text:p>
              </table:table-cell>
              <table:table-cell office:value-type="float" office:value="0.00002102">
                <text:p>0.00002102</text:p>
              </table:table-cell>
              <table:table-cell office:value-type="float" office:value="0.0016666667">
                <text:p>0.0016666667</text:p>
              </table:table-cell>
              <table:table-cell office:value-type="float" office:value="-0.00038583">
                <text:p>-0.00038583</text:p>
              </table:table-cell>
              <table:table-cell office:value-type="float" office:value="-0.00212712">
                <text:p>-0.00212712</text:p>
              </table:table-cell>
              <table:table-cell office:value-type="float" office:value="0.0023333333">
                <text:p>0.0023333333</text:p>
              </table:table-cell>
              <table:table-cell office:value-type="float" office:value="0.00002647">
                <text:p>0.00002647</text:p>
              </table:table-cell>
              <table:table-cell office:value-type="float" office:value="-0.00039829">
                <text:p>-0.00039829</text:p>
              </table:table-cell>
              <table:table-cell office:value-type="float" office:value="0.003">
                <text:p>0.003</text:p>
              </table:table-cell>
              <table:table-cell office:value-type="float" office:value="0.00022884">
                <text:p>0.00022884</text:p>
              </table:table-cell>
              <table:table-cell office:value-type="float" office:value="-0.00157594">
                <text:p>-0.00157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000001">
                <text:p>0.0020000001</text:p>
              </table:table-cell>
              <table:table-cell office:value-type="float" office:value="-0.00005709">
                <text:p>-0.00005709</text:p>
              </table:table-cell>
              <table:table-cell office:value-type="float" office:value="-0.00005999">
                <text:p>-0.00005999</text:p>
              </table:table-cell>
              <table:table-cell office:value-type="float" office:value="0.0033333334">
                <text:p>0.0033333334</text:p>
              </table:table-cell>
              <table:table-cell office:value-type="float" office:value="-0.00038583">
                <text:p>-0.00038583</text:p>
              </table:table-cell>
              <table:table-cell office:value-type="float" office:value="-0.0020634">
                <text:p>-0.0020634</text:p>
              </table:table-cell>
              <table:table-cell office:value-type="float" office:value="0.0046666665">
                <text:p>0.0046666665</text:p>
              </table:table-cell>
              <table:table-cell office:value-type="float" office:value="0.00002647">
                <text:p>0.00002647</text:p>
              </table:table-cell>
              <table:table-cell office:value-type="float" office:value="-0.0003562">
                <text:p>-0.0003562</text:p>
              </table:table-cell>
              <table:table-cell office:value-type="float" office:value="0.0060000001">
                <text:p>0.0060000001</text:p>
              </table:table-cell>
              <table:table-cell office:value-type="float" office:value="0.00022884">
                <text:p>0.00022884</text:p>
              </table:table-cell>
              <table:table-cell office:value-type="float" office:value="-0.001371">
                <text:p>-0.00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">
                <text:p>0.003</text:p>
              </table:table-cell>
              <table:table-cell office:value-type="float" office:value="-0.00005416">
                <text:p>-0.00005416</text:p>
              </table:table-cell>
              <table:table-cell office:value-type="float" office:value="-0.00014571">
                <text:p>-0.00014571</text:p>
              </table:table-cell>
              <table:table-cell office:value-type="float" office:value="0.0049999999">
                <text:p>0.0049999999</text:p>
              </table:table-cell>
              <table:table-cell office:value-type="float" office:value="-0.00038583">
                <text:p>-0.00038583</text:p>
              </table:table-cell>
              <table:table-cell office:value-type="float" office:value="-0.00188615">
                <text:p>-0.00188615</text:p>
              </table:table-cell>
              <table:table-cell office:value-type="float" office:value="0.0070000002">
                <text:p>0.0070000002</text:p>
              </table:table-cell>
              <table:table-cell office:value-type="float" office:value="0.00002837">
                <text:p>0.00002837</text:p>
              </table:table-cell>
              <table:table-cell office:value-type="float" office:value="-0.00051406">
                <text:p>-0.00051406</text:p>
              </table:table-cell>
              <table:table-cell office:value-type="float" office:value="0.0089999996">
                <text:p>0.0089999996</text:p>
              </table:table-cell>
              <table:table-cell office:value-type="float" office:value="0.00022884">
                <text:p>0.00022884</text:p>
              </table:table-cell>
              <table:table-cell office:value-type="float" office:value="-0.00122266">
                <text:p>-0.00122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000002">
                <text:p>0.0040000002</text:p>
              </table:table-cell>
              <table:table-cell office:value-type="float" office:value="-0.00005416">
                <text:p>-0.00005416</text:p>
              </table:table-cell>
              <table:table-cell office:value-type="float" office:value="-0.00025903">
                <text:p>-0.00025903</text:p>
              </table:table-cell>
              <table:table-cell office:value-type="float" office:value="0.0066666668">
                <text:p>0.0066666668</text:p>
              </table:table-cell>
              <table:table-cell office:value-type="float" office:value="-0.00038832">
                <text:p>-0.00038832</text:p>
              </table:table-cell>
              <table:table-cell office:value-type="float" office:value="-0.00189268">
                <text:p>-0.00189268</text:p>
              </table:table-cell>
              <table:table-cell office:value-type="float" office:value="0.009333333">
                <text:p>0.009333333</text:p>
              </table:table-cell>
              <table:table-cell office:value-type="float" office:value="0.00002837">
                <text:p>0.00002837</text:p>
              </table:table-cell>
              <table:table-cell office:value-type="float" office:value="-0.00091806">
                <text:p>-0.00091806</text:p>
              </table:table-cell>
              <table:table-cell office:value-type="float" office:value="0.0120000001">
                <text:p>0.0120000001</text:p>
              </table:table-cell>
              <table:table-cell office:value-type="float" office:value="0.00022884">
                <text:p>0.00022884</text:p>
              </table:table-cell>
              <table:table-cell office:value-type="float" office:value="-0.00111996">
                <text:p>-0.00111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9999999">
                <text:p>0.0049999999</text:p>
              </table:table-cell>
              <table:table-cell office:value-type="float" office:value="-0.00005416">
                <text:p>-0.00005416</text:p>
              </table:table-cell>
              <table:table-cell office:value-type="float" office:value="-0.00054979">
                <text:p>-0.00054979</text:p>
              </table:table-cell>
              <table:table-cell office:value-type="float" office:value="0.0083333338">
                <text:p>0.0083333338</text:p>
              </table:table-cell>
              <table:table-cell office:value-type="float" office:value="-0.00038832">
                <text:p>-0.00038832</text:p>
              </table:table-cell>
              <table:table-cell office:value-type="float" office:value="-0.00228067">
                <text:p>-0.00228067</text:p>
              </table:table-cell>
              <table:table-cell office:value-type="float" office:value="0.0116666667">
                <text:p>0.0116666667</text:p>
              </table:table-cell>
              <table:table-cell office:value-type="float" office:value="0.00002837">
                <text:p>0.00002837</text:p>
              </table:table-cell>
              <table:table-cell office:value-type="float" office:value="-0.00118948">
                <text:p>-0.00118948</text:p>
              </table:table-cell>
              <table:table-cell office:value-type="float" office:value="0.0149999997">
                <text:p>0.0149999997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130907">
                <text:p>-0.00130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1">
                <text:p>0.0060000001</text:p>
              </table:table-cell>
              <table:table-cell office:value-type="float" office:value="-0.00005416">
                <text:p>-0.00005416</text:p>
              </table:table-cell>
              <table:table-cell office:value-type="float" office:value="-0.00034217">
                <text:p>-0.00034217</text:p>
              </table:table-cell>
              <table:table-cell office:value-type="float" office:value="0.0099999998">
                <text:p>0.0099999998</text:p>
              </table:table-cell>
              <table:table-cell office:value-type="float" office:value="-0.00038832">
                <text:p>-0.00038832</text:p>
              </table:table-cell>
              <table:table-cell office:value-type="float" office:value="-0.00224156">
                <text:p>-0.00224156</text:p>
              </table:table-cell>
              <table:table-cell office:value-type="float" office:value="0.0140000004">
                <text:p>0.0140000004</text:p>
              </table:table-cell>
              <table:table-cell office:value-type="float" office:value="0.00002837">
                <text:p>0.00002837</text:p>
              </table:table-cell>
              <table:table-cell office:value-type="float" office:value="-0.00176897">
                <text:p>-0.00176897</text:p>
              </table:table-cell>
              <table:table-cell office:value-type="float" office:value="0.0179999992">
                <text:p>0.0179999992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159165">
                <text:p>-0.00159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0000002">
                <text:p>0.0070000002</text:p>
              </table:table-cell>
              <table:table-cell office:value-type="float" office:value="-0.00005416">
                <text:p>-0.00005416</text:p>
              </table:table-cell>
              <table:table-cell office:value-type="float" office:value="-0.00059555">
                <text:p>-0.00059555</text:p>
              </table:table-cell>
              <table:table-cell office:value-type="float" office:value="0.0116666667">
                <text:p>0.0116666667</text:p>
              </table:table-cell>
              <table:table-cell office:value-type="float" office:value="-0.00039038">
                <text:p>-0.00039038</text:p>
              </table:table-cell>
              <table:table-cell office:value-type="float" office:value="-0.0024562">
                <text:p>-0.0024562</text:p>
              </table:table-cell>
              <table:table-cell office:value-type="float" office:value="0.0163333341">
                <text:p>0.0163333341</text:p>
              </table:table-cell>
              <table:table-cell office:value-type="float" office:value="0.00002837">
                <text:p>0.00002837</text:p>
              </table:table-cell>
              <table:table-cell office:value-type="float" office:value="-0.00218281">
                <text:p>-0.00218281</text:p>
              </table:table-cell>
              <table:table-cell office:value-type="float" office:value="0.0209999997">
                <text:p>0.0209999997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172679">
                <text:p>-0.00172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0000004">
                <text:p>0.0080000004</text:p>
              </table:table-cell>
              <table:table-cell office:value-type="float" office:value="-0.00005402">
                <text:p>-0.00005402</text:p>
              </table:table-cell>
              <table:table-cell office:value-type="float" office:value="-0.0007525">
                <text:p>-0.0007525</text:p>
              </table:table-cell>
              <table:table-cell office:value-type="float" office:value="0.0133333337">
                <text:p>0.0133333337</text:p>
              </table:table-cell>
              <table:table-cell office:value-type="float" office:value="-0.00039083">
                <text:p>-0.00039083</text:p>
              </table:table-cell>
              <table:table-cell office:value-type="float" office:value="-0.00268641">
                <text:p>-0.00268641</text:p>
              </table:table-cell>
              <table:table-cell office:value-type="float" office:value="0.018666666">
                <text:p>0.018666666</text:p>
              </table:table-cell>
              <table:table-cell office:value-type="float" office:value="0.0000313">
                <text:p>0.0000313</text:p>
              </table:table-cell>
              <table:table-cell office:value-type="float" office:value="-0.00230578">
                <text:p>-0.00230578</text:p>
              </table:table-cell>
              <table:table-cell office:value-type="float" office:value="0.0240000002">
                <text:p>0.0240000002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199821">
                <text:p>-0.00199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9999996">
                <text:p>0.0089999996</text:p>
              </table:table-cell>
              <table:table-cell office:value-type="float" office:value="-0.00005402">
                <text:p>-0.00005402</text:p>
              </table:table-cell>
              <table:table-cell office:value-type="float" office:value="-0.0004889">
                <text:p>-0.0004889</text:p>
              </table:table-cell>
              <table:table-cell office:value-type="float" office:value="0.0149999997">
                <text:p>0.0149999997</text:p>
              </table:table-cell>
              <table:table-cell office:value-type="float" office:value="-0.00039216">
                <text:p>-0.00039216</text:p>
              </table:table-cell>
              <table:table-cell office:value-type="float" office:value="-0.00272438">
                <text:p>-0.00272438</text:p>
              </table:table-cell>
              <table:table-cell office:value-type="float" office:value="0.0209999997">
                <text:p>0.0209999997</text:p>
              </table:table-cell>
              <table:table-cell office:value-type="float" office:value="0.0000313">
                <text:p>0.0000313</text:p>
              </table:table-cell>
              <table:table-cell office:value-type="float" office:value="-0.00199823">
                <text:p>-0.00199823</text:p>
              </table:table-cell>
              <table:table-cell office:value-type="float" office:value="0.0270000007">
                <text:p>0.0270000007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224419">
                <text:p>-0.00224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9999998">
                <text:p>0.0099999998</text:p>
              </table:table-cell>
              <table:table-cell office:value-type="float" office:value="-0.00005402">
                <text:p>-0.00005402</text:p>
              </table:table-cell>
              <table:table-cell office:value-type="float" office:value="-0.0006186">
                <text:p>-0.0006186</text:p>
              </table:table-cell>
              <table:table-cell office:value-type="float" office:value="0.0166666675">
                <text:p>0.0166666675</text:p>
              </table:table-cell>
              <table:table-cell office:value-type="float" office:value="-0.00039216">
                <text:p>-0.00039216</text:p>
              </table:table-cell>
              <table:table-cell office:value-type="float" office:value="-0.00293718">
                <text:p>-0.00293718</text:p>
              </table:table-cell>
              <table:table-cell office:value-type="float" office:value="0.0233333334">
                <text:p>0.0233333334</text:p>
              </table:table-cell>
              <table:table-cell office:value-type="float" office:value="0.0000313">
                <text:p>0.0000313</text:p>
              </table:table-cell>
              <table:table-cell office:value-type="float" office:value="-0.00200748">
                <text:p>-0.0020074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245889">
                <text:p>-0.00245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9999999">
                <text:p>0.0109999999</text:p>
              </table:table-cell>
              <table:table-cell office:value-type="float" office:value="-0.00005366">
                <text:p>-0.00005366</text:p>
              </table:table-cell>
              <table:table-cell office:value-type="float" office:value="-0.00039475">
                <text:p>-0.00039475</text:p>
              </table:table-cell>
              <table:table-cell office:value-type="float" office:value="0.0183333326">
                <text:p>0.0183333326</text:p>
              </table:table-cell>
              <table:table-cell office:value-type="float" office:value="-0.00039216">
                <text:p>-0.00039216</text:p>
              </table:table-cell>
              <table:table-cell office:value-type="float" office:value="-0.00268415">
                <text:p>-0.00268415</text:p>
              </table:table-cell>
              <table:table-cell office:value-type="float" office:value="0.0256666671">
                <text:p>0.0256666671</text:p>
              </table:table-cell>
              <table:table-cell office:value-type="float" office:value="0.00002979">
                <text:p>0.00002979</text:p>
              </table:table-cell>
              <table:table-cell office:value-type="float" office:value="-0.00185244">
                <text:p>-0.00185244</text:p>
              </table:table-cell>
              <table:table-cell office:value-type="float" office:value="0.0329999998">
                <text:p>0.0329999998</text:p>
              </table:table-cell>
              <table:table-cell office:value-type="float" office:value="0.00022519">
                <text:p>0.00022519</text:p>
              </table:table-cell>
              <table:table-cell office:value-type="float" office:value="-0.00226441">
                <text:p>-0.00226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0000001">
                <text:p>0.0120000001</text:p>
              </table:table-cell>
              <table:table-cell office:value-type="float" office:value="-0.00005366">
                <text:p>-0.00005366</text:p>
              </table:table-cell>
              <table:table-cell office:value-type="float" office:value="0.00010448">
                <text:p>0.00010448</text:p>
              </table:table-cell>
              <table:table-cell office:value-type="float" office:value="0.0199999996">
                <text:p>0.0199999996</text:p>
              </table:table-cell>
              <table:table-cell office:value-type="float" office:value="-0.00039465">
                <text:p>-0.00039465</text:p>
              </table:table-cell>
              <table:table-cell office:value-type="float" office:value="-0.00228986">
                <text:p>-0.00228986</text:p>
              </table:table-cell>
              <table:table-cell office:value-type="float" office:value="0.0280000009">
                <text:p>0.0280000009</text:p>
              </table:table-cell>
              <table:table-cell office:value-type="float" office:value="0.00002979">
                <text:p>0.00002979</text:p>
              </table:table-cell>
              <table:table-cell office:value-type="float" office:value="-0.00114839">
                <text:p>-0.00114839</text:p>
              </table:table-cell>
              <table:table-cell office:value-type="float" office:value="0.0359999985">
                <text:p>0.0359999985</text:p>
              </table:table-cell>
              <table:table-cell office:value-type="float" office:value="0.00022277">
                <text:p>0.00022277</text:p>
              </table:table-cell>
              <table:table-cell office:value-type="float" office:value="-0.0017224">
                <text:p>-0.0017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0000003">
                <text:p>0.0130000003</text:p>
              </table:table-cell>
              <table:table-cell office:value-type="float" office:value="-0.00005624">
                <text:p>-0.00005624</text:p>
              </table:table-cell>
              <table:table-cell office:value-type="float" office:value="0.0004491">
                <text:p>0.0004491</text:p>
              </table:table-cell>
              <table:table-cell office:value-type="float" office:value="0.0216666665">
                <text:p>0.0216666665</text:p>
              </table:table-cell>
              <table:table-cell office:value-type="float" office:value="-0.00039255">
                <text:p>-0.00039255</text:p>
              </table:table-cell>
              <table:table-cell office:value-type="float" office:value="-0.00202017">
                <text:p>-0.00202017</text:p>
              </table:table-cell>
              <table:table-cell office:value-type="float" office:value="0.0303333327">
                <text:p>0.0303333327</text:p>
              </table:table-cell>
              <table:table-cell office:value-type="float" office:value="0.00002853">
                <text:p>0.00002853</text:p>
              </table:table-cell>
              <table:table-cell office:value-type="float" office:value="-0.00039199">
                <text:p>-0.00039199</text:p>
              </table:table-cell>
              <table:table-cell office:value-type="float" office:value="0.0390000008">
                <text:p>0.0390000008</text:p>
              </table:table-cell>
              <table:table-cell office:value-type="float" office:value="0.00022277">
                <text:p>0.00022277</text:p>
              </table:table-cell>
              <table:table-cell office:value-type="float" office:value="-0.00116398">
                <text:p>-0.00116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0000004">
                <text:p>0.0140000004</text:p>
              </table:table-cell>
              <table:table-cell office:value-type="float" office:value="-0.00005876">
                <text:p>-0.00005876</text:p>
              </table:table-cell>
              <table:table-cell office:value-type="float" office:value="0.00107377">
                <text:p>0.00107377</text:p>
              </table:table-cell>
              <table:table-cell office:value-type="float" office:value="0.0233333334">
                <text:p>0.0233333334</text:p>
              </table:table-cell>
              <table:table-cell office:value-type="float" office:value="-0.00040046">
                <text:p>-0.00040046</text:p>
              </table:table-cell>
              <table:table-cell office:value-type="float" office:value="-0.00161116">
                <text:p>-0.00161116</text:p>
              </table:table-cell>
              <table:table-cell office:value-type="float" office:value="0.0326666683">
                <text:p>0.0326666683</text:p>
              </table:table-cell>
              <table:table-cell office:value-type="float" office:value="0.00002853">
                <text:p>0.00002853</text:p>
              </table:table-cell>
              <table:table-cell office:value-type="float" office:value="0.00001627">
                <text:p>0.00001627</text:p>
              </table:table-cell>
              <table:table-cell office:value-type="float" office:value="0.0419999994">
                <text:p>0.0419999994</text:p>
              </table:table-cell>
              <table:table-cell office:value-type="float" office:value="0.0002149">
                <text:p>0.0002149</text:p>
              </table:table-cell>
              <table:table-cell office:value-type="float" office:value="-0.00068397">
                <text:p>-0.00068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9999997">
                <text:p>0.0149999997</text:p>
              </table:table-cell>
              <table:table-cell office:value-type="float" office:value="-0.00006255">
                <text:p>-0.00006255</text:p>
              </table:table-cell>
              <table:table-cell office:value-type="float" office:value="0.00183885">
                <text:p>0.00183885</text:p>
              </table:table-cell>
              <table:table-cell office:value-type="float" office:value="0.0250000004">
                <text:p>0.0250000004</text:p>
              </table:table-cell>
              <table:table-cell office:value-type="float" office:value="-0.00040046">
                <text:p>-0.00040046</text:p>
              </table:table-cell>
              <table:table-cell office:value-type="float" office:value="-0.00094739">
                <text:p>-0.00094739</text:p>
              </table:table-cell>
              <table:table-cell office:value-type="float" office:value="0.0350000001">
                <text:p>0.0350000001</text:p>
              </table:table-cell>
              <table:table-cell office:value-type="float" office:value="0.00002594">
                <text:p>0.00002594</text:p>
              </table:table-cell>
              <table:table-cell office:value-type="float" office:value="0.00087875">
                <text:p>0.00087875</text:p>
              </table:table-cell>
              <table:table-cell office:value-type="float" office:value="0.0450000018">
                <text:p>0.0450000018</text:p>
              </table:table-cell>
              <table:table-cell office:value-type="float" office:value="0.0002149">
                <text:p>0.0002149</text:p>
              </table:table-cell>
              <table:table-cell office:value-type="float" office:value="0.00045807">
                <text:p>0.00045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0000008">
                <text:p>0.0160000008</text:p>
              </table:table-cell>
              <table:table-cell office:value-type="float" office:value="-0.00006794">
                <text:p>-0.00006794</text:p>
              </table:table-cell>
              <table:table-cell office:value-type="float" office:value="0.00233461">
                <text:p>0.00233461</text:p>
              </table:table-cell>
              <table:table-cell office:value-type="float" office:value="0.0266666673">
                <text:p>0.0266666673</text:p>
              </table:table-cell>
              <table:table-cell office:value-type="float" office:value="-0.000403">
                <text:p>-0.000403</text:p>
              </table:table-cell>
              <table:table-cell office:value-type="float" office:value="-0.00034251">
                <text:p>-0.00034251</text:p>
              </table:table-cell>
              <table:table-cell office:value-type="float" office:value="0.037333332">
                <text:p>0.037333332</text:p>
              </table:table-cell>
              <table:table-cell office:value-type="float" office:value="0.00001159">
                <text:p>0.00001159</text:p>
              </table:table-cell>
              <table:table-cell office:value-type="float" office:value="0.00159874">
                <text:p>0.00159874</text:p>
              </table:table-cell>
              <table:table-cell office:value-type="float" office:value="0.0480000004">
                <text:p>0.0480000004</text:p>
              </table:table-cell>
              <table:table-cell office:value-type="float" office:value="0.00021126">
                <text:p>0.00021126</text:p>
              </table:table-cell>
              <table:table-cell office:value-type="float" office:value="0.00127845">
                <text:p>0.00127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0000009">
                <text:p>0.0170000009</text:p>
              </table:table-cell>
              <table:table-cell office:value-type="float" office:value="-0.00006794">
                <text:p>-0.00006794</text:p>
              </table:table-cell>
              <table:table-cell office:value-type="float" office:value="0.00275732">
                <text:p>0.00275732</text:p>
              </table:table-cell>
              <table:table-cell office:value-type="float" office:value="0.0283333343">
                <text:p>0.0283333343</text:p>
              </table:table-cell>
              <table:table-cell office:value-type="float" office:value="-0.00042088">
                <text:p>-0.00042088</text:p>
              </table:table-cell>
              <table:table-cell office:value-type="float" office:value="0.00032303">
                <text:p>0.00032303</text:p>
              </table:table-cell>
              <table:table-cell office:value-type="float" office:value="0.0396666676">
                <text:p>0.0396666676</text:p>
              </table:table-cell>
              <table:table-cell office:value-type="float" office:value="0.00001159">
                <text:p>0.00001159</text:p>
              </table:table-cell>
              <table:table-cell office:value-type="float" office:value="0.00255307">
                <text:p>0.00255307</text:p>
              </table:table-cell>
              <table:table-cell office:value-type="float" office:value="0.050999999">
                <text:p>0.050999999</text:p>
              </table:table-cell>
              <table:table-cell office:value-type="float" office:value="0.00018643">
                <text:p>0.00018643</text:p>
              </table:table-cell>
              <table:table-cell office:value-type="float" office:value="0.00239506">
                <text:p>0.00239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9999992">
                <text:p>0.0179999992</text:p>
              </table:table-cell>
              <table:table-cell office:value-type="float" office:value="-0.00008774">
                <text:p>-0.00008774</text:p>
              </table:table-cell>
              <table:table-cell office:value-type="float" office:value="0.00267238">
                <text:p>0.0026723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42088">
                <text:p>-0.00042088</text:p>
              </table:table-cell>
              <table:table-cell office:value-type="float" office:value="0.00101061">
                <text:p>0.00101061</text:p>
              </table:table-cell>
              <table:table-cell office:value-type="float" office:value="0.0419999994">
                <text:p>0.0419999994</text:p>
              </table:table-cell>
              <table:table-cell office:value-type="float" office:value="0.00000745">
                <text:p>0.00000745</text:p>
              </table:table-cell>
              <table:table-cell office:value-type="float" office:value="0.00319932">
                <text:p>0.00319932</text:p>
              </table:table-cell>
              <table:table-cell office:value-type="float" office:value="0.0540000014">
                <text:p>0.0540000014</text:p>
              </table:table-cell>
              <table:table-cell office:value-type="float" office:value="0.00018643">
                <text:p>0.00018643</text:p>
              </table:table-cell>
              <table:table-cell office:value-type="float" office:value="0.00319255">
                <text:p>0.00319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9999994">
                <text:p>0.0189999994</text:p>
              </table:table-cell>
              <table:table-cell office:value-type="float" office:value="-0.00008774">
                <text:p>-0.00008774</text:p>
              </table:table-cell>
              <table:table-cell office:value-type="float" office:value="0.00263424">
                <text:p>0.00263424</text:p>
              </table:table-cell>
              <table:table-cell office:value-type="float" office:value="0.0316666663">
                <text:p>0.0316666663</text:p>
              </table:table-cell>
              <table:table-cell office:value-type="float" office:value="-0.0004621">
                <text:p>-0.0004621</text:p>
              </table:table-cell>
              <table:table-cell office:value-type="float" office:value="0.00145797">
                <text:p>0.00145797</text:p>
              </table:table-cell>
              <table:table-cell office:value-type="float" office:value="0.044333335">
                <text:p>0.044333335</text:p>
              </table:table-cell>
              <table:table-cell office:value-type="float" office:value="-0.00003151">
                <text:p>-0.00003151</text:p>
              </table:table-cell>
              <table:table-cell office:value-type="float" office:value="0.00433473">
                <text:p>0.00433473</text:p>
              </table:table-cell>
              <table:table-cell office:value-type="float" office:value="0.057">
                <text:p>0.057</text:p>
              </table:table-cell>
              <table:table-cell office:value-type="float" office:value="0.00012651">
                <text:p>0.00012651</text:p>
              </table:table-cell>
              <table:table-cell office:value-type="float" office:value="0.0041779">
                <text:p>0.0041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9999996">
                <text:p>0.0199999996</text:p>
              </table:table-cell>
              <table:table-cell office:value-type="float" office:value="-0.00008774">
                <text:p>-0.00008774</text:p>
              </table:table-cell>
              <table:table-cell office:value-type="float" office:value="0.00312121">
                <text:p>0.00312121</text:p>
              </table:table-cell>
              <table:table-cell office:value-type="float" office:value="0.0333333351">
                <text:p>0.0333333351</text:p>
              </table:table-cell>
              <table:table-cell office:value-type="float" office:value="-0.0004621">
                <text:p>-0.0004621</text:p>
              </table:table-cell>
              <table:table-cell office:value-type="float" office:value="0.00196275">
                <text:p>0.00196275</text:p>
              </table:table-cell>
              <table:table-cell office:value-type="float" office:value="0.0466666669">
                <text:p>0.0466666669</text:p>
              </table:table-cell>
              <table:table-cell office:value-type="float" office:value="-0.00003151">
                <text:p>-0.00003151</text:p>
              </table:table-cell>
              <table:table-cell office:value-type="float" office:value="0.0048468">
                <text:p>0.0048468</text:p>
              </table:table-cell>
              <table:table-cell office:value-type="float" office:value="0.0599999987">
                <text:p>0.0599999987</text:p>
              </table:table-cell>
              <table:table-cell office:value-type="float" office:value="0.00012651">
                <text:p>0.00012651</text:p>
              </table:table-cell>
              <table:table-cell office:value-type="float" office:value="0.00530236">
                <text:p>0.00530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9999997">
                <text:p>0.0209999997</text:p>
              </table:table-cell>
              <table:table-cell office:value-type="float" office:value="-0.00012819">
                <text:p>-0.00012819</text:p>
              </table:table-cell>
              <table:table-cell office:value-type="float" office:value="0.00267551">
                <text:p>0.00267551</text:p>
              </table:table-cell>
              <table:table-cell office:value-type="float" office:value="0.0350000001">
                <text:p>0.0350000001</text:p>
              </table:table-cell>
              <table:table-cell office:value-type="float" office:value="-0.0004672">
                <text:p>-0.0004672</text:p>
              </table:table-cell>
              <table:table-cell office:value-type="float" office:value="0.0025625">
                <text:p>0.0025625</text:p>
              </table:table-cell>
              <table:table-cell office:value-type="float" office:value="0.0489999987">
                <text:p>0.0489999987</text:p>
              </table:table-cell>
              <table:table-cell office:value-type="float" office:value="-0.00011424">
                <text:p>-0.00011424</text:p>
              </table:table-cell>
              <table:table-cell office:value-type="float" office:value="0.00485899">
                <text:p>0.00485899</text:p>
              </table:table-cell>
              <table:table-cell office:value-type="float" office:value="0.063000001">
                <text:p>0.063000001</text:p>
              </table:table-cell>
              <table:table-cell office:value-type="float" office:value="0.00012899">
                <text:p>0.00012899</text:p>
              </table:table-cell>
              <table:table-cell office:value-type="float" office:value="0.00597503">
                <text:p>0.00597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9999999">
                <text:p>0.0219999999</text:p>
              </table:table-cell>
              <table:table-cell office:value-type="float" office:value="-0.00012819">
                <text:p>-0.00012819</text:p>
              </table:table-cell>
              <table:table-cell office:value-type="float" office:value="0.00286356">
                <text:p>0.00286356</text:p>
              </table:table-cell>
              <table:table-cell office:value-type="float" office:value="0.0366666652">
                <text:p>0.0366666652</text:p>
              </table:table-cell>
              <table:table-cell office:value-type="float" office:value="-0.00053438">
                <text:p>-0.00053438</text:p>
              </table:table-cell>
              <table:table-cell office:value-type="float" office:value="0.00298878">
                <text:p>0.00298878</text:p>
              </table:table-cell>
              <table:table-cell office:value-type="float" office:value="0.0513333343">
                <text:p>0.0513333343</text:p>
              </table:table-cell>
              <table:table-cell office:value-type="float" office:value="-0.00011424">
                <text:p>-0.00011424</text:p>
              </table:table-cell>
              <table:table-cell office:value-type="float" office:value="0.00572888">
                <text:p>0.00572888</text:p>
              </table:table-cell>
              <table:table-cell office:value-type="float" office:value="0.0659999996">
                <text:p>0.0659999996</text:p>
              </table:table-cell>
              <table:table-cell office:value-type="float" office:value="0.00001225">
                <text:p>0.00001225</text:p>
              </table:table-cell>
              <table:table-cell office:value-type="float" office:value="0.00646948">
                <text:p>0.00646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">
                <text:p>0.023</text:p>
              </table:table-cell>
              <table:table-cell office:value-type="float" office:value="-0.00018953">
                <text:p>-0.00018953</text:p>
              </table:table-cell>
              <table:table-cell office:value-type="float" office:value="0.00312563">
                <text:p>0.00312563</text:p>
              </table:table-cell>
              <table:table-cell office:value-type="float" office:value="0.038333334">
                <text:p>0.038333334</text:p>
              </table:table-cell>
              <table:table-cell office:value-type="float" office:value="-0.00053438">
                <text:p>-0.00053438</text:p>
              </table:table-cell>
              <table:table-cell office:value-type="float" office:value="0.00308455">
                <text:p>0.00308455</text:p>
              </table:table-cell>
              <table:table-cell office:value-type="float" office:value="0.0536666662">
                <text:p>0.0536666662</text:p>
              </table:table-cell>
              <table:table-cell office:value-type="float" office:value="-0.0001106">
                <text:p>-0.0001106</text:p>
              </table:table-cell>
              <table:table-cell office:value-type="float" office:value="0.00617958">
                <text:p>0.00617958</text:p>
              </table:table-cell>
              <table:table-cell office:value-type="float" office:value="0.0689999983">
                <text:p>0.0689999983</text:p>
              </table:table-cell>
              <table:table-cell office:value-type="float" office:value="0.00001225">
                <text:p>0.00001225</text:p>
              </table:table-cell>
              <table:table-cell office:value-type="float" office:value="0.00761007">
                <text:p>0.00761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0000002">
                <text:p>0.0240000002</text:p>
              </table:table-cell>
              <table:table-cell office:value-type="float" office:value="-0.00018953">
                <text:p>-0.00018953</text:p>
              </table:table-cell>
              <table:table-cell office:value-type="float" office:value="0.00334363">
                <text:p>0.00334363</text:p>
              </table:table-cell>
              <table:table-cell office:value-type="float" office:value="0.0399999991">
                <text:p>0.0399999991</text:p>
              </table:table-cell>
              <table:table-cell office:value-type="float" office:value="-0.00065041">
                <text:p>-0.00065041</text:p>
              </table:table-cell>
              <table:table-cell office:value-type="float" office:value="0.00317702">
                <text:p>0.00317702</text:p>
              </table:table-cell>
              <table:table-cell office:value-type="float" office:value="0.0560000017">
                <text:p>0.0560000017</text:p>
              </table:table-cell>
              <table:table-cell office:value-type="float" office:value="-0.00024819">
                <text:p>-0.00024819</text:p>
              </table:table-cell>
              <table:table-cell office:value-type="float" office:value="0.00665188">
                <text:p>0.00665188</text:p>
              </table:table-cell>
              <table:table-cell office:value-type="float" office:value="0.0719999969">
                <text:p>0.0719999969</text:p>
              </table:table-cell>
              <table:table-cell office:value-type="float" office:value="0.00003205">
                <text:p>0.00003205</text:p>
              </table:table-cell>
              <table:table-cell office:value-type="float" office:value="0.00804376">
                <text:p>0.00804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0000004">
                <text:p>0.0250000004</text:p>
              </table:table-cell>
              <table:table-cell office:value-type="float" office:value="-0.00018953">
                <text:p>-0.00018953</text:p>
              </table:table-cell>
              <table:table-cell office:value-type="float" office:value="0.00376044">
                <text:p>0.00376044</text:p>
              </table:table-cell>
              <table:table-cell office:value-type="float" office:value="0.0416666679">
                <text:p>0.0416666679</text:p>
              </table:table-cell>
              <table:table-cell office:value-type="float" office:value="-0.00065041">
                <text:p>-0.00065041</text:p>
              </table:table-cell>
              <table:table-cell office:value-type="float" office:value="0.00320203">
                <text:p>0.00320203</text:p>
              </table:table-cell>
              <table:table-cell office:value-type="float" office:value="0.0583333336">
                <text:p>0.0583333336</text:p>
              </table:table-cell>
              <table:table-cell office:value-type="float" office:value="-0.00024819">
                <text:p>-0.00024819</text:p>
              </table:table-cell>
              <table:table-cell office:value-type="float" office:value="0.0074487">
                <text:p>0.0074487</text:p>
              </table:table-cell>
              <table:table-cell office:value-type="float" office:value="0.075000003">
                <text:p>0.075000003</text:p>
              </table:table-cell>
              <table:table-cell office:value-type="float" office:value="-0.00017436">
                <text:p>-0.00017436</text:p>
              </table:table-cell>
              <table:table-cell office:value-type="float" office:value="0.00886624">
                <text:p>0.00886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0000005">
                <text:p>0.0260000005</text:p>
              </table:table-cell>
              <table:table-cell office:value-type="float" office:value="-0.0002659">
                <text:p>-0.0002659</text:p>
              </table:table-cell>
              <table:table-cell office:value-type="float" office:value="0.00373035">
                <text:p>0.00373035</text:p>
              </table:table-cell>
              <table:table-cell office:value-type="float" office:value="0.043333333">
                <text:p>0.043333333</text:p>
              </table:table-cell>
              <table:table-cell office:value-type="float" office:value="-0.00065041">
                <text:p>-0.00065041</text:p>
              </table:table-cell>
              <table:table-cell office:value-type="float" office:value="0.00340519">
                <text:p>0.00340519</text:p>
              </table:table-cell>
              <table:table-cell office:value-type="float" office:value="0.0606666654">
                <text:p>0.0606666654</text:p>
              </table:table-cell>
              <table:table-cell office:value-type="float" office:value="-0.00042691">
                <text:p>-0.00042691</text:p>
              </table:table-cell>
              <table:table-cell office:value-type="float" office:value="0.00868133">
                <text:p>0.00868133</text:p>
              </table:table-cell>
              <table:table-cell office:value-type="float" office:value="0.0780000016">
                <text:p>0.0780000016</text:p>
              </table:table-cell>
              <table:table-cell office:value-type="float" office:value="-0.00010756">
                <text:p>-0.00010756</text:p>
              </table:table-cell>
              <table:table-cell office:value-type="float" office:value="0.00976169">
                <text:p>0.00976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0000007">
                <text:p>0.0270000007</text:p>
              </table:table-cell>
              <table:table-cell office:value-type="float" office:value="-0.0002659">
                <text:p>-0.0002659</text:p>
              </table:table-cell>
              <table:table-cell office:value-type="float" office:value="0.0043508">
                <text:p>0.0043508</text:p>
              </table:table-cell>
              <table:table-cell office:value-type="float" office:value="0.0450000018">
                <text:p>0.0450000018</text:p>
              </table:table-cell>
              <table:table-cell office:value-type="float" office:value="-0.00079984">
                <text:p>-0.00079984</text:p>
              </table:table-cell>
              <table:table-cell office:value-type="float" office:value="0.00413252">
                <text:p>0.00413252</text:p>
              </table:table-cell>
              <table:table-cell office:value-type="float" office:value="0.063000001">
                <text:p>0.063000001</text:p>
              </table:table-cell>
              <table:table-cell office:value-type="float" office:value="-0.00042691">
                <text:p>-0.00042691</text:p>
              </table:table-cell>
              <table:table-cell office:value-type="float" office:value="0.00946681">
                <text:p>0.00946681</text:p>
              </table:table-cell>
              <table:table-cell office:value-type="float" office:value="0.0810000002">
                <text:p>0.0810000002</text:p>
              </table:table-cell>
              <table:table-cell office:value-type="float" office:value="-0.00042577">
                <text:p>-0.00042577</text:p>
              </table:table-cell>
              <table:table-cell office:value-type="float" office:value="0.01118406">
                <text:p>0.01118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0000009">
                <text:p>0.0280000009</text:p>
              </table:table-cell>
              <table:table-cell office:value-type="float" office:value="-0.0002659">
                <text:p>-0.0002659</text:p>
              </table:table-cell>
              <table:table-cell office:value-type="float" office:value="0.00498694">
                <text:p>0.00498694</text:p>
              </table:table-cell>
              <table:table-cell office:value-type="float" office:value="0.0466666669">
                <text:p>0.0466666669</text:p>
              </table:table-cell>
              <table:table-cell office:value-type="float" office:value="-0.00079984">
                <text:p>-0.00079984</text:p>
              </table:table-cell>
              <table:table-cell office:value-type="float" office:value="0.00477906">
                <text:p>0.00477906</text:p>
              </table:table-cell>
              <table:table-cell office:value-type="float" office:value="0.0653333366">
                <text:p>0.0653333366</text:p>
              </table:table-cell>
              <table:table-cell office:value-type="float" office:value="-0.00042691">
                <text:p>-0.00042691</text:p>
              </table:table-cell>
              <table:table-cell office:value-type="float" office:value="0.01071083">
                <text:p>0.01071083</text:p>
              </table:table-cell>
              <table:table-cell office:value-type="float" office:value="0.0839999989">
                <text:p>0.0839999989</text:p>
              </table:table-cell>
              <table:table-cell office:value-type="float" office:value="-0.00042577">
                <text:p>-0.00042577</text:p>
              </table:table-cell>
              <table:table-cell office:value-type="float" office:value="0.01257278">
                <text:p>0.01257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9999992">
                <text:p>0.0289999992</text:p>
              </table:table-cell>
              <table:table-cell office:value-type="float" office:value="-0.00033753">
                <text:p>-0.00033753</text:p>
              </table:table-cell>
              <table:table-cell office:value-type="float" office:value="0.00569512">
                <text:p>0.00569512</text:p>
              </table:table-cell>
              <table:table-cell office:value-type="float" office:value="0.0483333319">
                <text:p>0.0483333319</text:p>
              </table:table-cell>
              <table:table-cell office:value-type="float" office:value="-0.00095684">
                <text:p>-0.00095684</text:p>
              </table:table-cell>
              <table:table-cell office:value-type="float" office:value="0.0054759">
                <text:p>0.0054759</text:p>
              </table:table-cell>
              <table:table-cell office:value-type="float" office:value="0.0676666647">
                <text:p>0.0676666647</text:p>
              </table:table-cell>
              <table:table-cell office:value-type="float" office:value="-0.00062134">
                <text:p>-0.00062134</text:p>
              </table:table-cell>
              <table:table-cell office:value-type="float" office:value="0.01202899">
                <text:p>0.01202899</text:p>
              </table:table-cell>
              <table:table-cell office:value-type="float" office:value="0.0869999975">
                <text:p>0.0869999975</text:p>
              </table:table-cell>
              <table:table-cell office:value-type="float" office:value="-0.00070908">
                <text:p>-0.00070908</text:p>
              </table:table-cell>
              <table:table-cell office:value-type="float" office:value="0.01399583">
                <text:p>0.01399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33753">
                <text:p>-0.00033753</text:p>
              </table:table-cell>
              <table:table-cell office:value-type="float" office:value="0.00647616">
                <text:p>0.0064761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95684">
                <text:p>-0.00095684</text:p>
              </table:table-cell>
              <table:table-cell office:value-type="float" office:value="0.00633067">
                <text:p>0.0063306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62134">
                <text:p>-0.00062134</text:p>
              </table:table-cell>
              <table:table-cell office:value-type="float" office:value="0.0133004">
                <text:p>0.013300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70908">
                <text:p>-0.00070908</text:p>
              </table:table-cell>
              <table:table-cell office:value-type="float" office:value="0.0153652">
                <text:p>0.0153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37101">
                <text:p>-0.00037101</text:p>
              </table:table-cell>
              <table:table-cell office:value-type="float" office:value="0.00723513">
                <text:p>0.0072351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95684">
                <text:p>-0.00095684</text:p>
              </table:table-cell>
              <table:table-cell office:value-type="float" office:value="0.00725718">
                <text:p>0.0072571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77207">
                <text:p>-0.00077207</text:p>
              </table:table-cell>
              <table:table-cell office:value-type="float" office:value="0.0148892">
                <text:p>0.014889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39089">
                <text:p>-0.00039089</text:p>
              </table:table-cell>
              <table:table-cell office:value-type="float" office:value="0.01736165">
                <text:p>0.01736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37101">
                <text:p>-0.00037101</text:p>
              </table:table-cell>
              <table:table-cell office:value-type="float" office:value="0.00768568">
                <text:p>0.0076856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106696">
                <text:p>-0.00106696</text:p>
              </table:table-cell>
              <table:table-cell office:value-type="float" office:value="0.00852839">
                <text:p>0.0085283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77207">
                <text:p>-0.00077207</text:p>
              </table:table-cell>
              <table:table-cell office:value-type="float" office:value="0.01639603">
                <text:p>0.0163960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95865">
                <text:p>-0.00095865</text:p>
              </table:table-cell>
              <table:table-cell office:value-type="float" office:value="0.01947669">
                <text:p>0.01947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37101">
                <text:p>-0.00037101</text:p>
              </table:table-cell>
              <table:table-cell office:value-type="float" office:value="0.00833169">
                <text:p>0.0083316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106696">
                <text:p>-0.00106696</text:p>
              </table:table-cell>
              <table:table-cell office:value-type="float" office:value="0.00976671">
                <text:p>0.0097667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77207">
                <text:p>-0.00077207</text:p>
              </table:table-cell>
              <table:table-cell office:value-type="float" office:value="0.0178797">
                <text:p>0.01787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95865">
                <text:p>-0.00095865</text:p>
              </table:table-cell>
              <table:table-cell office:value-type="float" office:value="0.02105934">
                <text:p>0.021059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31168">
                <text:p>-0.00031168</text:p>
              </table:table-cell>
              <table:table-cell office:value-type="float" office:value="0.00897617">
                <text:p>0.0089761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83456">
                <text:p>-0.00083456</text:p>
              </table:table-cell>
              <table:table-cell office:value-type="float" office:value="0.01110483">
                <text:p>0.0111048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77439">
                <text:p>-0.00077439</text:p>
              </table:table-cell>
              <table:table-cell office:value-type="float" office:value="0.01958103">
                <text:p>0.0195810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39613">
                <text:p>-0.00039613</text:p>
              </table:table-cell>
              <table:table-cell office:value-type="float" office:value="0.02298408">
                <text:p>0.02298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31168">
                <text:p>-0.00031168</text:p>
              </table:table-cell>
              <table:table-cell office:value-type="float" office:value="0.00945275">
                <text:p>0.0094527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106039">
                <text:p>-0.00106039</text:p>
              </table:table-cell>
              <table:table-cell office:value-type="float" office:value="0.01245655">
                <text:p>0.0124565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77439">
                <text:p>-0.00077439</text:p>
              </table:table-cell>
              <table:table-cell office:value-type="float" office:value="0.02096464">
                <text:p>0.0209646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105266">
                <text:p>-0.00105266</text:p>
              </table:table-cell>
              <table:table-cell office:value-type="float" office:value="0.02483983">
                <text:p>0.02483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09634">
                <text:p>-0.00009634</text:p>
              </table:table-cell>
              <table:table-cell office:value-type="float" office:value="0.00997312">
                <text:p>0.0099731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106039">
                <text:p>-0.00106039</text:p>
              </table:table-cell>
              <table:table-cell office:value-type="float" office:value="0.01412988">
                <text:p>0.0141298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4974">
                <text:p>-0.0004974</text:p>
              </table:table-cell>
              <table:table-cell office:value-type="float" office:value="0.02240889">
                <text:p>0.0224088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105266">
                <text:p>-0.00105266</text:p>
              </table:table-cell>
              <table:table-cell office:value-type="float" office:value="0.02662204">
                <text:p>0.02662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09634">
                <text:p>-0.00009634</text:p>
              </table:table-cell>
              <table:table-cell office:value-type="float" office:value="0.01114034">
                <text:p>0.0111403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82912">
                <text:p>-0.00082912</text:p>
              </table:table-cell>
              <table:table-cell office:value-type="float" office:value="0.01539565">
                <text:p>0.0153956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4974">
                <text:p>-0.0004974</text:p>
              </table:table-cell>
              <table:table-cell office:value-type="float" office:value="0.02410897">
                <text:p>0.024108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82471">
                <text:p>-0.00082471</text:p>
              </table:table-cell>
              <table:table-cell office:value-type="float" office:value="0.02857979">
                <text:p>0.028579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-0.00009634">
                <text:p>-0.00009634</text:p>
              </table:table-cell>
              <table:table-cell office:value-type="float" office:value="0.01164284">
                <text:p>0.0116428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82912">
                <text:p>-0.00082912</text:p>
              </table:table-cell>
              <table:table-cell office:value-type="float" office:value="0.01648312">
                <text:p>0.0164831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-0.0004974">
                <text:p>-0.0004974</text:p>
              </table:table-cell>
              <table:table-cell office:value-type="float" office:value="0.02574897">
                <text:p>0.025748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82471">
                <text:p>-0.00082471</text:p>
              </table:table-cell>
              <table:table-cell office:value-type="float" office:value="0.03030728">
                <text:p>0.03030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035778">
                <text:p>0.00035778</text:p>
              </table:table-cell>
              <table:table-cell office:value-type="float" office:value="0.01192032">
                <text:p>0.0119203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2517">
                <text:p>-0.0002517</text:p>
              </table:table-cell>
              <table:table-cell office:value-type="float" office:value="0.0176037">
                <text:p>0.017603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021736">
                <text:p>0.00021736</text:p>
              </table:table-cell>
              <table:table-cell office:value-type="float" office:value="0.02725553">
                <text:p>0.0272555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052266">
                <text:p>0.00052266</text:p>
              </table:table-cell>
              <table:table-cell office:value-type="float" office:value="0.03226943">
                <text:p>0.032269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035778">
                <text:p>0.00035778</text:p>
              </table:table-cell>
              <table:table-cell office:value-type="float" office:value="0.01226541">
                <text:p>0.0122654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2517">
                <text:p>-0.0002517</text:p>
              </table:table-cell>
              <table:table-cell office:value-type="float" office:value="0.01875526">
                <text:p>0.0187552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021736">
                <text:p>0.00021736</text:p>
              </table:table-cell>
              <table:table-cell office:value-type="float" office:value="0.02851367">
                <text:p>0.0285136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08042">
                <text:p>-0.00008042</text:p>
              </table:table-cell>
              <table:table-cell office:value-type="float" office:value="0.03404804">
                <text:p>0.03404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112856">
                <text:p>0.00112856</text:p>
              </table:table-cell>
              <table:table-cell office:value-type="float" office:value="0.01263812">
                <text:p>0.0126381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-0.0002517">
                <text:p>-0.0002517</text:p>
              </table:table-cell>
              <table:table-cell office:value-type="float" office:value="0.01939188">
                <text:p>0.0193918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154568">
                <text:p>0.00154568</text:p>
              </table:table-cell>
              <table:table-cell office:value-type="float" office:value="0.02999809">
                <text:p>0.0299980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-0.00008042">
                <text:p>-0.00008042</text:p>
              </table:table-cell>
              <table:table-cell office:value-type="float" office:value="0.0359521">
                <text:p>0.0359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112856">
                <text:p>0.00112856</text:p>
              </table:table-cell>
              <table:table-cell office:value-type="float" office:value="0.01278983">
                <text:p>0.0127898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079723">
                <text:p>0.00079723</text:p>
              </table:table-cell>
              <table:table-cell office:value-type="float" office:value="0.01982488">
                <text:p>0.0198248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154568">
                <text:p>0.00154568</text:p>
              </table:table-cell>
              <table:table-cell office:value-type="float" office:value="0.03101553">
                <text:p>0.0310155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139587">
                <text:p>0.00139587</text:p>
              </table:table-cell>
              <table:table-cell office:value-type="float" office:value="0.03787509">
                <text:p>0.037875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112856">
                <text:p>0.00112856</text:p>
              </table:table-cell>
              <table:table-cell office:value-type="float" office:value="0.01304004">
                <text:p>0.0130400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079723">
                <text:p>0.00079723</text:p>
              </table:table-cell>
              <table:table-cell office:value-type="float" office:value="0.02060025">
                <text:p>0.0206002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154568">
                <text:p>0.00154568</text:p>
              </table:table-cell>
              <table:table-cell office:value-type="float" office:value="0.03210073">
                <text:p>0.0321007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139587">
                <text:p>0.00139587</text:p>
              </table:table-cell>
              <table:table-cell office:value-type="float" office:value="0.03906779">
                <text:p>0.03906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22828">
                <text:p>0.0022828</text:p>
              </table:table-cell>
              <table:table-cell office:value-type="float" office:value="0.01340219">
                <text:p>0.013402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079723">
                <text:p>0.00079723</text:p>
              </table:table-cell>
              <table:table-cell office:value-type="float" office:value="0.02166736">
                <text:p>0.0216673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365874">
                <text:p>0.00365874</text:p>
              </table:table-cell>
              <table:table-cell office:value-type="float" office:value="0.03289797">
                <text:p>0.032897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139587">
                <text:p>0.00139587</text:p>
              </table:table-cell>
              <table:table-cell office:value-type="float" office:value="0.04074795">
                <text:p>0.04074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22828">
                <text:p>0.0022828</text:p>
              </table:table-cell>
              <table:table-cell office:value-type="float" office:value="0.01366369">
                <text:p>0.0136636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244617">
                <text:p>0.00244617</text:p>
              </table:table-cell>
              <table:table-cell office:value-type="float" office:value="0.02206301">
                <text:p>0.0220630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365874">
                <text:p>0.00365874</text:p>
              </table:table-cell>
              <table:table-cell office:value-type="float" office:value="0.03383079">
                <text:p>0.033830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382335">
                <text:p>0.00382335</text:p>
              </table:table-cell>
              <table:table-cell office:value-type="float" office:value="0.04192231">
                <text:p>0.04192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30107">
                <text:p>0.0030107</text:p>
              </table:table-cell>
              <table:table-cell office:value-type="float" office:value="0.01427773">
                <text:p>0.0142777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244617">
                <text:p>0.00244617</text:p>
              </table:table-cell>
              <table:table-cell office:value-type="float" office:value="0.02251028">
                <text:p>0.0225102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365874">
                <text:p>0.00365874</text:p>
              </table:table-cell>
              <table:table-cell office:value-type="float" office:value="0.03502212">
                <text:p>0.0350221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382335">
                <text:p>0.00382335</text:p>
              </table:table-cell>
              <table:table-cell office:value-type="float" office:value="0.0430446">
                <text:p>0.04304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387736">
                <text:p>0.00387736</text:p>
              </table:table-cell>
              <table:table-cell office:value-type="float" office:value="0.01517017">
                <text:p>0.0151701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479663">
                <text:p>0.00479663</text:p>
              </table:table-cell>
              <table:table-cell office:value-type="float" office:value="0.02335677">
                <text:p>0.0233567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668646">
                <text:p>0.00668646</text:p>
              </table:table-cell>
              <table:table-cell office:value-type="float" office:value="0.03624292">
                <text:p>0.0362429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73881">
                <text:p>0.0073881</text:p>
              </table:table-cell>
              <table:table-cell office:value-type="float" office:value="0.04412135">
                <text:p>0.04412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387736">
                <text:p>0.00387736</text:p>
              </table:table-cell>
              <table:table-cell office:value-type="float" office:value="0.0158361">
                <text:p>0.015836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479663">
                <text:p>0.00479663</text:p>
              </table:table-cell>
              <table:table-cell office:value-type="float" office:value="0.02451644">
                <text:p>0.024516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0668646">
                <text:p>0.00668646</text:p>
              </table:table-cell>
              <table:table-cell office:value-type="float" office:value="0.03741765">
                <text:p>0.0374176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73881">
                <text:p>0.0073881</text:p>
              </table:table-cell>
              <table:table-cell office:value-type="float" office:value="0.04549843">
                <text:p>0.04549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593766">
                <text:p>0.00593766</text:p>
              </table:table-cell>
              <table:table-cell office:value-type="float" office:value="0.01636918">
                <text:p>0.0163691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479663">
                <text:p>0.00479663</text:p>
              </table:table-cell>
              <table:table-cell office:value-type="float" office:value="0.02594487">
                <text:p>0.0259448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1073311">
                <text:p>0.01073311</text:p>
              </table:table-cell>
              <table:table-cell office:value-type="float" office:value="0.03838073">
                <text:p>0.0383807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073881">
                <text:p>0.0073881</text:p>
              </table:table-cell>
              <table:table-cell office:value-type="float" office:value="0.04668782">
                <text:p>0.04668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593766">
                <text:p>0.00593766</text:p>
              </table:table-cell>
              <table:table-cell office:value-type="float" office:value="0.01707668">
                <text:p>0.0170766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792413">
                <text:p>0.00792413</text:p>
              </table:table-cell>
              <table:table-cell office:value-type="float" office:value="0.02697443">
                <text:p>0.0269744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1073311">
                <text:p>0.01073311</text:p>
              </table:table-cell>
              <table:table-cell office:value-type="float" office:value="0.03962716">
                <text:p>0.0396271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1222394">
                <text:p>0.01222394</text:p>
              </table:table-cell>
              <table:table-cell office:value-type="float" office:value="0.04792898">
                <text:p>0.047928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715236">
                <text:p>0.00715236</text:p>
              </table:table-cell>
              <table:table-cell office:value-type="float" office:value="0.01743685">
                <text:p>0.0174368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792413">
                <text:p>0.00792413</text:p>
              </table:table-cell>
              <table:table-cell office:value-type="float" office:value="0.0281282">
                <text:p>0.028128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1073311">
                <text:p>0.01073311</text:p>
              </table:table-cell>
              <table:table-cell office:value-type="float" office:value="0.04104746">
                <text:p>0.0410474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1222394">
                <text:p>0.01222394</text:p>
              </table:table-cell>
              <table:table-cell office:value-type="float" office:value="0.04967916">
                <text:p>0.04967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845152">
                <text:p>0.00845152</text:p>
              </table:table-cell>
              <table:table-cell office:value-type="float" office:value="0.01801623">
                <text:p>0.0180162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0958516">
                <text:p>0.00958516</text:p>
              </table:table-cell>
              <table:table-cell office:value-type="float" office:value="0.02935666">
                <text:p>0.0293566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158426">
                <text:p>0.0158426</text:p>
              </table:table-cell>
              <table:table-cell office:value-type="float" office:value="0.04238679">
                <text:p>0.042386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183955">
                <text:p>0.0183955</text:p>
              </table:table-cell>
              <table:table-cell office:value-type="float" office:value="0.05130922">
                <text:p>0.05130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845152">
                <text:p>0.00845152</text:p>
              </table:table-cell>
              <table:table-cell office:value-type="float" office:value="0.01864867">
                <text:p>0.0186486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1184534">
                <text:p>0.01184534</text:p>
              </table:table-cell>
              <table:table-cell office:value-type="float" office:value="0.03030441">
                <text:p>0.0303044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158426">
                <text:p>0.0158426</text:p>
              </table:table-cell>
              <table:table-cell office:value-type="float" office:value="0.04395769">
                <text:p>0.0439576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183955">
                <text:p>0.0183955</text:p>
              </table:table-cell>
              <table:table-cell office:value-type="float" office:value="0.05254998">
                <text:p>0.05254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0988819">
                <text:p>0.00988819</text:p>
              </table:table-cell>
              <table:table-cell office:value-type="float" office:value="0.01923326">
                <text:p>0.0192332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1184534">
                <text:p>0.01184534</text:p>
              </table:table-cell>
              <table:table-cell office:value-type="float" office:value="0.03157722">
                <text:p>0.0315772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1831413">
                <text:p>0.01831413</text:p>
              </table:table-cell>
              <table:table-cell office:value-type="float" office:value="0.04570425">
                <text:p>0.0457042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183955">
                <text:p>0.0183955</text:p>
              </table:table-cell>
              <table:table-cell office:value-type="float" office:value="0.05462902">
                <text:p>0.05462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136445">
                <text:p>0.01136445</text:p>
              </table:table-cell>
              <table:table-cell office:value-type="float" office:value="0.0196827">
                <text:p>0.019682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1651055">
                <text:p>0.01651055</text:p>
              </table:table-cell>
              <table:table-cell office:value-type="float" office:value="0.03322262">
                <text:p>0.0332226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2195851">
                <text:p>0.02195851</text:p>
              </table:table-cell>
              <table:table-cell office:value-type="float" office:value="0.04766818">
                <text:p>0.0476681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2587166">
                <text:p>0.02587166</text:p>
              </table:table-cell>
              <table:table-cell office:value-type="float" office:value="0.05607959">
                <text:p>0.05607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136445">
                <text:p>0.01136445</text:p>
              </table:table-cell>
              <table:table-cell office:value-type="float" office:value="0.01984876">
                <text:p>0.0198487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1651055">
                <text:p>0.01651055</text:p>
              </table:table-cell>
              <table:table-cell office:value-type="float" office:value="0.03409588">
                <text:p>0.0340958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2195851">
                <text:p>0.02195851</text:p>
              </table:table-cell>
              <table:table-cell office:value-type="float" office:value="0.0496436">
                <text:p>0.049643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2587166">
                <text:p>0.02587166</text:p>
              </table:table-cell>
              <table:table-cell office:value-type="float" office:value="0.05860319">
                <text:p>0.058603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459637">
                <text:p>0.01459637</text:p>
              </table:table-cell>
              <table:table-cell office:value-type="float" office:value="0.02065177">
                <text:p>0.0206517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1651055">
                <text:p>0.01651055</text:p>
              </table:table-cell>
              <table:table-cell office:value-type="float" office:value="0.03509303">
                <text:p>0.035093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2895127">
                <text:p>0.02895127</text:p>
              </table:table-cell>
              <table:table-cell office:value-type="float" office:value="0.05127064">
                <text:p>0.0512706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3449493">
                <text:p>0.03449493</text:p>
              </table:table-cell>
              <table:table-cell office:value-type="float" office:value="0.06051383">
                <text:p>0.06051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459637">
                <text:p>0.01459637</text:p>
              </table:table-cell>
              <table:table-cell office:value-type="float" office:value="0.02154524">
                <text:p>0.0215452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2180506">
                <text:p>0.02180506</text:p>
              </table:table-cell>
              <table:table-cell office:value-type="float" office:value="0.03613821">
                <text:p>0.0361382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2895127">
                <text:p>0.02895127</text:p>
              </table:table-cell>
              <table:table-cell office:value-type="float" office:value="0.05237971">
                <text:p>0.0523797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3449493">
                <text:p>0.03449493</text:p>
              </table:table-cell>
              <table:table-cell office:value-type="float" office:value="0.06266839">
                <text:p>0.06266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633739">
                <text:p>0.01633739</text:p>
              </table:table-cell>
              <table:table-cell office:value-type="float" office:value="0.0218185">
                <text:p>0.021818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2180506">
                <text:p>0.02180506</text:p>
              </table:table-cell>
              <table:table-cell office:value-type="float" office:value="0.03690667">
                <text:p>0.0369066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3251759">
                <text:p>0.03251759</text:p>
              </table:table-cell>
              <table:table-cell office:value-type="float" office:value="0.05336641">
                <text:p>0.0533664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3449493">
                <text:p>0.03449493</text:p>
              </table:table-cell>
              <table:table-cell office:value-type="float" office:value="0.06463762">
                <text:p>0.06463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801221">
                <text:p>0.01801221</text:p>
              </table:table-cell>
              <table:table-cell office:value-type="float" office:value="0.02260655">
                <text:p>0.0226065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2463282">
                <text:p>0.02463282</text:p>
              </table:table-cell>
              <table:table-cell office:value-type="float" office:value="0.03803744">
                <text:p>0.038037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3658826">
                <text:p>0.03658826</text:p>
              </table:table-cell>
              <table:table-cell office:value-type="float" office:value="0.05445026">
                <text:p>0.0544502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4399308">
                <text:p>0.04399308</text:p>
              </table:table-cell>
              <table:table-cell office:value-type="float" office:value="0.06640687">
                <text:p>0.06640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1980517">
                <text:p>0.01980517</text:p>
              </table:table-cell>
              <table:table-cell office:value-type="float" office:value="0.02264237">
                <text:p>0.0226423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2752245">
                <text:p>0.02752245</text:p>
              </table:table-cell>
              <table:table-cell office:value-type="float" office:value="0.03854191">
                <text:p>0.0385419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3658826">
                <text:p>0.03658826</text:p>
              </table:table-cell>
              <table:table-cell office:value-type="float" office:value="0.05540272">
                <text:p>0.0554027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4399308">
                <text:p>0.04399308</text:p>
              </table:table-cell>
              <table:table-cell office:value-type="float" office:value="0.06749448">
                <text:p>0.06749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146695">
                <text:p>0.02146695</text:p>
              </table:table-cell>
              <table:table-cell office:value-type="float" office:value="0.02281006">
                <text:p>0.0228100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2752245">
                <text:p>0.02752245</text:p>
              </table:table-cell>
              <table:table-cell office:value-type="float" office:value="0.03900502">
                <text:p>0.0390050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4052566">
                <text:p>0.04052566</text:p>
              </table:table-cell>
              <table:table-cell office:value-type="float" office:value="0.05619831">
                <text:p>0.0561983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4399308">
                <text:p>0.04399308</text:p>
              </table:table-cell>
              <table:table-cell office:value-type="float" office:value="0.06818587">
                <text:p>0.06818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146695">
                <text:p>0.02146695</text:p>
              </table:table-cell>
              <table:table-cell office:value-type="float" office:value="0.02288051">
                <text:p>0.0228805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3339003">
                <text:p>0.03339003</text:p>
              </table:table-cell>
              <table:table-cell office:value-type="float" office:value="0.03958424">
                <text:p>0.0395842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4455904">
                <text:p>0.04455904</text:p>
              </table:table-cell>
              <table:table-cell office:value-type="float" office:value="0.05642184">
                <text:p>0.0564218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5395399">
                <text:p>0.05395399</text:p>
              </table:table-cell>
              <table:table-cell office:value-type="float" office:value="0.06860792">
                <text:p>0.06860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322181">
                <text:p>0.02322181</text:p>
              </table:table-cell>
              <table:table-cell office:value-type="float" office:value="0.02296024">
                <text:p>0.0229602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3339003">
                <text:p>0.03339003</text:p>
              </table:table-cell>
              <table:table-cell office:value-type="float" office:value="0.04036434">
                <text:p>0.0403643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4867261">
                <text:p>0.04867261</text:p>
              </table:table-cell>
              <table:table-cell office:value-type="float" office:value="0.05712199">
                <text:p>0.0571219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5395399">
                <text:p>0.05395399</text:p>
              </table:table-cell>
              <table:table-cell office:value-type="float" office:value="0.06911765">
                <text:p>0.06911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47886">
                <text:p>0.0247886</text:p>
              </table:table-cell>
              <table:table-cell office:value-type="float" office:value="0.02298862">
                <text:p>0.0229886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3638685">
                <text:p>0.03638685</text:p>
              </table:table-cell>
              <table:table-cell office:value-type="float" office:value="0.0410995">
                <text:p>0.041099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5246783">
                <text:p>0.05246783</text:p>
              </table:table-cell>
              <table:table-cell office:value-type="float" office:value="0.05720955">
                <text:p>0.0572095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6386163">
                <text:p>0.06386163</text:p>
              </table:table-cell>
              <table:table-cell office:value-type="float" office:value="0.06941315">
                <text:p>0.06941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47886">
                <text:p>0.0247886</text:p>
              </table:table-cell>
              <table:table-cell office:value-type="float" office:value="0.02317299">
                <text:p>0.0231729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3909167">
                <text:p>0.03909167</text:p>
              </table:table-cell>
              <table:table-cell office:value-type="float" office:value="0.04161727">
                <text:p>0.0416172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5246783">
                <text:p>0.05246783</text:p>
              </table:table-cell>
              <table:table-cell office:value-type="float" office:value="0.05804348">
                <text:p>0.0580434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6386163">
                <text:p>0.06386163</text:p>
              </table:table-cell>
              <table:table-cell office:value-type="float" office:value="0.06986749">
                <text:p>0.06986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80062">
                <text:p>0.02780062</text:p>
              </table:table-cell>
              <table:table-cell office:value-type="float" office:value="0.0233493">
                <text:p>0.023349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3909167">
                <text:p>0.03909167</text:p>
              </table:table-cell>
              <table:table-cell office:value-type="float" office:value="0.04200925">
                <text:p>0.0420092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5651388">
                <text:p>0.05651388</text:p>
              </table:table-cell>
              <table:table-cell office:value-type="float" office:value="0.05834476">
                <text:p>0.0583447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6908682">
                <text:p>0.06908682</text:p>
              </table:table-cell>
              <table:table-cell office:value-type="float" office:value="0.07033078">
                <text:p>0.070330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80062">
                <text:p>0.02780062</text:p>
              </table:table-cell>
              <table:table-cell office:value-type="float" office:value="0.02398026">
                <text:p>0.0239802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28376">
                <text:p>0.04428376</text:p>
              </table:table-cell>
              <table:table-cell office:value-type="float" office:value="0.0422022">
                <text:p>0.042202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5986248">
                <text:p>0.05986248</text:p>
              </table:table-cell>
              <table:table-cell office:value-type="float" office:value="0.0589973">
                <text:p>0.058997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12794">
                <text:p>0.07312794</text:p>
              </table:table-cell>
              <table:table-cell office:value-type="float" office:value="0.07110104">
                <text:p>0.07110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226">
                <text:p>0.029226</text:p>
              </table:table-cell>
              <table:table-cell office:value-type="float" office:value="0.02446428">
                <text:p>0.024464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28376">
                <text:p>0.04428376</text:p>
              </table:table-cell>
              <table:table-cell office:value-type="float" office:value="0.04301247">
                <text:p>0.0430124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357758">
                <text:p>0.06357758</text:p>
              </table:table-cell>
              <table:table-cell office:value-type="float" office:value="0.05926308">
                <text:p>0.0592630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12794">
                <text:p>0.07312794</text:p>
              </table:table-cell>
              <table:table-cell office:value-type="float" office:value="0.07180849">
                <text:p>0.071808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35299">
                <text:p>0.03035299</text:p>
              </table:table-cell>
              <table:table-cell office:value-type="float" office:value="0.02462319">
                <text:p>0.024623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668986">
                <text:p>0.04668986</text:p>
              </table:table-cell>
              <table:table-cell office:value-type="float" office:value="0.04337935">
                <text:p>0.0433793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2865">
                <text:p>0.0662865</text:p>
              </table:table-cell>
              <table:table-cell office:value-type="float" office:value="0.05996124">
                <text:p>0.0599612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796339">
                <text:p>0.07796339</text:p>
              </table:table-cell>
              <table:table-cell office:value-type="float" office:value="0.07252088">
                <text:p>0.07252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35299">
                <text:p>0.03035299</text:p>
              </table:table-cell>
              <table:table-cell office:value-type="float" office:value="0.02562743">
                <text:p>0.0256274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64223">
                <text:p>0.04864223</text:p>
              </table:table-cell>
              <table:table-cell office:value-type="float" office:value="0.04341496">
                <text:p>0.0434149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2865">
                <text:p>0.0662865</text:p>
              </table:table-cell>
              <table:table-cell office:value-type="float" office:value="0.06107112">
                <text:p>0.0610711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6549">
                <text:p>0.08116549</text:p>
              </table:table-cell>
              <table:table-cell office:value-type="float" office:value="0.07354142">
                <text:p>0.07354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0338">
                <text:p>0.03150338</text:p>
              </table:table-cell>
              <table:table-cell office:value-type="float" office:value="0.02621647">
                <text:p>0.0262164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64223">
                <text:p>0.04864223</text:p>
              </table:table-cell>
              <table:table-cell office:value-type="float" office:value="0.04379103">
                <text:p>0.043791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44193">
                <text:p>0.06944193</text:p>
              </table:table-cell>
              <table:table-cell office:value-type="float" office:value="0.06149866">
                <text:p>0.0614986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6549">
                <text:p>0.08116549</text:p>
              </table:table-cell>
              <table:table-cell office:value-type="float" office:value="0.07467002">
                <text:p>0.07467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1185">
                <text:p>0.03231185</text:p>
              </table:table-cell>
              <table:table-cell office:value-type="float" office:value="0.02650997">
                <text:p>0.0265099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53142">
                <text:p>0.05053142</text:p>
              </table:table-cell>
              <table:table-cell office:value-type="float" office:value="0.04381463">
                <text:p>0.0438146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38146">
                <text:p>0.07138146</text:p>
              </table:table-cell>
              <table:table-cell office:value-type="float" office:value="0.06222582">
                <text:p>0.0622258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43308">
                <text:p>0.08743308</text:p>
              </table:table-cell>
              <table:table-cell office:value-type="float" office:value="0.07554285">
                <text:p>0.075542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13308">
                <text:p>0.03313308</text:p>
              </table:table-cell>
              <table:table-cell office:value-type="float" office:value="0.0269719">
                <text:p>0.02697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93346">
                <text:p>0.05193346</text:p>
              </table:table-cell>
              <table:table-cell office:value-type="float" office:value="0.0442852">
                <text:p>0.044285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38146">
                <text:p>0.07138146</text:p>
              </table:table-cell>
              <table:table-cell office:value-type="float" office:value="0.06292765">
                <text:p>0.0629276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43308">
                <text:p>0.08743308</text:p>
              </table:table-cell>
              <table:table-cell office:value-type="float" office:value="0.07691724">
                <text:p>0.07691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59426">
                <text:p>0.03359426</text:p>
              </table:table-cell>
              <table:table-cell office:value-type="float" office:value="0.0271007">
                <text:p>0.027100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19754">
                <text:p>0.05319754</text:p>
              </table:table-cell>
              <table:table-cell office:value-type="float" office:value="0.04512866">
                <text:p>0.0451286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8492">
                <text:p>0.0748492</text:p>
              </table:table-cell>
              <table:table-cell office:value-type="float" office:value="0.06361777">
                <text:p>0.0636177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052273">
                <text:p>0.09052273</text:p>
              </table:table-cell>
              <table:table-cell office:value-type="float" office:value="0.07808987">
                <text:p>0.07808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59426">
                <text:p>0.03359426</text:p>
              </table:table-cell>
              <table:table-cell office:value-type="float" office:value="0.02761938">
                <text:p>0.0276193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01228">
                <text:p>0.05401228</text:p>
              </table:table-cell>
              <table:table-cell office:value-type="float" office:value="0.04556187">
                <text:p>0.0455618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8492">
                <text:p>0.0748492</text:p>
              </table:table-cell>
              <table:table-cell office:value-type="float" office:value="0.06394593">
                <text:p>0.0639459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61416">
                <text:p>0.09161416</text:p>
              </table:table-cell>
              <table:table-cell office:value-type="float" office:value="0.07857864">
                <text:p>0.078578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406945">
                <text:p>0.03406945</text:p>
              </table:table-cell>
              <table:table-cell office:value-type="float" office:value="0.02789669">
                <text:p>0.0278966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01228">
                <text:p>0.05401228</text:p>
              </table:table-cell>
              <table:table-cell office:value-type="float" office:value="0.04609781">
                <text:p>0.0460978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638357">
                <text:p>0.07638357</text:p>
              </table:table-cell>
              <table:table-cell office:value-type="float" office:value="0.0642643">
                <text:p>0.064264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61416">
                <text:p>0.09161416</text:p>
              </table:table-cell>
              <table:table-cell office:value-type="float" office:value="0.07903339">
                <text:p>0.079033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418752">
                <text:p>0.03418752</text:p>
              </table:table-cell>
              <table:table-cell office:value-type="float" office:value="0.02779245">
                <text:p>0.0277924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6429">
                <text:p>0.0546429</text:p>
              </table:table-cell>
              <table:table-cell office:value-type="float" office:value="0.04655215">
                <text:p>0.0465521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660067">
                <text:p>0.07660067</text:p>
              </table:table-cell>
              <table:table-cell office:value-type="float" office:value="0.06411095">
                <text:p>0.0641109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354544">
                <text:p>0.09354544</text:p>
              </table:table-cell>
              <table:table-cell office:value-type="float" office:value="0.07959405">
                <text:p>0.07959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433308">
                <text:p>0.03433308</text:p>
              </table:table-cell>
              <table:table-cell office:value-type="float" office:value="0.02768604">
                <text:p>0.0276860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85588">
                <text:p>0.05485588</text:p>
              </table:table-cell>
              <table:table-cell office:value-type="float" office:value="0.04650926">
                <text:p>0.0465092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725891">
                <text:p>0.07725891</text:p>
              </table:table-cell>
              <table:table-cell office:value-type="float" office:value="0.06422584">
                <text:p>0.0642258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359331">
                <text:p>0.09359331</text:p>
              </table:table-cell>
              <table:table-cell office:value-type="float" office:value="0.07969232">
                <text:p>0.07969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433308">
                <text:p>0.03433308</text:p>
              </table:table-cell>
              <table:table-cell office:value-type="float" office:value="0.02753441">
                <text:p>0.0275344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89625">
                <text:p>0.05489625</text:p>
              </table:table-cell>
              <table:table-cell office:value-type="float" office:value="0.04721987">
                <text:p>0.0472198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725891">
                <text:p>0.07725891</text:p>
              </table:table-cell>
              <table:table-cell office:value-type="float" office:value="0.06418008">
                <text:p>0.0641800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436582">
                <text:p>0.09436582</text:p>
              </table:table-cell>
              <table:table-cell office:value-type="float" office:value="0.0801398">
                <text:p>0.0801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413901">
                <text:p>0.03413901</text:p>
              </table:table-cell>
              <table:table-cell office:value-type="float" office:value="0.0275384">
                <text:p>0.027538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89625">
                <text:p>0.05489625</text:p>
              </table:table-cell>
              <table:table-cell office:value-type="float" office:value="0.04731053">
                <text:p>0.0473105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668584">
                <text:p>0.07668584</text:p>
              </table:table-cell>
              <table:table-cell office:value-type="float" office:value="0.06401921">
                <text:p>0.0640192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347853">
                <text:p>0.09347853</text:p>
              </table:table-cell>
              <table:table-cell office:value-type="float" office:value="0.07998928">
                <text:p>0.079989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99481">
                <text:p>0.03399481</text:p>
              </table:table-cell>
              <table:table-cell office:value-type="float" office:value="0.02739419">
                <text:p>0.027394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58656">
                <text:p>0.05458656</text:p>
              </table:table-cell>
              <table:table-cell office:value-type="float" office:value="0.04710894">
                <text:p>0.0471089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654971">
                <text:p>0.07654971</text:p>
              </table:table-cell>
              <table:table-cell office:value-type="float" office:value="0.06383352">
                <text:p>0.0638335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347853">
                <text:p>0.09347853</text:p>
              </table:table-cell>
              <table:table-cell office:value-type="float" office:value="0.07946802">
                <text:p>0.079468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54945">
                <text:p>0.03354945</text:p>
              </table:table-cell>
              <table:table-cell office:value-type="float" office:value="0.02721149">
                <text:p>0.0272114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14644">
                <text:p>0.05414644</text:p>
              </table:table-cell>
              <table:table-cell office:value-type="float" office:value="0.04675825">
                <text:p>0.0467582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537494">
                <text:p>0.07537494</text:p>
              </table:table-cell>
              <table:table-cell office:value-type="float" office:value="0.06395772">
                <text:p>0.0639577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321926">
                <text:p>0.09321926</text:p>
              </table:table-cell>
              <table:table-cell office:value-type="float" office:value="0.0793427">
                <text:p>0.0793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54945">
                <text:p>0.03354945</text:p>
              </table:table-cell>
              <table:table-cell office:value-type="float" office:value="0.02711824">
                <text:p>0.0271182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41384">
                <text:p>0.05341384</text:p>
              </table:table-cell>
              <table:table-cell office:value-type="float" office:value="0.04651691">
                <text:p>0.0465169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537494">
                <text:p>0.07537494</text:p>
              </table:table-cell>
              <table:table-cell office:value-type="float" office:value="0.0641627">
                <text:p>0.064162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65218">
                <text:p>0.09165218</text:p>
              </table:table-cell>
              <table:table-cell office:value-type="float" office:value="0.07895923">
                <text:p>0.07895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18068">
                <text:p>0.03318068</text:p>
              </table:table-cell>
              <table:table-cell office:value-type="float" office:value="0.02715692">
                <text:p>0.0271569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41384">
                <text:p>0.05341384</text:p>
              </table:table-cell>
              <table:table-cell office:value-type="float" office:value="0.04603403">
                <text:p>0.046034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60279">
                <text:p>0.07460279</text:p>
              </table:table-cell>
              <table:table-cell office:value-type="float" office:value="0.06420979">
                <text:p>0.064209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05892">
                <text:p>0.0905892</text:p>
              </table:table-cell>
              <table:table-cell office:value-type="float" office:value="0.07839949">
                <text:p>0.07839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56784">
                <text:p>0.03256784</text:p>
              </table:table-cell>
              <table:table-cell office:value-type="float" office:value="0.02732906">
                <text:p>0.0273290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63492">
                <text:p>0.05263492</text:p>
              </table:table-cell>
              <table:table-cell office:value-type="float" office:value="0.04560959">
                <text:p>0.045609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303103">
                <text:p>0.07303103</text:p>
              </table:table-cell>
              <table:table-cell office:value-type="float" office:value="0.06419082">
                <text:p>0.0641908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60059">
                <text:p>0.08860059</text:p>
              </table:table-cell>
              <table:table-cell office:value-type="float" office:value="0.07822263">
                <text:p>0.078222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05937">
                <text:p>0.03205937</text:p>
              </table:table-cell>
              <table:table-cell office:value-type="float" office:value="0.02706227">
                <text:p>0.0270622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62444">
                <text:p>0.05162444</text:p>
              </table:table-cell>
              <table:table-cell office:value-type="float" office:value="0.04499747">
                <text:p>0.0449974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83483">
                <text:p>0.07183483</text:p>
              </table:table-cell>
              <table:table-cell office:value-type="float" office:value="0.06410177">
                <text:p>0.0641017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60059">
                <text:p>0.08860059</text:p>
              </table:table-cell>
              <table:table-cell office:value-type="float" office:value="0.07806711">
                <text:p>0.078067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05937">
                <text:p>0.03205937</text:p>
              </table:table-cell>
              <table:table-cell office:value-type="float" office:value="0.02704876">
                <text:p>0.0270487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6376">
                <text:p>0.05066376</text:p>
              </table:table-cell>
              <table:table-cell office:value-type="float" office:value="0.04455908">
                <text:p>0.0445590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83483">
                <text:p>0.07183483</text:p>
              </table:table-cell>
              <table:table-cell office:value-type="float" office:value="0.06384528">
                <text:p>0.0638452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1645">
                <text:p>0.08701645</text:p>
              </table:table-cell>
              <table:table-cell office:value-type="float" office:value="0.07776966">
                <text:p>0.07776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0799">
                <text:p>0.03080799</text:p>
              </table:table-cell>
              <table:table-cell office:value-type="float" office:value="0.02709442">
                <text:p>0.0270944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53551">
                <text:p>0.04953551</text:p>
              </table:table-cell>
              <table:table-cell office:value-type="float" office:value="0.04414048">
                <text:p>0.0441404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0609">
                <text:p>0.07010609</text:p>
              </table:table-cell>
              <table:table-cell office:value-type="float" office:value="0.06348354">
                <text:p>0.0634835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91965">
                <text:p>0.08491965</text:p>
              </table:table-cell>
              <table:table-cell office:value-type="float" office:value="0.07798022">
                <text:p>0.077980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0799">
                <text:p>0.03080799</text:p>
              </table:table-cell>
              <table:table-cell office:value-type="float" office:value="0.02729886">
                <text:p>0.0272988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54035">
                <text:p>0.04854035</text:p>
              </table:table-cell>
              <table:table-cell office:value-type="float" office:value="0.04385511">
                <text:p>0.043855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6967">
                <text:p>0.0686967</text:p>
              </table:table-cell>
              <table:table-cell office:value-type="float" office:value="0.06371699">
                <text:p>0.0637169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91965">
                <text:p>0.08491965</text:p>
              </table:table-cell>
              <table:table-cell office:value-type="float" office:value="0.07796735">
                <text:p>0.07796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38">
                <text:p>0.030138</text:p>
              </table:table-cell>
              <table:table-cell office:value-type="float" office:value="0.02737776">
                <text:p>0.0273777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54035">
                <text:p>0.04854035</text:p>
              </table:table-cell>
              <table:table-cell office:value-type="float" office:value="0.04375779">
                <text:p>0.0437577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04805">
                <text:p>0.06704805</text:p>
              </table:table-cell>
              <table:table-cell office:value-type="float" office:value="0.06331972">
                <text:p>0.0633197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5642">
                <text:p>0.08115642</text:p>
              </table:table-cell>
              <table:table-cell office:value-type="float" office:value="0.07775184">
                <text:p>0.07775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61133">
                <text:p>0.02961133</text:p>
              </table:table-cell>
              <table:table-cell office:value-type="float" office:value="0.02775828">
                <text:p>0.027758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744742">
                <text:p>0.04744742</text:p>
              </table:table-cell>
              <table:table-cell office:value-type="float" office:value="0.04434718">
                <text:p>0.0443471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563917">
                <text:p>0.06563917</text:p>
              </table:table-cell>
              <table:table-cell office:value-type="float" office:value="0.06332186">
                <text:p>0.0633218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5642">
                <text:p>0.08115642</text:p>
              </table:table-cell>
              <table:table-cell office:value-type="float" office:value="0.07766878">
                <text:p>0.07766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61133">
                <text:p>0.02961133</text:p>
              </table:table-cell>
              <table:table-cell office:value-type="float" office:value="0.02795163">
                <text:p>0.0279516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6559">
                <text:p>0.046559</text:p>
              </table:table-cell>
              <table:table-cell office:value-type="float" office:value="0.04488336">
                <text:p>0.0448833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563917">
                <text:p>0.06563917</text:p>
              </table:table-cell>
              <table:table-cell office:value-type="float" office:value="0.0634238">
                <text:p>0.063423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935911">
                <text:p>0.07935911</text:p>
              </table:table-cell>
              <table:table-cell office:value-type="float" office:value="0.07802657">
                <text:p>0.078026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03714">
                <text:p>0.02903714</text:p>
              </table:table-cell>
              <table:table-cell office:value-type="float" office:value="0.02837338">
                <text:p>0.0283733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562566">
                <text:p>0.04562566</text:p>
              </table:table-cell>
              <table:table-cell office:value-type="float" office:value="0.04511511">
                <text:p>0.045115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425654">
                <text:p>0.06425654</text:p>
              </table:table-cell>
              <table:table-cell office:value-type="float" office:value="0.06372926">
                <text:p>0.0637292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781999">
                <text:p>0.07781999</text:p>
              </table:table-cell>
              <table:table-cell office:value-type="float" office:value="0.0776808">
                <text:p>0.0776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860972">
                <text:p>0.02860972</text:p>
              </table:table-cell>
              <table:table-cell office:value-type="float" office:value="0.0285523">
                <text:p>0.028552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562566">
                <text:p>0.04562566</text:p>
              </table:table-cell>
              <table:table-cell office:value-type="float" office:value="0.04530059">
                <text:p>0.045300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3039">
                <text:p>0.063039</text:p>
              </table:table-cell>
              <table:table-cell office:value-type="float" office:value="0.06413021">
                <text:p>0.0641302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628974">
                <text:p>0.07628974</text:p>
              </table:table-cell>
              <table:table-cell office:value-type="float" office:value="0.07781344">
                <text:p>0.07781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819826">
                <text:p>0.02819826</text:p>
              </table:table-cell>
              <table:table-cell office:value-type="float" office:value="0.0282648">
                <text:p>0.028264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95499">
                <text:p>0.04495499</text:p>
              </table:table-cell>
              <table:table-cell office:value-type="float" office:value="0.04591255">
                <text:p>0.0459125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207294">
                <text:p>0.06207294</text:p>
              </table:table-cell>
              <table:table-cell office:value-type="float" office:value="0.06411824">
                <text:p>0.0641182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628974">
                <text:p>0.07628974</text:p>
              </table:table-cell>
              <table:table-cell office:value-type="float" office:value="0.07807909">
                <text:p>0.07807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92507">
                <text:p>0.02792507</text:p>
              </table:table-cell>
              <table:table-cell office:value-type="float" office:value="0.02809153">
                <text:p>0.0280915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29414">
                <text:p>0.04429414</text:p>
              </table:table-cell>
              <table:table-cell office:value-type="float" office:value="0.04599749">
                <text:p>0.0459974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117786">
                <text:p>0.06117786</text:p>
              </table:table-cell>
              <table:table-cell office:value-type="float" office:value="0.06443938">
                <text:p>0.0644393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531017">
                <text:p>0.07531017</text:p>
              </table:table-cell>
              <table:table-cell office:value-type="float" office:value="0.07879788">
                <text:p>0.07879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92507">
                <text:p>0.02792507</text:p>
              </table:table-cell>
              <table:table-cell office:value-type="float" office:value="0.02775579">
                <text:p>0.0277557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91568">
                <text:p>0.04391568</text:p>
              </table:table-cell>
              <table:table-cell office:value-type="float" office:value="0.04632988">
                <text:p>0.0463298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117786">
                <text:p>0.06117786</text:p>
              </table:table-cell>
              <table:table-cell office:value-type="float" office:value="0.06464791">
                <text:p>0.0646479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422325">
                <text:p>0.07422325</text:p>
              </table:table-cell>
              <table:table-cell office:value-type="float" office:value="0.07915043">
                <text:p>0.079150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71486">
                <text:p>0.02771486</text:p>
              </table:table-cell>
              <table:table-cell office:value-type="float" office:value="0.02787419">
                <text:p>0.027874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91568">
                <text:p>0.04391568</text:p>
              </table:table-cell>
              <table:table-cell office:value-type="float" office:value="0.04600504">
                <text:p>0.0460050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071785">
                <text:p>0.06071785</text:p>
              </table:table-cell>
              <table:table-cell office:value-type="float" office:value="0.06474271">
                <text:p>0.0647427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87816">
                <text:p>0.07387816</text:p>
              </table:table-cell>
              <table:table-cell office:value-type="float" office:value="0.07946107">
                <text:p>0.07946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61809">
                <text:p>0.02761809</text:p>
              </table:table-cell>
              <table:table-cell office:value-type="float" office:value="0.02769815">
                <text:p>0.0276981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5863">
                <text:p>0.0435863</text:p>
              </table:table-cell>
              <table:table-cell office:value-type="float" office:value="0.04614086">
                <text:p>0.0461408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024569">
                <text:p>0.06024569</text:p>
              </table:table-cell>
              <table:table-cell office:value-type="float" office:value="0.06503537">
                <text:p>0.0650353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87816">
                <text:p>0.07387816</text:p>
              </table:table-cell>
              <table:table-cell office:value-type="float" office:value="0.07935955">
                <text:p>0.07935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61753">
                <text:p>0.02761753</text:p>
              </table:table-cell>
              <table:table-cell office:value-type="float" office:value="0.02780701">
                <text:p>0.0278070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53377">
                <text:p>0.04353377</text:p>
              </table:table-cell>
              <table:table-cell office:value-type="float" office:value="0.04581814">
                <text:p>0.0458181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0312">
                <text:p>0.060312</text:p>
              </table:table-cell>
              <table:table-cell office:value-type="float" office:value="0.06542406">
                <text:p>0.0654240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3429">
                <text:p>0.0733429</text:p>
              </table:table-cell>
              <table:table-cell office:value-type="float" office:value="0.07924497">
                <text:p>0.07924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69774">
                <text:p>0.02769774</text:p>
              </table:table-cell>
              <table:table-cell office:value-type="float" office:value="0.02766935">
                <text:p>0.0276693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56601">
                <text:p>0.04356601</text:p>
              </table:table-cell>
              <table:table-cell office:value-type="float" office:value="0.04563979">
                <text:p>0.0456397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0312">
                <text:p>0.060312</text:p>
              </table:table-cell>
              <table:table-cell office:value-type="float" office:value="0.06534687">
                <text:p>0.0653468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64874">
                <text:p>0.07364874</text:p>
              </table:table-cell>
              <table:table-cell office:value-type="float" office:value="0.07918069">
                <text:p>0.079180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69774">
                <text:p>0.02769774</text:p>
              </table:table-cell>
              <table:table-cell office:value-type="float" office:value="0.02780373">
                <text:p>0.0278037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84629">
                <text:p>0.04384629</text:p>
              </table:table-cell>
              <table:table-cell office:value-type="float" office:value="0.04548994">
                <text:p>0.0454899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029728">
                <text:p>0.06029728</text:p>
              </table:table-cell>
              <table:table-cell office:value-type="float" office:value="0.06526047">
                <text:p>0.0652604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70771">
                <text:p>0.07370771</text:p>
              </table:table-cell>
              <table:table-cell office:value-type="float" office:value="0.07952136">
                <text:p>0.07952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789729">
                <text:p>0.02789729</text:p>
              </table:table-cell>
              <table:table-cell office:value-type="float" office:value="0.02817205">
                <text:p>0.0281720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384629">
                <text:p>0.04384629</text:p>
              </table:table-cell>
              <table:table-cell office:value-type="float" office:value="0.04518493">
                <text:p>0.0451849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084292">
                <text:p>0.06084292</text:p>
              </table:table-cell>
              <table:table-cell office:value-type="float" office:value="0.06531912">
                <text:p>0.0653191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370771">
                <text:p>0.07370771</text:p>
              </table:table-cell>
              <table:table-cell office:value-type="float" office:value="0.07900934">
                <text:p>0.079009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813618">
                <text:p>0.02813618</text:p>
              </table:table-cell>
              <table:table-cell office:value-type="float" office:value="0.02869533">
                <text:p>0.0286953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21831">
                <text:p>0.04421831</text:p>
              </table:table-cell>
              <table:table-cell office:value-type="float" office:value="0.04491725">
                <text:p>0.0449172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126877">
                <text:p>0.06126877</text:p>
              </table:table-cell>
              <table:table-cell office:value-type="float" office:value="0.06499302">
                <text:p>0.0649930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459543">
                <text:p>0.07459543</text:p>
              </table:table-cell>
              <table:table-cell office:value-type="float" office:value="0.07936126">
                <text:p>0.07936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813618">
                <text:p>0.02813618</text:p>
              </table:table-cell>
              <table:table-cell office:value-type="float" office:value="0.02883544">
                <text:p>0.0288354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78467">
                <text:p>0.04478467</text:p>
              </table:table-cell>
              <table:table-cell office:value-type="float" office:value="0.04496721">
                <text:p>0.0449672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126877">
                <text:p>0.06126877</text:p>
              </table:table-cell>
              <table:table-cell office:value-type="float" office:value="0.06475293">
                <text:p>0.0647529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522634">
                <text:p>0.07522634</text:p>
              </table:table-cell>
              <table:table-cell office:value-type="float" office:value="0.0787391">
                <text:p>0.0787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885745">
                <text:p>0.02885745</text:p>
              </table:table-cell>
              <table:table-cell office:value-type="float" office:value="0.02889637">
                <text:p>0.0288963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478467">
                <text:p>0.04478467</text:p>
              </table:table-cell>
              <table:table-cell office:value-type="float" office:value="0.04522968">
                <text:p>0.0452296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303163">
                <text:p>0.06303163</text:p>
              </table:table-cell>
              <table:table-cell office:value-type="float" office:value="0.06473959">
                <text:p>0.0647395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657075">
                <text:p>0.07657075</text:p>
              </table:table-cell>
              <table:table-cell office:value-type="float" office:value="0.07899636">
                <text:p>0.07899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885745">
                <text:p>0.02885745</text:p>
              </table:table-cell>
              <table:table-cell office:value-type="float" office:value="0.02878555">
                <text:p>0.0287855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621481">
                <text:p>0.04621481</text:p>
              </table:table-cell>
              <table:table-cell office:value-type="float" office:value="0.04553673">
                <text:p>0.0455367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303163">
                <text:p>0.06303163</text:p>
              </table:table-cell>
              <table:table-cell office:value-type="float" office:value="0.06533483">
                <text:p>0.0653348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766491">
                <text:p>0.07766491</text:p>
              </table:table-cell>
              <table:table-cell office:value-type="float" office:value="0.07892574">
                <text:p>0.078925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32483">
                <text:p>0.02932483</text:p>
              </table:table-cell>
              <table:table-cell office:value-type="float" office:value="0.02880512">
                <text:p>0.0288051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621481">
                <text:p>0.04621481</text:p>
              </table:table-cell>
              <table:table-cell office:value-type="float" office:value="0.04581698">
                <text:p>0.0458169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425224">
                <text:p>0.06425224</text:p>
              </table:table-cell>
              <table:table-cell office:value-type="float" office:value="0.06539807">
                <text:p>0.0653980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766491">
                <text:p>0.07766491</text:p>
              </table:table-cell>
              <table:table-cell office:value-type="float" office:value="0.07862504">
                <text:p>0.07862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75267">
                <text:p>0.02975267</text:p>
              </table:table-cell>
              <table:table-cell office:value-type="float" office:value="0.028754">
                <text:p>0.02875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70565">
                <text:p>0.0470565</text:p>
              </table:table-cell>
              <table:table-cell office:value-type="float" office:value="0.04606261">
                <text:p>0.0460626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533692">
                <text:p>0.06533692</text:p>
              </table:table-cell>
              <table:table-cell office:value-type="float" office:value="0.06542651">
                <text:p>0.0654265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7931618">
                <text:p>0.07931618</text:p>
              </table:table-cell>
              <table:table-cell office:value-type="float" office:value="0.07856604">
                <text:p>0.078566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2975267">
                <text:p>0.02975267</text:p>
              </table:table-cell>
              <table:table-cell office:value-type="float" office:value="0.02887913">
                <text:p>0.0288791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795213">
                <text:p>0.04795213</text:p>
              </table:table-cell>
              <table:table-cell office:value-type="float" office:value="0.04616461">
                <text:p>0.0461646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533692">
                <text:p>0.06533692</text:p>
              </table:table-cell>
              <table:table-cell office:value-type="float" office:value="0.06559313">
                <text:p>0.0655931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07161">
                <text:p>0.0807161</text:p>
              </table:table-cell>
              <table:table-cell office:value-type="float" office:value="0.07878155">
                <text:p>0.07878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26676">
                <text:p>0.03026676</text:p>
              </table:table-cell>
              <table:table-cell office:value-type="float" office:value="0.02898699">
                <text:p>0.0289869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795213">
                <text:p>0.04795213</text:p>
              </table:table-cell>
              <table:table-cell office:value-type="float" office:value="0.04637326">
                <text:p>0.0463732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67235">
                <text:p>0.06667235</text:p>
              </table:table-cell>
              <table:table-cell office:value-type="float" office:value="0.06578387">
                <text:p>0.0657838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247193">
                <text:p>0.08247193</text:p>
              </table:table-cell>
              <table:table-cell office:value-type="float" office:value="0.0790523">
                <text:p>0.07905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71555">
                <text:p>0.03071555</text:p>
              </table:table-cell>
              <table:table-cell office:value-type="float" office:value="0.02929337">
                <text:p>0.0292933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8889">
                <text:p>0.0488889</text:p>
              </table:table-cell>
              <table:table-cell office:value-type="float" office:value="0.04656403">
                <text:p>0.046564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88572">
                <text:p>0.06788572</text:p>
              </table:table-cell>
              <table:table-cell office:value-type="float" office:value="0.06642725">
                <text:p>0.0664272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9131">
                <text:p>0.08399131</text:p>
              </table:table-cell>
              <table:table-cell office:value-type="float" office:value="0.07997264">
                <text:p>0.07997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71555">
                <text:p>0.03071555</text:p>
              </table:table-cell>
              <table:table-cell office:value-type="float" office:value="0.02908741">
                <text:p>0.0290874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8845">
                <text:p>0.04978845</text:p>
              </table:table-cell>
              <table:table-cell office:value-type="float" office:value="0.04646611">
                <text:p>0.046466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88572">
                <text:p>0.06788572</text:p>
              </table:table-cell>
              <table:table-cell office:value-type="float" office:value="0.06675241">
                <text:p>0.0667524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9131">
                <text:p>0.08399131</text:p>
              </table:table-cell>
              <table:table-cell office:value-type="float" office:value="0.0804834">
                <text:p>0.0804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1906">
                <text:p>0.03161906</text:p>
              </table:table-cell>
              <table:table-cell office:value-type="float" office:value="0.02901428">
                <text:p>0.029014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0362">
                <text:p>0.05070362</text:p>
              </table:table-cell>
              <table:table-cell office:value-type="float" office:value="0.04603713">
                <text:p>0.0460371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8655">
                <text:p>0.07038655</text:p>
              </table:table-cell>
              <table:table-cell office:value-type="float" office:value="0.06706301">
                <text:p>0.0670630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6625">
                <text:p>0.08566625</text:p>
              </table:table-cell>
              <table:table-cell office:value-type="float" office:value="0.08039249">
                <text:p>0.080392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1906">
                <text:p>0.03161906</text:p>
              </table:table-cell>
              <table:table-cell office:value-type="float" office:value="0.02871107">
                <text:p>0.0287110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0324">
                <text:p>0.05150324</text:p>
              </table:table-cell>
              <table:table-cell office:value-type="float" office:value="0.04580679">
                <text:p>0.0458067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8655">
                <text:p>0.07038655</text:p>
              </table:table-cell>
              <table:table-cell office:value-type="float" office:value="0.06662877">
                <text:p>0.0666287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9741">
                <text:p>0.08709741</text:p>
              </table:table-cell>
              <table:table-cell office:value-type="float" office:value="0.08062045">
                <text:p>0.08062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6713">
                <text:p>0.03236713</text:p>
              </table:table-cell>
              <table:table-cell office:value-type="float" office:value="0.02863879">
                <text:p>0.0286387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0324">
                <text:p>0.05150324</text:p>
              </table:table-cell>
              <table:table-cell office:value-type="float" office:value="0.04569664">
                <text:p>0.0456966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51247">
                <text:p>0.07151247</text:p>
              </table:table-cell>
              <table:table-cell office:value-type="float" office:value="0.06666274">
                <text:p>0.0666627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4988">
                <text:p>0.0884988</text:p>
              </table:table-cell>
              <table:table-cell office:value-type="float" office:value="0.08047304">
                <text:p>0.08047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6713">
                <text:p>0.03236713</text:p>
              </table:table-cell>
              <table:table-cell office:value-type="float" office:value="0.02864928">
                <text:p>0.028649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8997">
                <text:p>0.0528997</text:p>
              </table:table-cell>
              <table:table-cell office:value-type="float" office:value="0.04572551">
                <text:p>0.0457255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54872">
                <text:p>0.07254872</text:p>
              </table:table-cell>
              <table:table-cell office:value-type="float" office:value="0.06636454">
                <text:p>0.0663645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4988">
                <text:p>0.0884988</text:p>
              </table:table-cell>
              <table:table-cell office:value-type="float" office:value="0.08050974">
                <text:p>0.08050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6713">
                <text:p>0.03236713</text:p>
              </table:table-cell>
              <table:table-cell office:value-type="float" office:value="0.0287951">
                <text:p>0.028795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8997">
                <text:p>0.0528997</text:p>
              </table:table-cell>
              <table:table-cell office:value-type="float" office:value="0.04520542">
                <text:p>0.0452054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54872">
                <text:p>0.07254872</text:p>
              </table:table-cell>
              <table:table-cell office:value-type="float" office:value="0.0664055">
                <text:p>0.066405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966493">
                <text:p>0.08966493</text:p>
              </table:table-cell>
              <table:table-cell office:value-type="float" office:value="0.08084219">
                <text:p>0.08084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88252">
                <text:p>0.03288252</text:p>
              </table:table-cell>
              <table:table-cell office:value-type="float" office:value="0.02847226">
                <text:p>0.0284722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48101">
                <text:p>0.05348101</text:p>
              </table:table-cell>
              <table:table-cell office:value-type="float" office:value="0.04513404">
                <text:p>0.0451340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12995">
                <text:p>0.07412995</text:p>
              </table:table-cell>
              <table:table-cell office:value-type="float" office:value="0.0662634">
                <text:p>0.066263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067895">
                <text:p>0.09067895</text:p>
              </table:table-cell>
              <table:table-cell office:value-type="float" office:value="0.08088352">
                <text:p>0.080883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88252">
                <text:p>0.03288252</text:p>
              </table:table-cell>
              <table:table-cell office:value-type="float" office:value="0.02828128">
                <text:p>0.028281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84366">
                <text:p>0.05384366</text:p>
              </table:table-cell>
              <table:table-cell office:value-type="float" office:value="0.0453947">
                <text:p>0.045394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12995">
                <text:p>0.07412995</text:p>
              </table:table-cell>
              <table:table-cell office:value-type="float" office:value="0.06616047">
                <text:p>0.0661604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43625">
                <text:p>0.09143625</text:p>
              </table:table-cell>
              <table:table-cell office:value-type="float" office:value="0.08123951">
                <text:p>0.08123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04167">
                <text:p>0.03304167</text:p>
              </table:table-cell>
              <table:table-cell office:value-type="float" office:value="0.02848984">
                <text:p>0.0284898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84366">
                <text:p>0.05384366</text:p>
              </table:table-cell>
              <table:table-cell office:value-type="float" office:value="0.04572244">
                <text:p>0.045722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59787">
                <text:p>0.07459787</text:p>
              </table:table-cell>
              <table:table-cell office:value-type="float" office:value="0.06609895">
                <text:p>0.0660989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43625">
                <text:p>0.09143625</text:p>
              </table:table-cell>
              <table:table-cell office:value-type="float" office:value="0.08086212">
                <text:p>0.080862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12269">
                <text:p>0.03312269</text:p>
              </table:table-cell>
              <table:table-cell office:value-type="float" office:value="0.02843998">
                <text:p>0.0284399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18129">
                <text:p>0.05418129</text:p>
              </table:table-cell>
              <table:table-cell office:value-type="float" office:value="0.04651698">
                <text:p>0.0465169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500965">
                <text:p>0.07500965</text:p>
              </table:table-cell>
              <table:table-cell office:value-type="float" office:value="0.06618299">
                <text:p>0.0661829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225602">
                <text:p>0.09225602</text:p>
              </table:table-cell>
              <table:table-cell office:value-type="float" office:value="0.08062498">
                <text:p>0.080624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12269">
                <text:p>0.03312269</text:p>
              </table:table-cell>
              <table:table-cell office:value-type="float" office:value="0.02835677">
                <text:p>0.0283567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28305">
                <text:p>0.05428305</text:p>
              </table:table-cell>
              <table:table-cell office:value-type="float" office:value="0.04689904">
                <text:p>0.0468990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500965">
                <text:p>0.07500965</text:p>
              </table:table-cell>
              <table:table-cell office:value-type="float" office:value="0.06653929">
                <text:p>0.0665392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225602">
                <text:p>0.09225602</text:p>
              </table:table-cell>
              <table:table-cell office:value-type="float" office:value="0.08057986">
                <text:p>0.080579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09273">
                <text:p>0.03309273</text:p>
              </table:table-cell>
              <table:table-cell office:value-type="float" office:value="0.02824981">
                <text:p>0.0282498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28305">
                <text:p>0.05428305</text:p>
              </table:table-cell>
              <table:table-cell office:value-type="float" office:value="0.04707127">
                <text:p>0.0470712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513039">
                <text:p>0.07513039</text:p>
              </table:table-cell>
              <table:table-cell office:value-type="float" office:value="0.06663934">
                <text:p>0.0666393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228397">
                <text:p>0.09228397</text:p>
              </table:table-cell>
              <table:table-cell office:value-type="float" office:value="0.08048156">
                <text:p>0.08048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309273">
                <text:p>0.03309273</text:p>
              </table:table-cell>
              <table:table-cell office:value-type="float" office:value="0.02817043">
                <text:p>0.0281704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20421">
                <text:p>0.05420421</text:p>
              </table:table-cell>
              <table:table-cell office:value-type="float" office:value="0.0474401">
                <text:p>0.047440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513039">
                <text:p>0.07513039</text:p>
              </table:table-cell>
              <table:table-cell office:value-type="float" office:value="0.06620139">
                <text:p>0.0662013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210927">
                <text:p>0.09210927</text:p>
              </table:table-cell>
              <table:table-cell office:value-type="float" office:value="0.08082262">
                <text:p>0.080822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97346">
                <text:p>0.03297346</text:p>
              </table:table-cell>
              <table:table-cell office:value-type="float" office:value="0.0279165">
                <text:p>0.027916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20421">
                <text:p>0.05420421</text:p>
              </table:table-cell>
              <table:table-cell office:value-type="float" office:value="0.04735416">
                <text:p>0.0473541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86325">
                <text:p>0.07486325</text:p>
              </table:table-cell>
              <table:table-cell office:value-type="float" office:value="0.06620616">
                <text:p>0.0662061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210927">
                <text:p>0.09210927</text:p>
              </table:table-cell>
              <table:table-cell office:value-type="float" office:value="0.0809467">
                <text:p>0.08094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82615">
                <text:p>0.03282615</text:p>
              </table:table-cell>
              <table:table-cell office:value-type="float" office:value="0.02779196">
                <text:p>0.0277919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402475">
                <text:p>0.05402475</text:p>
              </table:table-cell>
              <table:table-cell office:value-type="float" office:value="0.04728726">
                <text:p>0.0472872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58541">
                <text:p>0.07458541</text:p>
              </table:table-cell>
              <table:table-cell office:value-type="float" office:value="0.0661881">
                <text:p>0.066188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70883">
                <text:p>0.09170883</text:p>
              </table:table-cell>
              <table:table-cell office:value-type="float" office:value="0.0809758">
                <text:p>0.0809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82615">
                <text:p>0.03282615</text:p>
              </table:table-cell>
              <table:table-cell office:value-type="float" office:value="0.02794939">
                <text:p>0.0279493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68131">
                <text:p>0.05368131</text:p>
              </table:table-cell>
              <table:table-cell office:value-type="float" office:value="0.04761408">
                <text:p>0.0476140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458541">
                <text:p>0.07458541</text:p>
              </table:table-cell>
              <table:table-cell office:value-type="float" office:value="0.06627306">
                <text:p>0.0662730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14843">
                <text:p>0.09114843</text:p>
              </table:table-cell>
              <table:table-cell office:value-type="float" office:value="0.08113563">
                <text:p>0.081135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7821">
                <text:p>0.03237821</text:p>
              </table:table-cell>
              <table:table-cell office:value-type="float" office:value="0.0279837">
                <text:p>0.027983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368131">
                <text:p>0.05368131</text:p>
              </table:table-cell>
              <table:table-cell office:value-type="float" office:value="0.04711422">
                <text:p>0.0471142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349447">
                <text:p>0.07349447</text:p>
              </table:table-cell>
              <table:table-cell office:value-type="float" office:value="0.0663217">
                <text:p>0.066321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9114843">
                <text:p>0.09114843</text:p>
              </table:table-cell>
              <table:table-cell office:value-type="float" office:value="0.08103519">
                <text:p>0.081035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7821">
                <text:p>0.03237821</text:p>
              </table:table-cell>
              <table:table-cell office:value-type="float" office:value="0.02815891">
                <text:p>0.0281589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84253">
                <text:p>0.05284253</text:p>
              </table:table-cell>
              <table:table-cell office:value-type="float" office:value="0.04686711">
                <text:p>0.046867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349447">
                <text:p>0.07349447</text:p>
              </table:table-cell>
              <table:table-cell office:value-type="float" office:value="0.06625042">
                <text:p>0.066250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955664">
                <text:p>0.08955664</text:p>
              </table:table-cell>
              <table:table-cell office:value-type="float" office:value="0.08094577">
                <text:p>0.08094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37821">
                <text:p>0.03237821</text:p>
              </table:table-cell>
              <table:table-cell office:value-type="float" office:value="0.02811627">
                <text:p>0.0281162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84253">
                <text:p>0.05284253</text:p>
              </table:table-cell>
              <table:table-cell office:value-type="float" office:value="0.04702285">
                <text:p>0.0470228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349447">
                <text:p>0.07349447</text:p>
              </table:table-cell>
              <table:table-cell office:value-type="float" office:value="0.06644707">
                <text:p>0.0664470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955664">
                <text:p>0.08955664</text:p>
              </table:table-cell>
              <table:table-cell office:value-type="float" office:value="0.08101611">
                <text:p>0.081016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284">
                <text:p>0.0318284</text:p>
              </table:table-cell>
              <table:table-cell office:value-type="float" office:value="0.02866626">
                <text:p>0.0286662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84253">
                <text:p>0.05284253</text:p>
              </table:table-cell>
              <table:table-cell office:value-type="float" office:value="0.04688195">
                <text:p>0.0468819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06716">
                <text:p>0.07206716</text:p>
              </table:table-cell>
              <table:table-cell office:value-type="float" office:value="0.06632339">
                <text:p>0.0663233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58301">
                <text:p>0.08858301</text:p>
              </table:table-cell>
              <table:table-cell office:value-type="float" office:value="0.08119404">
                <text:p>0.081194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284">
                <text:p>0.0318284</text:p>
              </table:table-cell>
              <table:table-cell office:value-type="float" office:value="0.02870082">
                <text:p>0.0287008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80529">
                <text:p>0.05180529</text:p>
              </table:table-cell>
              <table:table-cell office:value-type="float" office:value="0.04704206">
                <text:p>0.0470420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06716">
                <text:p>0.07206716</text:p>
              </table:table-cell>
              <table:table-cell office:value-type="float" office:value="0.06586379">
                <text:p>0.065863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59633">
                <text:p>0.08759633</text:p>
              </table:table-cell>
              <table:table-cell office:value-type="float" office:value="0.08163395">
                <text:p>0.08163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284">
                <text:p>0.0318284</text:p>
              </table:table-cell>
              <table:table-cell office:value-type="float" office:value="0.02871052">
                <text:p>0.0287105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80529">
                <text:p>0.05180529</text:p>
              </table:table-cell>
              <table:table-cell office:value-type="float" office:value="0.04696105">
                <text:p>0.0469610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3382">
                <text:p>0.07053382</text:p>
              </table:table-cell>
              <table:table-cell office:value-type="float" office:value="0.06573492">
                <text:p>0.0657349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59633">
                <text:p>0.08759633</text:p>
              </table:table-cell>
              <table:table-cell office:value-type="float" office:value="0.08189946">
                <text:p>0.081899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173">
                <text:p>0.03126173</text:p>
              </table:table-cell>
              <table:table-cell office:value-type="float" office:value="0.02861607">
                <text:p>0.0286160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4404">
                <text:p>0.05074404</text:p>
              </table:table-cell>
              <table:table-cell office:value-type="float" office:value="0.04679193">
                <text:p>0.0467919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3382">
                <text:p>0.07053382</text:p>
              </table:table-cell>
              <table:table-cell office:value-type="float" office:value="0.06567172">
                <text:p>0.0656717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6848">
                <text:p>0.08556848</text:p>
              </table:table-cell>
              <table:table-cell office:value-type="float" office:value="0.0820386">
                <text:p>0.08203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173">
                <text:p>0.03126173</text:p>
              </table:table-cell>
              <table:table-cell office:value-type="float" office:value="0.02827102">
                <text:p>0.0282710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4404">
                <text:p>0.05074404</text:p>
              </table:table-cell>
              <table:table-cell office:value-type="float" office:value="0.047161">
                <text:p>0.04716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3382">
                <text:p>0.07053382</text:p>
              </table:table-cell>
              <table:table-cell office:value-type="float" office:value="0.06526699">
                <text:p>0.0652669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6848">
                <text:p>0.08556848</text:p>
              </table:table-cell>
              <table:table-cell office:value-type="float" office:value="0.08194642">
                <text:p>0.081946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75092">
                <text:p>0.03075092</text:p>
              </table:table-cell>
              <table:table-cell office:value-type="float" office:value="0.02851504">
                <text:p>0.0285150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4404">
                <text:p>0.05074404</text:p>
              </table:table-cell>
              <table:table-cell office:value-type="float" office:value="0.04721534">
                <text:p>0.0472153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08681">
                <text:p>0.06908681</text:p>
              </table:table-cell>
              <table:table-cell office:value-type="float" office:value="0.06518605">
                <text:p>0.0651860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61316">
                <text:p>0.08461316</text:p>
              </table:table-cell>
              <table:table-cell office:value-type="float" office:value="0.08185148">
                <text:p>0.08185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75092">
                <text:p>0.03075092</text:p>
              </table:table-cell>
              <table:table-cell office:value-type="float" office:value="0.02903954">
                <text:p>0.0290395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8806">
                <text:p>0.04978806</text:p>
              </table:table-cell>
              <table:table-cell office:value-type="float" office:value="0.04753362">
                <text:p>0.0475336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08681">
                <text:p>0.06908681</text:p>
              </table:table-cell>
              <table:table-cell office:value-type="float" office:value="0.065319">
                <text:p>0.06531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74439">
                <text:p>0.08374439</text:p>
              </table:table-cell>
              <table:table-cell office:value-type="float" office:value="0.08157236">
                <text:p>0.081572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58549">
                <text:p>0.03058549</text:p>
              </table:table-cell>
              <table:table-cell office:value-type="float" office:value="0.02907038">
                <text:p>0.0290703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8806">
                <text:p>0.04978806</text:p>
              </table:table-cell>
              <table:table-cell office:value-type="float" office:value="0.04788627">
                <text:p>0.0478862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08681">
                <text:p>0.06908681</text:p>
              </table:table-cell>
              <table:table-cell office:value-type="float" office:value="0.06514985">
                <text:p>0.0651498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74439">
                <text:p>0.08374439</text:p>
              </table:table-cell>
              <table:table-cell office:value-type="float" office:value="0.08142605">
                <text:p>0.081426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35916">
                <text:p>0.03035916</text:p>
              </table:table-cell>
              <table:table-cell office:value-type="float" office:value="0.0288595">
                <text:p>0.028859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8806">
                <text:p>0.04978806</text:p>
              </table:table-cell>
              <table:table-cell office:value-type="float" office:value="0.04819422">
                <text:p>0.0481942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91926">
                <text:p>0.06791926</text:p>
              </table:table-cell>
              <table:table-cell office:value-type="float" office:value="0.06505251">
                <text:p>0.0650525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231463">
                <text:p>0.08231463</text:p>
              </table:table-cell>
              <table:table-cell office:value-type="float" office:value="0.08124037">
                <text:p>0.08124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35916">
                <text:p>0.03035916</text:p>
              </table:table-cell>
              <table:table-cell office:value-type="float" office:value="0.02882923">
                <text:p>0.0288292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045">
                <text:p>0.049045</text:p>
              </table:table-cell>
              <table:table-cell office:value-type="float" office:value="0.04809148">
                <text:p>0.0480914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91926">
                <text:p>0.06791926</text:p>
              </table:table-cell>
              <table:table-cell office:value-type="float" office:value="0.0649984">
                <text:p>0.064998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231463">
                <text:p>0.08231463</text:p>
              </table:table-cell>
              <table:table-cell office:value-type="float" office:value="0.08106405">
                <text:p>0.081064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2732">
                <text:p>0.03012732</text:p>
              </table:table-cell>
              <table:table-cell office:value-type="float" office:value="0.02897648">
                <text:p>0.0289764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045">
                <text:p>0.049045</text:p>
              </table:table-cell>
              <table:table-cell office:value-type="float" office:value="0.04767945">
                <text:p>0.0476794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13577">
                <text:p>0.06713577</text:p>
              </table:table-cell>
              <table:table-cell office:value-type="float" office:value="0.06525337">
                <text:p>0.0652533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78634">
                <text:p>0.08178634</text:p>
              </table:table-cell>
              <table:table-cell office:value-type="float" office:value="0.0814999">
                <text:p>0.0814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2732">
                <text:p>0.03012732</text:p>
              </table:table-cell>
              <table:table-cell office:value-type="float" office:value="0.02907908">
                <text:p>0.0290790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58408">
                <text:p>0.04858408</text:p>
              </table:table-cell>
              <table:table-cell office:value-type="float" office:value="0.04762916">
                <text:p>0.0476291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13577">
                <text:p>0.06713577</text:p>
              </table:table-cell>
              <table:table-cell office:value-type="float" office:value="0.06524942">
                <text:p>0.065249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41246">
                <text:p>0.08141246</text:p>
              </table:table-cell>
              <table:table-cell office:value-type="float" office:value="0.08196009">
                <text:p>0.081960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2363">
                <text:p>0.03012363</text:p>
              </table:table-cell>
              <table:table-cell office:value-type="float" office:value="0.02896046">
                <text:p>0.0289604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58408">
                <text:p>0.04858408</text:p>
              </table:table-cell>
              <table:table-cell office:value-type="float" office:value="0.04795711">
                <text:p>0.047957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13577">
                <text:p>0.06713577</text:p>
              </table:table-cell>
              <table:table-cell office:value-type="float" office:value="0.06501924">
                <text:p>0.0650192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41246">
                <text:p>0.08141246</text:p>
              </table:table-cell>
              <table:table-cell office:value-type="float" office:value="0.08201402">
                <text:p>0.082014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0674">
                <text:p>0.0300674</text:p>
              </table:table-cell>
              <table:table-cell office:value-type="float" office:value="0.02915003">
                <text:p>0.0291500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60479">
                <text:p>0.04860479</text:p>
              </table:table-cell>
              <table:table-cell office:value-type="float" office:value="0.04781663">
                <text:p>0.0478166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80459">
                <text:p>0.06680459</text:p>
              </table:table-cell>
              <table:table-cell office:value-type="float" office:value="0.06511039">
                <text:p>0.0651103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136">
                <text:p>0.0811136</text:p>
              </table:table-cell>
              <table:table-cell office:value-type="float" office:value="0.0819702">
                <text:p>0.0819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0674">
                <text:p>0.0300674</text:p>
              </table:table-cell>
              <table:table-cell office:value-type="float" office:value="0.02924203">
                <text:p>0.0292420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45491">
                <text:p>0.04845491</text:p>
              </table:table-cell>
              <table:table-cell office:value-type="float" office:value="0.04783861">
                <text:p>0.0478386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80459">
                <text:p>0.06680459</text:p>
              </table:table-cell>
              <table:table-cell office:value-type="float" office:value="0.06506257">
                <text:p>0.0650625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136">
                <text:p>0.0811136</text:p>
              </table:table-cell>
              <table:table-cell office:value-type="float" office:value="0.08194863">
                <text:p>0.081948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6885">
                <text:p>0.03016885</text:p>
              </table:table-cell>
              <table:table-cell office:value-type="float" office:value="0.02963616">
                <text:p>0.0296361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45491">
                <text:p>0.04845491</text:p>
              </table:table-cell>
              <table:table-cell office:value-type="float" office:value="0.04777458">
                <text:p>0.0477745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90787">
                <text:p>0.06690787</text:p>
              </table:table-cell>
              <table:table-cell office:value-type="float" office:value="0.0651146">
                <text:p>0.065114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1136">
                <text:p>0.0811136</text:p>
              </table:table-cell>
              <table:table-cell office:value-type="float" office:value="0.08194519">
                <text:p>0.081945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6885">
                <text:p>0.03016885</text:p>
              </table:table-cell>
              <table:table-cell office:value-type="float" office:value="0.02942655">
                <text:p>0.0294265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63559">
                <text:p>0.04863559</text:p>
              </table:table-cell>
              <table:table-cell office:value-type="float" office:value="0.04791084">
                <text:p>0.0479108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90787">
                <text:p>0.06690787</text:p>
              </table:table-cell>
              <table:table-cell office:value-type="float" office:value="0.06497832">
                <text:p>0.0649783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41157">
                <text:p>0.08141157</text:p>
              </table:table-cell>
              <table:table-cell office:value-type="float" office:value="0.08190526">
                <text:p>0.081905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16885">
                <text:p>0.03016885</text:p>
              </table:table-cell>
              <table:table-cell office:value-type="float" office:value="0.02956077">
                <text:p>0.0295607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63559">
                <text:p>0.04863559</text:p>
              </table:table-cell>
              <table:table-cell office:value-type="float" office:value="0.0477343">
                <text:p>0.047734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690787">
                <text:p>0.06690787</text:p>
              </table:table-cell>
              <table:table-cell office:value-type="float" office:value="0.0646488">
                <text:p>0.064648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141157">
                <text:p>0.08141157</text:p>
              </table:table-cell>
              <table:table-cell office:value-type="float" office:value="0.08233557">
                <text:p>0.082335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39859">
                <text:p>0.03039859</text:p>
              </table:table-cell>
              <table:table-cell office:value-type="float" office:value="0.02928128">
                <text:p>0.029281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863559">
                <text:p>0.04863559</text:p>
              </table:table-cell>
              <table:table-cell office:value-type="float" office:value="0.04817428">
                <text:p>0.0481742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41922">
                <text:p>0.06741922</text:p>
              </table:table-cell>
              <table:table-cell office:value-type="float" office:value="0.06421916">
                <text:p>0.0642191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220652">
                <text:p>0.08220652</text:p>
              </table:table-cell>
              <table:table-cell office:value-type="float" office:value="0.08270656">
                <text:p>0.08270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39859">
                <text:p>0.03039859</text:p>
              </table:table-cell>
              <table:table-cell office:value-type="float" office:value="0.02920102">
                <text:p>0.0292010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07656">
                <text:p>0.04907656</text:p>
              </table:table-cell>
              <table:table-cell office:value-type="float" office:value="0.04821524">
                <text:p>0.0482152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41922">
                <text:p>0.06741922</text:p>
              </table:table-cell>
              <table:table-cell office:value-type="float" office:value="0.06417896">
                <text:p>0.0641789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220652">
                <text:p>0.08220652</text:p>
              </table:table-cell>
              <table:table-cell office:value-type="float" office:value="0.08306952">
                <text:p>0.083069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56365">
                <text:p>0.03056365</text:p>
              </table:table-cell>
              <table:table-cell office:value-type="float" office:value="0.02916182">
                <text:p>0.0291618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07656">
                <text:p>0.04907656</text:p>
              </table:table-cell>
              <table:table-cell office:value-type="float" office:value="0.04826728">
                <text:p>0.0482672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782674">
                <text:p>0.06782674</text:p>
              </table:table-cell>
              <table:table-cell office:value-type="float" office:value="0.06415854">
                <text:p>0.0641585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220652">
                <text:p>0.08220652</text:p>
              </table:table-cell>
              <table:table-cell office:value-type="float" office:value="0.08291695">
                <text:p>0.082916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72661">
                <text:p>0.03072661</text:p>
              </table:table-cell>
              <table:table-cell office:value-type="float" office:value="0.02924002">
                <text:p>0.0292400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0451">
                <text:p>0.04970451</text:p>
              </table:table-cell>
              <table:table-cell office:value-type="float" office:value="0.04851041">
                <text:p>0.0485104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22608">
                <text:p>0.06822608</text:p>
              </table:table-cell>
              <table:table-cell office:value-type="float" office:value="0.06393639">
                <text:p>0.0639363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36996">
                <text:p>0.08336996</text:p>
              </table:table-cell>
              <table:table-cell office:value-type="float" office:value="0.08332878">
                <text:p>0.083328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72661">
                <text:p>0.03072661</text:p>
              </table:table-cell>
              <table:table-cell office:value-type="float" office:value="0.029139">
                <text:p>0.02913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0451">
                <text:p>0.04970451</text:p>
              </table:table-cell>
              <table:table-cell office:value-type="float" office:value="0.04859316">
                <text:p>0.0485931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22608">
                <text:p>0.06822608</text:p>
              </table:table-cell>
              <table:table-cell office:value-type="float" office:value="0.06423937">
                <text:p>0.0642393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36996">
                <text:p>0.08336996</text:p>
              </table:table-cell>
              <table:table-cell office:value-type="float" office:value="0.08294604">
                <text:p>0.082946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8707">
                <text:p>0.03108707</text:p>
              </table:table-cell>
              <table:table-cell office:value-type="float" office:value="0.02919552">
                <text:p>0.0291955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70451">
                <text:p>0.04970451</text:p>
              </table:table-cell>
              <table:table-cell office:value-type="float" office:value="0.04851235">
                <text:p>0.0485123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20162">
                <text:p>0.06920162</text:p>
              </table:table-cell>
              <table:table-cell office:value-type="float" office:value="0.0644042">
                <text:p>0.06440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36996">
                <text:p>0.08336996</text:p>
              </table:table-cell>
              <table:table-cell office:value-type="float" office:value="0.08262612">
                <text:p>0.08262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8707">
                <text:p>0.03108707</text:p>
              </table:table-cell>
              <table:table-cell office:value-type="float" office:value="0.0293936">
                <text:p>0.029393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42905">
                <text:p>0.05042905</text:p>
              </table:table-cell>
              <table:table-cell office:value-type="float" office:value="0.04858809">
                <text:p>0.0485880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20162">
                <text:p>0.06920162</text:p>
              </table:table-cell>
              <table:table-cell office:value-type="float" office:value="0.06480903">
                <text:p>0.0648090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71868">
                <text:p>0.08471868</text:p>
              </table:table-cell>
              <table:table-cell office:value-type="float" office:value="0.08229545">
                <text:p>0.082295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5303">
                <text:p>0.03125303</text:p>
              </table:table-cell>
              <table:table-cell office:value-type="float" office:value="0.02961188">
                <text:p>0.0296118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42905">
                <text:p>0.05042905</text:p>
              </table:table-cell>
              <table:table-cell office:value-type="float" office:value="0.04860879">
                <text:p>0.0486087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69805">
                <text:p>0.06969805</text:p>
              </table:table-cell>
              <table:table-cell office:value-type="float" office:value="0.06458385">
                <text:p>0.0645838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71868">
                <text:p>0.08471868</text:p>
              </table:table-cell>
              <table:table-cell office:value-type="float" office:value="0.08200517">
                <text:p>0.08200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3977">
                <text:p>0.03143977</text:p>
              </table:table-cell>
              <table:table-cell office:value-type="float" office:value="0.02987868">
                <text:p>0.0298786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5654">
                <text:p>0.05115654</text:p>
              </table:table-cell>
              <table:table-cell office:value-type="float" office:value="0.04862602">
                <text:p>0.0486260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1696">
                <text:p>0.07021696</text:p>
              </table:table-cell>
              <table:table-cell office:value-type="float" office:value="0.06464522">
                <text:p>0.0646452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8264">
                <text:p>0.08608264</text:p>
              </table:table-cell>
              <table:table-cell office:value-type="float" office:value="0.08229177">
                <text:p>0.082291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3977">
                <text:p>0.03143977</text:p>
              </table:table-cell>
              <table:table-cell office:value-type="float" office:value="0.02972892">
                <text:p>0.0297289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5654">
                <text:p>0.05115654</text:p>
              </table:table-cell>
              <table:table-cell office:value-type="float" office:value="0.0485795">
                <text:p>0.048579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1696">
                <text:p>0.07021696</text:p>
              </table:table-cell>
              <table:table-cell office:value-type="float" office:value="0.06493111">
                <text:p>0.0649311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8264">
                <text:p>0.08608264</text:p>
              </table:table-cell>
              <table:table-cell office:value-type="float" office:value="0.08242005">
                <text:p>0.08242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73194">
                <text:p>0.03173194</text:p>
              </table:table-cell>
              <table:table-cell office:value-type="float" office:value="0.02983883">
                <text:p>0.0298388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42205">
                <text:p>0.05142205</text:p>
              </table:table-cell>
              <table:table-cell office:value-type="float" office:value="0.04869367">
                <text:p>0.0486936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13092">
                <text:p>0.07113092</text:p>
              </table:table-cell>
              <table:table-cell office:value-type="float" office:value="0.06491567">
                <text:p>0.0649156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63245">
                <text:p>0.08663245</text:p>
              </table:table-cell>
              <table:table-cell office:value-type="float" office:value="0.0828733">
                <text:p>0.08287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73194">
                <text:p>0.03173194</text:p>
              </table:table-cell>
              <table:table-cell office:value-type="float" office:value="0.02963545">
                <text:p>0.0296354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77373">
                <text:p>0.05177373</text:p>
              </table:table-cell>
              <table:table-cell office:value-type="float" office:value="0.04865976">
                <text:p>0.0486597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13092">
                <text:p>0.07113092</text:p>
              </table:table-cell>
              <table:table-cell office:value-type="float" office:value="0.0647419">
                <text:p>0.064741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27074">
                <text:p>0.08727074</text:p>
              </table:table-cell>
              <table:table-cell office:value-type="float" office:value="0.0831275">
                <text:p>0.08312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227">
                <text:p>0.0318227</text:p>
              </table:table-cell>
              <table:table-cell office:value-type="float" office:value="0.02959197">
                <text:p>0.0295919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77373">
                <text:p>0.05177373</text:p>
              </table:table-cell>
              <table:table-cell office:value-type="float" office:value="0.04863971">
                <text:p>0.0486397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46955">
                <text:p>0.07146955</text:p>
              </table:table-cell>
              <table:table-cell office:value-type="float" office:value="0.0649307">
                <text:p>0.064930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27074">
                <text:p>0.08727074</text:p>
              </table:table-cell>
              <table:table-cell office:value-type="float" office:value="0.08300079">
                <text:p>0.08300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9356">
                <text:p>0.0319356</text:p>
              </table:table-cell>
              <table:table-cell office:value-type="float" office:value="0.02990664">
                <text:p>0.0299066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93994">
                <text:p>0.05193994</text:p>
              </table:table-cell>
              <table:table-cell office:value-type="float" office:value="0.0485539">
                <text:p>0.048553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8401">
                <text:p>0.0718401</text:p>
              </table:table-cell>
              <table:table-cell office:value-type="float" office:value="0.06510894">
                <text:p>0.0651089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16673">
                <text:p>0.08816673</text:p>
              </table:table-cell>
              <table:table-cell office:value-type="float" office:value="0.08305553">
                <text:p>0.083055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9356">
                <text:p>0.0319356</text:p>
              </table:table-cell>
              <table:table-cell office:value-type="float" office:value="0.0299294">
                <text:p>0.029929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22675">
                <text:p>0.05222675</text:p>
              </table:table-cell>
              <table:table-cell office:value-type="float" office:value="0.04855814">
                <text:p>0.0485581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8401">
                <text:p>0.0718401</text:p>
              </table:table-cell>
              <table:table-cell office:value-type="float" office:value="0.06518987">
                <text:p>0.0651898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16673">
                <text:p>0.08816673</text:p>
              </table:table-cell>
              <table:table-cell office:value-type="float" office:value="0.08375903">
                <text:p>0.083759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97591">
                <text:p>0.03197591</text:p>
              </table:table-cell>
              <table:table-cell office:value-type="float" office:value="0.03002695">
                <text:p>0.0300269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22675">
                <text:p>0.05222675</text:p>
              </table:table-cell>
              <table:table-cell office:value-type="float" office:value="0.04852142">
                <text:p>0.0485214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04092">
                <text:p>0.07204092</text:p>
              </table:table-cell>
              <table:table-cell office:value-type="float" office:value="0.06549558">
                <text:p>0.0654955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16673">
                <text:p>0.08816673</text:p>
              </table:table-cell>
              <table:table-cell office:value-type="float" office:value="0.08401717">
                <text:p>0.08401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02669">
                <text:p>0.03202669</text:p>
              </table:table-cell>
              <table:table-cell office:value-type="float" office:value="0.03024273">
                <text:p>0.0302427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47096">
                <text:p>0.05247096</text:p>
              </table:table-cell>
              <table:table-cell office:value-type="float" office:value="0.04866166">
                <text:p>0.0486616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27572">
                <text:p>0.07227572</text:p>
              </table:table-cell>
              <table:table-cell office:value-type="float" office:value="0.06545042">
                <text:p>0.065450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6629">
                <text:p>0.0886629</text:p>
              </table:table-cell>
              <table:table-cell office:value-type="float" office:value="0.08450301">
                <text:p>0.08450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01516">
                <text:p>0.03201516</text:p>
              </table:table-cell>
              <table:table-cell office:value-type="float" office:value="0.03016385">
                <text:p>0.0301638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47096">
                <text:p>0.05247096</text:p>
              </table:table-cell>
              <table:table-cell office:value-type="float" office:value="0.04869522">
                <text:p>0.0486952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27572">
                <text:p>0.07227572</text:p>
              </table:table-cell>
              <table:table-cell office:value-type="float" office:value="0.06564011">
                <text:p>0.0656401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6629">
                <text:p>0.0886629</text:p>
              </table:table-cell>
              <table:table-cell office:value-type="float" office:value="0.08486877">
                <text:p>0.084868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00971">
                <text:p>0.03200971</text:p>
              </table:table-cell>
              <table:table-cell office:value-type="float" office:value="0.03008217">
                <text:p>0.0300821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42187">
                <text:p>0.05242187</text:p>
              </table:table-cell>
              <table:table-cell office:value-type="float" office:value="0.04905062">
                <text:p>0.0490506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40091">
                <text:p>0.07240091</text:p>
              </table:table-cell>
              <table:table-cell office:value-type="float" office:value="0.06544121">
                <text:p>0.0654412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61934">
                <text:p>0.08861934</text:p>
              </table:table-cell>
              <table:table-cell office:value-type="float" office:value="0.08432101">
                <text:p>0.084321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200971">
                <text:p>0.03200971</text:p>
              </table:table-cell>
              <table:table-cell office:value-type="float" office:value="0.03031458">
                <text:p>0.0303145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4912">
                <text:p>0.0524912</text:p>
              </table:table-cell>
              <table:table-cell office:value-type="float" office:value="0.04923459">
                <text:p>0.049234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40091">
                <text:p>0.07240091</text:p>
              </table:table-cell>
              <table:table-cell office:value-type="float" office:value="0.06565708">
                <text:p>0.0656570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74075">
                <text:p>0.08874075</text:p>
              </table:table-cell>
              <table:table-cell office:value-type="float" office:value="0.08422008">
                <text:p>0.08422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95312">
                <text:p>0.03195312</text:p>
              </table:table-cell>
              <table:table-cell office:value-type="float" office:value="0.03045082">
                <text:p>0.0304508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4912">
                <text:p>0.0524912</text:p>
              </table:table-cell>
              <table:table-cell office:value-type="float" office:value="0.04948174">
                <text:p>0.0494817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30651">
                <text:p>0.07230651</text:p>
              </table:table-cell>
              <table:table-cell office:value-type="float" office:value="0.06564602">
                <text:p>0.0656460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74075">
                <text:p>0.08874075</text:p>
              </table:table-cell>
              <table:table-cell office:value-type="float" office:value="0.08437547">
                <text:p>0.084375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9785">
                <text:p>0.03189785</text:p>
              </table:table-cell>
              <table:table-cell office:value-type="float" office:value="0.03024143">
                <text:p>0.0302414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35286">
                <text:p>0.05235286</text:p>
              </table:table-cell>
              <table:table-cell office:value-type="float" office:value="0.04952014">
                <text:p>0.0495201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23971">
                <text:p>0.07223971</text:p>
              </table:table-cell>
              <table:table-cell office:value-type="float" office:value="0.06570585">
                <text:p>0.0657058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41149">
                <text:p>0.08841149</text:p>
              </table:table-cell>
              <table:table-cell office:value-type="float" office:value="0.08416003">
                <text:p>0.08416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1336">
                <text:p>0.03181336</text:p>
              </table:table-cell>
              <table:table-cell office:value-type="float" office:value="0.03041532">
                <text:p>0.0304153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31339">
                <text:p>0.05231339</text:p>
              </table:table-cell>
              <table:table-cell office:value-type="float" office:value="0.04935538">
                <text:p>0.0493553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02164">
                <text:p>0.07202164</text:p>
              </table:table-cell>
              <table:table-cell office:value-type="float" office:value="0.06600078">
                <text:p>0.0660007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41149">
                <text:p>0.08841149</text:p>
              </table:table-cell>
              <table:table-cell office:value-type="float" office:value="0.0843049">
                <text:p>0.0843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81336">
                <text:p>0.03181336</text:p>
              </table:table-cell>
              <table:table-cell office:value-type="float" office:value="0.03041328">
                <text:p>0.030413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210755">
                <text:p>0.05210755</text:p>
              </table:table-cell>
              <table:table-cell office:value-type="float" office:value="0.04931195">
                <text:p>0.0493119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202164">
                <text:p>0.07202164</text:p>
              </table:table-cell>
              <table:table-cell office:value-type="float" office:value="0.06579666">
                <text:p>0.0657966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804391">
                <text:p>0.08804391</text:p>
              </table:table-cell>
              <table:table-cell office:value-type="float" office:value="0.08425095">
                <text:p>0.08425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71154">
                <text:p>0.03171154</text:p>
              </table:table-cell>
              <table:table-cell office:value-type="float" office:value="0.03061774">
                <text:p>0.0306177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97107">
                <text:p>0.05197107</text:p>
              </table:table-cell>
              <table:table-cell office:value-type="float" office:value="0.04912012">
                <text:p>0.0491201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82556">
                <text:p>0.07182556</text:p>
              </table:table-cell>
              <table:table-cell office:value-type="float" office:value="0.06576923">
                <text:p>0.0657692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79508">
                <text:p>0.08779508</text:p>
              </table:table-cell>
              <table:table-cell office:value-type="float" office:value="0.0842065">
                <text:p>0.0842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1104">
                <text:p>0.03161104</text:p>
              </table:table-cell>
              <table:table-cell office:value-type="float" office:value="0.03060727">
                <text:p>0.0306072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97107">
                <text:p>0.05197107</text:p>
              </table:table-cell>
              <table:table-cell office:value-type="float" office:value="0.04922363">
                <text:p>0.0492236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52937">
                <text:p>0.07152937</text:p>
              </table:table-cell>
              <table:table-cell office:value-type="float" office:value="0.06631927">
                <text:p>0.0663192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79508">
                <text:p>0.08779508</text:p>
              </table:table-cell>
              <table:table-cell office:value-type="float" office:value="0.08354993">
                <text:p>0.083549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9576">
                <text:p>0.03149576</text:p>
              </table:table-cell>
              <table:table-cell office:value-type="float" office:value="0.03077209">
                <text:p>0.0307720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7404">
                <text:p>0.0517404</text:p>
              </table:table-cell>
              <table:table-cell office:value-type="float" office:value="0.04922065">
                <text:p>0.0492206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4663">
                <text:p>0.07124663</text:p>
              </table:table-cell>
              <table:table-cell office:value-type="float" office:value="0.06604525">
                <text:p>0.0660452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97104">
                <text:p>0.08697104</text:p>
              </table:table-cell>
              <table:table-cell office:value-type="float" office:value="0.0833306">
                <text:p>0.08333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9576">
                <text:p>0.03149576</text:p>
              </table:table-cell>
              <table:table-cell office:value-type="float" office:value="0.03072509">
                <text:p>0.0307250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3775">
                <text:p>0.05153775</text:p>
              </table:table-cell>
              <table:table-cell office:value-type="float" office:value="0.0488413">
                <text:p>0.048841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4663">
                <text:p>0.07124663</text:p>
              </table:table-cell>
              <table:table-cell office:value-type="float" office:value="0.06612647">
                <text:p>0.0661264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97104">
                <text:p>0.08697104</text:p>
              </table:table-cell>
              <table:table-cell office:value-type="float" office:value="0.08302882">
                <text:p>0.083028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9501">
                <text:p>0.03139501</text:p>
              </table:table-cell>
              <table:table-cell office:value-type="float" office:value="0.03051362">
                <text:p>0.0305136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058">
                <text:p>0.0513058</text:p>
              </table:table-cell>
              <table:table-cell office:value-type="float" office:value="0.04863244">
                <text:p>0.048632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92161">
                <text:p>0.07092161</text:p>
              </table:table-cell>
              <table:table-cell office:value-type="float" office:value="0.06620051">
                <text:p>0.0662005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50004">
                <text:p>0.08650004</text:p>
              </table:table-cell>
              <table:table-cell office:value-type="float" office:value="0.08289579">
                <text:p>0.08289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724">
                <text:p>0.0312724</text:p>
              </table:table-cell>
              <table:table-cell office:value-type="float" office:value="0.03017529">
                <text:p>0.0301752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6461">
                <text:p>0.05106461</text:p>
              </table:table-cell>
              <table:table-cell office:value-type="float" office:value="0.04875849">
                <text:p>0.0487584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0935">
                <text:p>0.07060935</text:p>
              </table:table-cell>
              <table:table-cell office:value-type="float" office:value="0.06630043">
                <text:p>0.0663004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5811">
                <text:p>0.08605811</text:p>
              </table:table-cell>
              <table:table-cell office:value-type="float" office:value="0.08297629">
                <text:p>0.082976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872">
                <text:p>0.0311872</text:p>
              </table:table-cell>
              <table:table-cell office:value-type="float" office:value="0.02991708">
                <text:p>0.0299170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6461">
                <text:p>0.05106461</text:p>
              </table:table-cell>
              <table:table-cell office:value-type="float" office:value="0.04898866">
                <text:p>0.0489886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0269">
                <text:p>0.07030269</text:p>
              </table:table-cell>
              <table:table-cell office:value-type="float" office:value="0.06665094">
                <text:p>0.0666509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5811">
                <text:p>0.08605811</text:p>
              </table:table-cell>
              <table:table-cell office:value-type="float" office:value="0.08332552">
                <text:p>0.08332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7424">
                <text:p>0.03107424</text:p>
              </table:table-cell>
              <table:table-cell office:value-type="float" office:value="0.03001721">
                <text:p>0.0300172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6588">
                <text:p>0.05086588</text:p>
              </table:table-cell>
              <table:table-cell office:value-type="float" office:value="0.04882537">
                <text:p>0.0488253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9744">
                <text:p>0.06999744</text:p>
              </table:table-cell>
              <table:table-cell office:value-type="float" office:value="0.06669395">
                <text:p>0.0666939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4203">
                <text:p>0.08564203</text:p>
              </table:table-cell>
              <table:table-cell office:value-type="float" office:value="0.08334574">
                <text:p>0.083345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136">
                <text:p>0.0310136</text:p>
              </table:table-cell>
              <table:table-cell office:value-type="float" office:value="0.02965202">
                <text:p>0.0296520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2475">
                <text:p>0.05062475</text:p>
              </table:table-cell>
              <table:table-cell office:value-type="float" office:value="0.04901554">
                <text:p>0.0490155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9744">
                <text:p>0.06999744</text:p>
              </table:table-cell>
              <table:table-cell office:value-type="float" office:value="0.06695898">
                <text:p>0.0669589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20737">
                <text:p>0.08520737</text:p>
              </table:table-cell>
              <table:table-cell office:value-type="float" office:value="0.08308518">
                <text:p>0.08308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136">
                <text:p>0.0310136</text:p>
              </table:table-cell>
              <table:table-cell office:value-type="float" office:value="0.02973983">
                <text:p>0.0297398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2475">
                <text:p>0.05062475</text:p>
              </table:table-cell>
              <table:table-cell office:value-type="float" office:value="0.04861407">
                <text:p>0.0486140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74279">
                <text:p>0.06974279</text:p>
              </table:table-cell>
              <table:table-cell office:value-type="float" office:value="0.06670937">
                <text:p>0.0667093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20737">
                <text:p>0.08520737</text:p>
              </table:table-cell>
              <table:table-cell office:value-type="float" office:value="0.08313434">
                <text:p>0.083134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93164">
                <text:p>0.03093164</text:p>
              </table:table-cell>
              <table:table-cell office:value-type="float" office:value="0.02962875">
                <text:p>0.0296287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27132">
                <text:p>0.05027132</text:p>
              </table:table-cell>
              <table:table-cell office:value-type="float" office:value="0.04856847">
                <text:p>0.0485684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48807">
                <text:p>0.06948807</text:p>
              </table:table-cell>
              <table:table-cell office:value-type="float" office:value="0.06648097">
                <text:p>0.066480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51373">
                <text:p>0.08451373</text:p>
              </table:table-cell>
              <table:table-cell office:value-type="float" office:value="0.0833223">
                <text:p>0.08332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90144">
                <text:p>0.03090144</text:p>
              </table:table-cell>
              <table:table-cell office:value-type="float" office:value="0.02974101">
                <text:p>0.0297410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27132">
                <text:p>0.05027132</text:p>
              </table:table-cell>
              <table:table-cell office:value-type="float" office:value="0.0485821">
                <text:p>0.048582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31176">
                <text:p>0.06931176</text:p>
              </table:table-cell>
              <table:table-cell office:value-type="float" office:value="0.06661897">
                <text:p>0.066618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51373">
                <text:p>0.08451373</text:p>
              </table:table-cell>
              <table:table-cell office:value-type="float" office:value="0.08324924">
                <text:p>0.083249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5612">
                <text:p>0.03085612</text:p>
              </table:table-cell>
              <table:table-cell office:value-type="float" office:value="0.03004553">
                <text:p>0.0300455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19678">
                <text:p>0.05019678</text:p>
              </table:table-cell>
              <table:table-cell office:value-type="float" office:value="0.04848503">
                <text:p>0.048485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13122">
                <text:p>0.06913122</text:p>
              </table:table-cell>
              <table:table-cell office:value-type="float" office:value="0.06678044">
                <text:p>0.0667804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32455">
                <text:p>0.08432455</text:p>
              </table:table-cell>
              <table:table-cell office:value-type="float" office:value="0.08315084">
                <text:p>0.083150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5612">
                <text:p>0.03085612</text:p>
              </table:table-cell>
              <table:table-cell office:value-type="float" office:value="0.02988844">
                <text:p>0.0298884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04585">
                <text:p>0.05004585</text:p>
              </table:table-cell>
              <table:table-cell office:value-type="float" office:value="0.04868187">
                <text:p>0.0486818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13122">
                <text:p>0.06913122</text:p>
              </table:table-cell>
              <table:table-cell office:value-type="float" office:value="0.06661478">
                <text:p>0.0666147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04193">
                <text:p>0.08404193</text:p>
              </table:table-cell>
              <table:table-cell office:value-type="float" office:value="0.08341515">
                <text:p>0.083415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5764">
                <text:p>0.03085764</text:p>
              </table:table-cell>
              <table:table-cell office:value-type="float" office:value="0.02971424">
                <text:p>0.0297142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0425">
                <text:p>0.0500425</text:p>
              </table:table-cell>
              <table:table-cell office:value-type="float" office:value="0.04835743">
                <text:p>0.0483574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04543">
                <text:p>0.06904543</text:p>
              </table:table-cell>
              <table:table-cell office:value-type="float" office:value="0.06660442">
                <text:p>0.066604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8691">
                <text:p>0.08398691</text:p>
              </table:table-cell>
              <table:table-cell office:value-type="float" office:value="0.08333902">
                <text:p>0.08333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5241">
                <text:p>0.03085241</text:p>
              </table:table-cell>
              <table:table-cell office:value-type="float" office:value="0.02967893">
                <text:p>0.0296789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0425">
                <text:p>0.0500425</text:p>
              </table:table-cell>
              <table:table-cell office:value-type="float" office:value="0.04821871">
                <text:p>0.0482187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96167">
                <text:p>0.06896167</text:p>
              </table:table-cell>
              <table:table-cell office:value-type="float" office:value="0.06663157">
                <text:p>0.0666315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8691">
                <text:p>0.08398691</text:p>
              </table:table-cell>
              <table:table-cell office:value-type="float" office:value="0.08339633">
                <text:p>0.083396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8389">
                <text:p>0.03088389</text:p>
              </table:table-cell>
              <table:table-cell office:value-type="float" office:value="0.02984609">
                <text:p>0.0298460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4995795">
                <text:p>0.04995795</text:p>
              </table:table-cell>
              <table:table-cell office:value-type="float" office:value="0.04850002">
                <text:p>0.0485000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97967">
                <text:p>0.06897967</text:p>
              </table:table-cell>
              <table:table-cell office:value-type="float" office:value="0.0668787">
                <text:p>0.066878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83302">
                <text:p>0.08383302</text:p>
              </table:table-cell>
              <table:table-cell office:value-type="float" office:value="0.08323824">
                <text:p>0.08323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88389">
                <text:p>0.03088389</text:p>
              </table:table-cell>
              <table:table-cell office:value-type="float" office:value="0.02976962">
                <text:p>0.0297696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01365">
                <text:p>0.05001365</text:p>
              </table:table-cell>
              <table:table-cell office:value-type="float" office:value="0.04865359">
                <text:p>0.048653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97967">
                <text:p>0.06897967</text:p>
              </table:table-cell>
              <table:table-cell office:value-type="float" office:value="0.06700875">
                <text:p>0.0670087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2686">
                <text:p>0.08392686</text:p>
              </table:table-cell>
              <table:table-cell office:value-type="float" office:value="0.08339392">
                <text:p>0.083393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91384">
                <text:p>0.03091384</text:p>
              </table:table-cell>
              <table:table-cell office:value-type="float" office:value="0.02987661">
                <text:p>0.0298766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008">
                <text:p>0.050008</text:p>
              </table:table-cell>
              <table:table-cell office:value-type="float" office:value="0.0489498">
                <text:p>0.048949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899374">
                <text:p>0.06899374</text:p>
              </table:table-cell>
              <table:table-cell office:value-type="float" office:value="0.06695392">
                <text:p>0.0669539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036">
                <text:p>0.0839036</text:p>
              </table:table-cell>
              <table:table-cell office:value-type="float" office:value="0.08334388">
                <text:p>0.08334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096626">
                <text:p>0.03096626</text:p>
              </table:table-cell>
              <table:table-cell office:value-type="float" office:value="0.0296911">
                <text:p>0.029691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008">
                <text:p>0.050008</text:p>
              </table:table-cell>
              <table:table-cell office:value-type="float" office:value="0.04907452">
                <text:p>0.0490745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09033">
                <text:p>0.06909033</text:p>
              </table:table-cell>
              <table:table-cell office:value-type="float" office:value="0.06723133">
                <text:p>0.0672313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39036">
                <text:p>0.0839036</text:p>
              </table:table-cell>
              <table:table-cell office:value-type="float" office:value="0.08285652">
                <text:p>0.082856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2493">
                <text:p>0.03102493</text:p>
              </table:table-cell>
              <table:table-cell office:value-type="float" office:value="0.0298174">
                <text:p>0.029817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12455">
                <text:p>0.05012455</text:p>
              </table:table-cell>
              <table:table-cell office:value-type="float" office:value="0.04887668">
                <text:p>0.0488766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19896">
                <text:p>0.06919896</text:p>
              </table:table-cell>
              <table:table-cell office:value-type="float" office:value="0.06752085">
                <text:p>0.0675208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09379">
                <text:p>0.08409379</text:p>
              </table:table-cell>
              <table:table-cell office:value-type="float" office:value="0.08326451">
                <text:p>0.083264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9203">
                <text:p>0.03109203</text:p>
              </table:table-cell>
              <table:table-cell office:value-type="float" office:value="0.02976801">
                <text:p>0.0297680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18865">
                <text:p>0.05018865</text:p>
              </table:table-cell>
              <table:table-cell office:value-type="float" office:value="0.0488103">
                <text:p>0.04881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19896">
                <text:p>0.06919896</text:p>
              </table:table-cell>
              <table:table-cell office:value-type="float" office:value="0.06749945">
                <text:p>0.0674994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20252">
                <text:p>0.08420252</text:p>
              </table:table-cell>
              <table:table-cell office:value-type="float" office:value="0.08365258">
                <text:p>0.08365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09203">
                <text:p>0.03109203</text:p>
              </table:table-cell>
              <table:table-cell office:value-type="float" office:value="0.02972908">
                <text:p>0.0297290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32899">
                <text:p>0.05032899</text:p>
              </table:table-cell>
              <table:table-cell office:value-type="float" office:value="0.04879311">
                <text:p>0.048793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35744">
                <text:p>0.06935744</text:p>
              </table:table-cell>
              <table:table-cell office:value-type="float" office:value="0.06749442">
                <text:p>0.067494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47815">
                <text:p>0.08447815</text:p>
              </table:table-cell>
              <table:table-cell office:value-type="float" office:value="0.08358763">
                <text:p>0.08358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687">
                <text:p>0.0311687</text:p>
              </table:table-cell>
              <table:table-cell office:value-type="float" office:value="0.02943022">
                <text:p>0.0294302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32899">
                <text:p>0.05032899</text:p>
              </table:table-cell>
              <table:table-cell office:value-type="float" office:value="0.04878753">
                <text:p>0.0487875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52995">
                <text:p>0.06952995</text:p>
              </table:table-cell>
              <table:table-cell office:value-type="float" office:value="0.06742342">
                <text:p>0.0674234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67296">
                <text:p>0.08467296</text:p>
              </table:table-cell>
              <table:table-cell office:value-type="float" office:value="0.08367582">
                <text:p>0.083675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3555">
                <text:p>0.03123555</text:p>
              </table:table-cell>
              <table:table-cell office:value-type="float" office:value="0.02951946">
                <text:p>0.0295194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44796">
                <text:p>0.05044796</text:p>
              </table:table-cell>
              <table:table-cell office:value-type="float" office:value="0.0488234">
                <text:p>0.048823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72358">
                <text:p>0.06972358</text:p>
              </table:table-cell>
              <table:table-cell office:value-type="float" office:value="0.06774778">
                <text:p>0.0677477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67296">
                <text:p>0.08467296</text:p>
              </table:table-cell>
              <table:table-cell office:value-type="float" office:value="0.08392499">
                <text:p>0.083924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3555">
                <text:p>0.03123555</text:p>
              </table:table-cell>
              <table:table-cell office:value-type="float" office:value="0.02964581">
                <text:p>0.0296458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0718">
                <text:p>0.05060718</text:p>
              </table:table-cell>
              <table:table-cell office:value-type="float" office:value="0.04880359">
                <text:p>0.048803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72358">
                <text:p>0.06972358</text:p>
              </table:table-cell>
              <table:table-cell office:value-type="float" office:value="0.06783445">
                <text:p>0.0678344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498137">
                <text:p>0.08498137</text:p>
              </table:table-cell>
              <table:table-cell office:value-type="float" office:value="0.08389879">
                <text:p>0.083898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811">
                <text:p>0.0313811</text:p>
              </table:table-cell>
              <table:table-cell office:value-type="float" office:value="0.02998183">
                <text:p>0.0299818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5826">
                <text:p>0.05075826</text:p>
              </table:table-cell>
              <table:table-cell office:value-type="float" office:value="0.04883341">
                <text:p>0.0488334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4681">
                <text:p>0.07014681</text:p>
              </table:table-cell>
              <table:table-cell office:value-type="float" office:value="0.0677659">
                <text:p>0.067765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25241">
                <text:p>0.08525241</text:p>
              </table:table-cell>
              <table:table-cell office:value-type="float" office:value="0.08364737">
                <text:p>0.08364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811">
                <text:p>0.0313811</text:p>
              </table:table-cell>
              <table:table-cell office:value-type="float" office:value="0.03014854">
                <text:p>0.0301485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0708">
                <text:p>0.05090708</text:p>
              </table:table-cell>
              <table:table-cell office:value-type="float" office:value="0.04870814">
                <text:p>0.0487081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4681">
                <text:p>0.07014681</text:p>
              </table:table-cell>
              <table:table-cell office:value-type="float" office:value="0.06801719">
                <text:p>0.0680171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621">
                <text:p>0.0855621</text:p>
              </table:table-cell>
              <table:table-cell office:value-type="float" office:value="0.08337748">
                <text:p>0.08337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5787">
                <text:p>0.03145787</text:p>
              </table:table-cell>
              <table:table-cell office:value-type="float" office:value="0.0301539">
                <text:p>0.030153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0708">
                <text:p>0.05090708</text:p>
              </table:table-cell>
              <table:table-cell office:value-type="float" office:value="0.04883709">
                <text:p>0.0488370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6638">
                <text:p>0.07036638</text:p>
              </table:table-cell>
              <table:table-cell office:value-type="float" office:value="0.06766679">
                <text:p>0.067666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5668">
                <text:p>0.08585668</text:p>
              </table:table-cell>
              <table:table-cell office:value-type="float" office:value="0.08370649">
                <text:p>0.083706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0507">
                <text:p>0.03150507</text:p>
              </table:table-cell>
              <table:table-cell office:value-type="float" office:value="0.02982464">
                <text:p>0.0298246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7072">
                <text:p>0.05107072</text:p>
              </table:table-cell>
              <table:table-cell office:value-type="float" office:value="0.04877444">
                <text:p>0.048774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5058">
                <text:p>0.07055058</text:p>
              </table:table-cell>
              <table:table-cell office:value-type="float" office:value="0.06795248">
                <text:p>0.0679524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5668">
                <text:p>0.08585668</text:p>
              </table:table-cell>
              <table:table-cell office:value-type="float" office:value="0.08332914">
                <text:p>0.083329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0507">
                <text:p>0.03150507</text:p>
              </table:table-cell>
              <table:table-cell office:value-type="float" office:value="0.02968088">
                <text:p>0.0296808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481">
                <text:p>0.05119481</text:p>
              </table:table-cell>
              <table:table-cell office:value-type="float" office:value="0.0489369">
                <text:p>0.048936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5058">
                <text:p>0.07055058</text:p>
              </table:table-cell>
              <table:table-cell office:value-type="float" office:value="0.0674894">
                <text:p>0.067489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11257">
                <text:p>0.08611257</text:p>
              </table:table-cell>
              <table:table-cell office:value-type="float" office:value="0.08332292">
                <text:p>0.083322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6358">
                <text:p>0.03156358</text:p>
              </table:table-cell>
              <table:table-cell office:value-type="float" office:value="0.02974117">
                <text:p>0.0297411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481">
                <text:p>0.05119481</text:p>
              </table:table-cell>
              <table:table-cell office:value-type="float" office:value="0.04902469">
                <text:p>0.0490246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5705">
                <text:p>0.07075705</text:p>
              </table:table-cell>
              <table:table-cell office:value-type="float" office:value="0.06734738">
                <text:p>0.0673473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9796">
                <text:p>0.08639796</text:p>
              </table:table-cell>
              <table:table-cell office:value-type="float" office:value="0.08343836">
                <text:p>0.083438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9415">
                <text:p>0.03159415</text:p>
              </table:table-cell>
              <table:table-cell office:value-type="float" office:value="0.02961248">
                <text:p>0.0296124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43118">
                <text:p>0.05143118</text:p>
              </table:table-cell>
              <table:table-cell office:value-type="float" office:value="0.0489067">
                <text:p>0.048906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89512">
                <text:p>0.07089512</text:p>
              </table:table-cell>
              <table:table-cell office:value-type="float" office:value="0.0669744">
                <text:p>0.066974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58174">
                <text:p>0.08658174</text:p>
              </table:table-cell>
              <table:table-cell office:value-type="float" office:value="0.08336449">
                <text:p>0.083364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3177">
                <text:p>0.03163177</text:p>
              </table:table-cell>
              <table:table-cell office:value-type="float" office:value="0.02960303">
                <text:p>0.0296030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43118">
                <text:p>0.05143118</text:p>
              </table:table-cell>
              <table:table-cell office:value-type="float" office:value="0.04874198">
                <text:p>0.0487419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06055">
                <text:p>0.07106055</text:p>
              </table:table-cell>
              <table:table-cell office:value-type="float" office:value="0.06724389">
                <text:p>0.0672438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58174">
                <text:p>0.08658174</text:p>
              </table:table-cell>
              <table:table-cell office:value-type="float" office:value="0.08345574">
                <text:p>0.083455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4216">
                <text:p>0.03164216</text:p>
              </table:table-cell>
              <table:table-cell office:value-type="float" office:value="0.02939997">
                <text:p>0.0293999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5666">
                <text:p>0.05155666</text:p>
              </table:table-cell>
              <table:table-cell office:value-type="float" office:value="0.04858456">
                <text:p>0.0485845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14013">
                <text:p>0.07114013</text:p>
              </table:table-cell>
              <table:table-cell office:value-type="float" office:value="0.06724804">
                <text:p>0.0672480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81432">
                <text:p>0.08681432</text:p>
              </table:table-cell>
              <table:table-cell office:value-type="float" office:value="0.08354283">
                <text:p>0.083542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4216">
                <text:p>0.03164216</text:p>
              </table:table-cell>
              <table:table-cell office:value-type="float" office:value="0.02957576">
                <text:p>0.0295757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9046">
                <text:p>0.05159046</text:p>
              </table:table-cell>
              <table:table-cell office:value-type="float" office:value="0.04872416">
                <text:p>0.0487241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14013">
                <text:p>0.07114013</text:p>
              </table:table-cell>
              <table:table-cell office:value-type="float" office:value="0.06721565">
                <text:p>0.0672156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91391">
                <text:p>0.08691391</text:p>
              </table:table-cell>
              <table:table-cell office:value-type="float" office:value="0.08342189">
                <text:p>0.083421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3763">
                <text:p>0.03163763</text:p>
              </table:table-cell>
              <table:table-cell office:value-type="float" office:value="0.02958706">
                <text:p>0.0295870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9046">
                <text:p>0.05159046</text:p>
              </table:table-cell>
              <table:table-cell office:value-type="float" office:value="0.0487122">
                <text:p>0.048712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4157">
                <text:p>0.07124157</text:p>
              </table:table-cell>
              <table:table-cell office:value-type="float" office:value="0.06725119">
                <text:p>0.0672511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8021">
                <text:p>0.08708021</text:p>
              </table:table-cell>
              <table:table-cell office:value-type="float" office:value="0.08322803">
                <text:p>0.083228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3763">
                <text:p>0.03163763</text:p>
              </table:table-cell>
              <table:table-cell office:value-type="float" office:value="0.029421">
                <text:p>0.02942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65866">
                <text:p>0.05165866</text:p>
              </table:table-cell>
              <table:table-cell office:value-type="float" office:value="0.04859476">
                <text:p>0.0485947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6354">
                <text:p>0.07126354</text:p>
              </table:table-cell>
              <table:table-cell office:value-type="float" office:value="0.06692277">
                <text:p>0.0669227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8021">
                <text:p>0.08708021</text:p>
              </table:table-cell>
              <table:table-cell office:value-type="float" office:value="0.08334317">
                <text:p>0.083343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62191">
                <text:p>0.03162191</text:p>
              </table:table-cell>
              <table:table-cell office:value-type="float" office:value="0.02924664">
                <text:p>0.0292466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65866">
                <text:p>0.05165866</text:p>
              </table:table-cell>
              <table:table-cell office:value-type="float" office:value="0.04870106">
                <text:p>0.0487010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9266">
                <text:p>0.07129266</text:p>
              </table:table-cell>
              <table:table-cell office:value-type="float" office:value="0.06653063">
                <text:p>0.0665306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8089">
                <text:p>0.08708089</text:p>
              </table:table-cell>
              <table:table-cell office:value-type="float" office:value="0.08354547">
                <text:p>0.083545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9468">
                <text:p>0.03159468</text:p>
              </table:table-cell>
              <table:table-cell office:value-type="float" office:value="0.02922095">
                <text:p>0.0292209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69567">
                <text:p>0.05169567</text:p>
              </table:table-cell>
              <table:table-cell office:value-type="float" office:value="0.04860719">
                <text:p>0.0486071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5046">
                <text:p>0.07125046</text:p>
              </table:table-cell>
              <table:table-cell office:value-type="float" office:value="0.06625936">
                <text:p>0.0662593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15053">
                <text:p>0.08715053</text:p>
              </table:table-cell>
              <table:table-cell office:value-type="float" office:value="0.08312446">
                <text:p>0.083124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9468">
                <text:p>0.03159468</text:p>
              </table:table-cell>
              <table:table-cell office:value-type="float" office:value="0.02931056">
                <text:p>0.0293105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64269">
                <text:p>0.05164269</text:p>
              </table:table-cell>
              <table:table-cell office:value-type="float" office:value="0.04885004">
                <text:p>0.0488500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5046">
                <text:p>0.07125046</text:p>
              </table:table-cell>
              <table:table-cell office:value-type="float" office:value="0.06619156">
                <text:p>0.0661915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6877">
                <text:p>0.08706877</text:p>
              </table:table-cell>
              <table:table-cell office:value-type="float" office:value="0.08286702">
                <text:p>0.082867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5939">
                <text:p>0.03155939</text:p>
              </table:table-cell>
              <table:table-cell office:value-type="float" office:value="0.0295032">
                <text:p>0.029503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64269">
                <text:p>0.05164269</text:p>
              </table:table-cell>
              <table:table-cell office:value-type="float" office:value="0.0486744">
                <text:p>0.04867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21912">
                <text:p>0.07121912</text:p>
              </table:table-cell>
              <table:table-cell office:value-type="float" office:value="0.06625631">
                <text:p>0.0662563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706877">
                <text:p>0.08706877</text:p>
              </table:table-cell>
              <table:table-cell office:value-type="float" office:value="0.08259552">
                <text:p>0.082595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1961">
                <text:p>0.03151961</text:p>
              </table:table-cell>
              <table:table-cell office:value-type="float" office:value="0.02941315">
                <text:p>0.0294131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4173">
                <text:p>0.05154173</text:p>
              </table:table-cell>
              <table:table-cell office:value-type="float" office:value="0.0488131">
                <text:p>0.048813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13115">
                <text:p>0.07113115</text:p>
              </table:table-cell>
              <table:table-cell office:value-type="float" office:value="0.066411">
                <text:p>0.06641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90937">
                <text:p>0.08690937</text:p>
              </table:table-cell>
              <table:table-cell office:value-type="float" office:value="0.08207486">
                <text:p>0.082074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51961">
                <text:p>0.03151961</text:p>
              </table:table-cell>
              <table:table-cell office:value-type="float" office:value="0.0293679">
                <text:p>0.029367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54173">
                <text:p>0.05154173</text:p>
              </table:table-cell>
              <table:table-cell office:value-type="float" office:value="0.04900768">
                <text:p>0.0490076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113115">
                <text:p>0.07113115</text:p>
              </table:table-cell>
              <table:table-cell office:value-type="float" office:value="0.06648101">
                <text:p>0.0664810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90937">
                <text:p>0.08690937</text:p>
              </table:table-cell>
              <table:table-cell office:value-type="float" office:value="0.08165734">
                <text:p>0.081657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3175">
                <text:p>0.03143175</text:p>
              </table:table-cell>
              <table:table-cell office:value-type="float" office:value="0.02923795">
                <text:p>0.0292379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4857">
                <text:p>0.0514857</text:p>
              </table:table-cell>
              <table:table-cell office:value-type="float" office:value="0.04901388">
                <text:p>0.0490138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92967">
                <text:p>0.07092967</text:p>
              </table:table-cell>
              <table:table-cell office:value-type="float" office:value="0.06675793">
                <text:p>0.0667579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81374">
                <text:p>0.08681374</text:p>
              </table:table-cell>
              <table:table-cell office:value-type="float" office:value="0.08195276">
                <text:p>0.081952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3175">
                <text:p>0.03143175</text:p>
              </table:table-cell>
              <table:table-cell office:value-type="float" office:value="0.02932691">
                <text:p>0.0293269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8861">
                <text:p>0.05138861</text:p>
              </table:table-cell>
              <table:table-cell office:value-type="float" office:value="0.04896127">
                <text:p>0.0489612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92967">
                <text:p>0.07092967</text:p>
              </table:table-cell>
              <table:table-cell office:value-type="float" office:value="0.06665069">
                <text:p>0.0666506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6226">
                <text:p>0.0866226</text:p>
              </table:table-cell>
              <table:table-cell office:value-type="float" office:value="0.08186929">
                <text:p>0.081869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7318">
                <text:p>0.03137318</text:p>
              </table:table-cell>
              <table:table-cell office:value-type="float" office:value="0.02949257">
                <text:p>0.0294925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8861">
                <text:p>0.05138861</text:p>
              </table:table-cell>
              <table:table-cell office:value-type="float" office:value="0.04893976">
                <text:p>0.0489397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80232">
                <text:p>0.07080232</text:p>
              </table:table-cell>
              <table:table-cell office:value-type="float" office:value="0.06676904">
                <text:p>0.0667690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6226">
                <text:p>0.0866226</text:p>
              </table:table-cell>
              <table:table-cell office:value-type="float" office:value="0.0810355">
                <text:p>0.08103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399">
                <text:p>0.03133399</text:p>
              </table:table-cell>
              <table:table-cell office:value-type="float" office:value="0.02942777">
                <text:p>0.0294277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9304">
                <text:p>0.05129304</text:p>
              </table:table-cell>
              <table:table-cell office:value-type="float" office:value="0.04888168">
                <text:p>0.0488816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7037">
                <text:p>0.07067037</text:p>
              </table:table-cell>
              <table:table-cell office:value-type="float" office:value="0.06679034">
                <text:p>0.0667903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46998">
                <text:p>0.08646998</text:p>
              </table:table-cell>
              <table:table-cell office:value-type="float" office:value="0.08152652">
                <text:p>0.08152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399">
                <text:p>0.03133399</text:p>
              </table:table-cell>
              <table:table-cell office:value-type="float" office:value="0.02937691">
                <text:p>0.0293769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608">
                <text:p>0.05119608</text:p>
              </table:table-cell>
              <table:table-cell office:value-type="float" office:value="0.04907033">
                <text:p>0.0490703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7037">
                <text:p>0.07067037</text:p>
              </table:table-cell>
              <table:table-cell office:value-type="float" office:value="0.066565">
                <text:p>0.06656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26601">
                <text:p>0.08626601</text:p>
              </table:table-cell>
              <table:table-cell office:value-type="float" office:value="0.08118546">
                <text:p>0.081185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433">
                <text:p>0.0312433</text:p>
              </table:table-cell>
              <table:table-cell office:value-type="float" office:value="0.02945348">
                <text:p>0.0294534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608">
                <text:p>0.05119608</text:p>
              </table:table-cell>
              <table:table-cell office:value-type="float" office:value="0.0489285">
                <text:p>0.048928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0257">
                <text:p>0.07040257</text:p>
              </table:table-cell>
              <table:table-cell office:value-type="float" office:value="0.06638397">
                <text:p>0.066383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913">
                <text:p>0.0860913</text:p>
              </table:table-cell>
              <table:table-cell office:value-type="float" office:value="0.0808471">
                <text:p>0.08084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433">
                <text:p>0.0312433</text:p>
              </table:table-cell>
              <table:table-cell office:value-type="float" office:value="0.02929643">
                <text:p>0.0292964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0917">
                <text:p>0.05100917</text:p>
              </table:table-cell>
              <table:table-cell office:value-type="float" office:value="0.0488843">
                <text:p>0.048884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0257">
                <text:p>0.07040257</text:p>
              </table:table-cell>
              <table:table-cell office:value-type="float" office:value="0.06643282">
                <text:p>0.0664328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0035">
                <text:p>0.08590035</text:p>
              </table:table-cell>
              <table:table-cell office:value-type="float" office:value="0.08064024">
                <text:p>0.08064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433">
                <text:p>0.0312433</text:p>
              </table:table-cell>
              <table:table-cell office:value-type="float" office:value="0.02925185">
                <text:p>0.0292518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0917">
                <text:p>0.05100917</text:p>
              </table:table-cell>
              <table:table-cell office:value-type="float" office:value="0.04881373">
                <text:p>0.0488137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0257">
                <text:p>0.07040257</text:p>
              </table:table-cell>
              <table:table-cell office:value-type="float" office:value="0.06623498">
                <text:p>0.0662349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0035">
                <text:p>0.08590035</text:p>
              </table:table-cell>
              <table:table-cell office:value-type="float" office:value="0.08094267">
                <text:p>0.08094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7712">
                <text:p>0.03117712</text:p>
              </table:table-cell>
              <table:table-cell office:value-type="float" office:value="0.02916023">
                <text:p>0.0291602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0579">
                <text:p>0.05090579</text:p>
              </table:table-cell>
              <table:table-cell office:value-type="float" office:value="0.04886537">
                <text:p>0.0488653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7208">
                <text:p>0.07017208</text:p>
              </table:table-cell>
              <table:table-cell office:value-type="float" office:value="0.06642428">
                <text:p>0.0664242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1646">
                <text:p>0.08571646</text:p>
              </table:table-cell>
              <table:table-cell office:value-type="float" office:value="0.08105935">
                <text:p>0.081059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7712">
                <text:p>0.03117712</text:p>
              </table:table-cell>
              <table:table-cell office:value-type="float" office:value="0.02911562">
                <text:p>0.0291156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4194">
                <text:p>0.05084194</text:p>
              </table:table-cell>
              <table:table-cell office:value-type="float" office:value="0.04908239">
                <text:p>0.0490823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7208">
                <text:p>0.07017208</text:p>
              </table:table-cell>
              <table:table-cell office:value-type="float" office:value="0.06616166">
                <text:p>0.0661616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7568">
                <text:p>0.08557568</text:p>
              </table:table-cell>
              <table:table-cell office:value-type="float" office:value="0.08103261">
                <text:p>0.08103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4301">
                <text:p>0.03114301</text:p>
              </table:table-cell>
              <table:table-cell office:value-type="float" office:value="0.02920685">
                <text:p>0.0292068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4194">
                <text:p>0.05084194</text:p>
              </table:table-cell>
              <table:table-cell office:value-type="float" office:value="0.0492461">
                <text:p>0.049246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8355">
                <text:p>0.06998355</text:p>
              </table:table-cell>
              <table:table-cell office:value-type="float" office:value="0.06595528">
                <text:p>0.0659552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7568">
                <text:p>0.08557568</text:p>
              </table:table-cell>
              <table:table-cell office:value-type="float" office:value="0.08139014">
                <text:p>0.081390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4301">
                <text:p>0.03114301</text:p>
              </table:table-cell>
              <table:table-cell office:value-type="float" office:value="0.02936849">
                <text:p>0.0293684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1315">
                <text:p>0.05071315</text:p>
              </table:table-cell>
              <table:table-cell office:value-type="float" office:value="0.04916304">
                <text:p>0.0491630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8355">
                <text:p>0.06998355</text:p>
              </table:table-cell>
              <table:table-cell office:value-type="float" office:value="0.06573647">
                <text:p>0.0657364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31437">
                <text:p>0.08531437</text:p>
              </table:table-cell>
              <table:table-cell office:value-type="float" office:value="0.08150298">
                <text:p>0.081502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4301">
                <text:p>0.03114301</text:p>
              </table:table-cell>
              <table:table-cell office:value-type="float" office:value="0.02939736">
                <text:p>0.0293973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1315">
                <text:p>0.05071315</text:p>
              </table:table-cell>
              <table:table-cell office:value-type="float" office:value="0.04935243">
                <text:p>0.0493524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8355">
                <text:p>0.06998355</text:p>
              </table:table-cell>
              <table:table-cell office:value-type="float" office:value="0.06547697">
                <text:p>0.065476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31437">
                <text:p>0.08531437</text:p>
              </table:table-cell>
              <table:table-cell office:value-type="float" office:value="0.0811182">
                <text:p>0.08111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3355">
                <text:p>0.03113355</text:p>
              </table:table-cell>
              <table:table-cell office:value-type="float" office:value="0.02937513">
                <text:p>0.0293751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1315">
                <text:p>0.05071315</text:p>
              </table:table-cell>
              <table:table-cell office:value-type="float" office:value="0.04923276">
                <text:p>0.0492327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87777">
                <text:p>0.06987777</text:p>
              </table:table-cell>
              <table:table-cell office:value-type="float" office:value="0.06533094">
                <text:p>0.0653309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8203">
                <text:p>0.08518203</text:p>
              </table:table-cell>
              <table:table-cell office:value-type="float" office:value="0.08122412">
                <text:p>0.081224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3355">
                <text:p>0.03113355</text:p>
              </table:table-cell>
              <table:table-cell office:value-type="float" office:value="0.02940826">
                <text:p>0.0294082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397">
                <text:p>0.0506397</text:p>
              </table:table-cell>
              <table:table-cell office:value-type="float" office:value="0.0492296">
                <text:p>0.049229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87777">
                <text:p>0.06987777</text:p>
              </table:table-cell>
              <table:table-cell office:value-type="float" office:value="0.06474204">
                <text:p>0.0647420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4838">
                <text:p>0.08514838</text:p>
              </table:table-cell>
              <table:table-cell office:value-type="float" office:value="0.08142383">
                <text:p>0.081423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5312">
                <text:p>0.03115312</text:p>
              </table:table-cell>
              <table:table-cell office:value-type="float" office:value="0.02928167">
                <text:p>0.0292816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397">
                <text:p>0.0506397</text:p>
              </table:table-cell>
              <table:table-cell office:value-type="float" office:value="0.04930328">
                <text:p>0.0493032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84387">
                <text:p>0.06984387</text:p>
              </table:table-cell>
              <table:table-cell office:value-type="float" office:value="0.06499816">
                <text:p>0.0649981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4838">
                <text:p>0.08514838</text:p>
              </table:table-cell>
              <table:table-cell office:value-type="float" office:value="0.08140184">
                <text:p>0.081401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5835">
                <text:p>0.03115835</text:p>
              </table:table-cell>
              <table:table-cell office:value-type="float" office:value="0.02936757">
                <text:p>0.0293675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0611">
                <text:p>0.05060611</text:p>
              </table:table-cell>
              <table:table-cell office:value-type="float" office:value="0.04944811">
                <text:p>0.049448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85995">
                <text:p>0.06985995</text:p>
              </table:table-cell>
              <table:table-cell office:value-type="float" office:value="0.06501702">
                <text:p>0.0650170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08541">
                <text:p>0.08508541</text:p>
              </table:table-cell>
              <table:table-cell office:value-type="float" office:value="0.08136716">
                <text:p>0.081367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15835">
                <text:p>0.03115835</text:p>
              </table:table-cell>
              <table:table-cell office:value-type="float" office:value="0.02925119">
                <text:p>0.029251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2814">
                <text:p>0.05062814</text:p>
              </table:table-cell>
              <table:table-cell office:value-type="float" office:value="0.04961165">
                <text:p>0.0496116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85995">
                <text:p>0.06985995</text:p>
              </table:table-cell>
              <table:table-cell office:value-type="float" office:value="0.06458527">
                <text:p>0.0645852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0523">
                <text:p>0.08510523</text:p>
              </table:table-cell>
              <table:table-cell office:value-type="float" office:value="0.08104356">
                <text:p>0.081043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0741">
                <text:p>0.03120741</text:p>
              </table:table-cell>
              <table:table-cell office:value-type="float" office:value="0.02933252">
                <text:p>0.0293325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2814">
                <text:p>0.05062814</text:p>
              </table:table-cell>
              <table:table-cell office:value-type="float" office:value="0.04968957">
                <text:p>0.0496895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143">
                <text:p>0.0699143</text:p>
              </table:table-cell>
              <table:table-cell office:value-type="float" office:value="0.06459602">
                <text:p>0.0645960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0523">
                <text:p>0.08510523</text:p>
              </table:table-cell>
              <table:table-cell office:value-type="float" office:value="0.080673">
                <text:p>0.080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0741">
                <text:p>0.03120741</text:p>
              </table:table-cell>
              <table:table-cell office:value-type="float" office:value="0.02927836">
                <text:p>0.0292783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7836">
                <text:p>0.05067836</text:p>
              </table:table-cell>
              <table:table-cell office:value-type="float" office:value="0.04946305">
                <text:p>0.0494630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143">
                <text:p>0.0699143</text:p>
              </table:table-cell>
              <table:table-cell office:value-type="float" office:value="0.06491386">
                <text:p>0.0649138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6516">
                <text:p>0.08516516</text:p>
              </table:table-cell>
              <table:table-cell office:value-type="float" office:value="0.08051316">
                <text:p>0.080513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366">
                <text:p>0.0312366</text:p>
              </table:table-cell>
              <table:table-cell office:value-type="float" office:value="0.0291211">
                <text:p>0.029121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67836">
                <text:p>0.05067836</text:p>
              </table:table-cell>
              <table:table-cell office:value-type="float" office:value="0.04966278">
                <text:p>0.0496627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6996235">
                <text:p>0.06996235</text:p>
              </table:table-cell>
              <table:table-cell office:value-type="float" office:value="0.0649526">
                <text:p>0.064952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16516">
                <text:p>0.08516516</text:p>
              </table:table-cell>
              <table:table-cell office:value-type="float" office:value="0.08065728">
                <text:p>0.080657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892">
                <text:p>0.03126892</text:p>
              </table:table-cell>
              <table:table-cell office:value-type="float" office:value="0.0290921">
                <text:p>0.029092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6823">
                <text:p>0.05076823</text:p>
              </table:table-cell>
              <table:table-cell office:value-type="float" office:value="0.04953982">
                <text:p>0.0495398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03533">
                <text:p>0.07003533</text:p>
              </table:table-cell>
              <table:table-cell office:value-type="float" office:value="0.06498273">
                <text:p>0.0649827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32216">
                <text:p>0.08532216</text:p>
              </table:table-cell>
              <table:table-cell office:value-type="float" office:value="0.0807677">
                <text:p>0.08076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892">
                <text:p>0.03126892</text:p>
              </table:table-cell>
              <table:table-cell office:value-type="float" office:value="0.02913462">
                <text:p>0.0291346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6823">
                <text:p>0.05076823</text:p>
              </table:table-cell>
              <table:table-cell office:value-type="float" office:value="0.04908814">
                <text:p>0.0490881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03533">
                <text:p>0.07003533</text:p>
              </table:table-cell>
              <table:table-cell office:value-type="float" office:value="0.06496022">
                <text:p>0.0649602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32216">
                <text:p>0.08532216</text:p>
              </table:table-cell>
              <table:table-cell office:value-type="float" office:value="0.08094824">
                <text:p>0.080948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819">
                <text:p>0.03133819</text:p>
              </table:table-cell>
              <table:table-cell office:value-type="float" office:value="0.02921378">
                <text:p>0.0292137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76823">
                <text:p>0.05076823</text:p>
              </table:table-cell>
              <table:table-cell office:value-type="float" office:value="0.04905414">
                <text:p>0.0490541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9836">
                <text:p>0.07019836</text:p>
              </table:table-cell>
              <table:table-cell office:value-type="float" office:value="0.06483636">
                <text:p>0.0648363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32216">
                <text:p>0.08532216</text:p>
              </table:table-cell>
              <table:table-cell office:value-type="float" office:value="0.08071687">
                <text:p>0.080716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819">
                <text:p>0.03133819</text:p>
              </table:table-cell>
              <table:table-cell office:value-type="float" office:value="0.02904742">
                <text:p>0.0290474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9092">
                <text:p>0.05089092</text:p>
              </table:table-cell>
              <table:table-cell office:value-type="float" office:value="0.04894896">
                <text:p>0.0489489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9836">
                <text:p>0.07019836</text:p>
              </table:table-cell>
              <table:table-cell office:value-type="float" office:value="0.06478579">
                <text:p>0.064785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3293">
                <text:p>0.08553293</text:p>
              </table:table-cell>
              <table:table-cell office:value-type="float" office:value="0.08037584">
                <text:p>0.080375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819">
                <text:p>0.03133819</text:p>
              </table:table-cell>
              <table:table-cell office:value-type="float" office:value="0.02915886">
                <text:p>0.0291588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9092">
                <text:p>0.05089092</text:p>
              </table:table-cell>
              <table:table-cell office:value-type="float" office:value="0.04913003">
                <text:p>0.049130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19836">
                <text:p>0.07019836</text:p>
              </table:table-cell>
              <table:table-cell office:value-type="float" office:value="0.06477097">
                <text:p>0.0647709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3293">
                <text:p>0.08553293</text:p>
              </table:table-cell>
              <table:table-cell office:value-type="float" office:value="0.08069593">
                <text:p>0.08069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9696">
                <text:p>0.03139696</text:p>
              </table:table-cell>
              <table:table-cell office:value-type="float" office:value="0.02931166">
                <text:p>0.0293116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9092">
                <text:p>0.05089092</text:p>
              </table:table-cell>
              <table:table-cell office:value-type="float" office:value="0.04936794">
                <text:p>0.0493679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7587">
                <text:p>0.07037587</text:p>
              </table:table-cell>
              <table:table-cell office:value-type="float" office:value="0.06468078">
                <text:p>0.0646807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5326">
                <text:p>0.08565326</text:p>
              </table:table-cell>
              <table:table-cell office:value-type="float" office:value="0.0805616">
                <text:p>0.0805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9696">
                <text:p>0.03139696</text:p>
              </table:table-cell>
              <table:table-cell office:value-type="float" office:value="0.02943341">
                <text:p>0.0294334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276">
                <text:p>0.0510276</text:p>
              </table:table-cell>
              <table:table-cell office:value-type="float" office:value="0.0493971">
                <text:p>0.049397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7587">
                <text:p>0.07037587</text:p>
              </table:table-cell>
              <table:table-cell office:value-type="float" office:value="0.06469599">
                <text:p>0.0646959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7447">
                <text:p>0.08577447</text:p>
              </table:table-cell>
              <table:table-cell office:value-type="float" office:value="0.08021575">
                <text:p>0.080215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4779">
                <text:p>0.03144779</text:p>
              </table:table-cell>
              <table:table-cell office:value-type="float" office:value="0.02951721">
                <text:p>0.0295172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276">
                <text:p>0.0510276</text:p>
              </table:table-cell>
              <table:table-cell office:value-type="float" office:value="0.04979419">
                <text:p>0.0497941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7587">
                <text:p>0.07037587</text:p>
              </table:table-cell>
              <table:table-cell office:value-type="float" office:value="0.06467925">
                <text:p>0.0646792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7447">
                <text:p>0.08577447</text:p>
              </table:table-cell>
              <table:table-cell office:value-type="float" office:value="0.08028161">
                <text:p>0.080281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4779">
                <text:p>0.03144779</text:p>
              </table:table-cell>
              <table:table-cell office:value-type="float" office:value="0.02958933">
                <text:p>0.0295893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5403">
                <text:p>0.05115403</text:p>
              </table:table-cell>
              <table:table-cell office:value-type="float" office:value="0.04958629">
                <text:p>0.0495862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4678">
                <text:p>0.07054678</text:p>
              </table:table-cell>
              <table:table-cell office:value-type="float" office:value="0.06473536">
                <text:p>0.0647353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1704">
                <text:p>0.08601704</text:p>
              </table:table-cell>
              <table:table-cell office:value-type="float" office:value="0.08005288">
                <text:p>0.080052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4779">
                <text:p>0.03144779</text:p>
              </table:table-cell>
              <table:table-cell office:value-type="float" office:value="0.0294788">
                <text:p>0.029478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5403">
                <text:p>0.05115403</text:p>
              </table:table-cell>
              <table:table-cell office:value-type="float" office:value="0.04959532">
                <text:p>0.0495953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4678">
                <text:p>0.07054678</text:p>
              </table:table-cell>
              <table:table-cell office:value-type="float" office:value="0.06472731">
                <text:p>0.0647273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1704">
                <text:p>0.08601704</text:p>
              </table:table-cell>
              <table:table-cell office:value-type="float" office:value="0.08015608">
                <text:p>0.080156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8425">
                <text:p>0.03148425</text:p>
              </table:table-cell>
              <table:table-cell office:value-type="float" office:value="0.02941383">
                <text:p>0.0294138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5403">
                <text:p>0.05115403</text:p>
              </table:table-cell>
              <table:table-cell office:value-type="float" office:value="0.04947762">
                <text:p>0.0494776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9524">
                <text:p>0.07069524</text:p>
              </table:table-cell>
              <table:table-cell office:value-type="float" office:value="0.06454488">
                <text:p>0.0645448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13669">
                <text:p>0.08613669</text:p>
              </table:table-cell>
              <table:table-cell office:value-type="float" office:value="0.08015852">
                <text:p>0.08015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8425">
                <text:p>0.03148425</text:p>
              </table:table-cell>
              <table:table-cell office:value-type="float" office:value="0.02923371">
                <text:p>0.0292337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5516">
                <text:p>0.05125516</text:p>
              </table:table-cell>
              <table:table-cell office:value-type="float" office:value="0.04917117">
                <text:p>0.0491711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9524">
                <text:p>0.07069524</text:p>
              </table:table-cell>
              <table:table-cell office:value-type="float" office:value="0.06472274">
                <text:p>0.0647227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21143">
                <text:p>0.08621143</text:p>
              </table:table-cell>
              <table:table-cell office:value-type="float" office:value="0.08028267">
                <text:p>0.080282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837">
                <text:p>0.0314837</text:p>
              </table:table-cell>
              <table:table-cell office:value-type="float" office:value="0.02916631">
                <text:p>0.0291663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5516">
                <text:p>0.05125516</text:p>
              </table:table-cell>
              <table:table-cell office:value-type="float" office:value="0.04940031">
                <text:p>0.0494003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3002">
                <text:p>0.07073002</text:p>
              </table:table-cell>
              <table:table-cell office:value-type="float" office:value="0.06454065">
                <text:p>0.0645406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21143">
                <text:p>0.08621143</text:p>
              </table:table-cell>
              <table:table-cell office:value-type="float" office:value="0.07996115">
                <text:p>0.07996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9156">
                <text:p>0.03149156</text:p>
              </table:table-cell>
              <table:table-cell office:value-type="float" office:value="0.02923307">
                <text:p>0.0292330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7445">
                <text:p>0.05127445</text:p>
              </table:table-cell>
              <table:table-cell office:value-type="float" office:value="0.04948297">
                <text:p>0.0494829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9372">
                <text:p>0.07079372</text:p>
              </table:table-cell>
              <table:table-cell office:value-type="float" office:value="0.06485012">
                <text:p>0.0648501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6011">
                <text:p>0.08636011</text:p>
              </table:table-cell>
              <table:table-cell office:value-type="float" office:value="0.07963444">
                <text:p>0.079634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9156">
                <text:p>0.03149156</text:p>
              </table:table-cell>
              <table:table-cell office:value-type="float" office:value="0.02922218">
                <text:p>0.0292221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2294">
                <text:p>0.05132294</text:p>
              </table:table-cell>
              <table:table-cell office:value-type="float" office:value="0.04932189">
                <text:p>0.0493218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9372">
                <text:p>0.07079372</text:p>
              </table:table-cell>
              <table:table-cell office:value-type="float" office:value="0.06497048">
                <text:p>0.0649704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6011">
                <text:p>0.08636011</text:p>
              </table:table-cell>
              <table:table-cell office:value-type="float" office:value="0.0798713">
                <text:p>0.07987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8194">
                <text:p>0.03148194</text:p>
              </table:table-cell>
              <table:table-cell office:value-type="float" office:value="0.02922835">
                <text:p>0.0292283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2294">
                <text:p>0.05132294</text:p>
              </table:table-cell>
              <table:table-cell office:value-type="float" office:value="0.04936338">
                <text:p>0.0493633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9986">
                <text:p>0.07079986</text:p>
              </table:table-cell>
              <table:table-cell office:value-type="float" office:value="0.06502087">
                <text:p>0.0650208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6011">
                <text:p>0.08636011</text:p>
              </table:table-cell>
              <table:table-cell office:value-type="float" office:value="0.08025785">
                <text:p>0.080257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8194">
                <text:p>0.03148194</text:p>
              </table:table-cell>
              <table:table-cell office:value-type="float" office:value="0.02919158">
                <text:p>0.0291915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4821">
                <text:p>0.05134821</text:p>
              </table:table-cell>
              <table:table-cell office:value-type="float" office:value="0.04943347">
                <text:p>0.0494334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8369">
                <text:p>0.0708369</text:p>
              </table:table-cell>
              <table:table-cell office:value-type="float" office:value="0.06511006">
                <text:p>0.0651100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43106">
                <text:p>0.08643106</text:p>
              </table:table-cell>
              <table:table-cell office:value-type="float" office:value="0.08038966">
                <text:p>0.080389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6749">
                <text:p>0.03146749</text:p>
              </table:table-cell>
              <table:table-cell office:value-type="float" office:value="0.02927467">
                <text:p>0.0292746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4821">
                <text:p>0.05134821</text:p>
              </table:table-cell>
              <table:table-cell office:value-type="float" office:value="0.04921413">
                <text:p>0.0492141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8369">
                <text:p>0.0708369</text:p>
              </table:table-cell>
              <table:table-cell office:value-type="float" office:value="0.06516767">
                <text:p>0.0651676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43106">
                <text:p>0.08643106</text:p>
              </table:table-cell>
              <table:table-cell office:value-type="float" office:value="0.08014108">
                <text:p>0.080141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5578">
                <text:p>0.03145578</text:p>
              </table:table-cell>
              <table:table-cell office:value-type="float" office:value="0.02921025">
                <text:p>0.0292102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3318">
                <text:p>0.05133318</text:p>
              </table:table-cell>
              <table:table-cell office:value-type="float" office:value="0.04949159">
                <text:p>0.049491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8271">
                <text:p>0.0708271</text:p>
              </table:table-cell>
              <table:table-cell office:value-type="float" office:value="0.06485594">
                <text:p>0.0648559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43065">
                <text:p>0.08643065</text:p>
              </table:table-cell>
              <table:table-cell office:value-type="float" office:value="0.08025146">
                <text:p>0.080251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5578">
                <text:p>0.03145578</text:p>
              </table:table-cell>
              <table:table-cell office:value-type="float" office:value="0.02939606">
                <text:p>0.0293960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4434">
                <text:p>0.05134434</text:p>
              </table:table-cell>
              <table:table-cell office:value-type="float" office:value="0.04957721">
                <text:p>0.0495772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8271">
                <text:p>0.0708271</text:p>
              </table:table-cell>
              <table:table-cell office:value-type="float" office:value="0.06509343">
                <text:p>0.0650934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43065">
                <text:p>0.08643065</text:p>
              </table:table-cell>
              <table:table-cell office:value-type="float" office:value="0.08029256">
                <text:p>0.080292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3786">
                <text:p>0.03143786</text:p>
              </table:table-cell>
              <table:table-cell office:value-type="float" office:value="0.02943077">
                <text:p>0.0294307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34434">
                <text:p>0.05134434</text:p>
              </table:table-cell>
              <table:table-cell office:value-type="float" office:value="0.04942749">
                <text:p>0.0494274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9149">
                <text:p>0.07079149</text:p>
              </table:table-cell>
              <table:table-cell office:value-type="float" office:value="0.06518195">
                <text:p>0.0651819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43065">
                <text:p>0.08643065</text:p>
              </table:table-cell>
              <table:table-cell office:value-type="float" office:value="0.08050258">
                <text:p>0.080502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169">
                <text:p>0.0314169</text:p>
              </table:table-cell>
              <table:table-cell office:value-type="float" office:value="0.02956094">
                <text:p>0.0295609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9526">
                <text:p>0.05129526</text:p>
              </table:table-cell>
              <table:table-cell office:value-type="float" office:value="0.04940079">
                <text:p>0.0494007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6588">
                <text:p>0.07076588</text:p>
              </table:table-cell>
              <table:table-cell office:value-type="float" office:value="0.06535113">
                <text:p>0.0653511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5171">
                <text:p>0.08635171</text:p>
              </table:table-cell>
              <table:table-cell office:value-type="float" office:value="0.08069851">
                <text:p>0.080698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967">
                <text:p>0.0313967</text:p>
              </table:table-cell>
              <table:table-cell office:value-type="float" office:value="0.02972403">
                <text:p>0.0297240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9526">
                <text:p>0.05129526</text:p>
              </table:table-cell>
              <table:table-cell office:value-type="float" office:value="0.04929943">
                <text:p>0.0492994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76588">
                <text:p>0.07076588</text:p>
              </table:table-cell>
              <table:table-cell office:value-type="float" office:value="0.06558283">
                <text:p>0.0655828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5171">
                <text:p>0.08635171</text:p>
              </table:table-cell>
              <table:table-cell office:value-type="float" office:value="0.08043927">
                <text:p>0.080439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7189">
                <text:p>0.03137189</text:p>
              </table:table-cell>
              <table:table-cell office:value-type="float" office:value="0.02985898">
                <text:p>0.0298589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5006">
                <text:p>0.05125006</text:p>
              </table:table-cell>
              <table:table-cell office:value-type="float" office:value="0.04925831">
                <text:p>0.0492583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7187">
                <text:p>0.07067187</text:p>
              </table:table-cell>
              <table:table-cell office:value-type="float" office:value="0.06577177">
                <text:p>0.0657717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35171">
                <text:p>0.08635171</text:p>
              </table:table-cell>
              <table:table-cell office:value-type="float" office:value="0.0799831">
                <text:p>0.07998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7189">
                <text:p>0.03137189</text:p>
              </table:table-cell>
              <table:table-cell office:value-type="float" office:value="0.02981828">
                <text:p>0.0298182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2072">
                <text:p>0.05122072</text:p>
              </table:table-cell>
              <table:table-cell office:value-type="float" office:value="0.04901202">
                <text:p>0.0490120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7187">
                <text:p>0.07067187</text:p>
              </table:table-cell>
              <table:table-cell office:value-type="float" office:value="0.06583802">
                <text:p>0.0658380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23601">
                <text:p>0.08623601</text:p>
              </table:table-cell>
              <table:table-cell office:value-type="float" office:value="0.08016396">
                <text:p>0.080163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5682">
                <text:p>0.03135682</text:p>
              </table:table-cell>
              <table:table-cell office:value-type="float" office:value="0.0296438">
                <text:p>0.029643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2072">
                <text:p>0.05122072</text:p>
              </table:table-cell>
              <table:table-cell office:value-type="float" office:value="0.04893511">
                <text:p>0.048935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157">
                <text:p>0.0706157</text:p>
              </table:table-cell>
              <table:table-cell office:value-type="float" office:value="0.06577927">
                <text:p>0.0657792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23601">
                <text:p>0.08623601</text:p>
              </table:table-cell>
              <table:table-cell office:value-type="float" office:value="0.08017896">
                <text:p>0.080178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062">
                <text:p>0.03133062</text:p>
              </table:table-cell>
              <table:table-cell office:value-type="float" office:value="0.02959689">
                <text:p>0.0295968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8239">
                <text:p>0.05118239</text:p>
              </table:table-cell>
              <table:table-cell office:value-type="float" office:value="0.04911511">
                <text:p>0.0491151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5962">
                <text:p>0.07055962</text:p>
              </table:table-cell>
              <table:table-cell office:value-type="float" office:value="0.06562575">
                <text:p>0.0656257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807">
                <text:p>0.0860807</text:p>
              </table:table-cell>
              <table:table-cell office:value-type="float" office:value="0.08048963">
                <text:p>0.08048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1811">
                <text:p>0.03131811</text:p>
              </table:table-cell>
              <table:table-cell office:value-type="float" office:value="0.02955848">
                <text:p>0.0295584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3658">
                <text:p>0.05113658</text:p>
              </table:table-cell>
              <table:table-cell office:value-type="float" office:value="0.04885363">
                <text:p>0.0488536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5962">
                <text:p>0.07055962</text:p>
              </table:table-cell>
              <table:table-cell office:value-type="float" office:value="0.06524426">
                <text:p>0.0652442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60807">
                <text:p>0.0860807</text:p>
              </table:table-cell>
              <table:table-cell office:value-type="float" office:value="0.08080875">
                <text:p>0.08080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9716">
                <text:p>0.03129716</text:p>
              </table:table-cell>
              <table:table-cell office:value-type="float" office:value="0.02965353">
                <text:p>0.0296535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9785">
                <text:p>0.05109785</text:p>
              </table:table-cell>
              <table:table-cell office:value-type="float" office:value="0.04872542">
                <text:p>0.0487254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4487">
                <text:p>0.07044487</text:p>
              </table:table-cell>
              <table:table-cell office:value-type="float" office:value="0.06525595">
                <text:p>0.0652559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9471">
                <text:p>0.08599471</text:p>
              </table:table-cell>
              <table:table-cell office:value-type="float" office:value="0.08091272">
                <text:p>0.080912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9716">
                <text:p>0.03129716</text:p>
              </table:table-cell>
              <table:table-cell office:value-type="float" office:value="0.0298338">
                <text:p>0.029833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5394">
                <text:p>0.05105394</text:p>
              </table:table-cell>
              <table:table-cell office:value-type="float" office:value="0.04879059">
                <text:p>0.0487905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4487">
                <text:p>0.07044487</text:p>
              </table:table-cell>
              <table:table-cell office:value-type="float" office:value="0.06521724">
                <text:p>0.0652172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1323">
                <text:p>0.08591323</text:p>
              </table:table-cell>
              <table:table-cell office:value-type="float" office:value="0.08115841">
                <text:p>0.081158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8888">
                <text:p>0.03128888</text:p>
              </table:table-cell>
              <table:table-cell office:value-type="float" office:value="0.02952754">
                <text:p>0.0295275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5394">
                <text:p>0.05105394</text:p>
              </table:table-cell>
              <table:table-cell office:value-type="float" office:value="0.04875838">
                <text:p>0.0487583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9697">
                <text:p>0.07039697</text:p>
              </table:table-cell>
              <table:table-cell office:value-type="float" office:value="0.06517696">
                <text:p>0.0651769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1323">
                <text:p>0.08591323</text:p>
              </table:table-cell>
              <table:table-cell office:value-type="float" office:value="0.08102734">
                <text:p>0.081027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961">
                <text:p>0.03126961</text:p>
              </table:table-cell>
              <table:table-cell office:value-type="float" office:value="0.02951268">
                <text:p>0.0295126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2566">
                <text:p>0.05102566</text:p>
              </table:table-cell>
              <table:table-cell office:value-type="float" office:value="0.04855767">
                <text:p>0.0485576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4765">
                <text:p>0.07034765</text:p>
              </table:table-cell>
              <table:table-cell office:value-type="float" office:value="0.06515722">
                <text:p>0.0651572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554">
                <text:p>0.0858554</text:p>
              </table:table-cell>
              <table:table-cell office:value-type="float" office:value="0.08142275">
                <text:p>0.081422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961">
                <text:p>0.03126961</text:p>
              </table:table-cell>
              <table:table-cell office:value-type="float" office:value="0.02952637">
                <text:p>0.0295263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7989">
                <text:p>0.05097989</text:p>
              </table:table-cell>
              <table:table-cell office:value-type="float" office:value="0.04840276">
                <text:p>0.0484027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4765">
                <text:p>0.07034765</text:p>
              </table:table-cell>
              <table:table-cell office:value-type="float" office:value="0.06534192">
                <text:p>0.0653419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6469">
                <text:p>0.08576469</text:p>
              </table:table-cell>
              <table:table-cell office:value-type="float" office:value="0.08124205">
                <text:p>0.081242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086">
                <text:p>0.03126086</text:p>
              </table:table-cell>
              <table:table-cell office:value-type="float" office:value="0.02958175">
                <text:p>0.0295817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7989">
                <text:p>0.05097989</text:p>
              </table:table-cell>
              <table:table-cell office:value-type="float" office:value="0.04836618">
                <text:p>0.0483661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2191">
                <text:p>0.07032191</text:p>
              </table:table-cell>
              <table:table-cell office:value-type="float" office:value="0.06536845">
                <text:p>0.0653684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6469">
                <text:p>0.08576469</text:p>
              </table:table-cell>
              <table:table-cell office:value-type="float" office:value="0.08166589">
                <text:p>0.081665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086">
                <text:p>0.03126086</text:p>
              </table:table-cell>
              <table:table-cell office:value-type="float" office:value="0.02941522">
                <text:p>0.0294152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2291">
                <text:p>0.05092291</text:p>
              </table:table-cell>
              <table:table-cell office:value-type="float" office:value="0.04847421">
                <text:p>0.0484742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7571">
                <text:p>0.07027571</text:p>
              </table:table-cell>
              <table:table-cell office:value-type="float" office:value="0.06566272">
                <text:p>0.0656627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3419">
                <text:p>0.08563419</text:p>
              </table:table-cell>
              <table:table-cell office:value-type="float" office:value="0.08206637">
                <text:p>0.082066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508">
                <text:p>0.03126508</text:p>
              </table:table-cell>
              <table:table-cell office:value-type="float" office:value="0.02957251">
                <text:p>0.0295725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2291">
                <text:p>0.05092291</text:p>
              </table:table-cell>
              <table:table-cell office:value-type="float" office:value="0.0485444">
                <text:p>0.0485444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7571">
                <text:p>0.07027571</text:p>
              </table:table-cell>
              <table:table-cell office:value-type="float" office:value="0.06553126">
                <text:p>0.0655312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3419">
                <text:p>0.08563419</text:p>
              </table:table-cell>
              <table:table-cell office:value-type="float" office:value="0.08225714">
                <text:p>0.082257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6508">
                <text:p>0.03126508</text:p>
              </table:table-cell>
              <table:table-cell office:value-type="float" office:value="0.02949273">
                <text:p>0.0294927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2112">
                <text:p>0.05092112</text:p>
              </table:table-cell>
              <table:table-cell office:value-type="float" office:value="0.04823758">
                <text:p>0.0482375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3825">
                <text:p>0.07023825</text:p>
              </table:table-cell>
              <table:table-cell office:value-type="float" office:value="0.06545695">
                <text:p>0.0654569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0682">
                <text:p>0.08560682</text:p>
              </table:table-cell>
              <table:table-cell office:value-type="float" office:value="0.08205043">
                <text:p>0.08205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7531">
                <text:p>0.03127531</text:p>
              </table:table-cell>
              <table:table-cell office:value-type="float" office:value="0.02930611">
                <text:p>0.0293061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9981">
                <text:p>0.05089981</text:p>
              </table:table-cell>
              <table:table-cell office:value-type="float" office:value="0.04819667">
                <text:p>0.0481966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3825">
                <text:p>0.07023825</text:p>
              </table:table-cell>
              <table:table-cell office:value-type="float" office:value="0.065584">
                <text:p>0.06558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5283">
                <text:p>0.08555283</text:p>
              </table:table-cell>
              <table:table-cell office:value-type="float" office:value="0.08214336">
                <text:p>0.082143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7531">
                <text:p>0.03127531</text:p>
              </table:table-cell>
              <table:table-cell office:value-type="float" office:value="0.02955852">
                <text:p>0.0295585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89981">
                <text:p>0.05089981</text:p>
              </table:table-cell>
              <table:table-cell office:value-type="float" office:value="0.04806841">
                <text:p>0.0480684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4518">
                <text:p>0.07024518</text:p>
              </table:table-cell>
              <table:table-cell office:value-type="float" office:value="0.06605262">
                <text:p>0.0660526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5283">
                <text:p>0.08555283</text:p>
              </table:table-cell>
              <table:table-cell office:value-type="float" office:value="0.08194883">
                <text:p>0.081948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8083">
                <text:p>0.03128083</text:p>
              </table:table-cell>
              <table:table-cell office:value-type="float" office:value="0.02965653">
                <text:p>0.0296565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1405">
                <text:p>0.05091405</text:p>
              </table:table-cell>
              <table:table-cell office:value-type="float" office:value="0.04799107">
                <text:p>0.0479910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3245">
                <text:p>0.07023245</text:p>
              </table:table-cell>
              <table:table-cell office:value-type="float" office:value="0.0660268">
                <text:p>0.066026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1012">
                <text:p>0.08551012</text:p>
              </table:table-cell>
              <table:table-cell office:value-type="float" office:value="0.08179501">
                <text:p>0.081795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29499">
                <text:p>0.03129499</text:p>
              </table:table-cell>
              <table:table-cell office:value-type="float" office:value="0.02967807">
                <text:p>0.0296780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0028">
                <text:p>0.05090028</text:p>
              </table:table-cell>
              <table:table-cell office:value-type="float" office:value="0.04786893">
                <text:p>0.0478689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5355">
                <text:p>0.07025355</text:p>
              </table:table-cell>
              <table:table-cell office:value-type="float" office:value="0.06607474">
                <text:p>0.0660747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1012">
                <text:p>0.08551012</text:p>
              </table:table-cell>
              <table:table-cell office:value-type="float" office:value="0.08145202">
                <text:p>0.081452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0546">
                <text:p>0.03130546</text:p>
              </table:table-cell>
              <table:table-cell office:value-type="float" office:value="0.02968897">
                <text:p>0.0296889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1972">
                <text:p>0.05091972</text:p>
              </table:table-cell>
              <table:table-cell office:value-type="float" office:value="0.04760765">
                <text:p>0.0476076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5355">
                <text:p>0.07025355</text:p>
              </table:table-cell>
              <table:table-cell office:value-type="float" office:value="0.06599614">
                <text:p>0.0659961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3264">
                <text:p>0.08553264</text:p>
              </table:table-cell>
              <table:table-cell office:value-type="float" office:value="0.08128534">
                <text:p>0.081285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0546">
                <text:p>0.03130546</text:p>
              </table:table-cell>
              <table:table-cell office:value-type="float" office:value="0.02965401">
                <text:p>0.0296540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238">
                <text:p>0.0509238</text:p>
              </table:table-cell>
              <table:table-cell office:value-type="float" office:value="0.04745737">
                <text:p>0.0474573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606">
                <text:p>0.0702606</text:p>
              </table:table-cell>
              <table:table-cell office:value-type="float" office:value="0.06588005">
                <text:p>0.0658800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1534">
                <text:p>0.08551534</text:p>
              </table:table-cell>
              <table:table-cell office:value-type="float" office:value="0.08157866">
                <text:p>0.081578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2052">
                <text:p>0.03132052</text:p>
              </table:table-cell>
              <table:table-cell office:value-type="float" office:value="0.02957259">
                <text:p>0.0295725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238">
                <text:p>0.0509238</text:p>
              </table:table-cell>
              <table:table-cell office:value-type="float" office:value="0.04762409">
                <text:p>0.0476240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29709">
                <text:p>0.07029709</text:p>
              </table:table-cell>
              <table:table-cell office:value-type="float" office:value="0.06618566">
                <text:p>0.0661856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1534">
                <text:p>0.08551534</text:p>
              </table:table-cell>
              <table:table-cell office:value-type="float" office:value="0.0816001">
                <text:p>0.0816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3623">
                <text:p>0.03133623</text:p>
              </table:table-cell>
              <table:table-cell office:value-type="float" office:value="0.02966757">
                <text:p>0.0296675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5286">
                <text:p>0.05095286</text:p>
              </table:table-cell>
              <table:table-cell office:value-type="float" office:value="0.04789313">
                <text:p>0.0478931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2137">
                <text:p>0.07032137</text:p>
              </table:table-cell>
              <table:table-cell office:value-type="float" office:value="0.06631826">
                <text:p>0.0663182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5433">
                <text:p>0.08555433</text:p>
              </table:table-cell>
              <table:table-cell office:value-type="float" office:value="0.08142503">
                <text:p>0.081425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4874">
                <text:p>0.03134874</text:p>
              </table:table-cell>
              <table:table-cell office:value-type="float" office:value="0.02941816">
                <text:p>0.02941816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097588">
                <text:p>0.05097588</text:p>
              </table:table-cell>
              <table:table-cell office:value-type="float" office:value="0.04773205">
                <text:p>0.0477320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2137">
                <text:p>0.07032137</text:p>
              </table:table-cell>
              <table:table-cell office:value-type="float" office:value="0.06652832">
                <text:p>0.06652832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5433">
                <text:p>0.08555433</text:p>
              </table:table-cell>
              <table:table-cell office:value-type="float" office:value="0.08106153">
                <text:p>0.081061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4874">
                <text:p>0.03134874</text:p>
              </table:table-cell>
              <table:table-cell office:value-type="float" office:value="0.02943889">
                <text:p>0.0294388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0935">
                <text:p>0.05100935</text:p>
              </table:table-cell>
              <table:table-cell office:value-type="float" office:value="0.0477899">
                <text:p>0.0477899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5805">
                <text:p>0.07035805</text:p>
              </table:table-cell>
              <table:table-cell office:value-type="float" office:value="0.06694269">
                <text:p>0.0669426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59615">
                <text:p>0.08559615</text:p>
              </table:table-cell>
              <table:table-cell office:value-type="float" office:value="0.08139656">
                <text:p>0.081396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6567">
                <text:p>0.03136567</text:p>
              </table:table-cell>
              <table:table-cell office:value-type="float" office:value="0.02925074">
                <text:p>0.0292507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0935">
                <text:p>0.05100935</text:p>
              </table:table-cell>
              <table:table-cell office:value-type="float" office:value="0.04778176">
                <text:p>0.0477817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39276">
                <text:p>0.07039276</text:p>
              </table:table-cell>
              <table:table-cell office:value-type="float" office:value="0.06685728">
                <text:p>0.0668572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1953">
                <text:p>0.08561953</text:p>
              </table:table-cell>
              <table:table-cell office:value-type="float" office:value="0.08172095">
                <text:p>0.081720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7818">
                <text:p>0.03137818</text:p>
              </table:table-cell>
              <table:table-cell office:value-type="float" office:value="0.02919703">
                <text:p>0.02919703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3333">
                <text:p>0.05103333</text:p>
              </table:table-cell>
              <table:table-cell office:value-type="float" office:value="0.047997">
                <text:p>0.04799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3168">
                <text:p>0.07043168</text:p>
              </table:table-cell>
              <table:table-cell office:value-type="float" office:value="0.06671479">
                <text:p>0.06671479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1953">
                <text:p>0.08561953</text:p>
              </table:table-cell>
              <table:table-cell office:value-type="float" office:value="0.08182383">
                <text:p>0.08182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39746">
                <text:p>0.03139746</text:p>
              </table:table-cell>
              <table:table-cell office:value-type="float" office:value="0.02922289">
                <text:p>0.0292228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5859">
                <text:p>0.05105859</text:p>
              </table:table-cell>
              <table:table-cell office:value-type="float" office:value="0.04796755">
                <text:p>0.04796755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7684">
                <text:p>0.07047684</text:p>
              </table:table-cell>
              <table:table-cell office:value-type="float" office:value="0.06667893">
                <text:p>0.0666789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6629">
                <text:p>0.0856629</text:p>
              </table:table-cell>
              <table:table-cell office:value-type="float" office:value="0.08160846">
                <text:p>0.081608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0833">
                <text:p>0.03140833</text:p>
              </table:table-cell>
              <table:table-cell office:value-type="float" office:value="0.02929625">
                <text:p>0.0292962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08524">
                <text:p>0.05108524</text:p>
              </table:table-cell>
              <table:table-cell office:value-type="float" office:value="0.04807817">
                <text:p>0.0480781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47684">
                <text:p>0.07047684</text:p>
              </table:table-cell>
              <table:table-cell office:value-type="float" office:value="0.06678867">
                <text:p>0.0667886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0076">
                <text:p>0.08570076</text:p>
              </table:table-cell>
              <table:table-cell office:value-type="float" office:value="0.08168693">
                <text:p>0.081686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0833">
                <text:p>0.03140833</text:p>
              </table:table-cell>
              <table:table-cell office:value-type="float" office:value="0.02937921">
                <text:p>0.0293792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1231">
                <text:p>0.05111231</text:p>
              </table:table-cell>
              <table:table-cell office:value-type="float" office:value="0.04823493">
                <text:p>0.0482349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1316">
                <text:p>0.07051316</text:p>
              </table:table-cell>
              <table:table-cell office:value-type="float" office:value="0.06673747">
                <text:p>0.0667374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3652">
                <text:p>0.08573652</text:p>
              </table:table-cell>
              <table:table-cell office:value-type="float" office:value="0.08175539">
                <text:p>0.081755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188">
                <text:p>0.0314188</text:p>
              </table:table-cell>
              <table:table-cell office:value-type="float" office:value="0.02931432">
                <text:p>0.0293143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1231">
                <text:p>0.05111231</text:p>
              </table:table-cell>
              <table:table-cell office:value-type="float" office:value="0.0481403">
                <text:p>0.0481403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5169">
                <text:p>0.07055169</text:p>
              </table:table-cell>
              <table:table-cell office:value-type="float" office:value="0.06689798">
                <text:p>0.0668979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8245">
                <text:p>0.08578245</text:p>
              </table:table-cell>
              <table:table-cell office:value-type="float" office:value="0.08218129">
                <text:p>0.082181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1989">
                <text:p>0.03141989</text:p>
              </table:table-cell>
              <table:table-cell office:value-type="float" office:value="0.0293568">
                <text:p>0.0293568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4744">
                <text:p>0.05114744</text:p>
              </table:table-cell>
              <table:table-cell office:value-type="float" office:value="0.0482642">
                <text:p>0.048264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57624">
                <text:p>0.07057624</text:p>
              </table:table-cell>
              <table:table-cell office:value-type="float" office:value="0.06711947">
                <text:p>0.06711947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78245">
                <text:p>0.08578245</text:p>
              </table:table-cell>
              <table:table-cell office:value-type="float" office:value="0.08215988">
                <text:p>0.082159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1989">
                <text:p>0.03141989</text:p>
              </table:table-cell>
              <table:table-cell office:value-type="float" office:value="0.02913607">
                <text:p>0.0291360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6671">
                <text:p>0.05116671</text:p>
              </table:table-cell>
              <table:table-cell office:value-type="float" office:value="0.04781498">
                <text:p>0.0478149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0939">
                <text:p>0.07060939</text:p>
              </table:table-cell>
              <table:table-cell office:value-type="float" office:value="0.06699911">
                <text:p>0.06699911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1591">
                <text:p>0.08581591</text:p>
              </table:table-cell>
              <table:table-cell office:value-type="float" office:value="0.08217692">
                <text:p>0.082176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2604">
                <text:p>0.03142604</text:p>
              </table:table-cell>
              <table:table-cell office:value-type="float" office:value="0.02897462">
                <text:p>0.02897462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386">
                <text:p>0.05119386</text:p>
              </table:table-cell>
              <table:table-cell office:value-type="float" office:value="0.04767986">
                <text:p>0.04767986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0939">
                <text:p>0.07060939</text:p>
              </table:table-cell>
              <table:table-cell office:value-type="float" office:value="0.06709233">
                <text:p>0.0670923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5928">
                <text:p>0.08585928</text:p>
              </table:table-cell>
              <table:table-cell office:value-type="float" office:value="0.08240898">
                <text:p>0.082408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2604">
                <text:p>0.03142604</text:p>
              </table:table-cell>
              <table:table-cell office:value-type="float" office:value="0.0289487">
                <text:p>0.0289487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968">
                <text:p>0.05119968</text:p>
              </table:table-cell>
              <table:table-cell office:value-type="float" office:value="0.04765557">
                <text:p>0.04765557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171">
                <text:p>0.0706171</text:p>
              </table:table-cell>
              <table:table-cell office:value-type="float" office:value="0.06698356">
                <text:p>0.06698356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6984">
                <text:p>0.08586984</text:p>
              </table:table-cell>
              <table:table-cell office:value-type="float" office:value="0.08235256">
                <text:p>0.08235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3101">
                <text:p>0.03143101</text:p>
              </table:table-cell>
              <table:table-cell office:value-type="float" office:value="0.02892919">
                <text:p>0.0289291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19968">
                <text:p>0.05119968</text:p>
              </table:table-cell>
              <table:table-cell office:value-type="float" office:value="0.04736438">
                <text:p>0.04736438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4073">
                <text:p>0.07064073</text:p>
              </table:table-cell>
              <table:table-cell office:value-type="float" office:value="0.0670774">
                <text:p>0.0670774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86984">
                <text:p>0.08586984</text:p>
              </table:table-cell>
              <table:table-cell office:value-type="float" office:value="0.08224775">
                <text:p>0.082247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2561">
                <text:p>0.03142561</text:p>
              </table:table-cell>
              <table:table-cell office:value-type="float" office:value="0.02916035">
                <text:p>0.02916035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1568">
                <text:p>0.05121568</text:p>
              </table:table-cell>
              <table:table-cell office:value-type="float" office:value="0.04734751">
                <text:p>0.04734751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4806">
                <text:p>0.07064806</text:p>
              </table:table-cell>
              <table:table-cell office:value-type="float" office:value="0.06697093">
                <text:p>0.06697093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1474">
                <text:p>0.08591474</text:p>
              </table:table-cell>
              <table:table-cell office:value-type="float" office:value="0.08243438">
                <text:p>0.082434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2561">
                <text:p>0.03142561</text:p>
              </table:table-cell>
              <table:table-cell office:value-type="float" office:value="0.02929864">
                <text:p>0.02929864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2054">
                <text:p>0.05122054</text:p>
              </table:table-cell>
              <table:table-cell office:value-type="float" office:value="0.04710992">
                <text:p>0.0471099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6502">
                <text:p>0.07066502</text:p>
              </table:table-cell>
              <table:table-cell office:value-type="float" office:value="0.06687305">
                <text:p>0.06687305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2162">
                <text:p>0.08592162</text:p>
              </table:table-cell>
              <table:table-cell office:value-type="float" office:value="0.08217719">
                <text:p>0.082177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99999993">
                <text:p>0.0299999993</text:p>
              </table:table-cell>
              <table:table-cell office:value-type="float" office:value="0.03142036">
                <text:p>0.03142036</text:p>
              </table:table-cell>
              <table:table-cell office:value-type="float" office:value="0.02909481">
                <text:p>0.02909481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5122855">
                <text:p>0.05122855</text:p>
              </table:table-cell>
              <table:table-cell office:value-type="float" office:value="0.04718372">
                <text:p>0.04718372</text:p>
              </table:table-cell>
              <table:table-cell office:value-type="float" office:value="0.0700000003">
                <text:p>0.0700000003</text:p>
              </table:table-cell>
              <table:table-cell office:value-type="float" office:value="0.07066502">
                <text:p>0.07066502</text:p>
              </table:table-cell>
              <table:table-cell office:value-type="float" office:value="0.06697838">
                <text:p>0.06697838</text:p>
              </table:table-cell>
              <table:table-cell office:value-type="float" office:value="0.0900000036">
                <text:p>0.0900000036</text:p>
              </table:table-cell>
              <table:table-cell office:value-type="float" office:value="0.08594684">
                <text:p>0.08594684</text:p>
              </table:table-cell>
              <table:table-cell office:value-type="float" office:value="0.08227169">
                <text:p>0.08227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